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Calibri" svg:font-family="Calibri"/>
    <style:font-face style:name="Iskoola Pota" svg:font-family="&quot;Iskoola Pota&quot;"/>
  </office:font-face-decls>
  <office:automatic-styles>
    <style:style style:name="ce1" style:family="table-cell" style:parent-style-name="Default" style:data-style-name="N0">
      <style:table-cell-properties style:vertical-align="middle" fo:background-color="transparent" style:repeat-content="false"/>
      <style:paragraph-properties fo:text-align="center"/>
      <style:text-properties fo:color="#000000" style:font-name="Iskoola Pota" style:font-name-asian="Iskoola Pota" style:font-name-complex="Iskoola Pota" style:font-family-generic="swiss"/>
    </style:style>
    <style:style style:name="ce2" style:family="table-cell" style:parent-style-name="Default" style:data-style-name="N36">
      <style:table-cell-properties style:vertical-align="middle" fo:background-color="transparent" style:repeat-content="false"/>
      <style:paragraph-properties fo:text-align="center"/>
      <style:text-properties fo:color="#000000" style:font-name="Iskoola Pota" style:font-name-asian="Iskoola Pota" style:font-name-complex="Iskoola Pota" style:font-family-generic="swiss"/>
    </style:style>
    <style:style style:name="ce3" style:family="table-cell" style:parent-style-name="Default" style:data-style-name="N30">
      <style:table-cell-properties style:vertical-align="middle" fo:background-color="transparent" style:repeat-content="false"/>
      <style:paragraph-properties fo:text-align="center"/>
      <style:text-properties fo:color="#000000" style:font-name="Iskoola Pota" style:font-name-asian="Iskoola Pota" style:font-name-complex="Iskoola Pota" style:font-family-generic="swiss"/>
    </style:style>
    <style:style style:name="ce4" style:family="table-cell" style:parent-style-name="Default" style:data-style-name="N37">
      <style:table-cell-properties style:vertical-align="middle" fo:background-color="transparent" style:repeat-content="false"/>
      <style:paragraph-properties fo:text-align="center"/>
      <style:text-properties fo:color="#000000" style:font-name="Iskoola Pota" style:font-name-asian="Iskoola Pota" style:font-name-complex="Iskoola Pota" style:font-family-generic="swiss"/>
    </style:style>
    <style:style style:name="ce5" style:family="table-cell" style:parent-style-name="Default" style:data-style-name="N38">
      <style:table-cell-properties style:vertical-align="middle" fo:background-color="transparent" style:repeat-content="false"/>
      <style:paragraph-properties fo:text-align="center"/>
      <style:text-properties fo:color="#000000" style:font-name="Iskoola Pota" style:font-name-asian="Iskoola Pota" style:font-name-complex="Iskoola Pota" style:font-family-generic="swiss"/>
    </style:style>
    <style:style style:name="T1" style:family="text" style:parent-style-name="Default">
      <style:text-properties fo:color="#000000" style:text-line-through-style="none" style:font-name="Iskoola Pota" style:font-name-asian="Iskoola Pota" style:font-name-complex="Iskoola Pot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Iskoola Pota" style:font-name-asian="Iskoola Pota" style:font-name-complex="Iskoola Pota"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2.143125cm" style:use-optimal-column-width="true"/>
    </style:style>
    <style:style style:name="co2" style:family="table-column">
      <style:table-column-properties fo:break-before="auto" style:column-width="1.64041666666667cm" style:use-optimal-column-width="true"/>
    </style:style>
    <style:style style:name="co3" style:family="table-column">
      <style:table-column-properties fo:break-before="auto" style:column-width="1.27cm" style:use-optimal-column-width="true"/>
    </style:style>
    <style:style style:name="co4" style:family="table-column">
      <style:table-column-properties fo:break-before="auto" style:column-width="4.365625cm" style:use-optimal-column-width="true"/>
    </style:style>
    <style:style style:name="co5" style:family="table-column">
      <style:table-column-properties fo:break-before="auto" style:column-width="1.11125cm" style:use-optimal-column-width="true"/>
    </style:style>
    <style:style style:name="co6" style:family="table-column">
      <style:table-column-properties fo:break-before="auto" style:column-width="1.53458333333333cm" style:use-optimal-column-width="true"/>
    </style:style>
    <style:style style:name="co7" style:family="table-column">
      <style:table-column-properties fo:break-before="auto" style:column-width="6.37645833333333cm" style:use-optimal-column-width="true"/>
    </style:style>
    <style:style style:name="co8" style:family="table-column">
      <style:table-column-properties fo:break-before="auto" style:column-width="19.2352083333333cm" style:use-optimal-column-width="true"/>
    </style:style>
    <style:style style:name="co9" style:family="table-column">
      <style:table-column-properties fo:break-before="auto" style:column-width="54.1072916666667cm" style:use-optimal-column-width="true"/>
    </style:style>
    <style:style style:name="co10" style:family="table-column">
      <style:table-column-properties fo:break-before="auto" style:column-width="3.83645833333333cm" style:use-optimal-column-width="true"/>
    </style:style>
    <style:style style:name="co11" style:family="table-column">
      <style:table-column-properties fo:break-before="auto" style:column-width="2.59291666666667cm" style:use-optimal-column-width="true"/>
    </style:style>
    <style:style style:name="co12" style:family="table-column">
      <style:table-column-properties fo:break-before="auto" style:column-width="1.48166666666667cm"/>
    </style:style>
    <style:style style:name="co13" style:family="table-column">
      <style:table-column-properties fo:break-before="auto" style:column-width="5.92666666666667cm" style:use-optimal-column-width="true"/>
    </style:style>
    <style:style style:name="co14" style:family="table-column">
      <style:table-column-properties fo:break-before="auto" style:column-width="29.4745833333333cm" style:use-optimal-column-width="true"/>
    </style:style>
    <style:style style:name="co15" style:family="table-column">
      <style:table-column-properties fo:break-before="auto" style:column-width="6.79979166666667cm" style:use-optimal-column-width="true"/>
    </style:style>
    <style:style style:name="co16" style:family="table-column">
      <style:table-column-properties fo:break-before="auto" style:column-width="16.4835416666667cm" style:use-optimal-column-width="true"/>
    </style:style>
    <style:style style:name="co17" style:family="table-column">
      <style:table-column-properties fo:break-before="auto" style:column-width="2.48708333333333cm" style:use-optimal-column-width="true"/>
    </style:style>
    <style:style style:name="co18" style:family="table-column">
      <style:table-column-properties fo:break-before="auto" style:column-width="1.905cm"/>
    </style:style>
    <style:style style:name="ro1" style:family="table-row">
      <style:table-row-properties style:row-height="15pt" style:use-optimal-row-height="true" fo:break-before="auto"/>
    </style:style>
    <style:style style:name="ro2" style:family="table-row">
      <style:table-row-properties style:row-height="17.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number-columns-repeated="16366" table:default-cell-style-name="ce1"/>
        <table:table-row table:style-name="ro1">
          <table:table-cell office:value-type="string" table:style-name="ce1">
            <text:p>file number</text:p>
          </table:table-cell>
          <table:table-cell office:value-type="string" table:style-name="ce1">
            <text:p>syllabus</text:p>
          </table:table-cell>
          <table:table-cell office:value-type="string" table:style-name="ce1">
            <text:p>grade</text:p>
          </table:table-cell>
          <table:table-cell office:value-type="string" table:style-name="ce1">
            <text:p>filename</text:p>
          </table:table-cell>
          <table:table-cell office:value-type="string" table:style-name="ce1">
            <text:p>Episode</text:p>
          </table:table-cell>
          <table:table-cell office:value-type="string" table:style-name="ce1">
            <text:p>Term</text:p>
          </table:table-cell>
          <table:table-cell office:value-type="string" table:style-name="ce1">
            <text:p>Lesson</text:p>
          </table:table-cell>
          <table:table-cell office:value-type="string" table:style-name="ce1">
            <text:p>lesson name</text:p>
          </table:table-cell>
          <table:table-cell office:value-type="string" table:style-name="ce1">
            <text:p>short description</text:p>
          </table:table-cell>
          <table:table-cell office:value-type="string" table:style-name="ce1">
            <text:p>long description</text:p>
          </table:table-cell>
          <table:table-cell office:value-type="string" table:style-name="ce1">
            <text:p>duration(HH:MM:SS)</text:p>
          </table:table-cell>
          <table:table-cell office:value-type="string" table:style-name="ce1">
            <text:p>Question NO.</text:p>
          </table:table-cell>
          <table:table-cell office:value-type="string" table:style-name="ce1">
            <text:p>Question Heading</text:p>
          </table:table-cell>
          <table:table-cell office:value-type="string" table:style-name="ce1">
            <text:p>Question image file name</text:p>
          </table:table-cell>
          <table:table-cell office:value-type="string" table:style-name="ce1">
            <text:p>Question</text:p>
          </table:table-cell>
          <table:table-cell office:value-type="string" table:style-name="ce1">
            <text:p>Answer image file name</text:p>
          </table:table-cell>
          <table:table-cell office:value-type="string" table:style-name="ce1">
            <text:p>answers</text:p>
          </table:table-cell>
          <table:table-cell office:value-type="string" table:style-name="ce1">
            <text:p>AnswerState</text:p>
          </table:table-cell>
          <table:table-cell table:number-columns-repeated="16366"/>
        </table:table-row>
        <table:table-row table:style-name="ro1">
          <table:table-cell office:value-type="float" office:value="1" table:style-name="ce1">
            <text:p>1</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1-l01-ep0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table:style-name="ce1">
            <text:p>වෘත්ත</text:p>
          </table:table-cell>
          <table:table-cell office:value-type="string" table:style-name="ce1">
            <text:p>වෘත්තාකාර හැඩය ඇති දෑ හඳුනා ගැනීම. ද්‍රව්‍ය භාවිතයෙන් වෘත්ත ඇඳීම.</text:p>
          </table:table-cell>
          <table:table-cell office:value-type="string" table:style-name="ce1">
            <text:p>එදිනෙදා ජීවිතයේ දී වෘත්තාකාර ද්‍රව්‍ය මොනවා ද යන්න නිශ්චිතව හඳුනා ගැනීම සහ ඔරලෝසු රබාන ආදී වෘත්තාකාර හැඩ ඇති වස්තු උදාහරණ ලෙස සාකච්ඡා කිරීම.</text:p>
          </table:table-cell>
          <table:table-cell office:value-type="time" office:time-value="PT1H0M0S" table:style-name="ce2">
            <text:p>01:00:00</text:p>
          </table:table-cell>
          <table:table-cell office:value-type="float" office:value="1" table:style-name="ce1">
            <text:p>1</text:p>
          </table:table-cell>
          <table:table-cell table:number-columns-repeated="2" table:style-name="ce1"/>
          <table:table-cell office:value-type="string" table:style-name="ce1">
            <text:p>ඔබගේ නිවසේ දැකිය හැකි වෘත්තාකාර වස්තුවක් වන්නේ,</text:p>
          </table:table-cell>
          <table:table-cell table:style-name="ce1"/>
          <table:table-cell office:value-type="string" table:style-name="ce1">
            <text:p>කුල්ල</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හැන්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නේරය<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ලිප</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 table:style-name="ce1">
            <text:p>2</text:p>
          </table:table-cell>
          <table:table-cell table:number-columns-repeated="2" table:style-name="ce1"/>
          <table:table-cell office:value-type="string" table:style-name="ce1">
            <text:p>වෘත්තයක් ඇඳීම සඳහා භාවිතා කරනුයේ,</text:p>
          </table:table-cell>
          <table:table-cell table:style-name="ce1"/>
          <table:table-cell office:value-type="string" table:style-name="ce1">
            <text:p>සරල දාර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කවකටුව<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විහිත චතුරස‍්‍ර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කෝණමාන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 table:style-name="ce1">
            <text:p>3</text:p>
          </table:table-cell>
          <table:table-cell table:number-columns-repeated="2" table:style-name="ce1"/>
          <table:table-cell office:value-type="string" table:style-name="ce1">
            <text:p>වෘත්තයක කේන්ද්‍රය යනු,</text:p>
          </table:table-cell>
          <table:table-cell table:style-name="ce1"/>
          <table:table-cell office:value-type="string" table:style-name="ce1">
            <text:p>වෘත්තයට පිටතින් පිහිටි ලක්ෂය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වෘත්තයේ හරි මැද පිහිටි ලක්ෂයකි<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විෂ්කම්භ රේඛාවට මදක් ඉහලින් පිහිටි ලක්ෂය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අරයෙහි හරි මැද ලක්ෂය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4" table:style-name="ce1">
            <text:p>4</text:p>
          </table:table-cell>
          <table:table-cell table:number-columns-repeated="2" table:style-name="ce1"/>
          <table:table-cell office:value-type="string" table:style-name="ce1">
            <text:p>වෘත්තයක් ඇඳීම සඳහා භාවිතා නොකළ හැකි උපකරණයකි.</text:p>
          </table:table-cell>
          <table:table-cell table:style-name="ce1"/>
          <table:table-cell office:value-type="string" table:style-name="ce1">
            <text:p>කාසි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රවුම් කෝප්ප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CD තැටි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නාව<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5" table:style-name="ce1">
            <text:p>5</text:p>
          </table:table-cell>
          <table:table-cell table:number-columns-repeated="2" table:style-name="ce1"/>
          <table:table-cell office:value-type="string" table:style-name="ce1">
            <text:p><text:s/>වෘත්තයක සමමිතික අක්ෂ ගණන වනුයේ,</text:p>
          </table:table-cell>
          <table:table-cell table:style-name="ce1"/>
          <table:table-cell office:value-type="float" office:value="2" table:style-name="ce1">
            <text:p>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4" table:style-name="ce1">
            <text:p>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අසීමිතයි<text:s/></text:p>
          </table:table-cell>
          <table:table-cell office:value-type="float" office:value="1" table:style-name="ce1">
            <text:p>1</text:p>
          </table:table-cell>
          <table:table-cell table:number-columns-repeated="16366"/>
        </table:table-row>
        <table:table-row table:style-name="ro1">
          <table:table-cell office:value-type="float" office:value="2" table:style-name="ce1">
            <text:p>2</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1-l01-ep0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string" table:style-name="ce1">
            <text:p>වෘත්ත</text:p>
          </table:table-cell>
          <table:table-cell office:value-type="string" table:style-name="ce1">
            <text:p>ද්‍රව්‍ය භාවිතයෙන් වෘත්ත ඇඳීම.වෘත්ත මෝස්තර ඇඳීම.</text:p>
          </table:table-cell>
          <table:table-cell office:value-type="string" table:style-name="ce1">
            <text:p>වෘත්තාකාර හැඩ භාවිතයෙන් වෘත්ත ඇඳීම හා කාසි වල, වෘත්තාකාර පියන් වල, පීරිසි වැනි එදිනෙදා ජීවිතයේ දී අපට හමුවන වෘත්තාකාර හැඩ ඇසුරින් විවිධ අලංකාර මෝස්තර ඇඳීම.</text:p>
          </table:table-cell>
          <table:table-cell office:value-type="time" office:time-value="PT1H0M0S" table:style-name="ce2">
            <text:p>01:00:00</text:p>
          </table:table-cell>
          <table:table-cell office:value-type="float" office:value="6" table:style-name="ce1">
            <text:p>6</text:p>
          </table:table-cell>
          <table:table-cell table:style-name="ce1"/>
          <table:table-cell office:value-type="string" table:style-name="ce1">
            <text:p>maths-06-t1-l01-ep02-q-1.jpg</text:p>
          </table:table-cell>
          <table:table-cell office:value-type="string" table:style-name="ce1">
            <text:p>ඉහත රූපසටහනේ වෘත්තය මත පිහිටි ලක්ෂ්‍යයක් වනුයේ,</text:p>
          </table:table-cell>
          <table:table-cell table:style-name="ce1"/>
          <table:table-cell office:value-type="string" table:style-name="ce1">
            <text:p>k</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x<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p</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A</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7" table:style-name="ce1">
            <text:p>7</text:p>
          </table:table-cell>
          <table:table-cell table:style-name="ce1"/>
          <table:table-cell office:value-type="string" table:style-name="ce1">
            <text:p>maths-06-t1-l01-ep02-q-2.jpg</text:p>
          </table:table-cell>
          <table:table-cell office:value-type="string" table:style-name="ce1">
            <text:p>ඉහත රූපසටහනේ වෘත්තය ඇතුලත පිහිටි ලක්ෂ්‍යයක් වනුයේ,</text:p>
          </table:table-cell>
          <table:table-cell table:style-name="ce1"/>
          <table:table-cell office:value-type="string" table:style-name="ce1">
            <text:p>P<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B</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E</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K</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8" table:style-name="ce1">
            <text:p>8</text:p>
          </table:table-cell>
          <table:table-cell table:style-name="ce1"/>
          <table:table-cell office:value-type="string" table:style-name="ce1">
            <text:p>maths-06-t1-l01-ep02-q-3.jpg</text:p>
          </table:table-cell>
          <table:table-cell office:value-type="string" table:style-name="ce1">
            <text:p>ඉහත රූපසටහනේ වෘත්තයෙන් පිටත පිහිටි ලක්ෂ්‍යයක් වනුයේ,</text:p>
          </table:table-cell>
          <table:table-cell table:style-name="ce1"/>
          <table:table-cell office:value-type="string" table:style-name="ce1">
            <text:p>A</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O</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E</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K<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9" table:style-name="ce1">
            <text:p>9</text:p>
          </table:table-cell>
          <table:table-cell table:style-name="ce1"/>
          <table:table-cell office:value-type="string" table:style-name="ce1">
            <text:p>maths-06-t1-l01-ep02-q-4.jpg</text:p>
          </table:table-cell>
          <table:table-cell office:value-type="string" table:style-name="ce1">
            <text:p><text:s/>වෘත්තයෙන් පිටත හා ඇතුලත පිහිටි ලක්ෂ්‍ය දෙක පිළිවෙලින්,<text:s/></text:p>
          </table:table-cell>
          <table:table-cell table:style-name="ce1"/>
          <table:table-cell office:value-type="string" table:style-name="ce1">
            <text:p>A , O</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B , L</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E , x<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K , A<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10" table:style-name="ce1">
            <text:p>10</text:p>
          </table:table-cell>
          <table:table-cell table:number-columns-repeated="2" table:style-name="ce1"/>
          <table:table-cell office:value-type="string" table:style-name="ce1">
            <text:p>පහත දැක්වෙන රූප අතුරින් වෘත්තාකාර හැඩැති රූපවල අක්ෂරයට යටින් ඉරක් අඳින්න.</text:p>
          </table:table-cell>
          <table:table-cell office:value-type="string" table:style-name="ce1">
            <text:p>maths-06-t1-l01-ep02-q-5-a-1.jpg</text:p>
          </table:table-cell>
          <table:table-cell table:style-name="ce1"/>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maths-06-t1-l01-ep02-q-5-a-2.jpg</text:p>
          </table:table-cell>
          <table:table-cell table:style-name="ce1"/>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maths-06-t1-l01-ep02-q-5-a-3.jpg</text:p>
          </table:table-cell>
          <table:table-cell table:style-name="ce1"/>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maths-06-t1-l01-ep02-q-5-a-4.jpg</text:p>
          </table:table-cell>
          <table:table-cell table:style-name="ce1"/>
          <table:table-cell office:value-type="float" office:value="1" table:style-name="ce1">
            <text:p>1</text:p>
          </table:table-cell>
          <table:table-cell table:number-columns-repeated="16366"/>
        </table:table-row>
        <table:table-row table:style-name="ro1">
          <table:table-cell office:value-type="float" office:value="3" table:style-name="ce1">
            <text:p>3</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1-l02-ep03</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string" table:style-name="ce1">
            <text:p><text:s/>ස්ථානීය අගය</text:p>
          </table:table-cell>
          <table:table-cell office:value-type="string" table:style-name="ce1">
            <text:p>ස්ථානීය අගය, ස්ථානීය අගය තවදුරටත්</text:p>
          </table:table-cell>
          <table:table-cell office:value-type="string" table:style-name="ce1">
            <text:p>0 සිට 9 දක්වා සංඛ්‍යා වල 10 සිට 100 දක්වා සංඛ්‍යා සඳහා එකස්ථානය හා දහය ස්ථානය වශයෙන් ස්ථානීය පිහිටීම් 2 ක් වෙන් වෙන්ව උදාහරණ සමගින් සාකච්ඡා කිරීම.</text:p>
          </table:table-cell>
          <table:table-cell office:value-type="time" office:time-value="PT1H0M0S" table:style-name="ce2">
            <text:p>01:00:00</text:p>
          </table:table-cell>
          <table:table-cell office:value-type="float" office:value="11" table:style-name="ce1">
            <text:p>11</text:p>
          </table:table-cell>
          <table:table-cell table:number-columns-repeated="2" table:style-name="ce1"/>
          <table:table-cell office:value-type="string" table:style-name="ce1">
            <text:p>25 යන සංඛ්‍යාවේ 5 යන සංඛ්‍යාවට අදාළ ස්ථානය කුමක් ද?</text:p>
          </table:table-cell>
          <table:table-cell table:style-name="ce1"/>
          <table:table-cell office:value-type="string" table:style-name="ce1">
            <text:p>එකස්ථානය<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දසස්ථාන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සියස්ථාන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දහස්ථාන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2" table:style-name="ce1">
            <text:p>12</text:p>
          </table:table-cell>
          <table:table-cell table:number-columns-repeated="2" table:style-name="ce1"/>
          <table:table-cell office:value-type="string" table:style-name="ce1">
            <text:p>42 යන සංඛ්‍යාවේ 4 ට අදාළ ස්ථානීය අගය කුමක් ද?</text:p>
          </table:table-cell>
          <table:table-cell table:style-name="ce1"/>
          <table:table-cell office:value-type="float" office:value="40" table:style-name="ce1">
            <text:p>40</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0" table:style-name="ce1">
            <text:p>2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42" table:style-name="ce1">
            <text:p>4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4" table:style-name="ce1">
            <text:p>2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3" table:style-name="ce1">
            <text:p>13</text:p>
          </table:table-cell>
          <table:table-cell table:number-columns-repeated="2" table:style-name="ce1"/>
          <table:table-cell office:value-type="string" table:style-name="ce1">
            <text:p>ඕනෑම සංඛ්‍යාවක එකස්ථානය සඳහා යෙදිය හැකි උපරිම අගය කීය ද?</text:p>
          </table:table-cell>
          <table:table-cell table:style-name="ce1"/>
          <table:table-cell office:value-type="float" office:value="10" table:style-name="ce1">
            <text:p>1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00" table:style-name="ce1">
            <text:p>10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99" table:style-name="ce1">
            <text:p>99</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9" table:style-name="ce1">
            <text:p>9</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14" table:style-name="ce1">
            <text:p>14</text:p>
          </table:table-cell>
          <table:table-cell table:number-columns-repeated="2" table:style-name="ce1"/>
          <table:table-cell office:value-type="string" table:style-name="ce1">
            <text:p>ඝනක රාමුවක එක් කූරක් සදහා යෙදිය හැකි වැඩිම ඝනක සංඛ්‍යාව කීය ද?<text:s text:c="6"/></text:p>
          </table:table-cell>
          <table:table-cell table:style-name="ce1"/>
          <table:table-cell office:value-type="float" office:value="10" table:style-name="ce1">
            <text:p>1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9" table:style-name="ce1">
            <text:p>9</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8" table:style-name="ce1">
            <text:p>8</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7" table:style-name="ce1">
            <text:p>7</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5" table:style-name="ce1">
            <text:p>15</text:p>
          </table:table-cell>
          <table:table-cell table:style-name="ce1"/>
          <table:table-cell office:value-type="string" table:style-name="ce1">
            <text:p>maths-06-t1-l02-ep03-q-5.jpg</text:p>
          </table:table-cell>
          <table:table-cell office:value-type="string" table:style-name="ce1">
            <text:p>පහත ඝනක රාමුවේ දැක්වෙන සංඛ්‍යාව වනුයේ,</text:p>
          </table:table-cell>
          <table:table-cell table:style-name="ce1"/>
          <table:table-cell office:value-type="float" office:value="57" table:style-name="ce1">
            <text:p>57</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47" table:style-name="ce1">
            <text:p>47</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46" table:style-name="ce1">
            <text:p>46</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64" table:style-name="ce1">
            <text:p>64</text:p>
          </table:table-cell>
          <table:table-cell office:value-type="float" office:value="0" table:style-name="ce1">
            <text:p>0</text:p>
          </table:table-cell>
          <table:table-cell table:number-columns-repeated="16366"/>
        </table:table-row>
        <table:table-row table:style-name="ro1">
          <table:table-cell office:value-type="float" office:value="4" table:style-name="ce1">
            <text:p>4</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1-l02-ep04</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string" table:style-name="ce1">
            <text:p><text:s/>ස්ථානීය අගය</text:p>
          </table:table-cell>
          <table:table-cell office:value-type="string" table:style-name="ce1">
            <text:p>ස්ථානීය අගය තවදුරටත් , සංඛ්‍යා කලාප</text:p>
          </table:table-cell>
          <table:table-cell office:value-type="string" table:style-name="ce1">
            <text:p>100ට වැඩි සංඛ්‍යා සහ වඩාත් විශාල සංඛ්‍යා ලියා දැක්වීමේ දී ඒවා එකස්ථානය, දහයස්ථානය, සියස්ථානය වශයෙන් ස්ථානීය අගයන් වෙන් වෙන් වශයෙන් හඳුනා ගැනීම හා සංඛ්‍යා ඝනක රාමුවක ඉදිරිපත් කරන ආකාරය විමසා බැලීම.</text:p>
          </table:table-cell>
          <table:table-cell office:value-type="time" office:time-value="PT1H0M0S" table:style-name="ce2">
            <text:p>01:00:00</text:p>
          </table:table-cell>
          <table:table-cell office:value-type="float" office:value="16" table:style-name="ce1">
            <text:p>16</text:p>
          </table:table-cell>
          <table:table-cell table:number-columns-repeated="2" table:style-name="ce1"/>
          <table:table-cell office:value-type="string" table:style-name="ce1">
            <text:p>47526 යන සංඛ්‍යාවේ 5 ඉලක්කම පිහිටන ස්ථානය කුමක් ද?</text:p>
          </table:table-cell>
          <table:table-cell table:style-name="ce1"/>
          <table:table-cell office:value-type="string" table:style-name="ce1">
            <text:p>සිියස්ථානය<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එකස්ථාන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දසස්ථාන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දහස්ථාන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7" table:style-name="ce1">
            <text:p>17</text:p>
          </table:table-cell>
          <table:table-cell table:number-columns-repeated="2" table:style-name="ce1"/>
          <table:table-cell office:value-type="string" table:style-name="ce1">
            <text:p>54786 යන සංඛ්‍යාවේ 4 ඉලක්කම පිහිටන ස්ථානය කුමක් ද?</text:p>
          </table:table-cell>
          <table:table-cell table:style-name="ce1"/>
          <table:table-cell office:value-type="string" table:style-name="ce1">
            <text:p>දහස්ථානය<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සියස්ථාන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එකස්ථාන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දසස්ථාන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8" table:style-name="ce1">
            <text:p>18</text:p>
          </table:table-cell>
          <table:table-cell table:number-columns-repeated="2" table:style-name="ce1"/>
          <table:table-cell office:value-type="string" table:style-name="ce1">
            <text:p>75426 යන සංඛ්‍යාවේ 5 ඉලක්කමෙන් නිරූපණය වන අගය කීය ද?<text:s text:c="8"/></text:p>
          </table:table-cell>
          <table:table-cell table:style-name="ce1"/>
          <table:table-cell office:value-type="float" office:value="5000" table:style-name="ce1">
            <text:p>5000</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500" table:style-name="ce1">
            <text:p>50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50" table:style-name="ce1">
            <text:p>5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50000" table:style-name="ce1">
            <text:p>5000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9" table:style-name="ce1">
            <text:p>19</text:p>
          </table:table-cell>
          <table:table-cell table:number-columns-repeated="2" table:style-name="ce1"/>
          <table:table-cell office:value-type="string" table:style-name="ce1">
            <text:p>47856 යන සංඛ්‍යාවේ 8 ඉලක්කමෙන් නිරූපණය වන අගය කීය ද?<text:s text:c="8"/></text:p>
          </table:table-cell>
          <table:table-cell table:style-name="ce1"/>
          <table:table-cell office:value-type="float" office:value="80" table:style-name="ce1">
            <text:p>8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800" table:style-name="ce1">
            <text:p>800</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8000" table:style-name="ce1">
            <text:p>800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8" table:style-name="ce1">
            <text:p>8</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20" table:style-name="ce1">
            <text:p>20</text:p>
          </table:table-cell>
          <table:table-cell table:number-columns-repeated="2" table:style-name="ce1"/>
          <table:table-cell office:value-type="string" table:style-name="ce1">
            <text:p>45862 යන සංඛ්‍යාවේ 4 ඉලක්කමෙන් නිරූපණය වන අගය කුමක් ද?</text:p>
          </table:table-cell>
          <table:table-cell table:style-name="ce1"/>
          <table:table-cell office:value-type="float" office:value="4000" table:style-name="ce1">
            <text:p>400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40" table:style-name="ce1">
            <text:p>4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40000" table:style-name="ce1">
            <text:p>40000</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400" table:style-name="ce1">
            <text:p>400</text:p>
          </table:table-cell>
          <table:table-cell office:value-type="float" office:value="0" table:style-name="ce1">
            <text:p>0</text:p>
          </table:table-cell>
          <table:table-cell table:number-columns-repeated="16366"/>
        </table:table-row>
        <table:table-row table:style-name="ro1">
          <table:table-cell office:value-type="float" office:value="5" table:style-name="ce1">
            <text:p>5</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1-l02-ep05</text:p>
          </table:table-cell>
          <table:table-cell office:value-type="float" office:value="5" table:style-name="ce1">
            <text:p>5</text:p>
          </table:table-cell>
          <table:table-cell office:value-type="float" office:value="1" table:style-name="ce1">
            <text:p>1</text:p>
          </table:table-cell>
          <table:table-cell office:value-type="float" office:value="2" table:style-name="ce1">
            <text:p>2</text:p>
          </table:table-cell>
          <table:table-cell office:value-type="string" table:style-name="ce1">
            <text:p><text:s/>ස්ථානීය අගය</text:p>
          </table:table-cell>
          <table:table-cell office:value-type="string" table:style-name="ce1">
            <text:p><text:s/>සංඛ්‍යා කලාප</text:p>
          </table:table-cell>
          <table:table-cell office:value-type="string" table:style-name="ce1">
            <text:p>දහස්, මිලියන හා බිලියන ප‍්‍රමාණයේ ඉතා විශාල සංඛ්‍යා ඒකක කලාප, දහස් කලාප, මිලියන කලාප හා බිලියන කලාප ආදී වශයෙන් කලාප වලට වෙන් කරගැනීම හා දී ඇති විශාල සංඛ්‍යා ඒ ඇසුරින් කියවීමට හා ලිවීමට පුරුදු කිරීම.<text:s/></text:p>
          </table:table-cell>
          <table:table-cell office:value-type="time" office:time-value="PT1H0M0S" table:style-name="ce2">
            <text:p>01:00:00</text:p>
          </table:table-cell>
          <table:table-cell office:value-type="float" office:value="21" table:style-name="ce1">
            <text:p>21</text:p>
          </table:table-cell>
          <table:table-cell table:number-columns-repeated="2" table:style-name="ce1"/>
          <table:table-cell office:value-type="string" table:style-name="ce1">
            <text:p>145 235 892 <text:s/>යන සංඛ්‍යාව සංඛ්‍යා කලාපවලට වෙන් කල විට 892 අයත් වන කලාපය වනුයේ,</text:p>
          </table:table-cell>
          <table:table-cell table:style-name="ce1"/>
          <table:table-cell office:value-type="string" table:style-name="ce1">
            <text:p>බිලියන කලාප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ඒකක කලාපය<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දහස් කලාප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ලියන කලාප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2" table:style-name="ce1">
            <text:p>22</text:p>
          </table:table-cell>
          <table:table-cell table:number-columns-repeated="2" table:style-name="ce1"/>
          <table:table-cell office:value-type="string" table:style-name="ce1">
            <text:p>1 458 752 356 යන සංඛ්‍යාව සංඛ්‍යා කලාපවලට වෙන් කල විට 1 අයත් වන කලාපය වනුයේ,</text:p>
          </table:table-cell>
          <table:table-cell table:style-name="ce1"/>
          <table:table-cell office:value-type="string" table:style-name="ce1">
            <text:p>බිලියන කලාපය<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ඒකක කලාප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දහස් කලාප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ලියන කලාප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3" table:style-name="ce1">
            <text:p>23</text:p>
          </table:table-cell>
          <table:table-cell table:number-columns-repeated="2" table:style-name="ce1"/>
          <table:table-cell office:value-type="string" table:style-name="ce1">
            <text:p>157 314 458 145 <text:s/>යන සංඛ්‍යාවේ ඒකක කලාපයට අයත් සංඛ්‍යා වනුයේ,</text:p>
          </table:table-cell>
          <table:table-cell table:style-name="ce1"/>
          <table:table-cell office:value-type="float" office:value="157" table:style-name="ce1">
            <text:p>157</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314" table:style-name="ce1">
            <text:p>31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458" table:style-name="ce1">
            <text:p>458</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45" table:style-name="ce1">
            <text:p>145</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24" table:style-name="ce1">
            <text:p>24</text:p>
          </table:table-cell>
          <table:table-cell table:number-columns-repeated="2" table:style-name="ce1"/>
          <table:table-cell office:value-type="string" table:style-name="ce1">
            <text:p>14586532596 යන සංඛ්‍යාව නිවැරදිව කලාප වලට වෙන් කර ඇත්තේ,</text:p>
          </table:table-cell>
          <table:table-cell table:style-name="ce1"/>
          <table:table-cell office:value-type="string" table:style-name="ce1">
            <text:p>145 <text:s/>865 <text:s/>325 <text:s/>9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14 <text:s text:c="2"/>586 <text:s/>532 <text:s/>596<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1 <text:s/>458 <text:s/>653 <text:s/>259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145 <text:s text:c="2"/>86 <text:s text:c="2"/>532 <text:s/>59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5" table:style-name="ce1">
            <text:p>25</text:p>
          </table:table-cell>
          <table:table-cell table:number-columns-repeated="2" table:style-name="ce1"/>
          <table:table-cell office:value-type="string" table:style-name="ce1">
            <text:p>තිස් තුන් මිලියන අටදහස් හාරසිය තිස් නවය යන සංඛ්‍යාව නිවැරදිව ඉලක්කමෙන් ලියා ඇත්තේ,</text:p>
          </table:table-cell>
          <table:table-cell table:style-name="ce1"/>
          <table:table-cell office:value-type="string" table:style-name="ce1">
            <text:p>330 000 8439</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338 439</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330 800 439</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33 008 439<text:s/></text:p>
          </table:table-cell>
          <table:table-cell office:value-type="float" office:value="1" table:style-name="ce1">
            <text:p>1</text:p>
          </table:table-cell>
          <table:table-cell table:number-columns-repeated="16366"/>
        </table:table-row>
        <table:table-row table:style-name="ro1">
          <table:table-cell office:value-type="float" office:value="6" table:style-name="ce1">
            <text:p>6</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1-l03-ep06</text:p>
          </table:table-cell>
          <table:table-cell office:value-type="float" office:value="6" table:style-name="ce1">
            <text:p>6</text:p>
          </table:table-cell>
          <table:table-cell office:value-type="float" office:value="1" table:style-name="ce1">
            <text:p>1</text:p>
          </table:table-cell>
          <table:table-cell office:value-type="float" office:value="3" table:style-name="ce1">
            <text:p>3</text:p>
          </table:table-cell>
          <table:table-cell office:value-type="string" table:style-name="ce1">
            <text:p>පුර්ණ සංඛ්‍යා මත ගණිත කර්ම</text:p>
          </table:table-cell>
          <table:table-cell office:value-type="string" table:style-name="ce1">
            <text:p>පූර්ණ සංඛ්‍යා එකතු කිරීම</text:p>
          </table:table-cell>
          <table:table-cell office:value-type="string" table:style-name="ce1">
            <text:p>පූර්ණ සංඛ්‍යා 2 ක් හෝ කීපයක් ස්ථානීය අගයන් සලකා ක‍්‍රමානුකූලව විවිධ උදාහරණ උපයෝගී කරගෙන එකතු කිරීම.</text:p>
          </table:table-cell>
          <table:table-cell office:value-type="time" office:time-value="PT1H0M0S" table:style-name="ce2">
            <text:p>01:00:00</text:p>
          </table:table-cell>
          <table:table-cell office:value-type="float" office:value="26" table:style-name="ce1">
            <text:p>26</text:p>
          </table:table-cell>
          <table:table-cell table:number-columns-repeated="2" table:style-name="ce1"/>
          <table:table-cell office:value-type="string" table:style-name="ce1">
            <text:p><text:s/>4125 + 1001 සුළු කල විට ලැබෙන පිළිතුර වනුයේ,<text:s/></text:p>
          </table:table-cell>
          <table:table-cell table:style-name="ce1"/>
          <table:table-cell office:value-type="float" office:value="5126" table:style-name="ce1">
            <text:p>5126</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5226" table:style-name="ce1">
            <text:p>522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5026" table:style-name="ce1">
            <text:p>502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5006" table:style-name="ce1">
            <text:p>500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7" table:style-name="ce1">
            <text:p>27</text:p>
          </table:table-cell>
          <table:table-cell table:number-columns-repeated="2" table:style-name="ce1"/>
          <table:table-cell office:value-type="string" table:style-name="ce1">
            <text:p>12478 <text:s/>+ 65874 සුළු කල විට ලැබෙන පිළිතුර වනුයේ,</text:p>
          </table:table-cell>
          <table:table-cell table:style-name="ce1"/>
          <table:table-cell office:value-type="float" office:value="78350" table:style-name="ce1">
            <text:p>7835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73852" table:style-name="ce1">
            <text:p>7385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78352" table:style-name="ce1">
            <text:p>78352</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75832" table:style-name="ce1">
            <text:p>7583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8" table:style-name="ce1">
            <text:p>28</text:p>
          </table:table-cell>
          <table:table-cell table:number-columns-repeated="2" table:style-name="ce1"/>
          <table:table-cell office:value-type="string" table:style-name="ce1">
            <text:p><text:s/>1478 + 2595 + 3600 සුළු කල විට ලැබෙන පිළිතුර වනුයේ,</text:p>
          </table:table-cell>
          <table:table-cell table:style-name="ce1"/>
          <table:table-cell office:value-type="float" office:value="7673" table:style-name="ce1">
            <text:p>7673</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7763" table:style-name="ce1">
            <text:p>776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7376" table:style-name="ce1">
            <text:p>737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7663" table:style-name="ce1">
            <text:p>766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9" table:style-name="ce1">
            <text:p>29</text:p>
          </table:table-cell>
          <table:table-cell table:style-name="ce1"/>
          <table:table-cell office:value-type="string" table:style-name="ce1">
            <text:p>maths-06-t1-l03-ep06-q-4.jpg</text:p>
          </table:table-cell>
          <table:table-cell office:value-type="string" table:style-name="ce1">
            <text:p>හිස් කොටුවට ගැලපෙන සංඛ්‍යාව වනුයේ,</text:p>
          </table:table-cell>
          <table:table-cell table:style-name="ce1"/>
          <table:table-cell office:value-type="float" office:value="2798" table:style-name="ce1">
            <text:p>2798</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978" table:style-name="ce1">
            <text:p>2978</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897" table:style-name="ce1">
            <text:p>2897</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887" table:style-name="ce1">
            <text:p>2887</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0" table:style-name="ce1">
            <text:p>30</text:p>
          </table:table-cell>
          <table:table-cell table:number-columns-repeated="2" table:style-name="ce1"/>
          <table:table-cell office:value-type="string" table:style-name="ce1">
            <text:p>අඹ ගොඩක තිබූ ඉදුණු <text:s/>අඹ ගෙඩි සංඛ්‍යාව 1425 ක් වූ අතර අමු අඹ ගෙඩි සංඛ්‍යාව 412 ක් නම් එම ගොඩේ තිබූ මුළු අඹ ගෙඩි සංඛ්‍යාව වනුයේ,<text:s/></text:p>
          </table:table-cell>
          <table:table-cell table:style-name="ce1"/>
          <table:table-cell office:value-type="float" office:value="1877" table:style-name="ce1">
            <text:p>1877</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783" table:style-name="ce1">
            <text:p>178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837" table:style-name="ce1">
            <text:p>1837</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378" table:style-name="ce1">
            <text:p>1378</text:p>
          </table:table-cell>
          <table:table-cell office:value-type="float" office:value="0" table:style-name="ce1">
            <text:p>0</text:p>
          </table:table-cell>
          <table:table-cell table:number-columns-repeated="16366"/>
        </table:table-row>
        <table:table-row table:style-name="ro1">
          <table:table-cell office:value-type="float" office:value="7" table:style-name="ce1">
            <text:p>7</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1-l03-ep07</text:p>
          </table:table-cell>
          <table:table-cell office:value-type="float" office:value="7" table:style-name="ce1">
            <text:p>7</text:p>
          </table:table-cell>
          <table:table-cell office:value-type="float" office:value="1" table:style-name="ce1">
            <text:p>1</text:p>
          </table:table-cell>
          <table:table-cell office:value-type="float" office:value="3" table:style-name="ce1">
            <text:p>3</text:p>
          </table:table-cell>
          <table:table-cell office:value-type="string" table:style-name="ce1">
            <text:p>පුර්ණ සංඛ්‍යා මත ගණිත කර්ම</text:p>
          </table:table-cell>
          <table:table-cell office:value-type="string" table:style-name="ce1">
            <text:p>පූර්ණ සංඛ්‍යාවකින් ඊට වඩා කුඩා පූර්ණ සංඛ්‍යාවක් අඩු කිරීම</text:p>
          </table:table-cell>
          <table:table-cell office:value-type="string" table:style-name="ce1">
            <text:p>පූර්ණ සංඛ්‍යාවක් මගින් කුඩා තවත් පූර්ණ සංඛ්‍යාවක් ස්ථානීය අගයන් සලකා ක‍්‍රමානුකූලව විවිධ උදාහරණ උපයෝගී කරගෙන අඩු කිරීම.</text:p>
          </table:table-cell>
          <table:table-cell office:value-type="time" office:time-value="PT1H0M0S" table:style-name="ce2">
            <text:p>01:00:00</text:p>
          </table:table-cell>
          <table:table-cell office:value-type="float" office:value="31" table:style-name="ce1">
            <text:p>31</text:p>
          </table:table-cell>
          <table:table-cell table:number-columns-repeated="2" table:style-name="ce1"/>
          <table:table-cell office:value-type="string" table:style-name="ce1">
            <text:p><text:s/>4589 න් 2365 ක් අඩු කළවිට ලැබෙන පිළිතුර වනුයේ<text:s/></text:p>
          </table:table-cell>
          <table:table-cell table:style-name="ce1"/>
          <table:table-cell office:value-type="float" office:value="2224" table:style-name="ce1">
            <text:p>2224</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242" table:style-name="ce1">
            <text:p>224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422" table:style-name="ce1">
            <text:p>242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442" table:style-name="ce1">
            <text:p>244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2" table:style-name="ce1">
            <text:p>32</text:p>
          </table:table-cell>
          <table:table-cell table:number-columns-repeated="2" table:style-name="ce1"/>
          <table:table-cell office:value-type="string" table:style-name="ce1">
            <text:p>8745 න් 1254 ක් අඩු කල විට ලැබෙන පිලිතුර වනුයේ</text:p>
          </table:table-cell>
          <table:table-cell table:style-name="ce1"/>
          <table:table-cell office:value-type="float" office:value="7491" table:style-name="ce1">
            <text:p>7491</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7941" table:style-name="ce1">
            <text:p>794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7149" table:style-name="ce1">
            <text:p>7149</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7119" table:style-name="ce1">
            <text:p>7119</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3" table:style-name="ce1">
            <text:p>33</text:p>
          </table:table-cell>
          <table:table-cell table:number-columns-repeated="2" table:style-name="ce1"/>
          <table:table-cell office:value-type="string" table:style-name="ce1">
            <text:p>7000 න් 3569 ක් අඩු කල විට ලැබෙන පිළිතුර වනුයේ</text:p>
          </table:table-cell>
          <table:table-cell table:style-name="ce1"/>
          <table:table-cell office:value-type="float" office:value="3131" table:style-name="ce1">
            <text:p>313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3331" table:style-name="ce1">
            <text:p>333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3431" table:style-name="ce1">
            <text:p>343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3431" table:style-name="ce1">
            <text:p>3431</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34" table:style-name="ce1">
            <text:p>34</text:p>
          </table:table-cell>
          <table:table-cell table:number-columns-repeated="2" table:style-name="ce1"/>
          <table:table-cell office:value-type="string" table:style-name="ce1">
            <text:p>වට්ටියක තිබූ මුළු මල් සංඛ්‍යාව 256 ක් වූ අතර, එයින් මල් 105 ක් පර වී තිබුණි නම්, වට්ටියේ තිබූ හොඳ මල් සංඛ්‍යාව වනුයේ<text:s/></text:p>
          </table:table-cell>
          <table:table-cell table:style-name="ce1"/>
          <table:table-cell office:value-type="float" office:value="151" table:style-name="ce1">
            <text:p>151</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55" table:style-name="ce1">
            <text:p>15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01" table:style-name="ce1">
            <text:p>10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11" table:style-name="ce1">
            <text:p>11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5" table:style-name="ce1">
            <text:p>35</text:p>
          </table:table-cell>
          <table:table-cell table:number-columns-repeated="2" table:style-name="ce1"/>
          <table:table-cell office:value-type="string" table:style-name="ce1">
            <text:p><text:s/>පාසලක සිටි මුළු සිසුන් සංඛ්‍යාව 4587 ක් වූ අතර, එයින් 2658 ක් පිරිමි සිසුන් වූයේ නම්, එම පාසලේ සිටින ගැහැණු සිසුන් සංඛ්‍යාව සොයන්න</text:p>
          </table:table-cell>
          <table:table-cell table:style-name="ce1"/>
          <table:table-cell office:value-type="float" office:value="1929" table:style-name="ce1">
            <text:p>1929</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292" table:style-name="ce1">
            <text:p>129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992" table:style-name="ce1">
            <text:p>199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229" table:style-name="ce1">
            <text:p>1229</text:p>
          </table:table-cell>
          <table:table-cell office:value-type="float" office:value="0" table:style-name="ce1">
            <text:p>0</text:p>
          </table:table-cell>
          <table:table-cell table:number-columns-repeated="16366"/>
        </table:table-row>
        <table:table-row table:style-name="ro1">
          <table:table-cell office:value-type="float" office:value="8" table:style-name="ce1">
            <text:p>8</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1-l03-ep08</text:p>
          </table:table-cell>
          <table:table-cell office:value-type="float" office:value="8" table:style-name="ce1">
            <text:p>8</text:p>
          </table:table-cell>
          <table:table-cell office:value-type="float" office:value="1" table:style-name="ce1">
            <text:p>1</text:p>
          </table:table-cell>
          <table:table-cell office:value-type="float" office:value="3" table:style-name="ce1">
            <text:p>3</text:p>
          </table:table-cell>
          <table:table-cell office:value-type="string" table:style-name="ce1">
            <text:p>පුර්ණ සංඛ්‍යා මත ගණිත කර්ම</text:p>
          </table:table-cell>
          <table:table-cell office:value-type="string" table:style-name="ce1">
            <text:p>පුර්ණ සංඛ්‍යා ගුණ කිරීම<text:s/></text:p>
          </table:table-cell>
          <table:table-cell office:value-type="string" table:style-name="ce1">
            <text:p>ඕනෑම අගයක් 10 ට වඩා අඩු සංඛ්‍යාවකින් ගුණකිරීම, අධ්‍යයනය කිරීම හා <text:s/>ඕනෑම පූර්ණ සංඛ්‍යාවක් 10 න්, 100 න්, 1000 න් ආදී වශයෙන් 10 හි බල වලින් ගුණ කිරීමේදී යොදාගන්නා පියවර පිලිබඳ අධ්‍යයනය කිරීම.</text:p>
          </table:table-cell>
          <table:table-cell office:value-type="time" office:time-value="PT1H0M0S" table:style-name="ce2">
            <text:p>01:00:00</text:p>
          </table:table-cell>
          <table:table-cell office:value-type="float" office:value="36" table:style-name="ce1">
            <text:p>36</text:p>
          </table:table-cell>
          <table:table-cell table:number-columns-repeated="2" table:style-name="ce1"/>
          <table:table-cell office:value-type="string" table:style-name="ce1">
            <text:p>145 x 4 <text:s/>මෙහි පිළිතුර වනුයේ<text:s/></text:p>
          </table:table-cell>
          <table:table-cell table:style-name="ce1"/>
          <table:table-cell office:value-type="float" office:value="580" table:style-name="ce1">
            <text:p>580</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508" table:style-name="ce1">
            <text:p>508</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805" table:style-name="ce1">
            <text:p>80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585" table:style-name="ce1">
            <text:p>58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37" table:style-name="ce1">
            <text:p>37</text:p>
          </table:table-cell>
          <table:table-cell table:number-columns-repeated="2" table:style-name="ce1"/>
          <table:table-cell office:value-type="string" table:style-name="ce1">
            <text:p>126 සංඛ්‍යාව 12 න් ගුණ කල විට ලැබෙන පිළිතුර වනුයේ<text:s/></text:p>
          </table:table-cell>
          <table:table-cell table:style-name="ce1"/>
          <table:table-cell office:value-type="float" office:value="1512" table:style-name="ce1">
            <text:p>1512</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1152" table:style-name="ce1">
            <text:p>1152</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1215" table:style-name="ce1">
            <text:p>121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1511" table:style-name="ce1">
            <text:p>1511</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38" table:style-name="ce1">
            <text:p>38</text:p>
          </table:table-cell>
          <table:table-cell table:number-columns-repeated="2" table:style-name="ce1"/>
          <table:table-cell office:value-type="string" table:style-name="ce1">
            <text:p>475 x 25 = 11875 මෙහි පිළිතුර වනුයේ</text:p>
          </table:table-cell>
          <table:table-cell table:style-name="ce1"/>
          <table:table-cell office:value-type="float" office:value="11785" table:style-name="ce1">
            <text:p>1178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11885" table:style-name="ce1">
            <text:p>1188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11557" table:style-name="ce1">
            <text:p>11557</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11875" table:style-name="ce1">
            <text:p>11875</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office:value-type="float" office:value="39" table:style-name="ce1">
            <text:p>39</text:p>
          </table:table-cell>
          <table:table-cell table:number-columns-repeated="2" table:style-name="ce1"/>
          <table:table-cell office:value-type="string" table:style-name="ce1">
            <text:p>එක් පේලියක පුටු 75 ක් තිබේ නම් එවැනි පේලි 10 ක ඇති පුටු සංඛ්‍යාව වනුයේ<text:s/></text:p>
          </table:table-cell>
          <table:table-cell table:style-name="ce1"/>
          <table:table-cell office:value-type="float" office:value="700" table:style-name="ce1">
            <text:p>70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570" table:style-name="ce1">
            <text:p>57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750" table:style-name="ce1">
            <text:p>750</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770" table:style-name="ce1">
            <text:p>77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40" table:style-name="ce1">
            <text:p>40</text:p>
          </table:table-cell>
          <table:table-cell table:number-columns-repeated="2" table:style-name="ce1"/>
          <table:table-cell office:value-type="string" table:style-name="ce1">
            <text:p>එක් පන්තියක සිටින සිසුන් සංඛ්‍යාව 35 ක් නම් එවැනි පන්ති 10 ක සිටින සිසුන් සංඛ්‍යාව සොයන්න</text:p>
          </table:table-cell>
          <table:table-cell table:style-name="ce1"/>
          <table:table-cell office:value-type="float" office:value="350" table:style-name="ce1">
            <text:p>350</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355" table:style-name="ce1">
            <text:p>35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305" table:style-name="ce1">
            <text:p>30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300" table:style-name="ce1">
            <text:p>300</text:p>
          </table:table-cell>
          <table:table-cell office:value-type="float" office:value="0" table:style-name="ce1">
            <text:p>0</text:p>
          </table:table-cell>
          <table:table-cell table:number-columns-repeated="16366"/>
        </table:table-row>
        <table:table-row table:style-name="ro1">
          <table:table-cell office:value-type="float" office:value="9" table:style-name="ce1">
            <text:p>9</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1-l03-ep09</text:p>
          </table:table-cell>
          <table:table-cell office:value-type="float" office:value="9" table:style-name="ce1">
            <text:p>9</text:p>
          </table:table-cell>
          <table:table-cell office:value-type="float" office:value="1" table:style-name="ce1">
            <text:p>1</text:p>
          </table:table-cell>
          <table:table-cell office:value-type="float" office:value="3" table:style-name="ce1">
            <text:p>3</text:p>
          </table:table-cell>
          <table:table-cell office:value-type="string" table:style-name="ce1">
            <text:p>පුර්ණ සංඛ්‍යා මත ගණිත කර්ම</text:p>
          </table:table-cell>
          <table:table-cell office:value-type="string" table:style-name="ce1">
            <text:p>පූර්ණ සංඛයාවක් 10 න්, <text:s/>100 න්, <text:s/>1000න් <text:s/>ගුණ කිරීම. පූර්ණ සංඛ්‍යා ගුණ කිරීම තව දුරටත්</text:p>
          </table:table-cell>
          <table:table-cell office:value-type="string" table:style-name="ce1">
            <text:p>ඕනෑම පූර්ණ සංඛ්‍යාවක් 10 න්, <text:s/>100 න්, <text:s/>1000 න් ආදී වශයෙන් 10 හි බල වලින් ගුණ කිරීමේදී යොදාගන්නා පියවර පිලිබඳ අධ්‍යයනය කිරීම හා පූර්ණ සංඛ්‍යාවක් ඉලක්කම් 2 හි සංඛ්‍යාවකින් ගුණ කිරීම.</text:p>
          </table:table-cell>
          <table:table-cell office:value-type="time" office:time-value="PT1H0M0S" table:style-name="ce2">
            <text:p>01:00:00</text:p>
          </table:table-cell>
          <table:table-cell office:value-type="float" office:value="41" table:style-name="ce1">
            <text:p>41</text:p>
          </table:table-cell>
          <table:table-cell table:number-columns-repeated="2" table:style-name="ce1"/>
          <table:table-cell office:value-type="string" table:style-name="ce1">
            <text:p><text:s/>458 සංඛ්‍යාව 10න් ගුණ කල විට ලැබෙන පිළිතුර වනුයේ</text:p>
          </table:table-cell>
          <table:table-cell table:style-name="ce1"/>
          <table:table-cell office:value-type="float" office:value="4880" table:style-name="ce1">
            <text:p>488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4850" table:style-name="ce1">
            <text:p>485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4580" table:style-name="ce1">
            <text:p>4580</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4550" table:style-name="ce1">
            <text:p>455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42" table:style-name="ce1">
            <text:p>42</text:p>
          </table:table-cell>
          <table:table-cell table:number-columns-repeated="2" table:style-name="ce1"/>
          <table:table-cell office:value-type="string" table:style-name="ce1">
            <text:p><text:s/>1722 සංඛ්‍යාව 10න් ගුණ කළ විට ලැබෙන පිළිතුර වනුයේ</text:p>
          </table:table-cell>
          <table:table-cell table:style-name="ce1"/>
          <table:table-cell office:value-type="float" office:value="17220" table:style-name="ce1">
            <text:p>17220</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7202" table:style-name="ce1">
            <text:p>1720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7200" table:style-name="ce1">
            <text:p>1720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7002" table:style-name="ce1">
            <text:p>1700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43" table:style-name="ce1">
            <text:p>43</text:p>
          </table:table-cell>
          <table:table-cell table:number-columns-repeated="2" table:style-name="ce1"/>
          <table:table-cell office:value-type="string" table:style-name="ce1">
            <text:p>1450 x 1000 ගුණ කරන්න</text:p>
          </table:table-cell>
          <table:table-cell table:style-name="ce1"/>
          <table:table-cell office:value-type="string" table:style-name="ce1">
            <text:p>1 450 000<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1 504 00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1 405 00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1 550 00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44" table:style-name="ce1">
            <text:p>44</text:p>
          </table:table-cell>
          <table:table-cell table:number-columns-repeated="2" table:style-name="ce1"/>
          <table:table-cell office:value-type="string" table:style-name="ce1">
            <text:p>පැන්සලක මිල රුපියල් 15 ක් වන අතර සිසුන් 35 ක් සිටින පන්තියක එක් සිසුවෙකුට එක් පැන්සලක් බැගින් ලබා දීමට වැය වන මුදල වනුයේ</text:p>
          </table:table-cell>
          <table:table-cell table:style-name="ce1"/>
          <table:table-cell office:value-type="float" office:value="525" table:style-name="ce1">
            <text:p>525</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505" table:style-name="ce1">
            <text:p>50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55" table:style-name="ce1">
            <text:p>25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522" table:style-name="ce1">
            <text:p>52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45" table:style-name="ce1">
            <text:p>45</text:p>
          </table:table-cell>
          <table:table-cell table:number-columns-repeated="2" table:style-name="ce1"/>
          <table:table-cell office:value-type="string" table:style-name="ce1">
            <text:p><text:s/>එක් දුම්රිය මැදිරියක ගමන් කළ හැකි මගීන් සංඛ්‍යාව 100 ක් නම් එවැනි මැදිරි 15 ක් සහිත දුම්රියක ගමන් කළ හැකි මගීන් සංඛ්‍යාව සොයන්න</text:p>
          </table:table-cell>
          <table:table-cell table:style-name="ce1"/>
          <table:table-cell office:value-type="float" office:value="1055" table:style-name="ce1">
            <text:p>105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005" table:style-name="ce1">
            <text:p>100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555" table:style-name="ce1">
            <text:p>155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500" table:style-name="ce1">
            <text:p>1500</text:p>
          </table:table-cell>
          <table:table-cell office:value-type="float" office:value="1" table:style-name="ce1">
            <text:p>1</text:p>
          </table:table-cell>
          <table:table-cell table:number-columns-repeated="16366"/>
        </table:table-row>
        <table:table-row table:style-name="ro1">
          <table:table-cell office:value-type="float" office:value="10" table:style-name="ce1">
            <text:p>10</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1-l03-ep10</text:p>
          </table:table-cell>
          <table:table-cell office:value-type="float" office:value="10" table:style-name="ce1">
            <text:p>10</text:p>
          </table:table-cell>
          <table:table-cell office:value-type="float" office:value="1" table:style-name="ce1">
            <text:p>1</text:p>
          </table:table-cell>
          <table:table-cell office:value-type="float" office:value="3" table:style-name="ce1">
            <text:p>3</text:p>
          </table:table-cell>
          <table:table-cell office:value-type="string" table:style-name="ce1">
            <text:p>පුර්ණ සංඛ්‍යා මත ගණිත කර්ම</text:p>
          </table:table-cell>
          <table:table-cell office:value-type="string" table:style-name="ce1">
            <text:p>පූර්ණ සංඛ්‍යාවක් තවත් පූර්ණ සංඛ්‍යාවකින් බෙදීම. පූර්ණ සංඛ්‍යාවක් <text:s/>10න්, <text:s/>100න්, <text:s/>1000න් <text:s/>බෙදීම.</text:p>
          </table:table-cell>
          <table:table-cell office:value-type="string" table:style-name="ce1">
            <text:p>එදිනෙදා ජීවිතයේදී අපට හමුවන යෙදීම් උපයෝගී කරගෙන පූර්ණ සංඛ්‍යාවක් තවත් පූර්ණ සංඛ්‍යාවකින් බෙදීම. <text:s/>පූර්ණ සංඛ්‍යාවක් 10 න්, 100 න් හා 1000 න් බෙදීමේ දී අනුගමනය කලයුතු කෙටි පියවර විමසා බැලීම.</text:p>
          </table:table-cell>
          <table:table-cell office:value-type="time" office:time-value="PT1H0M0S" table:style-name="ce2">
            <text:p>01:00:00</text:p>
          </table:table-cell>
          <table:table-cell office:value-type="float" office:value="46" table:style-name="ce1">
            <text:p>46</text:p>
          </table:table-cell>
          <table:table-cell table:number-columns-repeated="2" table:style-name="ce1"/>
          <table:table-cell office:value-type="string" table:style-name="ce1">
            <text:p><text:s/>85 යන සංඛ්‍යාව 6 න් බෙදූ විට එහි ලබ්ධිය හා ශේෂය වනුයේ</text:p>
          </table:table-cell>
          <table:table-cell table:style-name="ce1"/>
          <table:table-cell office:value-type="string" table:style-name="ce1">
            <text:p>ලබ්ධිය 14, ශේෂය 1<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ලබ්ධිය 1, ශේෂය 1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ලබ්ධිය 14, ශේෂය 1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ලබ්ධිය 1, ශේෂය 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47" table:style-name="ce1">
            <text:p>47</text:p>
          </table:table-cell>
          <table:table-cell table:number-columns-repeated="2" table:style-name="ce1"/>
          <table:table-cell office:value-type="string" table:style-name="ce1">
            <text:p><text:s/>145 සංඛ්‍යාව 5න් බෙදූ විට ලැබෙන පිළිතුර වනුයේ<text:s/></text:p>
          </table:table-cell>
          <table:table-cell table:style-name="ce1"/>
          <table:table-cell office:value-type="float" office:value="28" table:style-name="ce1">
            <text:p>28</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4" table:style-name="ce1">
            <text:p>2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3" table:style-name="ce1">
            <text:p>2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9" table:style-name="ce1">
            <text:p>29</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48" table:style-name="ce1">
            <text:p>48</text:p>
          </table:table-cell>
          <table:table-cell table:number-columns-repeated="2" table:style-name="ce1"/>
          <table:table-cell office:value-type="string" table:style-name="ce1">
            <text:p>394 සංඛ්‍යාව 4 න් බෙදූ විට ලැබෙන පිළිතුර වනුයේ</text:p>
          </table:table-cell>
          <table:table-cell table:style-name="ce1"/>
          <table:table-cell office:value-type="string" table:style-name="ce1">
            <text:p>98 ඉතිරි 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97 ඉතිරි 2<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96 ඉතිරි 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95 ඉතිරි 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49" table:style-name="ce1">
            <text:p>49</text:p>
          </table:table-cell>
          <table:table-cell table:number-columns-repeated="2" table:style-name="ce1"/>
          <table:table-cell office:value-type="string" table:style-name="ce1">
            <text:p>බිස්කට් 100 ක් ඇති පෙට්ට්යකින් බිස්කට් 4 බැගින් පන්තියක සිටින සිසුන් අතර බෙදා දුන්නේ නම් සිසුන් කී දෙනෙකුට බෙදා දිය හැකි ද?</text:p>
          </table:table-cell>
          <table:table-cell table:style-name="ce1"/>
          <table:table-cell office:value-type="float" office:value="25" table:style-name="ce1">
            <text:p>25</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0" table:style-name="ce1">
            <text:p>2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30" table:style-name="ce1">
            <text:p>3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4" table:style-name="ce1">
            <text:p>2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50" table:style-name="ce1">
            <text:p>50</text:p>
          </table:table-cell>
          <table:table-cell table:number-columns-repeated="2" table:style-name="ce1"/>
          <table:table-cell office:value-type="string" table:style-name="ce1">
            <text:p>1500 සංඛ්‍යාව 100 න් බෙදූ විට ලැබෙන පිළිතුර වනුයේ</text:p>
          </table:table-cell>
          <table:table-cell table:style-name="ce1"/>
          <table:table-cell office:value-type="float" office:value="15" table:style-name="ce1">
            <text:p>15</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50" table:style-name="ce1">
            <text:p>15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05" table:style-name="ce1">
            <text:p>10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15" table:style-name="ce1">
            <text:p>115</text:p>
          </table:table-cell>
          <table:table-cell office:value-type="float" office:value="0" table:style-name="ce1">
            <text:p>0</text:p>
          </table:table-cell>
          <table:table-cell table:number-columns-repeated="16366"/>
        </table:table-row>
        <table:table-row table:style-name="ro1">
          <table:table-cell office:value-type="float" office:value="11" table:style-name="ce1">
            <text:p>11</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1-l03-ep11</text:p>
          </table:table-cell>
          <table:table-cell office:value-type="float" office:value="11" table:style-name="ce1">
            <text:p>11</text:p>
          </table:table-cell>
          <table:table-cell office:value-type="float" office:value="1" table:style-name="ce1">
            <text:p>1</text:p>
          </table:table-cell>
          <table:table-cell office:value-type="float" office:value="3" table:style-name="ce1">
            <text:p>3</text:p>
          </table:table-cell>
          <table:table-cell office:value-type="string" table:style-name="ce1">
            <text:p>පුර්ණ සංඛ්‍යා මත ගණිත කර්ම</text:p>
          </table:table-cell>
          <table:table-cell office:value-type="string" table:style-name="ce1">
            <text:p>පූර්ණ සංඛ්‍යා බෙදීම තවදුරටත්</text:p>
          </table:table-cell>
          <table:table-cell office:value-type="string" table:style-name="ce1">
            <text:p>පූර්ණ සංඛ්‍යාවක් තවත් පූර්ණ සංඛ්‍යාවක් මඟින් බෙදීමේ ගැටලු සාකච්ඡා කිරීම හා පූර්ණ සංඛ්‍යාවක් ඉලක්කම් 2හි සංඛ්‍යාවකින් බෙදීමේ දී සැලකිය යුතු කරුණු විමසා බැලීම. ලබ්ධිය හා ශේෂය හඳුනා ගැනීම.</text:p>
          </table:table-cell>
          <table:table-cell office:value-type="time" office:time-value="PT1H0M0S" table:style-name="ce2">
            <text:p>01:00:00</text:p>
          </table:table-cell>
          <table:table-cell office:value-type="float" office:value="51" table:style-name="ce1">
            <text:p>51</text:p>
          </table:table-cell>
          <table:table-cell table:style-name="ce1"/>
          <table:table-cell office:value-type="string" table:style-name="ce1">
            <text:p>maths-06-t1-l03-ep11-q-1.jpg</text:p>
          </table:table-cell>
          <table:table-cell office:value-type="string" table:style-name="ce1">
            <text:p>මෙම ඔරලෝසු මුහුණතේ දැක්වෙන වේලාව කීය ද?</text:p>
          </table:table-cell>
          <table:table-cell table:style-name="ce1"/>
          <table:table-cell office:value-type="float" office:value="1.1499999999999999" table:style-name="ce1">
            <text:p>1.15</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15" table:style-name="ce1">
            <text:p>2.1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1000000000000001" table:style-name="ce1">
            <text:p>1.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1" table:style-name="ce1">
            <text:p>2.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52" table:style-name="ce1">
            <text:p>52</text:p>
          </table:table-cell>
          <table:table-cell table:style-name="ce1"/>
          <table:table-cell office:value-type="string" table:style-name="ce1">
            <text:p>maths-06-t1-l03-ep11-q-2.jpg</text:p>
          </table:table-cell>
          <table:table-cell office:value-type="string" table:style-name="ce1">
            <text:p><text:s/>මෙම ඔරලෝසු මුහුණතේ දැක්වෙන වේලාව කීය ද?<text:s text:c="2"/></text:p>
          </table:table-cell>
          <table:table-cell table:style-name="ce1"/>
          <table:table-cell office:value-type="float" office:value="12.07" table:style-name="ce1">
            <text:p>12.07</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7.12" table:style-name="ce1">
            <text:p>7.1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7.1" table:style-name="ce1">
            <text:p>7.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7.00</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53" table:style-name="ce1">
            <text:p>53</text:p>
          </table:table-cell>
          <table:table-cell table:number-columns-repeated="2" table:style-name="ce1"/>
          <table:table-cell office:value-type="string" table:style-name="ce1">
            <text:p>පැය හා මිනිත්තු අතර දක්නට ලැබෙන සම්බන්ධතාවය කුමක් ද?</text:p>
          </table:table-cell>
          <table:table-cell table:style-name="ce1"/>
          <table:table-cell office:value-type="string" table:style-name="ce1">
            <text:p>පැය 1 = මිනිත්තු = 60<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ය 60 = මිනිත්තු = 6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ය 1 = මිනිත්තු = 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ය 1 = මිනිත්තු = 12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54" table:style-name="ce1">
            <text:p>54</text:p>
          </table:table-cell>
          <table:table-cell table:number-columns-repeated="2" table:style-name="ce1"/>
          <table:table-cell office:value-type="string" table:style-name="ce1">
            <text:p>පැය 5 මිනිත්තු 35 මිනිත්තුවලින් දක්වන්න</text:p>
          </table:table-cell>
          <table:table-cell table:style-name="ce1"/>
          <table:table-cell office:value-type="string" table:style-name="ce1">
            <text:p>මිනිත්තු 335<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නිත්තු 30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නිත්තු 50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නිත්තු 55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55" table:style-name="ce1">
            <text:p>55</text:p>
          </table:table-cell>
          <table:table-cell table:number-columns-repeated="2" table:style-name="ce1"/>
          <table:table-cell office:value-type="string" table:style-name="ce1">
            <text:p>පෙරවරුව යනු<text:s/></text:p>
          </table:table-cell>
          <table:table-cell table:style-name="ce1"/>
          <table:table-cell office:value-type="string" table:style-name="ce1">
            <text:p>මධ්‍යම රාත‍්‍රී 12 සිට පසුදින මධ්‍යහ්න 12 දක්වා<text:s text:c="2"/></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ධ්‍යම රාත‍්‍රී 12 සිට පසුදින මධ්‍යම රාත‍්‍රී 12 දක්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ධ්‍යහ්න 12 සිට පසුදින මධ්‍යහ්න 12 දක්වා<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ධ්‍යහ්න 12 සිට මධ්‍යම රාත‍්‍රී 12 දක්වා</text:p>
          </table:table-cell>
          <table:table-cell office:value-type="float" office:value="0" table:style-name="ce1">
            <text:p>0</text:p>
          </table:table-cell>
          <table:table-cell table:number-columns-repeated="16366"/>
        </table:table-row>
        <table:table-row table:style-name="ro1">
          <table:table-cell office:value-type="float" office:value="12" table:style-name="ce1">
            <text:p>12</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1-l04-ep12</text:p>
          </table:table-cell>
          <table:table-cell office:value-type="float" office:value="12" table:style-name="ce1">
            <text:p>12</text:p>
          </table:table-cell>
          <table:table-cell office:value-type="float" office:value="1" table:style-name="ce1">
            <text:p>1</text:p>
          </table:table-cell>
          <table:table-cell office:value-type="float" office:value="4" table:style-name="ce1">
            <text:p>4</text:p>
          </table:table-cell>
          <table:table-cell office:value-type="string" table:style-name="ce1">
            <text:p>කාලය</text:p>
          </table:table-cell>
          <table:table-cell office:value-type="string" table:style-name="ce1">
            <text:p>පැය 12 ඔරලෝසුවෙන් වේලාව නිවැරදිව කියවීම. පැය 24 ඔරලෝසුවෙන් වේලාව කියවීම.</text:p>
          </table:table-cell>
          <table:table-cell office:value-type="string" table:style-name="ce1">
            <text:p>පැය 12 ඔරලෝසුවෙන් වේලාව නිවැරදිව කියවීම හා පැය 24 ඔරලෝසුවෙන් වේලාව නිවැරදිව කියවීම. දිවා කාලය, මධ්‍යහන, මධ්‍යම රාත‍්‍රිය, උදෑසන, පස්වරුව හා පෙරවරුව ආදී පද පැය 12 ඔරලෝසුව මගින් හා පැය 24 ඔරලෝසුව මගින් හැඳින්වීම.</text:p>
          </table:table-cell>
          <table:table-cell office:value-type="time" office:time-value="PT1H0M0S" table:style-name="ce2">
            <text:p>01:00:00</text:p>
          </table:table-cell>
          <table:table-cell office:value-type="float" office:value="56" table:style-name="ce1">
            <text:p>56</text:p>
          </table:table-cell>
          <table:table-cell table:number-columns-repeated="2" table:style-name="ce1"/>
          <table:table-cell office:value-type="string" table:style-name="ce1">
            <text:p><text:s/>පෙ.ව. 7.30 පැය 24 ඔරලෝසු වේලාවෙන් දක්වන්න</text:p>
          </table:table-cell>
          <table:table-cell table:style-name="ce1"/>
          <table:table-cell office:value-type="string" table:style-name="ce3">
            <text:p>07:30</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time" office:time-value="PT19H30M0S" table:style-name="ce4">
            <text:p>19:3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time" office:time-value="PT15H30M0S" table:style-name="ce4">
            <text:p>15:3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time" office:time-value="PT20H30M0S" table:style-name="ce4">
            <text:p>20:3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57" table:style-name="ce1">
            <text:p>57</text:p>
          </table:table-cell>
          <table:table-cell table:number-columns-repeated="2" table:style-name="ce1"/>
          <table:table-cell office:value-type="string" table:style-name="ce1">
            <text:p>ප.ව. 4.45 පැය 24 ඔරලෝසු වේලාවෙන් දක්වන්න</text:p>
          </table:table-cell>
          <table:table-cell table:style-name="ce1"/>
          <table:table-cell office:value-type="time" office:time-value="PT18H45M0S" table:style-name="ce4">
            <text:p>18:4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time" office:time-value="PT4H45M0S" table:style-name="ce4">
            <text:p>4:4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time" office:time-value="PT16H45M0S" table:style-name="ce4">
            <text:p>16:45</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time" office:time-value="PT20H45M0S" table:style-name="ce4">
            <text:p>20:4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58" table:style-name="ce1">
            <text:p>58</text:p>
          </table:table-cell>
          <table:table-cell table:number-columns-repeated="2" table:style-name="ce1"/>
          <table:table-cell office:value-type="string" table:style-name="ce1">
            <text:p>ප.ව. 8.30 අන්තර්ජාතික සම්මත ක‍්‍රමයට ලියන්න</text:p>
          </table:table-cell>
          <table:table-cell table:style-name="ce1"/>
          <table:table-cell office:value-type="time" office:time-value="PT20H30M0S" table:style-name="ce4">
            <text:p>20:30</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08 . 3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time" office:time-value="PT8H30M0S" table:style-name="ce4">
            <text:p>8:3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20 . 3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59" table:style-name="ce1">
            <text:p>59</text:p>
          </table:table-cell>
          <table:table-cell table:number-columns-repeated="2" table:style-name="ce1"/>
          <table:table-cell office:value-type="string" table:style-name="ce1">
            <text:p>15 : 25 පැය 12 ඔරලෝසු වේලාවෙන් දක්වන්න</text:p>
          </table:table-cell>
          <table:table-cell table:style-name="ce1"/>
          <table:table-cell office:value-type="string" table:style-name="ce1">
            <text:p>ප.ව. 3.25<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පෙ.ව. 3.2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ප.ව. 15.2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පෙ.ව. 15.2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60" table:style-name="ce1">
            <text:p>60</text:p>
          </table:table-cell>
          <table:table-cell table:number-columns-repeated="2" table:style-name="ce1"/>
          <table:table-cell office:value-type="string" table:style-name="ce1">
            <text:p><text:s/>2021 දෙසැම්බර් මස 25 වන දින අන්තර්ජාතික සම්මත ආකාරයට ලියා දක්වන්න</text:p>
          </table:table-cell>
          <table:table-cell table:style-name="ce1"/>
          <table:table-cell office:value-type="string" table:style-name="ce1">
            <text:p>2021.12.25</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25.12.2021</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12.25.202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2021.25.12</text:p>
          </table:table-cell>
          <table:table-cell office:value-type="float" office:value="0" table:style-name="ce1">
            <text:p>0</text:p>
          </table:table-cell>
          <table:table-cell table:number-columns-repeated="16366"/>
        </table:table-row>
        <table:table-row table:style-name="ro1">
          <table:table-cell office:value-type="float" office:value="13" table:style-name="ce1">
            <text:p>13</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1-l04-ep13</text:p>
          </table:table-cell>
          <table:table-cell office:value-type="float" office:value="13" table:style-name="ce1">
            <text:p>13</text:p>
          </table:table-cell>
          <table:table-cell office:value-type="float" office:value="1" table:style-name="ce1">
            <text:p>1</text:p>
          </table:table-cell>
          <table:table-cell office:value-type="float" office:value="4" table:style-name="ce1">
            <text:p>4</text:p>
          </table:table-cell>
          <table:table-cell office:value-type="string" table:style-name="ce1">
            <text:p>කාලය</text:p>
          </table:table-cell>
          <table:table-cell office:value-type="string" table:style-name="ce1">
            <text:p>පැය 24 ඔරලෝසුවෙන් වේලාව කියවීම. කාලය මනින ඒකක අතර සම්බන්ධතාවය‍.</text:p>
          </table:table-cell>
          <table:table-cell office:value-type="string" table:style-name="ce1">
            <text:p>පැය 24 ක‍්‍රමයට වේලාව කියවීමේදී අනුගමනය කලයුතු පියවර අධ්‍යයනය කිරීම. එමගින් පෙරවරු: <text:s/>පෙ.ව. හා පස්වරු: <text:s/>ප.ව. නිවැරදිව හඳුනා ගැනීම. අන්තර්ජාතික සම්මත ක‍්‍රමයට වේලාවක් ලියා දැක්වීම හා සම්මත ආකාරයට දිනයක් ලියා දැක්වීම.<text:s/></text:p>
          </table:table-cell>
          <table:table-cell office:value-type="time" office:time-value="PT1H0M0S" table:style-name="ce2">
            <text:p>01:00:00</text:p>
          </table:table-cell>
          <table:table-cell office:value-type="float" office:value="61" table:style-name="ce1">
            <text:p>61</text:p>
          </table:table-cell>
          <table:table-cell table:number-columns-repeated="2" table:style-name="ce1"/>
          <table:table-cell office:value-type="string" table:style-name="ce1">
            <text:p><text:s/>මිනිත්තු 180 පැය වලින් දක්වන්න</text:p>
          </table:table-cell>
          <table:table-cell table:style-name="ce1"/>
          <table:table-cell office:value-type="string" table:style-name="ce1">
            <text:p>පැය 3<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ය 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ය 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ය 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62" table:style-name="ce1">
            <text:p>62</text:p>
          </table:table-cell>
          <table:table-cell table:number-columns-repeated="2" table:style-name="ce1"/>
          <table:table-cell office:value-type="string" table:style-name="ce1">
            <text:p><text:s/>මිනිත්තු 250 පැයවලින් හා මිනිත්තුවලින් දක්වන්න</text:p>
          </table:table-cell>
          <table:table-cell table:style-name="ce1"/>
          <table:table-cell office:value-type="string" table:style-name="ce1">
            <text:p>පැය 4 මිනිත්තු 10<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ය 3 මිනිත්තු 1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ය 4 මිනිත්තු 2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ය 5 මිනිත්තු 1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63" table:style-name="ce1">
            <text:p>63</text:p>
          </table:table-cell>
          <table:table-cell table:number-columns-repeated="2" table:style-name="ce1"/>
          <table:table-cell office:value-type="string" table:style-name="ce1">
            <text:p><text:s/>පැය 10 යි මිනිත්තු 15 මිනිත්තුවලින් <text:s/>දක්වන්න</text:p>
          </table:table-cell>
          <table:table-cell table:style-name="ce1"/>
          <table:table-cell office:value-type="string" table:style-name="ce1">
            <text:p>මිනිත්තු 615<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නිත්තු 60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නිත්තු 65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නිත්තු 62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64" table:style-name="ce1">
            <text:p>64</text:p>
          </table:table-cell>
          <table:table-cell table:number-columns-repeated="2" table:style-name="ce1"/>
          <table:table-cell office:value-type="string" table:style-name="ce1">
            <text:p>මිනිත්තු 60 තත්පරවලින් <text:s/>දක්වන්න</text:p>
          </table:table-cell>
          <table:table-cell table:style-name="ce1"/>
          <table:table-cell office:value-type="string" table:style-name="ce1">
            <text:p>තත්පර 360<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තත්පර 12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තත්පර 18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තත්පර 30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65" table:style-name="ce1">
            <text:p>65</text:p>
          </table:table-cell>
          <table:table-cell table:number-columns-repeated="2" table:style-name="ce1"/>
          <table:table-cell office:value-type="string" table:style-name="ce1">
            <text:p>තත්පර 1200 <text:s/>මිනිත්තුවලින් දක්වන්න</text:p>
          </table:table-cell>
          <table:table-cell table:style-name="ce1"/>
          <table:table-cell office:value-type="string" table:style-name="ce1">
            <text:p>මිනිත්තු 20</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නිත්තු 12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නිත්තු 6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නිත්තු 160</text:p>
          </table:table-cell>
          <table:table-cell office:value-type="float" office:value="0" table:style-name="ce1">
            <text:p>0</text:p>
          </table:table-cell>
          <table:table-cell table:number-columns-repeated="16366"/>
        </table:table-row>
        <table:table-row table:style-name="ro1">
          <table:table-cell office:value-type="float" office:value="14" table:style-name="ce1">
            <text:p>14</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1-l04-ep14</text:p>
          </table:table-cell>
          <table:table-cell office:value-type="float" office:value="14" table:style-name="ce1">
            <text:p>14</text:p>
          </table:table-cell>
          <table:table-cell office:value-type="float" office:value="1" table:style-name="ce1">
            <text:p>1</text:p>
          </table:table-cell>
          <table:table-cell office:value-type="float" office:value="4" table:style-name="ce1">
            <text:p>4</text:p>
          </table:table-cell>
          <table:table-cell office:value-type="string" table:style-name="ce1">
            <text:p>කාලය</text:p>
          </table:table-cell>
          <table:table-cell office:value-type="string" table:style-name="ce1">
            <text:p>කාලය මනින ඒකක අතර සම්බන්ධතාවය, ගත වු කාලය.</text:p>
          </table:table-cell>
          <table:table-cell office:value-type="string" table:style-name="ce1">
            <text:p>සම්මත ආකාරයට දිනයක් ලියා දැක්වීම. කාලය මනින ඒකක අතර සම්බන්ධතා ලෙස පැය හා මිනිත්තු අතර සම්බන්ධය, මිනිත්තු හා තත්ත්පර අතර සම්බන්ධය විමසා බැලීම. මිනිත්තු වලින් දක්වා ඇති කාලයක් තත්ත්පර වලින් දැක්වීම. තත්ත්පර වලින් දක්වා ඇති කාලයක් මිනිත්තු වලින් දැක්වීම. පැය වලින් දක්වා ඇති කාලයක් මිනිත්තු වලින් දැක්වීම. මිනිත්තු වලින් දක්වා ඇති කාලයක් පැය වලින් දැක්වීම. දින - පැය අතර සම්බන්ධය හඳුනා ගැනීම.<text:s/></text:p>
          </table:table-cell>
          <table:table-cell office:value-type="time" office:time-value="PT1H0M0S" table:style-name="ce2">
            <text:p>01:00:00</text:p>
          </table:table-cell>
          <table:table-cell office:value-type="float" office:value="66" table:style-name="ce1">
            <text:p>66</text:p>
          </table:table-cell>
          <table:table-cell table:number-columns-repeated="2" table:style-name="ce1"/>
          <table:table-cell office:value-type="string" table:style-name="ce1">
            <text:p>තත්පර 150 <text:s/>මිනිත්තු වලින් හා තත්පර වලින් <text:s/>දක්වන්න</text:p>
          </table:table-cell>
          <table:table-cell table:style-name="ce1"/>
          <table:table-cell office:value-type="string" table:style-name="ce1">
            <text:p>මිනිත්තු 2 යි තත්පර 30 යි<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නිත්තු 3 යි තත්පර 30 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නිත්තු 2 යි තත්පර 60 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නිත්තු 2 යි තත්පර 45 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67" table:style-name="ce1">
            <text:p>67</text:p>
          </table:table-cell>
          <table:table-cell table:number-columns-repeated="2" table:style-name="ce1"/>
          <table:table-cell office:value-type="string" table:style-name="ce1">
            <text:p>පැය 12 <text:s/>මිනිත්තු වලින් දක්වන්න</text:p>
          </table:table-cell>
          <table:table-cell table:style-name="ce1"/>
          <table:table-cell office:value-type="string" table:style-name="ce1">
            <text:p>මිනිත්තු 720<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නිත්තු 64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නිත්තු 70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නිත්තු 60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68" table:style-name="ce1">
            <text:p>68</text:p>
          </table:table-cell>
          <table:table-cell table:number-columns-repeated="2" table:style-name="ce1"/>
          <table:table-cell office:value-type="string" table:style-name="ce1">
            <text:p>මිනිත්තු <text:s/>600 <text:s/>පැය වලින් දක්වන්න</text:p>
          </table:table-cell>
          <table:table-cell table:style-name="ce1"/>
          <table:table-cell office:value-type="string" table:style-name="ce1">
            <text:p>පැය 10 යි<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ය 60 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ය 20 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ය 40 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69" table:style-name="ce1">
            <text:p>69</text:p>
          </table:table-cell>
          <table:table-cell table:number-columns-repeated="2" table:style-name="ce1"/>
          <table:table-cell office:value-type="string" table:style-name="ce1">
            <text:p>පැය 35 දින වලින් හා පැය වලින් දක්වන්න</text:p>
          </table:table-cell>
          <table:table-cell table:style-name="ce1"/>
          <table:table-cell office:value-type="string" table:style-name="ce1">
            <text:p>දින 01 යි පැය 10 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දින 02 යි පැය 11 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දින 01 යි පැය 11 යි<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දින 02 යි පැය 10 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70" table:style-name="ce1">
            <text:p>70</text:p>
          </table:table-cell>
          <table:table-cell table:number-columns-repeated="2" table:style-name="ce1"/>
          <table:table-cell office:value-type="string" table:style-name="ce1">
            <text:p><text:s/>දින 12 <text:s/>පැය වලින් දක්වන්න</text:p>
          </table:table-cell>
          <table:table-cell table:style-name="ce1"/>
          <table:table-cell office:value-type="string" table:style-name="ce1">
            <text:p>මිනිත්තු 288<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නිත්තු 28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නිත්තු 28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නිත්තු 285</text:p>
          </table:table-cell>
          <table:table-cell office:value-type="float" office:value="0" table:style-name="ce1">
            <text:p>0</text:p>
          </table:table-cell>
          <table:table-cell table:number-columns-repeated="16366"/>
        </table:table-row>
        <table:table-row table:style-name="ro1">
          <table:table-cell office:value-type="float" office:value="15" table:style-name="ce1">
            <text:p>15</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1-l04-ep15</text:p>
          </table:table-cell>
          <table:table-cell office:value-type="float" office:value="15" table:style-name="ce1">
            <text:p>15</text:p>
          </table:table-cell>
          <table:table-cell office:value-type="float" office:value="1" table:style-name="ce1">
            <text:p>1</text:p>
          </table:table-cell>
          <table:table-cell office:value-type="float" office:value="4" table:style-name="ce1">
            <text:p>4</text:p>
          </table:table-cell>
          <table:table-cell office:value-type="string" table:style-name="ce1">
            <text:p>කාලය</text:p>
          </table:table-cell>
          <table:table-cell office:value-type="string" table:style-name="ce1">
            <text:p>ගත වු කාලය. කාලය සම්බන්ධ එකතු කිරීම් තවදුරටත්</text:p>
          </table:table-cell>
          <table:table-cell office:value-type="string" table:style-name="ce1">
            <text:p>යම්කිසි කාර්යයකට ගතවූ කාලය ගණනය කිරීම හා පැය - මිනිත්තු වලින් දී ඇති කාල එකතු කිරීම. මිනිත්තු - තත්ත්පර වලින් දී ඇති කාල එකතු කිරීම.</text:p>
          </table:table-cell>
          <table:table-cell office:value-type="time" office:time-value="PT1H0M0S" table:style-name="ce2">
            <text:p>01:00:00</text:p>
          </table:table-cell>
          <table:table-cell office:value-type="float" office:value="71" table:style-name="ce1">
            <text:p>71</text:p>
          </table:table-cell>
          <table:table-cell table:number-columns-repeated="2" table:style-name="ce1"/>
          <table:table-cell office:value-type="string" table:style-name="ce1">
            <text:p>සමන් පාසල් යාම සඳහා නිවසින් පෙ.ව. 6.45 ට පිටත් වූ අතර පෙ.ව. 7.20 ට පාසලට ළගා විය. සමන්ට පාසලට යාමට ගත වූ කාලය කොපමණ ද?</text:p>
          </table:table-cell>
          <table:table-cell table:style-name="ce1"/>
          <table:table-cell office:value-type="string" table:style-name="ce1">
            <text:p>මිනිත්තු 35<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නිත්තු 3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නිත්තු 2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නිත්තු 4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72" table:style-name="ce1">
            <text:p>72</text:p>
          </table:table-cell>
          <table:table-cell table:number-columns-repeated="2" table:style-name="ce1"/>
          <table:table-cell office:value-type="string" table:style-name="ce1">
            <text:p>තාරා සවස 5.00 ට ගණිතය ප‍්‍රශ්න පත‍්‍රයකට පිළිතුරු සැපයීම ආරම්භ කළ අතර සවස 6.15ට එය අවසන් කරන ලදී. එම ප‍්‍රශ්න පත‍්‍රයට පිළිතුරු සැපයීම සඳහා ගත වූ කාලය කොපමණ ද?</text:p>
          </table:table-cell>
          <table:table-cell table:style-name="ce1"/>
          <table:table-cell office:value-type="string" table:style-name="ce1">
            <text:p>පැය 01 මිනිත්තු 15<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ය 01 මිනිත්තු 1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ය 01 මිනිත්තු 0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ය 01 මිනිත්තු 2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73" table:style-name="ce1">
            <text:p>73</text:p>
          </table:table-cell>
          <table:table-cell table:number-columns-repeated="2" table:style-name="ce1"/>
          <table:table-cell office:value-type="string" table:style-name="ce1">
            <text:p><text:s/>බස් රථයක් පෙ.ව. 10.00 ට ධාවනයේ යෙදීම ආරම්භ කළ අතර ප.ව. 3.30 <text:s/>වන විට ගමනාන්තය දක්වා ළගා විය. මෙම රථය ධාවනයේ යෙදුනු කාලය කොපමණ ද?</text:p>
          </table:table-cell>
          <table:table-cell table:style-name="ce1"/>
          <table:table-cell office:value-type="string" table:style-name="ce1">
            <text:p>පැය 05 මිනිත්තු 25<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ය 05 මිනිත්තු 3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ය 05 මිනිත්තු 1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ය 05 මිනිත්තු 3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74" table:style-name="ce1">
            <text:p>74</text:p>
          </table:table-cell>
          <table:table-cell table:style-name="ce1"/>
          <table:table-cell office:value-type="string" table:style-name="ce1">
            <text:p>maths-06-t1-l04-ep15-q-4.jpg</text:p>
          </table:table-cell>
          <table:table-cell office:value-type="string" table:style-name="ce1">
            <text:p>එකතු කළ විට හිස් කොටුවට ගැළපෙන පිළිතුර වනුයේ</text:p>
          </table:table-cell>
          <table:table-cell table:style-name="ce1"/>
          <table:table-cell office:value-type="string" table:style-name="ce1">
            <text:p>පැය 8 මිනිත්තු 55</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ය 7 මිනිත්තු 5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ය 8 මිනිත්තු 5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ය 7 මිනිත්තු 5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75" table:style-name="ce1">
            <text:p>75</text:p>
          </table:table-cell>
          <table:table-cell table:style-name="ce1"/>
          <table:table-cell office:value-type="string" table:style-name="ce1">
            <text:p>maths-06-t1-l04-ep15-q-5.jpg</text:p>
          </table:table-cell>
          <table:table-cell office:value-type="string" table:style-name="ce1">
            <text:p>එකතු කළවිට හිස් කොටුවට ගැලපෙන පිළිතුර වනුයේ</text:p>
          </table:table-cell>
          <table:table-cell table:style-name="ce1"/>
          <table:table-cell office:value-type="string" table:style-name="ce1">
            <text:p>පැය 12 මිනිත්තු 55<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ය 12 මිනිත්තු 6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ය 12 මිනිත්තු 50</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ය 12 මිනිත්තු 40</text:p>
          </table:table-cell>
          <table:table-cell office:value-type="float" office:value="0" table:style-name="ce1">
            <text:p>0</text:p>
          </table:table-cell>
          <table:table-cell table:number-columns-repeated="16366"/>
        </table:table-row>
        <table:table-row table:style-name="ro1">
          <table:table-cell office:value-type="float" office:value="16" table:style-name="ce1">
            <text:p>16</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1-l04-ep16</text:p>
          </table:table-cell>
          <table:table-cell office:value-type="float" office:value="16" table:style-name="ce1">
            <text:p>16</text:p>
          </table:table-cell>
          <table:table-cell office:value-type="float" office:value="1" table:style-name="ce1">
            <text:p>1</text:p>
          </table:table-cell>
          <table:table-cell office:value-type="float" office:value="4" table:style-name="ce1">
            <text:p>4</text:p>
          </table:table-cell>
          <table:table-cell office:value-type="string" table:style-name="ce1">
            <text:p>කාලය</text:p>
          </table:table-cell>
          <table:table-cell office:value-type="string" table:style-name="ce1">
            <text:p>කාලය සම්බන්ධ එකතු කිරීම් තවදුරටත්, කාලය සම්බන්ධ අඩු කිරීම් තවදුරටත්</text:p>
          </table:table-cell>
          <table:table-cell office:value-type="string" table:style-name="ce1">
            <text:p>කාලය හා සම්බන්ධ එකතු කිරීම් ඇතුළත් ගැටලු සාකච්ඡා කිරීම. පැය - මිනිත්තු වලින් හා මිනිත්තු - තත්ත්පර වලින් දී ඇති කාලයන් අඩු කිරීම හා ඒ ආශ‍්‍රිත ගැටලු සාකච්ඡා කිරීම.</text:p>
          </table:table-cell>
          <table:table-cell office:value-type="time" office:time-value="PT1H0M0S" table:style-name="ce2">
            <text:p>01:00:00</text:p>
          </table:table-cell>
          <table:table-cell office:value-type="float" office:value="76" table:style-name="ce1">
            <text:p>76</text:p>
          </table:table-cell>
          <table:table-cell table:style-name="ce1"/>
          <table:table-cell office:value-type="string" table:style-name="ce1">
            <text:p>maths-06-t1-l04-ep16-q-1.jpg</text:p>
          </table:table-cell>
          <table:table-cell office:value-type="string" table:style-name="ce1">
            <text:p>පහත වේලාවන් එකතු කළ විට හිස් කොටුවට ගැළපෙන <text:s/>පිළිතුර වනුයේ<text:s/></text:p>
          </table:table-cell>
          <table:table-cell table:style-name="ce1"/>
          <table:table-cell office:value-type="string" table:style-name="ce1">
            <text:p>මිනිත්තු 10 තත්පර 4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නිත්තු 10 තත්පර 4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නිත්තු 10 තත්පර 3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මිනිත්තු 10 තත්පර 50</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office:value-type="float" office:value="77" table:style-name="ce1">
            <text:p>77</text:p>
          </table:table-cell>
          <table:table-cell table:style-name="ce1"/>
          <table:table-cell office:value-type="string" table:style-name="ce1">
            <text:p>maths-06-t1-l04-ep16-q-2.jpg</text:p>
          </table:table-cell>
          <table:table-cell office:value-type="string" table:style-name="ce1">
            <text:p>පහත වේලාවන් එකතු කළ විට හිස් කොටුවට ගැළපෙන පිළිතුර වනුයේ</text:p>
          </table:table-cell>
          <table:table-cell table:style-name="ce1"/>
          <table:table-cell office:value-type="string" table:style-name="ce1">
            <text:p>මිනිත්තු 21 තත්පර 20<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මිනිත්තු 20 තත්පර 5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මිනිත්තු 21 තත්පර 6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මිනිත්තු 20 තත්පර 7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78" table:style-name="ce1">
            <text:p>78</text:p>
          </table:table-cell>
          <table:table-cell table:style-name="ce1"/>
          <table:table-cell office:value-type="string" table:style-name="ce1">
            <text:p>maths-06-t1-l04-ep16-q-3.jpg</text:p>
          </table:table-cell>
          <table:table-cell office:value-type="string" table:style-name="ce1">
            <text:p>පහත දින හා පැය එකතු කල විට ලැබෙන පිළිතුර වනුයේ</text:p>
          </table:table-cell>
          <table:table-cell table:style-name="ce1"/>
          <table:table-cell office:value-type="string" table:style-name="ce1">
            <text:p>දින 18 යි පැය 1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දින 17 යි පැය 30<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දින 18 යි පැය 2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දින 17 යි පැය 2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79" table:style-name="ce1">
            <text:p>79</text:p>
          </table:table-cell>
          <table:table-cell table:style-name="ce1"/>
          <table:table-cell office:value-type="string" table:style-name="ce1">
            <text:p>maths-06-t1-l04-ep16-q-4.jpg</text:p>
          </table:table-cell>
          <table:table-cell office:value-type="string" table:style-name="ce1">
            <text:p><text:s/>පහත මිනිත්තු හා තත්පර අඩු කළ විට හිස් කොටුවට අදාල පිළිතුර වනුයේ<text:s/></text:p>
          </table:table-cell>
          <table:table-cell table:style-name="ce1"/>
          <table:table-cell office:value-type="string" table:style-name="ce1">
            <text:p>මිනිත්තු 10 යි තත්පර 35 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මිනිත්තු 10 යි තත්පර 20 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මිනිත්තු 6 යි තත්පර 15 යි<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මිනිත්තු 6 යි තත්පර 20 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80" table:style-name="ce1">
            <text:p>80</text:p>
          </table:table-cell>
          <table:table-cell table:style-name="ce1"/>
          <table:table-cell office:value-type="string" table:style-name="ce1">
            <text:p>maths-06-t1-l04-ep16-q-5.jpg</text:p>
          </table:table-cell>
          <table:table-cell office:value-type="string" table:style-name="ce1">
            <text:p>පහත දින හා පැය අඩු කළ විට ලැබෙන පිළිතුර වනුයේ<text:s/></text:p>
          </table:table-cell>
          <table:table-cell table:style-name="ce1"/>
          <table:table-cell office:value-type="string" table:style-name="ce1">
            <text:p>දින 6 යි පැය 3 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දින 5 යි පැය 21 යි<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දින 6 යි පැය 12 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දින 5 යි පැය 20 යි</text:p>
          </table:table-cell>
          <table:table-cell office:value-type="float" office:value="0" table:style-name="ce1">
            <text:p>0</text:p>
          </table:table-cell>
          <table:table-cell table:number-columns-repeated="16366"/>
        </table:table-row>
        <table:table-row table:style-name="ro1">
          <table:table-cell office:value-type="float" office:value="17" table:style-name="ce1">
            <text:p>17</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1-l05-ep17</text:p>
          </table:table-cell>
          <table:table-cell office:value-type="float" office:value="17" table:style-name="ce1">
            <text:p>17</text:p>
          </table:table-cell>
          <table:table-cell office:value-type="float" office:value="1" table:style-name="ce1">
            <text:p>1</text:p>
          </table:table-cell>
          <table:table-cell office:value-type="float" office:value="5" table:style-name="ce1">
            <text:p>5</text:p>
          </table:table-cell>
          <table:table-cell office:value-type="string" table:style-name="ce1">
            <text:p>සංඛ්‍යා රේඛාව</text:p>
          </table:table-cell>
          <table:table-cell office:value-type="string" table:style-name="ce1">
            <text:p>සංඛ්‍යා රේඛාව මත පුර්ණ සංඛ්‍යා සළකුණු කිරීම.</text:p>
          </table:table-cell>
          <table:table-cell office:value-type="string" table:style-name="ce1">
            <text:p>සංඛ්‍යා රේඛාව හඳුනා ගැනීම හා නිවැරදිව සංඛ්‍යා රේඛාවක් ඇඳීම, සංඛ්‍යා රේඛාව මත සමාන පරතරයක් සහිතව පූර්ණ සංඛ්‍යා සළකුණු කිරීම.</text:p>
          </table:table-cell>
          <table:table-cell office:value-type="time" office:time-value="PT1H0M0S" table:style-name="ce2">
            <text:p>01:00:00</text:p>
          </table:table-cell>
          <table:table-cell office:value-type="float" office:value="81" table:style-name="ce1">
            <text:p>81</text:p>
          </table:table-cell>
          <table:table-cell table:style-name="ce1"/>
          <table:table-cell office:value-type="string" table:style-name="ce1">
            <text:p>maths-06-t1-l05-ep17-q-1.jpg</text:p>
          </table:table-cell>
          <table:table-cell office:value-type="string" table:style-name="ce1">
            <text:p>ඉහත සංඛ්‍යා රේඛාවේ ලකුණු කර ඇති සංඛ්‍යා අතුරින් විශාලම සංඛ්‍යාව කුමක්ද?</text:p>
          </table:table-cell>
          <table:table-cell table:style-name="ce1"/>
          <table:table-cell office:value-type="float" office:value="2" table:style-name="ce1">
            <text:p>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3" table:style-name="ce1">
            <text:p>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4" table:style-name="ce1">
            <text:p>4</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5" table:style-name="ce1">
            <text:p>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82" table:style-name="ce1">
            <text:p>82</text:p>
          </table:table-cell>
          <table:table-cell table:style-name="ce1"/>
          <table:table-cell office:value-type="string" table:style-name="ce1">
            <text:p>maths-06-t1-l05-ep17-q-2.jpg</text:p>
          </table:table-cell>
          <table:table-cell office:value-type="string" table:style-name="ce1">
            <text:p>ඉහත සංඛ්‍යා රේඛාවේ දක්වා ඇති සංඛ්‍යා අතරින් කුඩාම සංඛ්‍යාව කුමක්ද?</text:p>
          </table:table-cell>
          <table:table-cell table:style-name="ce1"/>
          <table:table-cell office:value-type="float" office:value="0" table:style-name="ce1">
            <text:p>0</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 table:style-name="ce1">
            <text:p>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3" table:style-name="ce1">
            <text:p>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 table:style-name="ce1">
            <text:p>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83" table:style-name="ce1">
            <text:p>83</text:p>
          </table:table-cell>
          <table:table-cell table:style-name="ce1"/>
          <table:table-cell office:value-type="string" table:style-name="ce1">
            <text:p>maths-06-t1-l05-ep17-q-3.jpg</text:p>
          </table:table-cell>
          <table:table-cell office:value-type="string" table:style-name="ce1">
            <text:p>පහත සංඛ්‍යා රේඛාවේ ලකුණු කර ඇති සංඛ්‍යා අතුරන් විශාලම සංඛ්‍යාවේ හා කුඩාම සංඛ්‍යාවේ වෙනස කීයද?</text:p>
          </table:table-cell>
          <table:table-cell table:style-name="ce1"/>
          <table:table-cell office:value-type="float" office:value="2" table:style-name="ce1">
            <text:p>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3" table:style-name="ce1">
            <text:p>3</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4" table:style-name="ce1">
            <text:p>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5" table:style-name="ce1">
            <text:p>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84" table:style-name="ce1">
            <text:p>84</text:p>
          </table:table-cell>
          <table:table-cell table:number-columns-repeated="2" table:style-name="ce1"/>
          <table:table-cell office:value-type="string" table:style-name="ce1">
            <text:p>සංඛ්‍යා රේඛාවක දක්නට ලැබෙන ලක්ෂණයක් වන්නේ</text:p>
          </table:table-cell>
          <table:table-cell table:style-name="ce1"/>
          <table:table-cell office:value-type="string" table:style-name="ce1">
            <text:p>සංඛ්‍යා රේඛාවක දකුණත් පසට අගය ක‍්‍රමයෙන් වැඩි වේ.<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සෑම සංඛ්‍යා දෙකක් අතරම පරතරය සමාන 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සංඛ්‍යා රේඛාවක අගය වමත් පසට ක‍්‍රමයෙන් වැඩි 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සංඛ්‍යා රේඛාවක 0 සිට <text:s/>වමත් පසට ධන සංඛ්‍යා ඇතුලත් 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85" table:style-name="ce1">
            <text:p>85</text:p>
          </table:table-cell>
          <table:table-cell table:style-name="ce1"/>
          <table:table-cell office:value-type="string" table:style-name="ce1">
            <text:p>maths-06-t1-l05-ep17-q-5.jpg</text:p>
          </table:table-cell>
          <table:table-cell office:value-type="string" table:style-name="ce1">
            <text:p>පහත සංඛ්‍යා රේඛාවේ ලකුණු කර ඇති <text:s/>සංඛ්‍යා අතුරින් විශාලම සංඛ්‍යාවේ සහ කුඩාම සංඛ්‍යාවේ වෙනස වනුයේ</text:p>
          </table:table-cell>
          <table:table-cell table:style-name="ce1"/>
          <table:table-cell office:value-type="float" office:value="4" table:style-name="ce1">
            <text:p>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 table:style-name="ce1">
            <text:p>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3" table:style-name="ce1">
            <text:p>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6" table:style-name="ce1">
            <text:p>6</text:p>
          </table:table-cell>
          <table:table-cell office:value-type="float" office:value="1" table:style-name="ce1">
            <text:p>1</text:p>
          </table:table-cell>
          <table:table-cell table:number-columns-repeated="16366"/>
        </table:table-row>
        <table:table-row table:style-name="ro1">
          <table:table-cell office:value-type="float" office:value="18" table:style-name="ce1">
            <text:p>18</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1-l05-ep18</text:p>
          </table:table-cell>
          <table:table-cell office:value-type="float" office:value="18" table:style-name="ce1">
            <text:p>18</text:p>
          </table:table-cell>
          <table:table-cell office:value-type="float" office:value="1" table:style-name="ce1">
            <text:p>1</text:p>
          </table:table-cell>
          <table:table-cell office:value-type="float" office:value="5" table:style-name="ce1">
            <text:p>5</text:p>
          </table:table-cell>
          <table:table-cell office:value-type="string" table:style-name="ce1">
            <text:p>සංඛ්‍යා රේඛාව</text:p>
          </table:table-cell>
          <table:table-cell office:value-type="string" table:style-name="ce1">
            <text:p>සංඛ්‍යා රේඛාව මත පුර්ණ සංඛ්‍යා සළකුණු කිරීම.</text:p>
          </table:table-cell>
          <table:table-cell office:value-type="string" table:style-name="ce1">
            <text:p>දී ඇති පූර්ණ සංඛ්‍යාවක් සංඛ්‍යා රේඛාවක් මත ලකුණු කිරීම අධ්‍යයනය කිරීම.</text:p>
          </table:table-cell>
          <table:table-cell office:value-type="time" office:time-value="PT1H0M0S" table:style-name="ce2">
            <text:p>01:00:00</text:p>
          </table:table-cell>
          <table:table-cell office:value-type="float" office:value="86" table:style-name="ce1">
            <text:p>86</text:p>
          </table:table-cell>
          <table:table-cell table:number-columns-repeated="2" table:style-name="ce1"/>
          <table:table-cell office:value-type="string" table:style-name="ce1">
            <text:p>ධන නිඛිල පමණක් අඩංගු වනුයේ<text:s/></text:p>
          </table:table-cell>
          <table:table-cell table:style-name="ce1"/>
          <table:table-cell office:value-type="string" table:style-name="ce1">
            <text:p>5, 6, -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9, -2, 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 2, 1</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7, 5, 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87" table:style-name="ce1">
            <text:p>87</text:p>
          </table:table-cell>
          <table:table-cell table:number-columns-repeated="2" table:style-name="ce1"/>
          <table:table-cell office:value-type="string" table:style-name="ce1">
            <text:p><text:s/>සෘණ නිඛිල පමණක් අඩංගු වනුයේ<text:s/></text:p>
          </table:table-cell>
          <table:table-cell table:style-name="ce1"/>
          <table:table-cell office:value-type="string" table:style-name="ce3">
            <text:p>-5, 0, 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text:s/>- 4, -2, -3</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 5, 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 4, 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88" table:style-name="ce1">
            <text:p>88</text:p>
          </table:table-cell>
          <table:table-cell table:number-columns-repeated="2" table:style-name="ce1"/>
          <table:table-cell office:value-type="string" table:style-name="ce1">
            <text:p>සංඛ්‍යා රේඛාවක දක්නට ලැබෙන 0 සම්බන්ධයෙන් වන නිවැරදි ප‍්‍රකාශය වනුයේ</text:p>
          </table:table-cell>
          <table:table-cell table:style-name="ce1"/>
          <table:table-cell office:value-type="string" table:style-name="ce1">
            <text:p>0 ධන නිඛිලය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0 සෘණ නිඛිලය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0 ධන සංඛ්‍යාවලට වඩා විශාල 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0 සෘණ සංඛ්‍යාවලට වඩා විශාල වේ.</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89" table:style-name="ce1">
            <text:p>89</text:p>
          </table:table-cell>
          <table:table-cell table:style-name="ce1"/>
          <table:table-cell office:value-type="string" table:style-name="ce1">
            <text:p>maths-06-t1-l05-ep18-q-4.jpg</text:p>
          </table:table-cell>
          <table:table-cell office:value-type="string" table:style-name="ce1">
            <text:p><text:s/>මෙම සංඛ්‍යා රේඛාවේ දක්වා ඇති සංඛ්‍යා මොනවාද?</text:p>
          </table:table-cell>
          <table:table-cell table:style-name="ce1"/>
          <table:table-cell office:value-type="string" table:style-name="ce3">
            <text:p>-5, -3, 2<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 -3, 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 -3, -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 3, <text:s/>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90" table:style-name="ce1">
            <text:p>90</text:p>
          </table:table-cell>
          <table:table-cell table:style-name="ce1"/>
          <table:table-cell office:value-type="string" table:style-name="ce1">
            <text:p>maths-06-t1-l05-ep18-q-5.jpg</text:p>
          </table:table-cell>
          <table:table-cell office:value-type="string" table:style-name="ce1">
            <text:p>පහත සංඛ්‍යා රේඛාවේ ලකුණු කර ඇති සංඛ්‍යා ආරෝහණ පිලිවෙලට දැක්වෙන පිළිතුර වනුයේ<text:s/></text:p>
          </table:table-cell>
          <table:table-cell table:style-name="ce1"/>
          <table:table-cell office:value-type="string" table:style-name="ce3">
            <text:p>2, 0, -2, -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0, 2, -2, -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0, -2, 2, -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 -2, 0, 2</text:p>
          </table:table-cell>
          <table:table-cell office:value-type="float" office:value="1" table:style-name="ce1">
            <text:p>1</text:p>
          </table:table-cell>
          <table:table-cell table:number-columns-repeated="16366"/>
        </table:table-row>
        <table:table-row table:style-name="ro1">
          <table:table-cell office:value-type="float" office:value="19" table:style-name="ce1">
            <text:p>19</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1-l05-ep19</text:p>
          </table:table-cell>
          <table:table-cell office:value-type="float" office:value="19" table:style-name="ce1">
            <text:p>19</text:p>
          </table:table-cell>
          <table:table-cell office:value-type="float" office:value="1" table:style-name="ce1">
            <text:p>1</text:p>
          </table:table-cell>
          <table:table-cell office:value-type="float" office:value="5" table:style-name="ce1">
            <text:p>5</text:p>
          </table:table-cell>
          <table:table-cell office:value-type="string" table:style-name="ce1">
            <text:p>සංඛ්‍යා රේඛාව</text:p>
          </table:table-cell>
          <table:table-cell office:value-type="string" table:style-name="ce1">
            <text:p>ඍණ සංඛ්‍යා</text:p>
          </table:table-cell>
          <table:table-cell office:value-type="string" table:style-name="ce1">
            <text:p>ඍණ සංඛ්‍යා හඳුනා ගැනීම හා ඍණ සංඛ්‍යා පිලිබඳ අධ්‍යයනය කිරීම. ඍණ සංඛ්‍යා, සංඛ්‍යා රේඛාවක් මත ලකුණු කිරීම.<text:s/></text:p>
          </table:table-cell>
          <table:table-cell office:value-type="time" office:time-value="PT1H0M0S" table:style-name="ce2">
            <text:p>01:00:00</text:p>
          </table:table-cell>
          <table:table-cell office:value-type="float" office:value="91" table:style-name="ce1">
            <text:p>91</text:p>
          </table:table-cell>
          <table:table-cell table:style-name="ce1"/>
          <table:table-cell office:value-type="string" table:style-name="ce1">
            <text:p>maths-06-t1-l05-ep19-q-1.jpg</text:p>
          </table:table-cell>
          <table:table-cell office:value-type="string" table:style-name="ce1">
            <text:p><text:s/>මෙම සංඛ්‍යා රේඛාවේ දක්වා ඇති සංඛ්‍යා අවරෝහණ පිළිවෙලට සකස් කල විට ලැබෙන පිළිතුර වනුයේ</text:p>
          </table:table-cell>
          <table:table-cell table:style-name="ce1"/>
          <table:table-cell office:value-type="string" table:style-name="ce3">
            <text:p>0, -2, -3<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3, 0, -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0, -3, -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3, -2, 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92" table:style-name="ce1">
            <text:p>92</text:p>
          </table:table-cell>
          <table:table-cell table:style-name="ce1"/>
          <table:table-cell office:value-type="string" table:style-name="ce1">
            <text:p>maths-06-t1-l05-ep19-q-2.jpg</text:p>
          </table:table-cell>
          <table:table-cell office:value-type="string" table:style-name="ce1">
            <text:p>පහත සංඛ්‍යා රේඛාවේ A, B, C මගින් නිරූපණය කර ඇති සංඛ්‍යා පිළිවෙලින් ලියූ විට</text:p>
          </table:table-cell>
          <table:table-cell table:style-name="ce1"/>
          <table:table-cell office:value-type="string" table:style-name="ce1">
            <text:p>6, 0, -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2, 6, 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 0, 6</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0, -2, 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93" table:style-name="ce1">
            <text:p>93</text:p>
          </table:table-cell>
          <table:table-cell table:number-columns-repeated="2" table:style-name="ce1"/>
          <table:table-cell office:value-type="string" table:style-name="ce1">
            <text:p><text:s/>සෘණ තුනත් ධන දෙකත් අතර පිහිටි සියලුම නිඛිල ඇතුලත් වනුයේ කුමන පිළිතුරේද</text:p>
          </table:table-cell>
          <table:table-cell table:style-name="ce1"/>
          <table:table-cell office:value-type="string" table:style-name="ce3">
            <text:p>-2, -1, 0, 1</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 0, 1, -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0, 1, 2, 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 -2, 0, 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94" table:style-name="ce1">
            <text:p>94</text:p>
          </table:table-cell>
          <table:table-cell table:number-columns-repeated="2" table:style-name="ce1"/>
          <table:table-cell office:value-type="string" table:style-name="ce1">
            <text:p>සංඛ්‍යා රේඛාවක් සම්බන්ධයෙන් වන අසත්‍ය ප‍්‍රකාශය වනුයේ</text:p>
          </table:table-cell>
          <table:table-cell table:style-name="ce1"/>
          <table:table-cell office:value-type="string" table:style-name="ce3">
            <text:p>සංඛ්‍යා රේඛාවක ධන සංඛ්‍යා සෘණ සංඛ්‍යාවලට වඩා විශාල 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සංඛ්‍යා රේඛාවක සෘණ සංඛ්‍යා ධන සංඛ්‍යාවලට වඩා විශාල වේ.<text:s text:c="2"/></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සංඛ්‍යා රේඛාවක 0 ධන සංඛ්‍යාවලට වඩා කුඩා වේ.<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සංඛ්‍යා රේඛාවක 0 සෘණ සංඛ්‍යාවලට වඩා විශාල 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95" table:style-name="ce1">
            <text:p>95</text:p>
          </table:table-cell>
          <table:table-cell table:style-name="ce1"/>
          <table:table-cell office:value-type="string" table:style-name="ce1">
            <text:p>maths-06-t1-l05-ep19-q-5.jpg</text:p>
          </table:table-cell>
          <table:table-cell office:value-type="string" table:style-name="ce1">
            <text:p><text:s/>පහත සංඛ්‍යා රේඛාවේ දක්වා ඇති විශාලම සංඛ්‍යාව කීයද</text:p>
          </table:table-cell>
          <table:table-cell table:style-name="ce1"/>
          <table:table-cell office:value-type="string" table:style-name="ce3">
            <text:p>-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text:p>
          </table:table-cell>
          <table:table-cell office:value-type="float" office:value="1" table:style-name="ce1">
            <text:p>1</text:p>
          </table:table-cell>
          <table:table-cell table:number-columns-repeated="16366"/>
        </table:table-row>
        <table:table-row table:style-name="ro1">
          <table:table-cell office:value-type="float" office:value="20" table:style-name="ce1">
            <text:p>20</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1-l05-ep20</text:p>
          </table:table-cell>
          <table:table-cell office:value-type="float" office:value="20" table:style-name="ce1">
            <text:p>20</text:p>
          </table:table-cell>
          <table:table-cell office:value-type="float" office:value="1" table:style-name="ce1">
            <text:p>1</text:p>
          </table:table-cell>
          <table:table-cell office:value-type="float" office:value="5" table:style-name="ce1">
            <text:p>5</text:p>
          </table:table-cell>
          <table:table-cell office:value-type="string" table:style-name="ce1">
            <text:p>සංඛ්‍යා රේඛාව</text:p>
          </table:table-cell>
          <table:table-cell office:value-type="string" table:style-name="ce1">
            <text:p>නිඛිල සංසන්දනය</text:p>
          </table:table-cell>
          <table:table-cell office:value-type="string" table:style-name="ce1">
            <text:p>නිඛිල හඳුනා ගැනීම. ධන නිඛිල හා ඍණ නිඛිල වෙන් වෙන්ව හඳුනා ගැනීම. අසමානතා ලකුණු හඳුනා ගැනීම හා <text:s/>නිඛිල 2 ක් අතරට අසමානතා ලකුණු යොදන ආකාරය පැහැදිලි කිරීම. නිඛිල සංසන්දනය කිරීම.<text:s/></text:p>
          </table:table-cell>
          <table:table-cell office:value-type="time" office:time-value="PT1H0M0S" table:style-name="ce2">
            <text:p>01:00:00</text:p>
          </table:table-cell>
          <table:table-cell office:value-type="float" office:value="96" table:style-name="ce1">
            <text:p>96</text:p>
          </table:table-cell>
          <table:table-cell table:number-columns-repeated="2" table:style-name="ce1"/>
          <table:table-cell office:value-type="string" table:style-name="ce1">
            <text:p>-3 ˂ 0 යන අසමානතාවයෙන් අදහස් වනුයේ<text:s/></text:p>
          </table:table-cell>
          <table:table-cell table:style-name="ce1"/>
          <table:table-cell office:value-type="string" table:style-name="ce3">
            <text:p>-3 සංඛ්‍යාව 0 ට වඩා විශාල වන බව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0 සංඛ්‍යාව -3 ට වඩා විශාල වන බවයි<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 සංඛ්‍යාව හා 0 සමාන වන බව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3 හා 0 අතර කිසිදු සම්බන්ධයක් නොමැති බව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97" table:style-name="ce1">
            <text:p>97</text:p>
          </table:table-cell>
          <table:table-cell table:number-columns-repeated="2" table:style-name="ce1"/>
          <table:table-cell office:value-type="string" table:style-name="ce1">
            <text:p><text:s/>5 ˃ 0 <text:s/>යන අසමානතාවයෙන් අදහස් වනුයේ<text:s/></text:p>
          </table:table-cell>
          <table:table-cell table:style-name="ce1"/>
          <table:table-cell office:value-type="string" table:style-name="ce3">
            <text:p>5 සංඛ්‍යාව 0 ට වඩා විශාල වන බවයි<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0 සංඛ්‍යාව 5 ට වඩා විශාල වන බව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0 සංඛ්‍යාව හා <text:s/>5 සමාන වන බව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0 හා 5 අතර කිසිදු සම්බන්ධයක් නොමැති බව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98" table:style-name="ce1">
            <text:p>98</text:p>
          </table:table-cell>
          <table:table-cell table:number-columns-repeated="2" table:style-name="ce1"/>
          <table:table-cell office:value-type="string" table:style-name="ce1">
            <text:p>-5 ˂ 5 <text:s/>යන අසමානතාවයෙන් අදහස් වනුයේ<text:s/></text:p>
          </table:table-cell>
          <table:table-cell table:style-name="ce1"/>
          <table:table-cell office:value-type="string" table:style-name="ce3">
            <text:p>-5 සංඛ්‍යාව 5 ට වඩා විශාල වන බව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5 සංඛ්‍යාව -5 ට වඩා විශාල වන බවයි<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5 සංඛ්‍යාව හා <text:s/>5 සමාන වන බව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5 හා 5 අතර කිසිදු සම්බන්ධයක් නොමැති බව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99" table:style-name="ce1">
            <text:p>99</text:p>
          </table:table-cell>
          <table:table-cell table:number-columns-repeated="2" table:style-name="ce1"/>
          <table:table-cell office:value-type="string" table:style-name="ce1">
            <text:p><text:s/>-3, 0, 2, 1, -5 යන සංඛ්‍යා ආරෝහණ පිළිවෙලට ලියූ විට ලැබෙන පිළිතුර වනුයේ</text:p>
          </table:table-cell>
          <table:table-cell table:style-name="ce1"/>
          <table:table-cell office:value-type="string" table:style-name="ce3">
            <text:p>-5, -3, 0, 1, 2</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2, 1, 0, -3, -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0, 1, 2, -3, -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1, 2, -3, -5, 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00" table:style-name="ce1">
            <text:p>100</text:p>
          </table:table-cell>
          <table:table-cell table:number-columns-repeated="2" table:style-name="ce1"/>
          <table:table-cell office:value-type="string" table:style-name="ce1">
            <text:p>සංඛ්‍යා රේඛාවක් <text:s/>සම්බන්ධයෙන් වන නිවැරදි ප‍්‍රකාශය මින් කුමක්ද</text:p>
          </table:table-cell>
          <table:table-cell table:style-name="ce1"/>
          <table:table-cell office:value-type="string" table:style-name="ce1">
            <text:p>සංඛ්‍යා රේඛාවක දකුණත් පසට ගමන් කිරීමේදී එම නිඛිලවල වටිනාකම ක‍්‍රමයෙන් වැඩි වේ.</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සංඛ්‍යා රේඛාවක ධන නිඛිල සෘණ නිඛිලවලට වඩා කුඩා වේ.<text:s/></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සංඛ්‍යා රේඛාවක සෘණ නිඛිල ධන නිඛිලවලට වඩා විශාලත්වයෙන් වැඩි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0 සෘණ <text:s/>නිඛිලවලට වඩා කුඩා වේ.</text:p>
          </table:table-cell>
          <table:table-cell office:value-type="float" office:value="0" table:style-name="ce1">
            <text:p>0</text:p>
          </table:table-cell>
          <table:table-cell table:number-columns-repeated="16366"/>
        </table:table-row>
        <table:table-row table:style-name="ro1">
          <table:table-cell office:value-type="float" office:value="21" table:style-name="ce1">
            <text:p>21</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1-l05-ep21</text:p>
          </table:table-cell>
          <table:table-cell office:value-type="float" office:value="21" table:style-name="ce1">
            <text:p>21</text:p>
          </table:table-cell>
          <table:table-cell office:value-type="float" office:value="1" table:style-name="ce1">
            <text:p>1</text:p>
          </table:table-cell>
          <table:table-cell office:value-type="float" office:value="5" table:style-name="ce1">
            <text:p>5</text:p>
          </table:table-cell>
          <table:table-cell office:value-type="string" table:style-name="ce1">
            <text:p>සංඛ්‍යා රේඛාව</text:p>
          </table:table-cell>
          <table:table-cell office:value-type="string" table:style-name="ce1">
            <text:p>නිඛිල සංසන්දනය. නිඛිල සංසන්දනය තවදුරටත්</text:p>
          </table:table-cell>
          <table:table-cell office:value-type="string" table:style-name="ce1">
            <text:p>එකිනෙකට විශාලත්වයෙන් විශාල හා කුඩා නිඛිල 2 ක් ගෙන ඒවා සංසන්දනය කිරීම. අසමානතා ලකුණු හඳුනා ගැනීම හා නිඛිල 2 ක් අතරට අසමානතා ලකුණු යොදන ආකාරය පැහැදිලි කිරීම. නිඛිල සංසන්දනය කිරීම ආශ‍්‍රිත ගැටලු සාකච්ඡා කිරීම.</text:p>
          </table:table-cell>
          <table:table-cell office:value-type="time" office:time-value="PT1H0M0S" table:style-name="ce2">
            <text:p>01:00:00</text:p>
          </table:table-cell>
          <table:table-cell office:value-type="float" office:value="101" table:style-name="ce1">
            <text:p>101</text:p>
          </table:table-cell>
          <table:table-cell table:number-columns-repeated="2" table:style-name="ce1"/>
          <table:table-cell office:value-type="string" table:style-name="ce1">
            <text:p>5 .... 3 .... 0 හිස්තැන්වලට සුදුසු අසමානතා ලකුණු වනුයේ</text:p>
          </table:table-cell>
          <table:table-cell table:style-name="ce1"/>
          <table:table-cell office:value-type="string" table:style-name="ce1">
            <text:p>˃, ˂</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 ˃</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 ˃<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 ˂</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02" table:style-name="ce1">
            <text:p>102</text:p>
          </table:table-cell>
          <table:table-cell table:number-columns-repeated="2" table:style-name="ce1"/>
          <table:table-cell office:value-type="string" table:style-name="ce3">
            <text:p>-3 .... -5 ..... 0 හිස්තැනට ගැලපෙන අසමානතා වනුයේ,</text:p>
          </table:table-cell>
          <table:table-cell table:style-name="ce1"/>
          <table:table-cell office:value-type="string" table:style-name="ce1">
            <text:p>˃, ˂<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 ˃</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 ˃</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 ˂</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03" table:style-name="ce1">
            <text:p>103</text:p>
          </table:table-cell>
          <table:table-cell office:value-type="string" table:style-name="ce1">
            <text:p><text:s/>පහත සම්බන්ධතාවය අසමානතා ලකුණ යොදා ලියන්න<text:s/></text:p>
          </table:table-cell>
          <table:table-cell table:style-name="ce1"/>
          <table:table-cell office:value-type="string" table:style-name="ce1">
            <text:p><text:s text:c="2"/>සෘණ තුන සෘණ පහට වඩා විශාල වේ</text:p>
          </table:table-cell>
          <table:table-cell table:style-name="ce1"/>
          <table:table-cell office:value-type="string" table:style-name="ce1">
            <text:p>-3 ˂ -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3 ˃ 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5 ˂ 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5 ˂ -3</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104" table:style-name="ce1">
            <text:p>104</text:p>
          </table:table-cell>
          <table:table-cell table:number-columns-repeated="2" table:style-name="ce1"/>
          <table:table-cell office:value-type="string" table:style-name="ce1">
            <text:p>-5 .... 3 .... 0 .... -2 <text:s/>හිස්තැනට සුදුසු <text:s/>අසමානතා ලකණු <text:s/>වනුයේ<text:s/></text:p>
          </table:table-cell>
          <table:table-cell table:style-name="ce1"/>
          <table:table-cell office:value-type="string" table:style-name="ce1">
            <text:p>˂, ˃, ˃<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 ˃, ˃</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 ˃, ˂</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 ˂, ˂</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05" table:style-name="ce1">
            <text:p>105</text:p>
          </table:table-cell>
          <table:table-cell office:value-type="string" table:style-name="ce1">
            <text:p>පහත සම්බන්ධතාවය අසමානතා ලකුණ යොදා ලියන්න</text:p>
          </table:table-cell>
          <table:table-cell table:style-name="ce1"/>
          <table:table-cell office:value-type="string" table:style-name="ce1">
            <text:p><text:s/>සෘණ පහ ධන පහට වඩා කුඩා වේ</text:p>
          </table:table-cell>
          <table:table-cell table:style-name="ce1"/>
          <table:table-cell office:value-type="string" table:style-name="ce1">
            <text:p>5 ˂ -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5 ˃ 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5 ˂ 5<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5 ˂ -5</text:p>
          </table:table-cell>
          <table:table-cell office:value-type="float" office:value="0" table:style-name="ce1">
            <text:p>0</text:p>
          </table:table-cell>
          <table:table-cell table:number-columns-repeated="16366"/>
        </table:table-row>
        <table:table-row table:style-name="ro1">
          <table:table-cell office:value-type="float" office:value="22" table:style-name="ce1">
            <text:p>22</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1-l05-ep22</text:p>
          </table:table-cell>
          <table:table-cell office:value-type="float" office:value="22" table:style-name="ce1">
            <text:p>22</text:p>
          </table:table-cell>
          <table:table-cell office:value-type="float" office:value="1" table:style-name="ce1">
            <text:p>1</text:p>
          </table:table-cell>
          <table:table-cell office:value-type="float" office:value="5" table:style-name="ce1">
            <text:p>5</text:p>
          </table:table-cell>
          <table:table-cell office:value-type="string" table:style-name="ce1">
            <text:p>සංඛ්‍යා රේඛාව</text:p>
          </table:table-cell>
          <table:table-cell office:value-type="string" table:style-name="ce1">
            <text:p>අනුයාත නොවන නිඛිල 2ක් අතර නිඛිලයක් සෙවීම.</text:p>
          </table:table-cell>
          <table:table-cell office:value-type="string" table:style-name="ce1">
            <text:p>ආරෝහණ හා අවරෝහණ පටිපාටි හඳුනා ගැනීම. <text:s/>අනුයාත නිඛිල අධ්‍යනය කිරීම හා අනුයාත නොවන නිඛිල 2ක් අතර ඇති නිඛිලයක් සෙවීම සහ ඒ ආශ්‍රිත ගැටලු සාකච්ඡා කිරීම.</text:p>
          </table:table-cell>
          <table:table-cell office:value-type="time" office:time-value="PT1H0M0S" table:style-name="ce2">
            <text:p>01:00:00</text:p>
          </table:table-cell>
          <table:table-cell office:value-type="float" office:value="106" table:style-name="ce1">
            <text:p>106</text:p>
          </table:table-cell>
          <table:table-cell table:style-name="ce1"/>
          <table:table-cell office:value-type="string" table:style-name="ce1">
            <text:p>maths-06-t1-l05-ep22-q-1.jpg</text:p>
          </table:table-cell>
          <table:table-cell office:value-type="string" table:style-name="ce1">
            <text:p>පහත සංඛ්‍යා රේඛාවේ දක්වා ඇති සංඛ්‍යා ආරෝහණ පිළිවෙලට ලියා ඇති පිළිතුර වනුයේ<text:s/></text:p>
          </table:table-cell>
          <table:table-cell table:style-name="ce1"/>
          <table:table-cell office:value-type="string" table:style-name="ce1">
            <text:p>-3, -1, 0, 3<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3, -1, 0, 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3, 0, -1, -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0, -1, -3, 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07" table:style-name="ce1">
            <text:p>107</text:p>
          </table:table-cell>
          <table:table-cell office:value-type="string" table:style-name="ce1">
            <text:p>පහත සංඛ්‍යා අවරෝහණ පිළිවෙලට ලියා ඇති පිළිතුර වනුයේ<text:s/></text:p>
          </table:table-cell>
          <table:table-cell table:style-name="ce1"/>
          <table:table-cell office:value-type="string" table:style-name="ce1">
            <text:p><text:s/>5, -4, -2, 0, 1</text:p>
          </table:table-cell>
          <table:table-cell table:style-name="ce1"/>
          <table:table-cell office:value-type="string" table:style-name="ce1">
            <text:p>5, 0, 1, -4, -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5, 1, 0, -2, -4<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2, -4, 1, 0, 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0, 1, -2, -4, 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08" table:style-name="ce1">
            <text:p>108</text:p>
          </table:table-cell>
          <table:table-cell table:number-columns-repeated="2" table:style-name="ce1"/>
          <table:table-cell office:value-type="string" table:style-name="ce1">
            <text:p>සෘණ තුනත් ධන තුනත් අතර ඇති නිඛිල වනුයේ</text:p>
          </table:table-cell>
          <table:table-cell table:style-name="ce1"/>
          <table:table-cell office:value-type="string" table:style-name="ce1">
            <text:p>-2, -1, 0, 1, 2<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3, -2, -1, 0, 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2, -3, -1, 0, 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2, 1, 0, -2, 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09" table:style-name="ce1">
            <text:p>109</text:p>
          </table:table-cell>
          <table:table-cell table:style-name="ce1"/>
          <table:table-cell office:value-type="string" table:style-name="ce1">
            <text:p>maths-06-t1-l05-ep22-q-4.jpg</text:p>
          </table:table-cell>
          <table:table-cell office:value-type="string" table:style-name="ce1">
            <text:p>පහත සංඛ්‍යා රේඛාවේ ඇති සංඛ්‍යා අවරෝහණ පිළිවෙලට ලියා ඇත්තේ</text:p>
          </table:table-cell>
          <table:table-cell table:style-name="ce1"/>
          <table:table-cell office:value-type="string" table:style-name="ce1">
            <text:p>3, 0, -1, -3<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3, -1, 0, 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3, 0, -3, -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0, 1, -3, 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10" table:style-name="ce1">
            <text:p>110</text:p>
          </table:table-cell>
          <table:table-cell table:number-columns-repeated="2" table:style-name="ce1"/>
          <table:table-cell office:value-type="string" table:style-name="ce1">
            <text:p>-4 හා 3 අතර ඇති සියලුම නිඛිල සංඛ්‍යා ඇතුලත් වනුයේ</text:p>
          </table:table-cell>
          <table:table-cell table:style-name="ce1"/>
          <table:table-cell office:value-type="string" table:style-name="ce3">
            <text:p>-4, -3, -2, -1, 0, 1, 2</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 -2, -1, 0, 1, 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0, 1, 2, 3, 4, -1<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 -3, -2, 0, 1, 2</text:p>
          </table:table-cell>
          <table:table-cell office:value-type="float" office:value="0" table:style-name="ce1">
            <text:p>0</text:p>
          </table:table-cell>
          <table:table-cell table:number-columns-repeated="16366"/>
        </table:table-row>
        <table:table-row table:style-name="ro1">
          <table:table-cell office:value-type="float" office:value="23" table:style-name="ce1">
            <text:p>23</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1-l06-ep23</text:p>
          </table:table-cell>
          <table:table-cell office:value-type="float" office:value="23" table:style-name="ce1">
            <text:p>23</text:p>
          </table:table-cell>
          <table:table-cell office:value-type="float" office:value="1" table:style-name="ce1">
            <text:p>1</text:p>
          </table:table-cell>
          <table:table-cell office:value-type="float" office:value="6" table:style-name="ce1">
            <text:p>6</text:p>
          </table:table-cell>
          <table:table-cell office:value-type="string" table:style-name="ce1">
            <text:p>නිමානය <text:s/>සහ වැටයීම</text:p>
          </table:table-cell>
          <table:table-cell office:value-type="string" table:style-name="ce1">
            <text:p>නිමානය කිරීම</text:p>
          </table:table-cell>
          <table:table-cell office:value-type="string" table:style-name="ce1">
            <text:p>නිමානය යනු කුමක්දැයි හඳුනා ගැනීම හා දෙන ලද උදාහරණ ඇසුරින් එක් එක් අගය ගණන නිමානය කිරීම. නිමානය ආශ‍්‍රිත ගැටලු සාකච්ඡා කිරීම.<text:s/></text:p>
          </table:table-cell>
          <table:table-cell office:value-type="time" office:time-value="PT1H0M0S" table:style-name="ce2">
            <text:p>01:00:00</text:p>
          </table:table-cell>
          <table:table-cell office:value-type="float" office:value="111" table:style-name="ce1">
            <text:p>111</text:p>
          </table:table-cell>
          <table:table-cell table:number-columns-repeated="2" table:style-name="ce1"/>
          <table:table-cell office:value-type="string" table:style-name="ce1">
            <text:p>එක් බෝතලයක ආසන්න වශයෙන් ටොෆි 30 ක් ඇත්නම් එවැනි බෝතල් 5 ක ඇති ටොෆි සංඛ්‍යාව කොපමණද</text:p>
          </table:table-cell>
          <table:table-cell table:style-name="ce1"/>
          <table:table-cell office:value-type="string" table:style-name="ce3">
            <text:p>150<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0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2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1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12" table:style-name="ce1">
            <text:p>112</text:p>
          </table:table-cell>
          <table:table-cell table:number-columns-repeated="2" table:style-name="ce1"/>
          <table:table-cell office:value-type="string" table:style-name="ce1">
            <text:p>පන්තියක සිටින සිසුන් සංඛ්‍යාව ආසන්න වශයෙන් 45 ක් වන අතර සමාන්තර පන්ති 5 ක් සහිත 6 ශ්‍රේණියේ සිටින මුලු සිසුන් සංඛ්‍යාව කීයද</text:p>
          </table:table-cell>
          <table:table-cell table:style-name="ce1"/>
          <table:table-cell office:value-type="string" table:style-name="ce3">
            <text:p>25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3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0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25</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113" table:style-name="ce1">
            <text:p>113</text:p>
          </table:table-cell>
          <table:table-cell table:number-columns-repeated="2" table:style-name="ce1"/>
          <table:table-cell office:value-type="string" table:style-name="ce1">
            <text:p>කෙසෙල් ඇවරියක ඇති කෙසෙල් ගෙඩි සංඛ්‍යාව 53 ක් වන අතර එවැනි ඇවරි 10 ක ඇති කෙසෙල් ගෙඩි සංඛ්‍යාව සොයන්න</text:p>
          </table:table-cell>
          <table:table-cell table:style-name="ce1"/>
          <table:table-cell office:value-type="string" table:style-name="ce3">
            <text:p>530<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0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1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2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14" table:style-name="ce1">
            <text:p>114</text:p>
          </table:table-cell>
          <table:table-cell table:number-columns-repeated="2" table:style-name="ce1"/>
          <table:table-cell office:value-type="string" table:style-name="ce1">
            <text:p>එක් පේලියක ඇති පුටු සංඛ්‍යාව 25 ක් වන අතර එවැනි පේලි 15 ක් ඇති ශාලාවක තිබෙන මුලු පුටු සංඛ්‍යාව ගණනය කරන්න</text:p>
          </table:table-cell>
          <table:table-cell table:style-name="ce1"/>
          <table:table-cell office:value-type="string" table:style-name="ce3">
            <text:p>32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5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75<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300" table:style-name="ce1">
            <text:p>30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15" table:style-name="ce1">
            <text:p>115</text:p>
          </table:table-cell>
          <table:table-cell table:number-columns-repeated="2" table:style-name="ce1"/>
          <table:table-cell office:value-type="string" table:style-name="ce1">
            <text:p>එක් මල්ලක ඇති වීදුුරු බෝල සංඛ්‍යාව 40 ක් වන අතර එවැනි මලු 10 ක ඇති වීදුුරු බෝල සංඛ්‍යාව සොයන්න</text:p>
          </table:table-cell>
          <table:table-cell table:style-name="ce1"/>
          <table:table-cell office:value-type="float" office:value="400" table:style-name="ce1">
            <text:p>400</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4000" table:style-name="ce1">
            <text:p>400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40" table:style-name="ce1">
            <text:p>4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40000" table:style-name="ce1">
            <text:p>40000</text:p>
          </table:table-cell>
          <table:table-cell office:value-type="float" office:value="0" table:style-name="ce1">
            <text:p>0</text:p>
          </table:table-cell>
          <table:table-cell table:number-columns-repeated="16366"/>
        </table:table-row>
        <table:table-row table:style-name="ro1">
          <table:table-cell office:value-type="float" office:value="24" table:style-name="ce1">
            <text:p>24</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1-l06-ep24</text:p>
          </table:table-cell>
          <table:table-cell office:value-type="float" office:value="24" table:style-name="ce1">
            <text:p>24</text:p>
          </table:table-cell>
          <table:table-cell office:value-type="float" office:value="1" table:style-name="ce1">
            <text:p>1</text:p>
          </table:table-cell>
          <table:table-cell office:value-type="float" office:value="6" table:style-name="ce1">
            <text:p>6</text:p>
          </table:table-cell>
          <table:table-cell office:value-type="string" table:style-name="ce1">
            <text:p>නිමානය <text:s/>සහ වැටයීම</text:p>
          </table:table-cell>
          <table:table-cell office:value-type="string" table:style-name="ce1">
            <text:p>වැටයීම</text:p>
          </table:table-cell>
          <table:table-cell office:value-type="string" table:style-name="ce1">
            <text:p>වැටයීම හඳුනා ගැනීම හා ආසන්න 10 යේ ගුණාකාරයට සංඛ්‍යාවක් වටයන අයුරු ක්‍රමානුකූලව අධ්‍යනය කිරීම.</text:p>
          </table:table-cell>
          <table:table-cell office:value-type="time" office:time-value="PT1H0M0S" table:style-name="ce2">
            <text:p>01:00:00</text:p>
          </table:table-cell>
          <table:table-cell office:value-type="float" office:value="116" table:style-name="ce1">
            <text:p>116</text:p>
          </table:table-cell>
          <table:table-cell table:number-columns-repeated="2" table:style-name="ce1"/>
          <table:table-cell office:value-type="string" table:style-name="ce1">
            <text:p>39 ආසන්න දහයේ ගුණාකාරයට වැටයූ විට ලැබෙන පිළිතුර<text:s/></text:p>
          </table:table-cell>
          <table:table-cell table:style-name="ce1"/>
          <table:table-cell office:value-type="float" office:value="40" table:style-name="ce1">
            <text:p>40</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30" table:style-name="ce1">
            <text:p>3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35" table:style-name="ce1">
            <text:p>3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45" table:style-name="ce1">
            <text:p>4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17" table:style-name="ce1">
            <text:p>117</text:p>
          </table:table-cell>
          <table:table-cell table:number-columns-repeated="2" table:style-name="ce1"/>
          <table:table-cell office:value-type="string" table:style-name="ce1">
            <text:p>26 ආසන්න දහයේ ගුණාකාරයට වටයන්න</text:p>
          </table:table-cell>
          <table:table-cell table:style-name="ce1"/>
          <table:table-cell office:value-type="float" office:value="20" table:style-name="ce1">
            <text:p>2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25" table:style-name="ce1">
            <text:p>2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30" table:style-name="ce1">
            <text:p>30</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35" table:style-name="ce1">
            <text:p>3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18" table:style-name="ce1">
            <text:p>118</text:p>
          </table:table-cell>
          <table:table-cell table:number-columns-repeated="2" table:style-name="ce1"/>
          <table:table-cell office:value-type="string" table:style-name="ce1">
            <text:p>87 ආසන්න දහයේ ගුණාකාරයට වටයන්න</text:p>
          </table:table-cell>
          <table:table-cell table:style-name="ce1"/>
          <table:table-cell office:value-type="float" office:value="90" table:style-name="ce1">
            <text:p>90</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85" table:style-name="ce1">
            <text:p>8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80" table:style-name="ce1">
            <text:p>8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95" table:style-name="ce1">
            <text:p>9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19" table:style-name="ce1">
            <text:p>119</text:p>
          </table:table-cell>
          <table:table-cell table:number-columns-repeated="2" table:style-name="ce1"/>
          <table:table-cell office:value-type="string" table:style-name="ce1">
            <text:p>45 ආසන්න දහයේ ගුණාකාරයට වටයන්න</text:p>
          </table:table-cell>
          <table:table-cell table:style-name="ce1"/>
          <table:table-cell office:value-type="float" office:value="50" table:style-name="ce1">
            <text:p>50</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55" table:style-name="ce1">
            <text:p>5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40" table:style-name="ce1">
            <text:p>4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45" table:style-name="ce1">
            <text:p>4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20" table:style-name="ce1">
            <text:p>120</text:p>
          </table:table-cell>
          <table:table-cell table:number-columns-repeated="2" table:style-name="ce1"/>
          <table:table-cell office:value-type="string" table:style-name="ce1">
            <text:p><text:s/>66 ආසන්න දහයේ ගුණාකාරයට වටයන්න</text:p>
          </table:table-cell>
          <table:table-cell table:style-name="ce1"/>
          <table:table-cell office:value-type="float" office:value="70" table:style-name="ce1">
            <text:p>70</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75" table:style-name="ce1">
            <text:p>7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60" table:style-name="ce1">
            <text:p>6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65" table:style-name="ce1">
            <text:p>65</text:p>
          </table:table-cell>
          <table:table-cell office:value-type="float" office:value="0" table:style-name="ce1">
            <text:p>0</text:p>
          </table:table-cell>
          <table:table-cell table:number-columns-repeated="16366"/>
        </table:table-row>
        <table:table-row table:style-name="ro1">
          <table:table-cell office:value-type="float" office:value="25" table:style-name="ce1">
            <text:p>25</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1-l06-ep25</text:p>
          </table:table-cell>
          <table:table-cell office:value-type="float" office:value="25" table:style-name="ce1">
            <text:p>25</text:p>
          </table:table-cell>
          <table:table-cell office:value-type="float" office:value="1" table:style-name="ce1">
            <text:p>1</text:p>
          </table:table-cell>
          <table:table-cell office:value-type="float" office:value="6" table:style-name="ce1">
            <text:p>6</text:p>
          </table:table-cell>
          <table:table-cell office:value-type="string" table:style-name="ce1">
            <text:p>නිමානය <text:s/>සහ වැටයීම</text:p>
          </table:table-cell>
          <table:table-cell office:value-type="string" table:style-name="ce1">
            <text:p>වැටයීම</text:p>
          </table:table-cell>
          <table:table-cell office:value-type="string" table:style-name="ce1">
            <text:p>ආසන්න 10 ට දී ඇති සංඛ්‍යාවක් වැටයීම හා ඒ ආශ‍්‍රිත ගැටලු සාකච්ඡා කිරීම.<text:s/></text:p>
          </table:table-cell>
          <table:table-cell office:value-type="time" office:time-value="PT1H0M0S" table:style-name="ce2">
            <text:p>01:00:00</text:p>
          </table:table-cell>
          <table:table-cell office:value-type="float" office:value="121" table:style-name="ce1">
            <text:p>121</text:p>
          </table:table-cell>
          <table:table-cell table:number-columns-repeated="2" table:style-name="ce1"/>
          <table:table-cell office:value-type="string" table:style-name="ce1">
            <text:p>ආසන්න දහයේ ගුණාකාරයට වැටයූ විට පිළිතුර ලෙස 50 ලැබිය හැකි සංඛ්‍යා මොනවාද</text:p>
          </table:table-cell>
          <table:table-cell table:style-name="ce1"/>
          <table:table-cell office:value-type="string" table:style-name="ce1">
            <text:p>45 සිට 54 දක්වා<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45 සිට 50 දක්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40 සිට 54 දක්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40 සිට 50 දක්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22" table:style-name="ce1">
            <text:p>122</text:p>
          </table:table-cell>
          <table:table-cell table:number-columns-repeated="2" table:style-name="ce1"/>
          <table:table-cell office:value-type="string" table:style-name="ce1">
            <text:p>ආසන්න දහයේ ගුණාකාරයට වැටයූ විට පිළිතුර ලෙස 80 ලැබිය හැකි සංඛ්‍යා මොනවාද</text:p>
          </table:table-cell>
          <table:table-cell table:style-name="ce1"/>
          <table:table-cell office:value-type="string" table:style-name="ce1">
            <text:p>75 සිට 84 දක්වා<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75 සිට 80 දක්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70 සිට 84 දක්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70 සිට 80 දක්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23" table:style-name="ce1">
            <text:p>123</text:p>
          </table:table-cell>
          <table:table-cell table:number-columns-repeated="2" table:style-name="ce1"/>
          <table:table-cell office:value-type="string" table:style-name="ce1">
            <text:p>ආසන්න දහයේ ගුණාකාරයට වැටයූ විට පිළිතුර ලෙස 20 ලැබිය හැකි සංඛ්‍යා මොනවාද</text:p>
          </table:table-cell>
          <table:table-cell table:style-name="ce1"/>
          <table:table-cell office:value-type="string" table:style-name="ce1">
            <text:p>15 සිට 24 දක්වා<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10 සිට 15 දක්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15 සිට 20 දක්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10 සිට 24 දක්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24" table:style-name="ce1">
            <text:p>124</text:p>
          </table:table-cell>
          <table:table-cell table:number-columns-repeated="2" table:style-name="ce1"/>
          <table:table-cell office:value-type="string" table:style-name="ce1">
            <text:p><text:s/>99 ආසන්න දහයේ ගුණාකාරයට වැටයූ විට ලැබෙන පිළිතුර වනුයේ</text:p>
          </table:table-cell>
          <table:table-cell table:style-name="ce1"/>
          <table:table-cell office:value-type="float" office:value="90" table:style-name="ce1">
            <text:p>9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95" table:style-name="ce1">
            <text:p>9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00" table:style-name="ce1">
            <text:p>100</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10" table:style-name="ce1">
            <text:p>11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25" table:style-name="ce1">
            <text:p>125</text:p>
          </table:table-cell>
          <table:table-cell table:number-columns-repeated="2" table:style-name="ce1"/>
          <table:table-cell office:value-type="string" table:style-name="ce1">
            <text:p>32, 33, 34 යන සංඛ්‍යා වැටයිය හැකි ආසන්න දහයේ ගුණාකාරය වනුයේ</text:p>
          </table:table-cell>
          <table:table-cell table:style-name="ce1"/>
          <table:table-cell office:value-type="float" office:value="30" table:style-name="ce1">
            <text:p>30</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35" table:style-name="ce1">
            <text:p>3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40" table:style-name="ce1">
            <text:p>4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45" table:style-name="ce1">
            <text:p>45</text:p>
          </table:table-cell>
          <table:table-cell office:value-type="float" office:value="0" table:style-name="ce1">
            <text:p>0</text:p>
          </table:table-cell>
          <table:table-cell table:number-columns-repeated="16366"/>
        </table:table-row>
        <table:table-row table:style-name="ro1">
          <table:table-cell office:value-type="float" office:value="26" table:style-name="ce1">
            <text:p>26</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1-l07-ep26</text:p>
          </table:table-cell>
          <table:table-cell office:value-type="float" office:value="26" table:style-name="ce1">
            <text:p>26</text:p>
          </table:table-cell>
          <table:table-cell office:value-type="float" office:value="1" table:style-name="ce1">
            <text:p>1</text:p>
          </table:table-cell>
          <table:table-cell office:value-type="float" office:value="7" table:style-name="ce1">
            <text:p>7</text:p>
          </table:table-cell>
          <table:table-cell office:value-type="string" table:style-name="ce1">
            <text:p>කෝණ</text:p>
          </table:table-cell>
          <table:table-cell office:value-type="string" table:style-name="ce1">
            <text:p>කෝණය හඳුනා ගැනීම හා ඍජු කෝණය</text:p>
          </table:table-cell>
          <table:table-cell office:value-type="string" table:style-name="ce1">
            <text:p>කෝණ හඳුනා ගැනීම. කෝණයක් නම් කිරීම හා සරල රේඛා ඛණ්ඩ මගින් දී ඇති කෝණයක ශිර්ෂ බාහුව වෙන් වෙන්ව හඳුනා ගැනීම, සෘජුකෝණය හඳුනා ගැනීම හා ඒ ආශ‍්‍රිත ගැටලු <text:s/>ක‍්‍රියාකාරකම් පිලිබද අධ්‍යනය කිරීම.</text:p>
          </table:table-cell>
          <table:table-cell office:value-type="time" office:time-value="PT1H0M0S" table:style-name="ce2">
            <text:p>01:00:00</text:p>
          </table:table-cell>
          <table:table-cell office:value-type="float" office:value="126" table:style-name="ce1">
            <text:p>126</text:p>
          </table:table-cell>
          <table:table-cell table:style-name="ce1"/>
          <table:table-cell office:value-type="string" table:style-name="ce1">
            <text:p><text:s/>maths-06-t1-l07-ep26-q-1.jpg</text:p>
          </table:table-cell>
          <table:table-cell office:value-type="string" table:style-name="ce1">
            <text:p>පහත රූප සටහනේ A අකුරින් දක්වා ඇත්තේ</text:p>
          </table:table-cell>
          <table:table-cell table:style-name="ce1"/>
          <table:table-cell office:value-type="string" table:style-name="ce1">
            <text:p>ශීර්ෂය<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බාහු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ද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කේන්ද්‍ර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27" table:style-name="ce1">
            <text:p>127</text:p>
          </table:table-cell>
          <table:table-cell table:number-columns-repeated="2" table:style-name="ce1"/>
          <table:table-cell office:value-type="string" table:style-name="ce1">
            <text:p>පහත රූප අරිතුන් කෝණ දැක්වෙන්නේ</text:p>
          </table:table-cell>
          <table:table-cell office:value-type="string" table:style-name="ce1">
            <text:p><text:s/>maths-06-t1-l07-ep26-q-2-a-1.jpg</text:p>
          </table:table-cell>
          <table:table-cell table:style-name="ce1"/>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text:s/>maths-06-t1-l07-ep26-q-2-a-2.jpg</text:p>
          </table:table-cell>
          <table:table-cell table:style-name="ce1"/>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text:s/>maths-06-t1-l07-ep26-q-2-a-3.jpg</text:p>
          </table:table-cell>
          <table:table-cell table:style-name="ce1"/>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text:s/>maths-06-t1-l07-ep26-q-2-a-4.jpg</text:p>
          </table:table-cell>
          <table:table-cell table:style-name="ce1"/>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28" table:style-name="ce1">
            <text:p>128</text:p>
          </table:table-cell>
          <table:table-cell table:number-columns-repeated="2" table:style-name="ce1"/>
          <table:table-cell office:value-type="string" table:style-name="ce1">
            <text:p>සෘජු කෝණයක දැක්වෙන අංශක ගණන වනුයේ</text:p>
          </table:table-cell>
          <table:table-cell table:style-name="ce1"/>
          <table:table-cell office:value-type="string" table:style-name="ce1">
            <text:p>අංශක 60 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අංශක 90 කි<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අංශක 100 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අංශක 120 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29" table:style-name="ce1">
            <text:p>129</text:p>
          </table:table-cell>
          <table:table-cell table:number-columns-repeated="2" table:style-name="ce1"/>
          <table:table-cell office:value-type="string" table:style-name="ce1">
            <text:p>පහත රූපසටහන්වල සෘජු කෝණයක් දැක්වෙනුයේ</text:p>
          </table:table-cell>
          <table:table-cell office:value-type="string" table:style-name="ce1">
            <text:p><text:s/>maths-06-t1-l07-ep26-q-4-a-1.jpg</text:p>
          </table:table-cell>
          <table:table-cell table:style-name="ce1"/>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text:s/>maths-06-t1-l07-ep26-q-4-a-2.jpg</text:p>
          </table:table-cell>
          <table:table-cell table:style-name="ce1"/>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text:s/>maths-06-t1-l07-ep26-q-4-a-3.jpg</text:p>
          </table:table-cell>
          <table:table-cell table:style-name="ce1"/>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text:s/>maths-06-t1-l07-ep26-q-5-a-4.jpg</text:p>
          </table:table-cell>
          <table:table-cell table:style-name="ce1"/>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30" table:style-name="ce1">
            <text:p>130</text:p>
          </table:table-cell>
          <table:table-cell table:number-columns-repeated="2" table:style-name="ce1"/>
          <table:table-cell office:value-type="string" table:style-name="ce1">
            <text:p>සෘජු කෝණ දෙකක ඓක්‍යය වනුයේ</text:p>
          </table:table-cell>
          <table:table-cell table:style-name="ce1"/>
          <table:table-cell office:value-type="float" office:value="90" table:style-name="ce1">
            <text:p>9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80" table:style-name="ce1">
            <text:p>180</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70" table:style-name="ce1">
            <text:p>27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360" table:style-name="ce1">
            <text:p>360</text:p>
          </table:table-cell>
          <table:table-cell office:value-type="float" office:value="0" table:style-name="ce1">
            <text:p>0</text:p>
          </table:table-cell>
          <table:table-cell table:number-columns-repeated="16366"/>
        </table:table-row>
        <table:table-row table:style-name="ro1">
          <table:table-cell office:value-type="float" office:value="27" table:style-name="ce1">
            <text:p>27</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1-l07-ep27</text:p>
          </table:table-cell>
          <table:table-cell office:value-type="float" office:value="27" table:style-name="ce1">
            <text:p>27</text:p>
          </table:table-cell>
          <table:table-cell office:value-type="float" office:value="1" table:style-name="ce1">
            <text:p>1</text:p>
          </table:table-cell>
          <table:table-cell office:value-type="float" office:value="7" table:style-name="ce1">
            <text:p>7</text:p>
          </table:table-cell>
          <table:table-cell office:value-type="string" table:style-name="ce1">
            <text:p>කෝණ</text:p>
          </table:table-cell>
          <table:table-cell office:value-type="string" table:style-name="ce1">
            <text:p>ඍජු කෝණය. ඍජු කෝණය ඇසුරින් කෝණ වර්ග හඳුනා ගැනීම.</text:p>
          </table:table-cell>
          <table:table-cell office:value-type="string" table:style-name="ce1">
            <text:p>සෘජුකෝණය හඳුනා ගෙන ඒ ඇසුරින් සුළු කෝණය, මහා කෝණය, සරල කෝණය හා පරාවර්ත කෝණය යනාදී මූලික කෝණ වර්ග හඳුනා ගැනීම.<text:s/></text:p>
          </table:table-cell>
          <table:table-cell office:value-type="time" office:time-value="PT1H0M0S" table:style-name="ce2">
            <text:p>01:00:00</text:p>
          </table:table-cell>
          <table:table-cell office:value-type="float" office:value="131" table:style-name="ce1">
            <text:p>131</text:p>
          </table:table-cell>
          <table:table-cell table:style-name="ce1"/>
          <table:table-cell office:value-type="string" table:style-name="ce1">
            <text:p>maths-06-t1-l07-ep27-q-1.jpg</text:p>
          </table:table-cell>
          <table:table-cell office:value-type="string" table:style-name="ce1">
            <text:p>පහත රූපයේ දැක්වෙන කෝණය වනුයේ</text:p>
          </table:table-cell>
          <table:table-cell table:style-name="ce1"/>
          <table:table-cell office:value-type="string" table:style-name="ce1">
            <text:p>සුලු කෝණය<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හා කෝණ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සෘජු කෝණ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රාවර්ත කෝණ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32" table:style-name="ce1">
            <text:p>132</text:p>
          </table:table-cell>
          <table:table-cell table:style-name="ce1"/>
          <table:table-cell office:value-type="string" table:style-name="ce1">
            <text:p>maths-06-t1-l07-ep27-q-2.jpg</text:p>
          </table:table-cell>
          <table:table-cell office:value-type="string" table:style-name="ce1">
            <text:p>පහත රූපයේ දැක්වෙන කෝණය වනුයේ</text:p>
          </table:table-cell>
          <table:table-cell table:style-name="ce1"/>
          <table:table-cell office:value-type="string" table:style-name="ce1">
            <text:p>සුලු කෝණ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හා කෝණ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සෘජු කෝණය<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රාවර්ත කෝණ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33" table:style-name="ce1">
            <text:p>133</text:p>
          </table:table-cell>
          <table:table-cell table:style-name="ce1"/>
          <table:table-cell office:value-type="string" table:style-name="ce1">
            <text:p>maths-06-t1-l07-ep27-q-3.jpg</text:p>
          </table:table-cell>
          <table:table-cell office:value-type="string" table:style-name="ce1">
            <text:p><text:s/>පහත රූපයේ දැක්වෙන කෝණය වනුයේ<text:s/></text:p>
          </table:table-cell>
          <table:table-cell table:style-name="ce1"/>
          <table:table-cell office:value-type="string" table:style-name="ce1">
            <text:p>සුලු කෝණ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හා කෝණය<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සෘජු කෝණ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රාවර්ත කෝණ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34" table:style-name="ce1">
            <text:p>134</text:p>
          </table:table-cell>
          <table:table-cell table:style-name="ce1"/>
          <table:table-cell office:value-type="string" table:style-name="ce1">
            <text:p>maths-06-t1-l07-ep27-q-4.jpg</text:p>
          </table:table-cell>
          <table:table-cell office:value-type="string" table:style-name="ce1">
            <text:p>පහත රූපයේ දැක්වෙන <text:s/>කෝණය වනුයේ</text:p>
          </table:table-cell>
          <table:table-cell table:style-name="ce1"/>
          <table:table-cell office:value-type="string" table:style-name="ce1">
            <text:p>සුලු කෝණ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හා කෝණ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සෘජු කෝණ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රාවර්ත කෝණය<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135" table:style-name="ce1">
            <text:p>135</text:p>
          </table:table-cell>
          <table:table-cell table:number-columns-repeated="2" table:style-name="ce1"/>
          <table:table-cell office:value-type="string" table:style-name="ce1">
            <text:p><text:s/>සුලු කෝණයක් සම්බන්ධයෙන් වන නිවැරදි ප‍්‍රකාශය වනුයේ<text:s/></text:p>
          </table:table-cell>
          <table:table-cell table:style-name="ce1"/>
          <table:table-cell office:value-type="string" table:style-name="ce1">
            <text:p>සෘජු කෝණයට වඩා කුඩා කෝණයකි<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සෘජු කෝණයට වඩා විශාල කෝණය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සරල කෝණයට වඩා කුඩා, සෘජු කෝණයට වඩා විශාල කෝණය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සරල කෝණයට වඩා විශාල කෝණයකි</text:p>
          </table:table-cell>
          <table:table-cell office:value-type="float" office:value="0" table:style-name="ce1">
            <text:p>0</text:p>
          </table:table-cell>
          <table:table-cell table:number-columns-repeated="16366"/>
        </table:table-row>
        <table:table-row table:style-name="ro1">
          <table:table-cell office:value-type="float" office:value="28" table:style-name="ce1">
            <text:p>28</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1-l08-ep28</text:p>
          </table:table-cell>
          <table:table-cell office:value-type="float" office:value="28" table:style-name="ce1">
            <text:p>28</text:p>
          </table:table-cell>
          <table:table-cell office:value-type="float" office:value="1" table:style-name="ce1">
            <text:p>1</text:p>
          </table:table-cell>
          <table:table-cell office:value-type="float" office:value="8" table:style-name="ce1">
            <text:p>8</text:p>
          </table:table-cell>
          <table:table-cell office:value-type="string" table:style-name="ce1">
            <text:p>දිශා</text:p>
          </table:table-cell>
          <table:table-cell office:value-type="string" table:style-name="ce1">
            <text:p>ප‍්‍රධාන දිශා හා අනු දිශා</text:p>
          </table:table-cell>
          <table:table-cell office:value-type="string" table:style-name="ce1">
            <text:p>බස්නාහිර, නැගෙනහිර, උතුර හා දකුණ වශයෙන් ප‍්‍රධාන දිශා 4 හඳුනා ගැනීම හා එම දිශාවල පිහිටීම අධ්‍යනය කිරීම. සිතියම් වල නිවාස සැලසුම් වල උතුරු දිශාව සංකේතවත් කිරීමට සංකේතය යොදා ඇති අවස්ථා අධ්‍යනය කිරීම.</text:p>
          </table:table-cell>
          <table:table-cell office:value-type="time" office:time-value="PT1H0M0S" table:style-name="ce2">
            <text:p>01:00:00</text:p>
          </table:table-cell>
          <table:table-cell office:value-type="float" office:value="136" table:style-name="ce1">
            <text:p>136</text:p>
          </table:table-cell>
          <table:table-cell table:number-columns-repeated="2" table:style-name="ce1"/>
          <table:table-cell office:value-type="string" table:style-name="ce1">
            <text:p>ඉර පායන දිශාව වනුයේ</text:p>
          </table:table-cell>
          <table:table-cell table:style-name="ce1"/>
          <table:table-cell office:value-type="string" table:style-name="ce1">
            <text:p>උතුර<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නැගෙනහිර<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දකුණ<text:s text:c="2"/></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බටහිර</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37" table:style-name="ce1">
            <text:p>137</text:p>
          </table:table-cell>
          <table:table-cell table:number-columns-repeated="2" table:style-name="ce1"/>
          <table:table-cell office:value-type="string" table:style-name="ce1">
            <text:p><text:s/>නැගෙනහිර දිශාවට මුහුණ ලා සිටගෙන තම දෑත් දෙපසට දිගු කල විට දකුණු අත පිහිටන දිශාව වනුයේ<text:s/></text:p>
          </table:table-cell>
          <table:table-cell table:style-name="ce1"/>
          <table:table-cell office:value-type="string" table:style-name="ce1">
            <text:p>උතුර</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නැගෙනහිර</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දකුණ<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බටහිර</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38" table:style-name="ce1">
            <text:p>138</text:p>
          </table:table-cell>
          <table:table-cell table:number-columns-repeated="2" table:style-name="ce1"/>
          <table:table-cell office:value-type="string" table:style-name="ce1">
            <text:p><text:s text:c="2"/>ඕනෑම සිතියමක පෙන්වා දී ඇති දිශාව කුමක්ද</text:p>
          </table:table-cell>
          <table:table-cell table:style-name="ce1"/>
          <table:table-cell office:value-type="string" table:style-name="ce1">
            <text:p>උතුරු දිශාව<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නැගෙනහිර දිශාව</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දකුණ දිශාව</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බටහිර දිශාව</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39" table:style-name="ce1">
            <text:p>139</text:p>
          </table:table-cell>
          <table:table-cell table:number-columns-repeated="2" table:style-name="ce1"/>
          <table:table-cell office:value-type="string" table:style-name="ce1">
            <text:p>උතුරු දිශාව හා නැගෙනහිර <text:s/>දිශාව අතර පිහිටන දිශාව කුමක්ද</text:p>
          </table:table-cell>
          <table:table-cell table:style-name="ce1"/>
          <table:table-cell office:value-type="string" table:style-name="ce1">
            <text:p>ඊසාන දිශාව<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බටහිර දිශාව</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දකුණු දිශාව</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ගිණිකොණ දිශාව</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40" table:style-name="ce1">
            <text:p>140</text:p>
          </table:table-cell>
          <table:table-cell table:number-columns-repeated="2" table:style-name="ce1"/>
          <table:table-cell office:value-type="string" table:style-name="ce1">
            <text:p><text:s/>නැගෙනහිර දිශාවට විරුද්ධ දිශාව කුමක්ද</text:p>
          </table:table-cell>
          <table:table-cell table:style-name="ce1"/>
          <table:table-cell office:value-type="string" table:style-name="ce1">
            <text:p>උතුර</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දකුණ</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බටහිර<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ගිණිකොණ</text:p>
          </table:table-cell>
          <table:table-cell office:value-type="float" office:value="0" table:style-name="ce1">
            <text:p>0</text:p>
          </table:table-cell>
          <table:table-cell table:number-columns-repeated="16366"/>
        </table:table-row>
        <table:table-row table:style-name="ro1">
          <table:table-cell office:value-type="float" office:value="29" table:style-name="ce1">
            <text:p>29</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1-l08-ep29</text:p>
          </table:table-cell>
          <table:table-cell office:value-type="float" office:value="29" table:style-name="ce1">
            <text:p>29</text:p>
          </table:table-cell>
          <table:table-cell office:value-type="float" office:value="1" table:style-name="ce1">
            <text:p>1</text:p>
          </table:table-cell>
          <table:table-cell office:value-type="float" office:value="8" table:style-name="ce1">
            <text:p>8</text:p>
          </table:table-cell>
          <table:table-cell office:value-type="string" table:style-name="ce1">
            <text:p>දිශා</text:p>
          </table:table-cell>
          <table:table-cell office:value-type="string" table:style-name="ce1">
            <text:p>අනු දිශා හා තිරස හා සිරස</text:p>
          </table:table-cell>
          <table:table-cell office:value-type="string" table:style-name="ce1">
            <text:p>දිශාව මනින උපකරණයක් ලෙස මාලිමාව යොදා ගැනීම හා එහි භාවිතය. ප‍්‍රධාන දිශා වලට අමතරව අනු දිශා ලෙස ඊසාන දිශාව, ගිණිකොණ දිශාව, නිරිත දිශාව, වයඹ දිශාව යන දිශා පිලිබඳ අවබෝධය.</text:p>
          </table:table-cell>
          <table:table-cell office:value-type="time" office:time-value="PT1H0M0S" table:style-name="ce2">
            <text:p>01:00:00</text:p>
          </table:table-cell>
          <table:table-cell office:value-type="float" office:value="141" table:style-name="ce1">
            <text:p>141</text:p>
          </table:table-cell>
          <table:table-cell table:number-columns-repeated="2" table:style-name="ce1"/>
          <table:table-cell office:value-type="string" table:style-name="ce1">
            <text:p>නැගෙනහිර හා දකුණ අතර පිහිටි දිශාව කුමක්ද</text:p>
          </table:table-cell>
          <table:table-cell table:style-name="ce1"/>
          <table:table-cell office:value-type="string" table:style-name="ce1">
            <text:p>ගිණිකොණ<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ඊසා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වයඹ</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නිරිත</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42" table:style-name="ce1">
            <text:p>142</text:p>
          </table:table-cell>
          <table:table-cell table:number-columns-repeated="2" table:style-name="ce1"/>
          <table:table-cell office:value-type="string" table:style-name="ce1">
            <text:p>දකුණ හා බටහිර අතර පිහිටා ඇති දිශාව කුමක්ද</text:p>
          </table:table-cell>
          <table:table-cell table:style-name="ce1"/>
          <table:table-cell office:value-type="string" table:style-name="ce1">
            <text:p>ගිණිකොණ</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ඊසා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වයඹ</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නිරිත<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143" table:style-name="ce1">
            <text:p>143</text:p>
          </table:table-cell>
          <table:table-cell table:number-columns-repeated="2" table:style-name="ce1"/>
          <table:table-cell office:value-type="string" table:style-name="ce1">
            <text:p>බටහිර හා උතුරු දිශාව අතර පිහිටා ඇති දිශාව කුමක්ද</text:p>
          </table:table-cell>
          <table:table-cell table:style-name="ce1"/>
          <table:table-cell office:value-type="string" table:style-name="ce1">
            <text:p>ගිණිකොණ</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ඊසා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වයඹ<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නිරිත</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44" table:style-name="ce1">
            <text:p>144</text:p>
          </table:table-cell>
          <table:table-cell table:number-columns-repeated="2" table:style-name="ce1"/>
          <table:table-cell office:value-type="string" table:style-name="ce1">
            <text:p>ගිණිකොණ දිශාවට ප‍්‍රතිවිරුද්ධ දිශාව වනුයේ</text:p>
          </table:table-cell>
          <table:table-cell table:style-name="ce1"/>
          <table:table-cell office:value-type="string" table:style-name="ce1">
            <text:p>නැගෙනහිර</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ඊසා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වයඹ<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නිරිත</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45" table:style-name="ce1">
            <text:p>145</text:p>
          </table:table-cell>
          <table:table-cell table:number-columns-repeated="2" table:style-name="ce1"/>
          <table:table-cell office:value-type="string" table:style-name="ce1">
            <text:p><text:s/>ඊසාන දිශාවට ප‍්‍රතිවිිරුද්ධ දිශාව වනුයේ</text:p>
          </table:table-cell>
          <table:table-cell table:style-name="ce1"/>
          <table:table-cell office:value-type="string" table:style-name="ce1">
            <text:p>නැගෙනහිර</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බටහිර</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වයඹ</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නිරිත<text:s/></text:p>
          </table:table-cell>
          <table:table-cell office:value-type="float" office:value="1" table:style-name="ce1">
            <text:p>1</text:p>
          </table:table-cell>
          <table:table-cell table:number-columns-repeated="16366"/>
        </table:table-row>
        <table:table-row table:style-name="ro1">
          <table:table-cell office:value-type="float" office:value="30" table:style-name="ce1">
            <text:p>30</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1-l08-ep30</text:p>
          </table:table-cell>
          <table:table-cell office:value-type="float" office:value="30" table:style-name="ce1">
            <text:p>30</text:p>
          </table:table-cell>
          <table:table-cell office:value-type="float" office:value="1" table:style-name="ce1">
            <text:p>1</text:p>
          </table:table-cell>
          <table:table-cell office:value-type="float" office:value="8" table:style-name="ce1">
            <text:p>8</text:p>
          </table:table-cell>
          <table:table-cell office:value-type="string" table:style-name="ce1">
            <text:p>දිශා</text:p>
          </table:table-cell>
          <table:table-cell office:value-type="string" table:style-name="ce1">
            <text:p>තිරස හා සිරස</text:p>
          </table:table-cell>
          <table:table-cell office:value-type="string" table:style-name="ce1">
            <text:p>වස්තුවල පිහිටීම ප‍්‍රකාශ කිරීමට තිරස හා සිරස පිලිබඳ අවබෝධය හා සිරස් තල හා තිරස් තල උදාහරණ මගින් වෙන වෙනම හඳුනා ගැනීම. ස්ප‍්‍රීතු ලෙවලයේ භාවිතය.<text:s/></text:p>
          </table:table-cell>
          <table:table-cell office:value-type="time" office:time-value="PT1H0M0S" table:style-name="ce2">
            <text:p>01:00:00</text:p>
          </table:table-cell>
          <table:table-cell office:value-type="float" office:value="146" table:style-name="ce1">
            <text:p>146</text:p>
          </table:table-cell>
          <table:table-cell table:number-columns-repeated="2" table:style-name="ce1"/>
          <table:table-cell office:value-type="string" table:style-name="ce1">
            <text:p>මාලිමා යන්ත‍්‍රය භාවිතා කරනුයේ<text:s/></text:p>
          </table:table-cell>
          <table:table-cell table:style-name="ce1"/>
          <table:table-cell office:value-type="string" table:style-name="ce1">
            <text:p>වර්ෂාපතනය මැන ගැනීමට</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උෂ්ණත්වය මැන ගැනීමට</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දිශාව මැන ගැනීමට<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සුළගේ වේගය මැන ගැනීමට</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47" table:style-name="ce1">
            <text:p>147</text:p>
          </table:table-cell>
          <table:table-cell table:number-columns-repeated="2" table:style-name="ce1"/>
          <table:table-cell office:value-type="string" table:style-name="ce1">
            <text:p><text:s/>සිිරස් තලයක් සදහා උදාහරණයක් වනුයේ</text:p>
          </table:table-cell>
          <table:table-cell table:style-name="ce1"/>
          <table:table-cell office:value-type="string" table:style-name="ce1">
            <text:p>මේසයක මතුපිට</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සමතලා පොලො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සෘජුකෝණාස‍්‍රාකාර කණුවක ඉහල සිට පහලට<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තක මතුපිට</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48" table:style-name="ce1">
            <text:p>148</text:p>
          </table:table-cell>
          <table:table-cell table:number-columns-repeated="2" table:style-name="ce1"/>
          <table:table-cell office:value-type="string" table:style-name="ce1">
            <text:p>යම් ස්ථානයක තිරස් බව මැනීම සදහා භාවිතා කරන උපකරණයක් නම් කරන්න</text:p>
          </table:table-cell>
          <table:table-cell table:style-name="ce1"/>
          <table:table-cell office:value-type="string" table:style-name="ce1">
            <text:p>ස්ප‍්‍රීතු ලෙවලය<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ලිමා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අනිලමාන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ලඹ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49" table:style-name="ce1">
            <text:p>149</text:p>
          </table:table-cell>
          <table:table-cell table:number-columns-repeated="2" table:style-name="ce1"/>
          <table:table-cell office:value-type="string" table:style-name="ce1">
            <text:p>යම් ස්ථානයක සිරස් බව මැනීම සදහා භාවිතා කළ හැකි උපකරණයක් නම් කරන්න</text:p>
          </table:table-cell>
          <table:table-cell table:style-name="ce1"/>
          <table:table-cell office:value-type="string" table:style-name="ce1">
            <text:p>ලඹය<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ස්ප‍්‍රීතු ලෙවල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අනිලමාන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ලිමා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50" table:style-name="ce1">
            <text:p>150</text:p>
          </table:table-cell>
          <table:table-cell table:style-name="ce1"/>
          <table:table-cell office:value-type="string" table:style-name="ce1">
            <text:p>maths-06-t1-l08-ep30-q-5.jpg</text:p>
          </table:table-cell>
          <table:table-cell office:value-type="string" table:style-name="ce1">
            <text:p>පහත රූප සටහනේ පිහිටා ඇති තිරස් ලක්ෂ්‍යය දෙකක් වනුයේ</text:p>
          </table:table-cell>
          <table:table-cell table:style-name="ce1"/>
          <table:table-cell office:value-type="string" table:style-name="ce1">
            <text:p>A , C<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A , E</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C, F</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E , D</text:p>
          </table:table-cell>
          <table:table-cell office:value-type="float" office:value="0" table:style-name="ce1">
            <text:p>0</text:p>
          </table:table-cell>
          <table:table-cell table:number-columns-repeated="16366"/>
        </table:table-row>
        <table:table-row table:style-name="ro1">
          <table:table-cell office:value-type="float" office:value="31" table:style-name="ce1">
            <text:p>31</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2-l09-ep01</text:p>
          </table:table-cell>
          <table:table-cell office:value-type="float" office:value="1" table:style-name="ce1">
            <text:p>1</text:p>
          </table:table-cell>
          <table:table-cell office:value-type="float" office:value="2" table:style-name="ce1">
            <text:p>2</text:p>
          </table:table-cell>
          <table:table-cell office:value-type="float" office:value="9" table:style-name="ce1">
            <text:p>9</text:p>
          </table:table-cell>
          <table:table-cell office:value-type="string" table:style-name="ce1">
            <text:p>භාග</text:p>
          </table:table-cell>
          <table:table-cell office:value-type="string" table:style-name="ce1">
            <text:p>භාග හැඳින්වීම තවදුරටත්<text:s/></text:p>
          </table:table-cell>
          <table:table-cell office:value-type="string" table:style-name="ce1">
            <text:p>උදාහරණ කීපයක් මගින් භාග හඳුනා ගැනීම. භාග ලියන ආකාරය හා එය කියවන ආකාරය හඳුනා ගැනීම. බාගය හා භාගය අතර වෙනස වටහා ගැනීම. කාල, තුන් කාල යන ඒවා භාග ඇසුරින් ඉදිරිපත් කිරීම මෙහිදී සිදුකරනු ලැබේ.</text:p>
          </table:table-cell>
          <table:table-cell office:value-type="time" office:time-value="PT1H0M0S" table:style-name="ce2">
            <text:p>01:00:00</text:p>
          </table:table-cell>
          <table:table-cell office:value-type="float" office:value="151" table:style-name="ce1">
            <text:p>151</text:p>
          </table:table-cell>
          <table:table-cell table:number-columns-repeated="2" table:style-name="ce1"/>
          <table:table-cell office:value-type="string" table:style-name="ce1">
            <text:p>පහත භාග අතුරින් ඒකක භාගයක් නොවන්නේ,</text:p>
          </table:table-cell>
          <table:table-cell table:style-name="ce1"/>
          <table:table-cell office:value-type="string" table:style-name="ce3">
            <text:p>4/5</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7</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3<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52" table:style-name="ce1">
            <text:p>152</text:p>
          </table:table-cell>
          <table:table-cell table:style-name="ce1"/>
          <table:table-cell office:value-type="string" table:style-name="ce1">
            <text:p>maths-06-t2-l09-ep01-q-2.jpg</text:p>
          </table:table-cell>
          <table:table-cell office:value-type="string" table:style-name="ce1">
            <text:p><text:s/>මෙම රූපයේ අඳුරු කර ඇති ප‍්‍රදේශය භාගයක් ලෙස දක්වනුයේ,</text:p>
          </table:table-cell>
          <table:table-cell table:style-name="ce1"/>
          <table:table-cell office:value-type="string" table:style-name="ce3">
            <text:p>1/4<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53" table:style-name="ce1">
            <text:p>153</text:p>
          </table:table-cell>
          <table:table-cell table:style-name="ce1"/>
          <table:table-cell office:value-type="string" table:style-name="ce1">
            <text:p>maths-06-t2-l09-ep01-q-3.jpg</text:p>
          </table:table-cell>
          <table:table-cell office:value-type="string" table:style-name="ce1">
            <text:p>මෙම රූපයේ අඳුරු නොකළ කොටස භාගයක් ලෙස දැක්වූ විට ලැබෙන පිළිතුර වනුයේ,<text:s text:c="12"/></text:p>
          </table:table-cell>
          <table:table-cell table:style-name="ce1"/>
          <table:table-cell office:value-type="string" table:style-name="ce3">
            <text:p>3/8</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8</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8<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54" table:style-name="ce1">
            <text:p>154</text:p>
          </table:table-cell>
          <table:table-cell table:number-columns-repeated="2" table:style-name="ce1"/>
          <table:table-cell office:value-type="string" table:style-name="ce1">
            <text:p>තත්‍ය භාගයක් යනු,</text:p>
          </table:table-cell>
          <table:table-cell table:style-name="ce1"/>
          <table:table-cell office:value-type="string" table:style-name="ce3">
            <text:p>හරයට වඩා ලවය විශාල භාගය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ලවයට වඩා හරය විශාල භාගයකි.<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හරය හා ලවය සමාන භාගය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හරය හා ලවයට අමතරව තවත් පූර්ණ සංඛ්‍යාවක්ද සහිත භාගය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55" table:style-name="ce1">
            <text:p>155</text:p>
          </table:table-cell>
          <table:table-cell table:number-columns-repeated="2" table:style-name="ce1"/>
          <table:table-cell office:value-type="string" table:style-name="ce1">
            <text:p>පහත සඳහන් පිළිතුරු අතරින් තත්‍ය භාගයක් නොවන්නේ,</text:p>
          </table:table-cell>
          <table:table-cell table:style-name="ce1"/>
          <table:table-cell office:value-type="string" table:style-name="ce3">
            <text:p>2/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3<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6</text:p>
          </table:table-cell>
          <table:table-cell office:value-type="float" office:value="0" table:style-name="ce1">
            <text:p>0</text:p>
          </table:table-cell>
          <table:table-cell table:number-columns-repeated="16366"/>
        </table:table-row>
        <table:table-row table:style-name="ro1">
          <table:table-cell office:value-type="float" office:value="32" table:style-name="ce1">
            <text:p>32</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2-l09-ep02</text:p>
          </table:table-cell>
          <table:table-cell office:value-type="float" office:value="2" table:style-name="ce1">
            <text:p>2</text:p>
          </table:table-cell>
          <table:table-cell office:value-type="float" office:value="2" table:style-name="ce1">
            <text:p>2</text:p>
          </table:table-cell>
          <table:table-cell office:value-type="float" office:value="9" table:style-name="ce1">
            <text:p>9</text:p>
          </table:table-cell>
          <table:table-cell office:value-type="string" table:style-name="ce1">
            <text:p>භාග</text:p>
          </table:table-cell>
          <table:table-cell office:value-type="string" table:style-name="ce1">
            <text:p>භාගයක හරය හා ලවය හඳුනා ගැනිම, තුල්‍ය භාග</text:p>
          </table:table-cell>
          <table:table-cell office:value-type="string" table:style-name="ce1">
            <text:p>භාගයක හරය හා ලවය වෙන වෙනම නිවැරදිව හඳුනා ගැනීම. ඒකක භාග හඳුනා ගැනීම හා ඒ ආශ‍්‍රිත යෙදීම් අධ්‍යනය කිරීම. තුල්‍ය භාග හඳුනා ගැනීම හා යම් යම් භාග දී ඇති විට ඒවාට තුල්‍ය භාග ලියා දැක්වීම.</text:p>
          </table:table-cell>
          <table:table-cell office:value-type="time" office:time-value="PT1H0M0S" table:style-name="ce2">
            <text:p>01:00:00</text:p>
          </table:table-cell>
          <table:table-cell office:value-type="float" office:value="156" table:style-name="ce1">
            <text:p>156</text:p>
          </table:table-cell>
          <table:table-cell table:number-columns-repeated="2" table:style-name="ce1"/>
          <table:table-cell office:value-type="string" table:style-name="ce1">
            <text:p>5/10 යන භාගය සම්බන්ධයෙන් අසත්‍ය ප‍්‍රකාශයක් වනුයේ,</text:p>
          </table:table-cell>
          <table:table-cell table:style-name="ce1"/>
          <table:table-cell office:value-type="string" table:style-name="ce3">
            <text:p>මෙහි හරය 10 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මෙහි ලවය 5 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මෙය තත්‍ය භාගයකි.</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මෙය එ්කක භාගයකි.</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office:value-type="float" office:value="157" table:style-name="ce1">
            <text:p>157</text:p>
          </table:table-cell>
          <table:table-cell table:number-columns-repeated="2" table:style-name="ce1"/>
          <table:table-cell office:value-type="string" table:style-name="ce1">
            <text:p><text:s/>හිස්තැනට සුදුසු ඉලක්කම වනුයේ, <text:s/>4/5 <text:s text:c="2"/>යනු 1/5 ඒවා .............. කි.</text:p>
          </table:table-cell>
          <table:table-cell table:style-name="ce1"/>
          <table:table-cell office:value-type="string" table:style-name="ce3">
            <text:p>එකකි.</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දෙකකි.</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තුනකි.</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හතරකි.</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office:value-type="float" office:value="158" table:style-name="ce1">
            <text:p>158</text:p>
          </table:table-cell>
          <table:table-cell table:number-columns-repeated="2" table:style-name="ce1"/>
          <table:table-cell office:value-type="string" table:style-name="ce1">
            <text:p>හිස්තැනට සුදුසු පිළිතුර වනුයේ, <text:s/>5/7 <text:s/>යනු 1/7 ඒවා .............කි.</text:p>
          </table:table-cell>
          <table:table-cell table:style-name="ce1"/>
          <table:table-cell office:value-type="string" table:style-name="ce3">
            <text:p>පහකි.<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දෙකකි.</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තුනකි.</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හතරකි.</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59" table:style-name="ce1">
            <text:p>159</text:p>
          </table:table-cell>
          <table:table-cell table:number-columns-repeated="2" table:style-name="ce1"/>
          <table:table-cell office:value-type="string" table:style-name="ce1">
            <text:p><text:s/>හිස්තැනට සුදුසු පිළිතුර වනුයේ, <text:s/>1/8 <text:s/>ඒවා ….......... 7/8 වේ.</text:p>
          </table:table-cell>
          <table:table-cell table:style-name="ce1"/>
          <table:table-cell office:value-type="string" table:style-name="ce3">
            <text:p>දෙකක්</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හතරක්</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පහක්</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හතක්</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office:value-type="float" office:value="160" table:style-name="ce1">
            <text:p>160</text:p>
          </table:table-cell>
          <table:table-cell table:number-columns-repeated="2" table:style-name="ce1"/>
          <table:table-cell office:value-type="string" table:style-name="ce1">
            <text:p>ඒකක භාග පමණක් අඩංගු පිළිතුර වනුයේ,</text:p>
          </table:table-cell>
          <table:table-cell table:style-name="ce1"/>
          <table:table-cell office:value-type="string" table:style-name="ce3">
            <text:p>2/4, 1/5, 1/3, 1/2</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1/2, 3/4, 2/5, 1/8</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1/7, 1/5, 1/4, 1/3<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7, 1/5, 1/9, 1/10</text:p>
          </table:table-cell>
          <table:table-cell office:value-type="float" office:value="0" table:style-name="ce1">
            <text:p>0</text:p>
          </table:table-cell>
          <table:table-cell table:number-columns-repeated="16366"/>
        </table:table-row>
        <table:table-row table:style-name="ro1">
          <table:table-cell office:value-type="float" office:value="33" table:style-name="ce1">
            <text:p>33</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2-l09-ep03</text:p>
          </table:table-cell>
          <table:table-cell office:value-type="float" office:value="3" table:style-name="ce1">
            <text:p>3</text:p>
          </table:table-cell>
          <table:table-cell office:value-type="float" office:value="2" table:style-name="ce1">
            <text:p>2</text:p>
          </table:table-cell>
          <table:table-cell office:value-type="float" office:value="9" table:style-name="ce1">
            <text:p>9</text:p>
          </table:table-cell>
          <table:table-cell office:value-type="string" table:style-name="ce1">
            <text:p>භාග</text:p>
          </table:table-cell>
          <table:table-cell office:value-type="string" table:style-name="ce1">
            <text:p>භාග සංසන්දනය</text:p>
          </table:table-cell>
          <table:table-cell office:value-type="string" table:style-name="ce1">
            <text:p>භාග සංසන්දනය කිරීම යටතේ ලවය සමාන භාග 2 ක් සංසන්දනය, හරය සමාන භාග දෙකක් සංසන්දනය හා එකිනෙකට වෙනස් භාග දෙකක් සංසන්දනය කිරීම මෙහිදී සාකච්ඡා කෙරේ.</text:p>
          </table:table-cell>
          <table:table-cell office:value-type="time" office:time-value="PT1H0M0S" table:style-name="ce2">
            <text:p>01:00:00</text:p>
          </table:table-cell>
          <table:table-cell office:value-type="float" office:value="161" table:style-name="ce1">
            <text:p>161</text:p>
          </table:table-cell>
          <table:table-cell table:number-columns-repeated="2" table:style-name="ce1"/>
          <table:table-cell office:value-type="string" table:style-name="ce1">
            <text:p>තුල්‍ය භාග සම්බන්ධයෙන් නිවැරදි ප‍්‍රකාශනය වනුයේ,</text:p>
          </table:table-cell>
          <table:table-cell table:style-name="ce1"/>
          <table:table-cell office:value-type="string" table:style-name="ce3">
            <text:p>භාගයක හරය පමණක් ඕනෑම සංඛ්‍යාවකින් ගුණ කිරීමෙන් තුල්‍ය භාග ලැබේ.</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භාගයක ලවය පමණක් ඕනෑම සංඛ්‍යාවකින් ගුණ කිරීමෙන් තුල්‍ය භාග ලැබේ.</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භාගයක හරය හා ලවය ඕනෑම සංඛ්‍යාවකින් ගුණ කිරීමෙන් තුල්‍ය භාග ලැබේ.<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භාගයක ලවය පමණක් ඕනෑම සංඛ්‍යාවකින් බෙදීමෙන් තුල්‍ය භාග ලැබේ.</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62" table:style-name="ce1">
            <text:p>162</text:p>
          </table:table-cell>
          <table:table-cell table:number-columns-repeated="2" table:style-name="ce1"/>
          <table:table-cell office:value-type="string" table:style-name="ce1">
            <text:p>2/4 ට තුල්‍ය භාගයක් නොවන්නේ,</text:p>
          </table:table-cell>
          <table:table-cell table:style-name="ce1"/>
          <table:table-cell office:value-type="string" table:style-name="ce3">
            <text:p>1/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8</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10<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6/1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63" table:style-name="ce1">
            <text:p>163</text:p>
          </table:table-cell>
          <table:table-cell table:number-columns-repeated="2" table:style-name="ce1"/>
          <table:table-cell office:value-type="string" table:style-name="ce1">
            <text:p><text:s/>2/10 යන භාගයට අදාල තුල්‍ය භාග දෙකක් ඇතුලත් වන පිළිතුර වනුයේ,</text:p>
          </table:table-cell>
          <table:table-cell table:style-name="ce1"/>
          <table:table-cell office:value-type="string" table:style-name="ce3">
            <text:p>1/5, 6/30<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2, 1/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6, 2/7</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9, 1/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64" table:style-name="ce1">
            <text:p>164</text:p>
          </table:table-cell>
          <table:table-cell table:number-columns-repeated="2" table:style-name="ce1"/>
          <table:table-cell office:value-type="string" table:style-name="ce1">
            <text:p>1/5, 1/6, 1/7, 1/8 යන භාග සංඛ්‍යා අතුරින් විශාලතම භාගය වනුයේ,</text:p>
          </table:table-cell>
          <table:table-cell table:style-name="ce1"/>
          <table:table-cell office:value-type="string" table:style-name="ce3">
            <text:p>1/5<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7</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8</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65" table:style-name="ce1">
            <text:p>165</text:p>
          </table:table-cell>
          <table:table-cell table:number-columns-repeated="2" table:style-name="ce1"/>
          <table:table-cell office:value-type="string" table:style-name="ce1">
            <text:p>2/3, 2/5, 2/7, 2/9 යන භාග සංඛ්‍යා අතුරින් කුඩාම භාගය වනුයේ,</text:p>
          </table:table-cell>
          <table:table-cell table:style-name="ce1"/>
          <table:table-cell office:value-type="string" table:style-name="ce3">
            <text:p>2/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7</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9</text:p>
          </table:table-cell>
          <table:table-cell office:value-type="float" office:value="1" table:style-name="ce1">
            <text:p>1</text:p>
          </table:table-cell>
          <table:table-cell table:number-columns-repeated="16366"/>
        </table:table-row>
        <table:table-row table:style-name="ro1">
          <table:table-cell office:value-type="float" office:value="34" table:style-name="ce1">
            <text:p>34</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2-l09-ep04</text:p>
          </table:table-cell>
          <table:table-cell office:value-type="float" office:value="4" table:style-name="ce1">
            <text:p>4</text:p>
          </table:table-cell>
          <table:table-cell office:value-type="float" office:value="2" table:style-name="ce1">
            <text:p>2</text:p>
          </table:table-cell>
          <table:table-cell office:value-type="float" office:value="9" table:style-name="ce1">
            <text:p>9</text:p>
          </table:table-cell>
          <table:table-cell office:value-type="string" table:style-name="ce1">
            <text:p>භාග</text:p>
          </table:table-cell>
          <table:table-cell office:value-type="string" table:style-name="ce1">
            <text:p>හරය සමාන භාග එකතු කිරීම. හරය සමාන භාග අඩු කිරීම.</text:p>
          </table:table-cell>
          <table:table-cell office:value-type="string" table:style-name="ce1">
            <text:p>හරය සමාන භාග එකතු කරන ආකාරය උදාහරණ කීපයක් මගින් වටහා ගැනීම හා හරය සමාන භාග අඩු කරන ආකාරය උදාහරණ කීපයක් මගින් අවබෝධ කර ගැනීම.</text:p>
          </table:table-cell>
          <table:table-cell office:value-type="time" office:time-value="PT1H0M0S" table:style-name="ce2">
            <text:p>01:00:00</text:p>
          </table:table-cell>
          <table:table-cell office:value-type="float" office:value="166" table:style-name="ce1">
            <text:p>166</text:p>
          </table:table-cell>
          <table:table-cell table:number-columns-repeated="2" table:style-name="ce1"/>
          <table:table-cell office:value-type="string" table:style-name="ce1">
            <text:p><text:s/>2/7 + 4/7 මෙහි පිළිතුර වනුයේ,</text:p>
          </table:table-cell>
          <table:table-cell table:style-name="ce1"/>
          <table:table-cell office:value-type="string" table:style-name="ce3">
            <text:p>6/1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6/7<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1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1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67" table:style-name="ce1">
            <text:p>167</text:p>
          </table:table-cell>
          <table:table-cell table:number-columns-repeated="2" table:style-name="ce1"/>
          <table:table-cell office:value-type="string" table:style-name="ce1">
            <text:p><text:s/>කේක් ගෙඩියක් සමාන කොටස් 8 කට බෙදා එයින් කැබලි 3ක් අමල්ට ද කැබලි 2ක් විමල්ට ද දුන්නේ නම්, ඔවුන් දෙදෙනාට ලැබුණු කේක් ප‍්‍රමාණය භාගයක් ලෙස දක්වනුයේ,<text:s/></text:p>
          </table:table-cell>
          <table:table-cell table:style-name="ce1"/>
          <table:table-cell office:value-type="string" table:style-name="ce3">
            <text:p>5/8<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8</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1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8/1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68" table:style-name="ce1">
            <text:p>168</text:p>
          </table:table-cell>
          <table:table-cell table:number-columns-repeated="2" table:style-name="ce1"/>
          <table:table-cell office:value-type="string" table:style-name="ce1">
            <text:p>4/10 + 1/10 + 3/10 <text:s/>මෙය සුළු කළ විට ලැබෙන පිළිතුර වනුයේ,</text:p>
          </table:table-cell>
          <table:table-cell table:style-name="ce1"/>
          <table:table-cell office:value-type="string" table:style-name="ce3">
            <text:p>8/3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3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8/10<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1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69" table:style-name="ce1">
            <text:p>169</text:p>
          </table:table-cell>
          <table:table-cell table:number-columns-repeated="2" table:style-name="ce1"/>
          <table:table-cell office:value-type="string" table:style-name="ce1">
            <text:p>පාන් ගෙඩියක් සමාන කොටස් 6 කට බෙදා එයින් කොටස් 2 ක් නදීෂාට දුන්නේ නම් ඉතිරි පාන් ප‍්‍රමාණය භාගයක් ලෙස දැක්වෙන පිළිතුර වනුයේ,</text:p>
          </table:table-cell>
          <table:table-cell table:style-name="ce1"/>
          <table:table-cell office:value-type="string" table:style-name="ce3">
            <text:p>2/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6<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1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6/1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70" table:style-name="ce1">
            <text:p>170</text:p>
          </table:table-cell>
          <table:table-cell table:number-columns-repeated="2" table:style-name="ce1"/>
          <table:table-cell office:value-type="string" table:style-name="ce1">
            <text:p>7/15 - 2/15 මෙය සුළු කල විට ලැබෙන පිළිතුර තුල්‍ය භාගයක් ලෙස ලියූ විට,</text:p>
          </table:table-cell>
          <table:table-cell table:style-name="ce1"/>
          <table:table-cell office:value-type="string" table:style-name="ce3">
            <text:p>1/3<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1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10</text:p>
          </table:table-cell>
          <table:table-cell office:value-type="float" office:value="0" table:style-name="ce1">
            <text:p>0</text:p>
          </table:table-cell>
          <table:table-cell table:number-columns-repeated="16366"/>
        </table:table-row>
        <table:table-row table:style-name="ro1">
          <table:table-cell office:value-type="float" office:value="35" table:style-name="ce1">
            <text:p>35</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2-l09-ep05</text:p>
          </table:table-cell>
          <table:table-cell office:value-type="float" office:value="5" table:style-name="ce1">
            <text:p>5</text:p>
          </table:table-cell>
          <table:table-cell office:value-type="float" office:value="2" table:style-name="ce1">
            <text:p>2</text:p>
          </table:table-cell>
          <table:table-cell office:value-type="float" office:value="9" table:style-name="ce1">
            <text:p>9</text:p>
          </table:table-cell>
          <table:table-cell office:value-type="string" table:style-name="ce1">
            <text:p>භාග</text:p>
          </table:table-cell>
          <table:table-cell office:value-type="string" table:style-name="ce1">
            <text:p>හරය සමාන භාග එකතු කිරීම. හරය සමාන භාග අඩු කිරීම. සජාතික සමුහයකින් භාගයක් හඳුනා ගැනීම. භාග ආශ‍්‍රිත ගැටළු.</text:p>
          </table:table-cell>
          <table:table-cell office:value-type="string" table:style-name="ce1">
            <text:p>හරය සමාන භාග එකතු කිරීම හා අඩු කිරීම ආශ‍්‍රිත ගැටලු සාකච්ඡා කිරීම හා හරය අසමාන භාග එකතු කිරීම හා අඩු කිරීම උදාහරණ කීපයක් මගින් අධ්‍යනය කිරීම. සජාතීය ද්‍රව්‍ය එකම වර්ගයේ සමූහයකින් භාගයක් වෙන්කර හඳුනා ගැනීම හා ඒ ආශ‍්‍රිත නිදසුන් කීපයක් සාකච්ඡා කිරීම. භාග ආශ‍්‍රිත ගැටලු සාකච්ඡා කිරීම.</text:p>
          </table:table-cell>
          <table:table-cell office:value-type="time" office:time-value="PT1H0M0S" table:style-name="ce2">
            <text:p>01:00:00</text:p>
          </table:table-cell>
          <table:table-cell office:value-type="float" office:value="171" table:style-name="ce1">
            <text:p>171</text:p>
          </table:table-cell>
          <table:table-cell table:number-columns-repeated="2" table:style-name="ce1"/>
          <table:table-cell office:value-type="string" table:style-name="ce1">
            <text:p>7/15 + 2/15 + (……)/15 = 13/15 හිස්තැනට ලැබිය යුතු සංඛ්‍යාව වනුයේ,</text:p>
          </table:table-cell>
          <table:table-cell table:style-name="ce1"/>
          <table:table-cell office:value-type="string" table:style-name="ce3">
            <text:p>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172" table:style-name="ce1">
            <text:p>172</text:p>
          </table:table-cell>
          <table:table-cell table:number-columns-repeated="2" table:style-name="ce1"/>
          <table:table-cell office:value-type="string" table:style-name="ce1">
            <text:p><text:s/>3/8 + 1/4 සුළු කල විට ලැබෙන පිළිතුර වනුයේ,</text:p>
          </table:table-cell>
          <table:table-cell table:style-name="ce1"/>
          <table:table-cell office:value-type="string" table:style-name="ce3">
            <text:p>5/8<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1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8</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1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73" table:style-name="ce1">
            <text:p>173</text:p>
          </table:table-cell>
          <table:table-cell table:number-columns-repeated="2" table:style-name="ce1"/>
          <table:table-cell office:value-type="string" table:style-name="ce1">
            <text:p><text:s/>7/9 - 1/3 සුළු කල විට ලැබෙන පිළිතුර වනුයේ,</text:p>
          </table:table-cell>
          <table:table-cell table:style-name="ce1"/>
          <table:table-cell office:value-type="string" table:style-name="ce3">
            <text:p>4/9<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8/9</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74" table:style-name="ce1">
            <text:p>174</text:p>
          </table:table-cell>
          <table:table-cell table:number-columns-repeated="2" table:style-name="ce1"/>
          <table:table-cell office:value-type="string" table:style-name="ce1">
            <text:p>1/2 + 1/3 සුළු කල විට ලැබෙන පිළිතුර වනුයේ,</text:p>
          </table:table-cell>
          <table:table-cell table:style-name="ce1"/>
          <table:table-cell office:value-type="string" table:style-name="ce3">
            <text:p>3/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6<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75" table:style-name="ce1">
            <text:p>175</text:p>
          </table:table-cell>
          <table:table-cell table:number-columns-repeated="2" table:style-name="ce1"/>
          <table:table-cell office:value-type="string" table:style-name="ce1">
            <text:p>ගයනි ළඟ තිබූ මුදලින් <text:s/>1/2 ක් පොත් මිලදී ගැනීම සඳහා ද, 2/6 ක් විදුලි බිල්පත් ගෙවීම සඳහා ද වැය කලේ නම් ඇය ළඟ තිබුණු මුදලින් කොපමණ භාගයක් වැය කර ඇත්ද?</text:p>
          </table:table-cell>
          <table:table-cell table:style-name="ce1"/>
          <table:table-cell office:value-type="string" table:style-name="ce3">
            <text:p>5/6<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8</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8</text:p>
          </table:table-cell>
          <table:table-cell office:value-type="float" office:value="0" table:style-name="ce1">
            <text:p>0</text:p>
          </table:table-cell>
          <table:table-cell table:number-columns-repeated="16366"/>
        </table:table-row>
        <table:table-row table:style-name="ro1">
          <table:table-cell office:value-type="float" office:value="36" table:style-name="ce1">
            <text:p>36</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2-l10-ep06</text:p>
          </table:table-cell>
          <table:table-cell office:value-type="float" office:value="6" table:style-name="ce1">
            <text:p>6</text:p>
          </table:table-cell>
          <table:table-cell office:value-type="float" office:value="2" table:style-name="ce1">
            <text:p>2</text:p>
          </table:table-cell>
          <table:table-cell office:value-type="float" office:value="10" table:style-name="ce1">
            <text:p>10</text:p>
          </table:table-cell>
          <table:table-cell office:value-type="string" table:style-name="ce1">
            <text:p>තේරීම</text:p>
          </table:table-cell>
          <table:table-cell office:value-type="string" table:style-name="ce1">
            <text:p>තේරීම</text:p>
          </table:table-cell>
          <table:table-cell office:value-type="string" table:style-name="ce1">
            <text:p>සමූහයක ඇති දෑ පොදු වූ ලක්ෂණ ඇති කාණ්ඩ වලට වෙන් කිරීම හා එම පොදු වූ ලක්ෂණ අනුව වෙන් කරගත් කාණ්ඩය තෝරා සුදුසු පරිදි නම් කිරීම.</text:p>
          </table:table-cell>
          <table:table-cell office:value-type="time" office:time-value="PT1H0M0S" table:style-name="ce2">
            <text:p>01:00:00</text:p>
          </table:table-cell>
          <table:table-cell office:value-type="float" office:value="176" table:style-name="ce1">
            <text:p>176</text:p>
          </table:table-cell>
          <table:table-cell table:style-name="ce1"/>
          <table:table-cell office:value-type="string" table:style-name="ce1">
            <text:p>maths-06-t2-l10-ep06-q-1.jpg</text:p>
          </table:table-cell>
          <table:table-cell office:value-type="string" table:style-name="ce1">
            <text:p><text:s/>ඉහත දී ඇති ද්‍රව්‍ය නිවැරදිව කාණ්ඩ දෙකකට වෙන් කර ඇති පිළිතුර වනුයේ,</text:p>
          </table:table-cell>
          <table:table-cell table:style-name="ce1"/>
          <table:table-cell office:value-type="string" table:style-name="ce3">
            <text:p>ගස, ගංගාව, කැළය, ඉර, හඳ, කන්ද, දිය ඇල්ල / වඳුරා, සිංහයා, කුරුල්ලා<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කැළය, සිංහයා කුරුල්ලා, කන්ද, ගස / ගංගාව, වඳුරා, ඉර, හඳ, දිය ඇල්ල</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ඉර, හඳ, ගස, කැළය / ගංගාව,සිංහයා, වඳුරා, කුරුල්ලා, කන්ද</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ගස, කුරුල්ලා, ඉර, හඳ, කැළය / ගංගාව, සිංහයා, වඳුරා, කන්ද, දිය ඇල්ල</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77" table:style-name="ce1">
            <text:p>177</text:p>
          </table:table-cell>
          <table:table-cell table:style-name="ce1"/>
          <table:table-cell office:value-type="string" table:style-name="ce1">
            <text:p>maths-06-t2-l10-ep06-q-2.jpg</text:p>
          </table:table-cell>
          <table:table-cell office:value-type="string" table:style-name="ce1">
            <text:p>ඉහත දක්වා ඇති සංකේත වර්ග කර දැක්විය හැකි අවස්ථා වනුයේ,</text:p>
          </table:table-cell>
          <table:table-cell table:style-name="ce1"/>
          <table:table-cell office:value-type="string" table:style-name="ce3">
            <text:p>ඉලක්කම් හා ඉංග‍්‍රීසි හෝඩියේ අක්ෂර<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ඉරට්ටේ <text:s/>සංඛ්‍යා හා ඔත්තේ සංඛ්‍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ඉරට්ටේ <text:s/>සංඛ්‍යා හා ස්වර අක්ෂර</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ඔත්තේ සංඛ්‍යා හා ඉංග‍්‍රීසි හෝඩියේ අක්ෂර</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78" table:style-name="ce1">
            <text:p>178</text:p>
          </table:table-cell>
          <table:table-cell table:style-name="ce1"/>
          <table:table-cell office:value-type="string" table:style-name="ce1">
            <text:p>maths-06-t2-l10-ep06-q-3.jpg</text:p>
          </table:table-cell>
          <table:table-cell office:value-type="string" table:style-name="ce1">
            <text:p>ඉහත සංඛ්‍යා වර්ග කර දැක්විය හැකි නිවැරදි ක‍්‍රමය වනුයේ,</text:p>
          </table:table-cell>
          <table:table-cell table:style-name="ce1"/>
          <table:table-cell office:value-type="string" table:style-name="ce3">
            <text:p>දශම සංඛ්‍යා / ඔත්තේ සංඛ්‍යා / භාග සංඛ්‍යා<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ඉරට්ටේ සංඛ්‍යා / දශම සංඛ්‍යා / භාග සංඛ්‍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ඔත්තේ සංඛ්‍යා / දශම සංඛ්‍යා / ඒකක සංඛ්‍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ඉරට්ටේ සංඛ්‍යා / දශම සංඛ්‍යා / ඒකක සංඛ්‍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79" table:style-name="ce1">
            <text:p>179</text:p>
          </table:table-cell>
          <table:table-cell table:style-name="ce1"/>
          <table:table-cell office:value-type="string" table:style-name="ce1">
            <text:p>maths-06-t2-l10-ep06-q-4.jpg</text:p>
          </table:table-cell>
          <table:table-cell office:value-type="string" table:style-name="ce1">
            <text:p>ඉහත දක්වා ඇති සංකේත වර්ග කර දැක්විය හැකි නිවැරදි ක‍්‍රමය වනුයේ,</text:p>
          </table:table-cell>
          <table:table-cell table:style-name="ce1"/>
          <table:table-cell office:value-type="string" table:style-name="ce3">
            <text:p>ඉංග‍්‍රීසි හෝඩියේ අක්ෂර / ඔත්තේ සංඛ්‍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ඉංග‍්‍රීසි හෝඩියේ ස්වර අක්ෂර / ප‍්‍රථමක සංඛ්‍යා<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ඉරට්ටේ සංඛ්‍යා / ඉංග‍්‍රීසි හෝඩියේ ස්වර අක්ෂර</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ඉරට්ටේ සංඛ්‍යා / ඔත්තේ සංඛ්‍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80" table:style-name="ce1">
            <text:p>180</text:p>
          </table:table-cell>
          <table:table-cell table:style-name="ce1"/>
          <table:table-cell office:value-type="string" table:style-name="ce1">
            <text:p>maths-06-t2-l10-ep06-q-5.jpg</text:p>
          </table:table-cell>
          <table:table-cell office:value-type="string" table:style-name="ce1">
            <text:p>ඉහත ඒකක වර්ග කර <text:s/>දැක්විය හැකි නිවැරදි ක‍්‍රමය වනුයේ,</text:p>
          </table:table-cell>
          <table:table-cell table:style-name="ce1"/>
          <table:table-cell office:value-type="string" table:style-name="ce3">
            <text:p>km, m, cm / g, mg, kg / l, ml<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km, kg, g / cm, m, l / mg, ml</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km, m, cm / l, ml / g, ml, c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g, mg, ml / l, km / kg, cm, m</text:p>
          </table:table-cell>
          <table:table-cell office:value-type="float" office:value="0" table:style-name="ce1">
            <text:p>0</text:p>
          </table:table-cell>
          <table:table-cell table:number-columns-repeated="16366"/>
        </table:table-row>
        <table:table-row table:style-name="ro1">
          <table:table-cell office:value-type="float" office:value="37" table:style-name="ce1">
            <text:p>37</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2-l11-ep07</text:p>
          </table:table-cell>
          <table:table-cell office:value-type="float" office:value="7" table:style-name="ce1">
            <text:p>7</text:p>
          </table:table-cell>
          <table:table-cell office:value-type="float" office:value="2" table:style-name="ce1">
            <text:p>2</text:p>
          </table:table-cell>
          <table:table-cell office:value-type="float" office:value="11" table:style-name="ce1">
            <text:p>11</text:p>
          </table:table-cell>
          <table:table-cell office:value-type="string" table:style-name="ce1">
            <text:p>සාධක හා ගුණාකාර</text:p>
          </table:table-cell>
          <table:table-cell office:value-type="string" table:style-name="ce1">
            <text:p>සාධක හඳුනා ගැනීම</text:p>
          </table:table-cell>
          <table:table-cell office:value-type="string" table:style-name="ce1">
            <text:p>සාධක හඳුනා ගැනීම. එක් එක් සංඛ්‍යා වලට අදාල සාධක වෙන් කර හඳුනා ගන්නා ආකාරය අධ්‍යනය කිරීම.</text:p>
          </table:table-cell>
          <table:table-cell office:value-type="time" office:time-value="PT1H0M0S" table:style-name="ce2">
            <text:p>01:00:00</text:p>
          </table:table-cell>
          <table:table-cell office:value-type="float" office:value="181" table:style-name="ce1">
            <text:p>181</text:p>
          </table:table-cell>
          <table:table-cell table:number-columns-repeated="2" table:style-name="ce1"/>
          <table:table-cell office:value-type="string" table:style-name="ce1">
            <text:p>10 සංඛ්‍යා දෙකක ගුණිතයක් ලෙස නිවැරදිව දක්වා නොමැති පිළිතුර වනුයේ,</text:p>
          </table:table-cell>
          <table:table-cell table:style-name="ce1"/>
          <table:table-cell office:value-type="string" table:style-name="ce3">
            <text:p>10×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7×2</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182" table:style-name="ce1">
            <text:p>182</text:p>
          </table:table-cell>
          <table:table-cell table:number-columns-repeated="2" table:style-name="ce1"/>
          <table:table-cell office:value-type="string" table:style-name="ce1">
            <text:p>16 හි සාධක සියල්ලම ඇතුලත් පිළිතුර වනුයේ,</text:p>
          </table:table-cell>
          <table:table-cell table:style-name="ce1"/>
          <table:table-cell office:value-type="string" table:style-name="ce3">
            <text:p>1, 2, 4, 8, 16<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 4, 8, 9, 1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 4, 6, 8, 1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 6, 8, 1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83" table:style-name="ce1">
            <text:p>183</text:p>
          </table:table-cell>
          <table:table-cell table:number-columns-repeated="2" table:style-name="ce1"/>
          <table:table-cell office:value-type="string" table:style-name="ce1">
            <text:p>8 හි ගුණාකාරයක් නොවන්නේ,</text:p>
          </table:table-cell>
          <table:table-cell table:style-name="ce1"/>
          <table:table-cell office:value-type="string" table:style-name="ce3">
            <text:p>8</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0</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184" table:style-name="ce1">
            <text:p>184</text:p>
          </table:table-cell>
          <table:table-cell table:number-columns-repeated="2" table:style-name="ce1"/>
          <table:table-cell office:value-type="string" table:style-name="ce1">
            <text:p>5 × .... = 20 හිස්තැනට ගැලපෙන ඉලක්කම වනුයේ,</text:p>
          </table:table-cell>
          <table:table-cell table:style-name="ce1"/>
          <table:table-cell office:value-type="string" table:style-name="ce3">
            <text:p>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185" table:style-name="ce1">
            <text:p>185</text:p>
          </table:table-cell>
          <table:table-cell table:number-columns-repeated="2" table:style-name="ce1"/>
          <table:table-cell office:value-type="string" table:style-name="ce1">
            <text:p>30 සංඛ්‍යා දෙකක ගුණිතයක් ලෙස නිවැරදිව දක්වා නොමැති පිළිතුර වන්නේ,</text:p>
          </table:table-cell>
          <table:table-cell table:style-name="ce1"/>
          <table:table-cell office:value-type="string" table:style-name="ce3">
            <text:p>3 x 1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6 x 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5 x 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4 x 2</text:p>
          </table:table-cell>
          <table:table-cell office:value-type="float" office:value="1" table:style-name="ce1">
            <text:p>1</text:p>
          </table:table-cell>
          <table:table-cell table:number-columns-repeated="16366"/>
        </table:table-row>
        <table:table-row table:style-name="ro1">
          <table:table-cell office:value-type="float" office:value="38" table:style-name="ce1">
            <text:p>38</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2-l11-ep08</text:p>
          </table:table-cell>
          <table:table-cell office:value-type="float" office:value="8" table:style-name="ce1">
            <text:p>8</text:p>
          </table:table-cell>
          <table:table-cell office:value-type="float" office:value="2" table:style-name="ce1">
            <text:p>2</text:p>
          </table:table-cell>
          <table:table-cell office:value-type="float" office:value="11" table:style-name="ce1">
            <text:p>11</text:p>
          </table:table-cell>
          <table:table-cell office:value-type="string" table:style-name="ce1">
            <text:p>සාධක හා ගුණාකාර</text:p>
          </table:table-cell>
          <table:table-cell office:value-type="string" table:style-name="ce1">
            <text:p>බෙදීමේ <text:s/>ක‍්‍රමයෙන් සාධක සෙවීම හා ගැටලු සාකච්ඡා කිරීම‍.</text:p>
          </table:table-cell>
          <table:table-cell office:value-type="string" table:style-name="ce1">
            <text:p>බෙදීමේ ක‍්‍රමය භාවිතා කර සාධක වෙන් කරන අයුරු අධ්‍යනය කිරීම හා එමගින් යම් සංඛ්‍යාවල සාධක සෙවීම උදාහරණ මගින් විමසා බැලීම.</text:p>
          </table:table-cell>
          <table:table-cell office:value-type="time" office:time-value="PT1H0M0S" table:style-name="ce2">
            <text:p>01:00:00</text:p>
          </table:table-cell>
          <table:table-cell office:value-type="float" office:value="186" table:style-name="ce1">
            <text:p>186</text:p>
          </table:table-cell>
          <table:table-cell office:value-type="string" table:style-name="ce1">
            <text:p><text:s/>40 = 2 x ........., ‍\n 40 = 2 x ........., \n 40 = 2 x .........</text:p>
          </table:table-cell>
          <table:table-cell table:style-name="ce1"/>
          <table:table-cell office:value-type="string" table:style-name="ce1">
            <text:p>මෙහි හිස්තැන්වලට යෙදිය යුතු සංඛ්‍යා පිළිවෙලින් දක්වා ඇති පිළිතුර වනුයේ,</text:p>
          </table:table-cell>
          <table:table-cell table:style-name="ce1"/>
          <table:table-cell office:value-type="string" table:style-name="ce3">
            <text:p>20, 10, 5<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 10, 2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0, 5, 1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 20, 1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87" table:style-name="ce1">
            <text:p>187</text:p>
          </table:table-cell>
          <table:table-cell table:number-columns-repeated="2" table:style-name="ce1"/>
          <table:table-cell office:value-type="string" table:style-name="ce1">
            <text:p>3 හා 4 යන සංඛ්‍යා දෙකම සාධක ලෙස සැලකිය හැකි සංඛ්‍යාව වනුයේ,</text:p>
          </table:table-cell>
          <table:table-cell table:style-name="ce1"/>
          <table:table-cell office:value-type="string" table:style-name="ce3">
            <text:p>24<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88" table:style-name="ce1">
            <text:p>188</text:p>
          </table:table-cell>
          <table:table-cell table:number-columns-repeated="2" table:style-name="ce1"/>
          <table:table-cell office:value-type="string" table:style-name="ce1">
            <text:p>සාධකයක් සඳහා ලබා දිය හැකි නිවැරදිම ප‍්‍රකාශය වනුයේ,</text:p>
          </table:table-cell>
          <table:table-cell table:style-name="ce1"/>
          <table:table-cell office:value-type="string" table:style-name="ce3">
            <text:p>ඕනෑම සංඛ්‍යාවක් ඉතිරි නැතිව බෙදිය හැකි සියළුම සංඛ්‍යා සාධක ලෙස හැඳින්වේ.<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යම් සංඛ්‍යාවක් වෙනත් ඕනෑම සංඛ්‍යාවක් ගුණ කිරීම මඟින් සාධක ලබා ගත හැකි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සෑම සංඛ්‍යාවකටම එක් සාධකයක් පමණක් ඇත.</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යම් සංඛ්‍යාවක් වෙනත් සංඛ්‍යාවකින් බෙදූවිට යම් අගයක් ඉතිරි වේ නම් එය මුල් සංඛ්‍යාවේ සාධකයක් 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89" table:style-name="ce1">
            <text:p>189</text:p>
          </table:table-cell>
          <table:table-cell table:number-columns-repeated="2" table:style-name="ce1"/>
          <table:table-cell office:value-type="string" table:style-name="ce1">
            <text:p><text:s/>100 යන සංඛ්‍යාවෙහි ඇති සියළුම සාධක වනුයේ,</text:p>
          </table:table-cell>
          <table:table-cell table:style-name="ce1"/>
          <table:table-cell office:value-type="string" table:style-name="ce3">
            <text:p>1, 10, 50, 25, 100, 30, 4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 2, 4, 5, 10, 20, 25, 50, 100<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0, 20, 30, 40, 50, 60, 7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 5, 10, 15, 25, 50, 100<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90" table:style-name="ce1">
            <text:p>190</text:p>
          </table:table-cell>
          <table:table-cell table:number-columns-repeated="2" table:style-name="ce1"/>
          <table:table-cell office:value-type="string" table:style-name="ce1">
            <text:p>75 යන සංඛ්‍යාවේ සාධකයක් වන්නේ,</text:p>
          </table:table-cell>
          <table:table-cell table:style-name="ce1"/>
          <table:table-cell office:value-type="string" table:style-name="ce3">
            <text:p>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0</text:p>
          </table:table-cell>
          <table:table-cell office:value-type="float" office:value="0" table:style-name="ce1">
            <text:p>0</text:p>
          </table:table-cell>
          <table:table-cell table:number-columns-repeated="16366"/>
        </table:table-row>
        <table:table-row table:style-name="ro1">
          <table:table-cell office:value-type="float" office:value="39" table:style-name="ce1">
            <text:p>39</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2-l11-ep09</text:p>
          </table:table-cell>
          <table:table-cell office:value-type="float" office:value="9" table:style-name="ce1">
            <text:p>9</text:p>
          </table:table-cell>
          <table:table-cell office:value-type="float" office:value="2" table:style-name="ce1">
            <text:p>2</text:p>
          </table:table-cell>
          <table:table-cell office:value-type="float" office:value="11" table:style-name="ce1">
            <text:p>11</text:p>
          </table:table-cell>
          <table:table-cell office:value-type="string" table:style-name="ce1">
            <text:p>සාධක හා ගුණාකාර</text:p>
          </table:table-cell>
          <table:table-cell office:value-type="string" table:style-name="ce1">
            <text:p>ගුණාකාර ආශ‍්‍රිත ගැටලු හා භාජ්‍යතාව</text:p>
          </table:table-cell>
          <table:table-cell office:value-type="string" table:style-name="ce1">
            <text:p>ගුණාකාර හඳුනා ගැනීම‍.‍ එක් එක් සංඛ්‍යා වල ගුණාකාර ලියා දැක්වීම හා එය ලියා දක්වන ආකාරය විමසා බැලීම. ගුණාකාර ආශ්‍රිත ගැටලු සාකාච්ඡා කිරීම හා භාජ්‍යතාව හඳුනා ගැනීම.</text:p>
          </table:table-cell>
          <table:table-cell office:value-type="time" office:time-value="PT1H0M0S" table:style-name="ce2">
            <text:p>01:00:00</text:p>
          </table:table-cell>
          <table:table-cell office:value-type="float" office:value="191" table:style-name="ce1">
            <text:p>191</text:p>
          </table:table-cell>
          <table:table-cell table:number-columns-repeated="2" table:style-name="ce1"/>
          <table:table-cell office:value-type="string" table:style-name="ce1">
            <text:p>20 හි ගුණාකාර පමණක් ඇතුලත් පිළිතුර වනුයේ,</text:p>
          </table:table-cell>
          <table:table-cell table:style-name="ce1"/>
          <table:table-cell office:value-type="string" table:style-name="ce3">
            <text:p>2, 4, 6, 8, 1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 6, 9, 12, 1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 8, 12, 16, 2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0, 40, 60, 80, 100</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192" table:style-name="ce1">
            <text:p>192</text:p>
          </table:table-cell>
          <table:table-cell table:number-columns-repeated="2" table:style-name="ce1"/>
          <table:table-cell office:value-type="string" table:style-name="ce1">
            <text:p><text:s/>4 හි ගුණාකාරයක් නොවන්නේ,</text:p>
          </table:table-cell>
          <table:table-cell table:style-name="ce1"/>
          <table:table-cell office:value-type="string" table:style-name="ce3">
            <text:p>8</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1</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193" table:style-name="ce1">
            <text:p>193</text:p>
          </table:table-cell>
          <table:table-cell table:number-columns-repeated="2" table:style-name="ce1"/>
          <table:table-cell office:value-type="string" table:style-name="ce1">
            <text:p>2 න් බෙදෙන සංඛ්‍යා පමණක් ඇතුලත් පිළිතුර වනුයේ,</text:p>
          </table:table-cell>
          <table:table-cell table:style-name="ce1"/>
          <table:table-cell office:value-type="string" table:style-name="ce3">
            <text:p>43, 54, 27, 3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72, 48, 54, 20<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91, 50, 37, 1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75, 22, 84, 2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94" table:style-name="ce1">
            <text:p>194</text:p>
          </table:table-cell>
          <table:table-cell table:number-columns-repeated="2" table:style-name="ce1"/>
          <table:table-cell office:value-type="string" table:style-name="ce1">
            <text:p><text:s/>යම් සංඛ්‍යාවක් 10න් බෙදේ දැයි පරීක්ෂාකර ගැනීමට අදාල නිවැරදි ප‍්‍රකාශය වනුයේ,</text:p>
          </table:table-cell>
          <table:table-cell table:style-name="ce1"/>
          <table:table-cell office:value-type="string" table:style-name="ce3">
            <text:p>ඕනෑම සංඛ්‍යාවක එකස්ථානය 0 වේ නම් එම සංඛ්‍යාව 10න් බෙදේ.<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ඕනෑම සංඛ්‍යාවක දසස්ථානය 0 වේ නම් එම සංඛ්‍යාව 10න් බෙ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ඕනෑම සංඛ්‍යාවක එකස්ථානය ඉරට්ටේ සංඛ්‍යාවක් වේ නම් එම සංඛ්‍යාව 10න් බෙ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ඕනෑම සංඛ්‍යාවක එකස්ථානය ඔත්තේ සංඛ්‍යාවක් වේ නම් එම සංඛ්‍යාව 10න් බෙ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195" table:style-name="ce1">
            <text:p>195</text:p>
          </table:table-cell>
          <table:table-cell table:number-columns-repeated="2" table:style-name="ce1"/>
          <table:table-cell office:value-type="string" table:style-name="ce1">
            <text:p>5, 10,15, 20, 30, 35, 50 යන සංඛ්‍යා අතුරින් 10න් බෙදෙන සංඛ්‍යා පමණක් ඇතුලත් පිළිතුර වනුයේ,</text:p>
          </table:table-cell>
          <table:table-cell table:style-name="ce1"/>
          <table:table-cell office:value-type="string" table:style-name="ce3">
            <text:p>10,20,30,50<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10,15,2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0,15,20,3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15,35,50</text:p>
          </table:table-cell>
          <table:table-cell office:value-type="float" office:value="0" table:style-name="ce1">
            <text:p>0</text:p>
          </table:table-cell>
          <table:table-cell table:number-columns-repeated="16366"/>
        </table:table-row>
        <table:table-row table:style-name="ro1">
          <table:table-cell office:value-type="float" office:value="40" table:style-name="ce1">
            <text:p>40</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2-l11-ep10</text:p>
          </table:table-cell>
          <table:table-cell office:value-type="float" office:value="10" table:style-name="ce1">
            <text:p>10</text:p>
          </table:table-cell>
          <table:table-cell office:value-type="float" office:value="2" table:style-name="ce1">
            <text:p>2</text:p>
          </table:table-cell>
          <table:table-cell office:value-type="float" office:value="11" table:style-name="ce1">
            <text:p>11</text:p>
          </table:table-cell>
          <table:table-cell office:value-type="string" table:style-name="ce1">
            <text:p>සාධක හා ගුණාකාර</text:p>
          </table:table-cell>
          <table:table-cell office:value-type="string" table:style-name="ce1">
            <text:p>භාජ්‍යතාව</text:p>
          </table:table-cell>
          <table:table-cell office:value-type="string" table:style-name="ce1">
            <text:p>උදාහරණ කීපයක් මගින් භාජ්‍යතාව ආශ‍්‍රිත ගැටලු සාකච්ඡා කිරීම.</text:p>
          </table:table-cell>
          <table:table-cell office:value-type="time" office:time-value="PT1H0M0S" table:style-name="ce2">
            <text:p>01:00:00</text:p>
          </table:table-cell>
          <table:table-cell office:value-type="float" office:value="196" table:style-name="ce1">
            <text:p>196</text:p>
          </table:table-cell>
          <table:table-cell table:number-columns-repeated="2" table:style-name="ce1"/>
          <table:table-cell office:value-type="string" table:style-name="ce1">
            <text:p>පහත සංඛ්‍යා අතුරින් දෙකෙන් බෙදෙන සංඛ්‍යා වනුයේ,</text:p>
          </table:table-cell>
          <table:table-cell table:style-name="ce1"/>
          <table:table-cell office:value-type="string" table:style-name="ce3">
            <text:p>797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9729</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8740<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5259</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97" table:style-name="ce1">
            <text:p>197</text:p>
          </table:table-cell>
          <table:table-cell table:number-columns-repeated="2" table:style-name="ce1"/>
          <table:table-cell office:value-type="string" table:style-name="ce1">
            <text:p><text:s/>පහත සංඛ්‍යා අතුරින් 5 න් බෙදෙන සංඛ්‍යාවක් නොවන්නේ,</text:p>
          </table:table-cell>
          <table:table-cell table:style-name="ce1"/>
          <table:table-cell office:value-type="string" table:style-name="ce3">
            <text:p>572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9875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75434<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397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98" table:style-name="ce1">
            <text:p>198</text:p>
          </table:table-cell>
          <table:table-cell table:number-columns-repeated="2" table:style-name="ce1"/>
          <table:table-cell office:value-type="string" table:style-name="ce1">
            <text:p>සංඛ්‍යාවක් දෙකෙන් බෙදේදැයි නිගමනය කිරීම සම්බන්ධයෙන් අසත්‍ය ප‍්‍රකාශය වනුයේ,</text:p>
          </table:table-cell>
          <table:table-cell table:style-name="ce1"/>
          <table:table-cell office:value-type="string" table:style-name="ce3">
            <text:p>සංඛ්‍යාවක එකස්ථානය 0 වේ නම් එම සංඛ්‍යාව දෙකෙන් බෙදේ.</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සංඛ්‍යාවක එකස්ථානය ඉරට්ටේ සංඛ්‍යාවක් වේ නම් එම සංඛ්‍යාව 2න් බෙදේ.</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සංඛ්‍යාවක එකස්ථානය ඔත්තේ සංඛ්‍යාවක් වේ නම් එම සංඛ්‍යාව 2න් බෙදේ.<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සංඛ්‍යාවක එකස්ථානයේ ඉලක්කම 2න් බෙදේ නම් එම සංඛ්‍යාව 2න් බෙදේ.</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199" table:style-name="ce1">
            <text:p>199</text:p>
          </table:table-cell>
          <table:table-cell table:number-columns-repeated="2" table:style-name="ce1"/>
          <table:table-cell office:value-type="string" table:style-name="ce1">
            <text:p>පහත සංඛ්‍යා අතුරින් 2න් හා 5න් යන සංඛ්‍යා දෙකෙන්ම බෙදිය හැකි සංඛ්‍යාව වනුයේ,</text:p>
          </table:table-cell>
          <table:table-cell table:style-name="ce1"/>
          <table:table-cell office:value-type="string" table:style-name="ce3">
            <text:p>2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50<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7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9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200" table:style-name="ce1">
            <text:p>200</text:p>
          </table:table-cell>
          <table:table-cell table:number-columns-repeated="2" table:style-name="ce1"/>
          <table:table-cell office:value-type="string" table:style-name="ce1">
            <text:p>376.....  ඉලක්කම් 4කින් යුක්ත මෙම සංඛ්‍යාව 5න් බෙදෙන සංඛ්‍යාවක් වීමට නම් හිස්තැනට යෙදිය හැකි ඉලක්කම් වනුයේ,</text:p>
          </table:table-cell>
          <table:table-cell table:style-name="ce1"/>
          <table:table-cell office:value-type="string" table:style-name="ce3">
            <text:p>0,2</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4,6</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0,5<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8,0</text:p>
          </table:table-cell>
          <table:table-cell office:value-type="float" office:value="0" table:style-name="ce1">
            <text:p>0</text:p>
          </table:table-cell>
          <table:table-cell table:number-columns-repeated="16366"/>
        </table:table-row>
        <table:table-row table:style-name="ro1">
          <table:table-cell office:value-type="float" office:value="41" table:style-name="ce1">
            <text:p>41</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2-l12-ep11</text:p>
          </table:table-cell>
          <table:table-cell office:value-type="float" office:value="11" table:style-name="ce1">
            <text:p>11</text:p>
          </table:table-cell>
          <table:table-cell office:value-type="float" office:value="2" table:style-name="ce1">
            <text:p>2</text:p>
          </table:table-cell>
          <table:table-cell office:value-type="float" office:value="12" table:style-name="ce1">
            <text:p>12</text:p>
          </table:table-cell>
          <table:table-cell office:value-type="string" table:style-name="ce1">
            <text:p>සරල රේඛිය තල රූප</text:p>
          </table:table-cell>
          <table:table-cell office:value-type="string" table:style-name="ce1">
            <text:p>තලරූප හඳුනා ගැනීම. සංවෘත තලරුප හා විවෘත තල රූප.</text:p>
          </table:table-cell>
          <table:table-cell office:value-type="string" table:style-name="ce1">
            <text:p>තල රූප යනු මොනවාද යැයි උදාහරණ කීපයක් මගින් හඳුනා ගැනීම හා තලරූප වර්ග ලෙස සංවෘත තල රූප හා විවෘත තල රූප යනු මොනවාද යන්න හඳුනා ගැනීම. එමගින් පොදුවේ දී ඇති තලරූප අතුරින් විවෘත හා සංවෘත තලරූප වෙන් කිරීම.</text:p>
          </table:table-cell>
          <table:table-cell office:value-type="time" office:time-value="PT1H0M0S" table:style-name="ce2">
            <text:p>01:00:00</text:p>
          </table:table-cell>
          <table:table-cell office:value-type="float" office:value="201" table:style-name="ce1">
            <text:p>201</text:p>
          </table:table-cell>
          <table:table-cell table:number-columns-repeated="2" table:style-name="ce1"/>
          <table:table-cell office:value-type="string" table:style-name="ce1">
            <text:p>පහත රූප අතුරින් සංවෘත තල රූපයක් වනූයේ,</text:p>
          </table:table-cell>
          <table:table-cell office:value-type="string" table:style-name="ce1">
            <text:p>maths-06-t2-l12-ep11-q-1-a-1.jpg</text:p>
          </table:table-cell>
          <table:table-cell table:style-name="ce3"/>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maths-06-t2-l12-ep11-q-1-a-2.jpg</text:p>
          </table:table-cell>
          <table:table-cell table:style-name="ce3"/>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maths-06-t2-l12-ep11-q-1-a-3.jpg</text:p>
          </table:table-cell>
          <table:table-cell table:style-name="ce3"/>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maths-06-t2-l12-ep11-q-1-a-4.jpg</text:p>
          </table:table-cell>
          <table:table-cell table:style-name="ce3"/>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02" table:style-name="ce1">
            <text:p>202</text:p>
          </table:table-cell>
          <table:table-cell table:number-columns-repeated="2" table:style-name="ce1"/>
          <table:table-cell office:value-type="string" table:style-name="ce1">
            <text:p>මෙහි වක‍්‍ර රේඛා පමණක් ඇතුලත් තල රූපයක් වනූයේ,</text:p>
          </table:table-cell>
          <table:table-cell office:value-type="string" table:style-name="ce1">
            <text:p>maths-06-t2-l12-ep11-q-2-a-1.jpg</text:p>
          </table:table-cell>
          <table:table-cell table:style-name="ce3"/>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maths-06-t2-l12-ep11-q-2-a-2.jpg</text:p>
          </table:table-cell>
          <table:table-cell table:style-name="ce3"/>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maths-06-t2-l12-ep11-q-2-a-3.jpg</text:p>
          </table:table-cell>
          <table:table-cell table:style-name="ce3"/>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maths-06-t2-l12-ep11-q-2-a-4.jpg</text:p>
          </table:table-cell>
          <table:table-cell table:style-name="ce3"/>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03" table:style-name="ce1">
            <text:p>203</text:p>
          </table:table-cell>
          <table:table-cell table:number-columns-repeated="2" table:style-name="ce1"/>
          <table:table-cell office:value-type="string" table:style-name="ce1">
            <text:p>පහත රූප අතුරින් සරල රේඛා පමණක් ඇතුලත් තල රූපයක් වනූයේ,</text:p>
          </table:table-cell>
          <table:table-cell office:value-type="string" table:style-name="ce1">
            <text:p>maths-06-t2-l12-ep11-q-3-a-1.jpg</text:p>
          </table:table-cell>
          <table:table-cell table:style-name="ce3"/>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maths-06-t2-l12-ep11-q-3-a-2.jpg</text:p>
          </table:table-cell>
          <table:table-cell table:style-name="ce3"/>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maths-06-t2-l12-ep11-q-3-a-3.jpg</text:p>
          </table:table-cell>
          <table:table-cell table:style-name="ce3"/>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maths-06-t2-l12-ep11-q-3-a-4.jpg</text:p>
          </table:table-cell>
          <table:table-cell table:style-name="ce3"/>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04" table:style-name="ce1">
            <text:p>204</text:p>
          </table:table-cell>
          <table:table-cell table:number-columns-repeated="2" table:style-name="ce1"/>
          <table:table-cell office:value-type="string" table:style-name="ce1">
            <text:p>පහත රූප අතුරින් විවෘත තල රූපයක් වනූයේ,</text:p>
          </table:table-cell>
          <table:table-cell office:value-type="string" table:style-name="ce1">
            <text:p>maths-06-t2-l12-ep11-q-4-a-1.jpg</text:p>
          </table:table-cell>
          <table:table-cell table:style-name="ce3"/>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maths-06-t2-l12-ep11-q-4-a-2.jpg</text:p>
          </table:table-cell>
          <table:table-cell table:style-name="ce3"/>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maths-06-t2-l12-ep11-q-4-a-3.jpg</text:p>
          </table:table-cell>
          <table:table-cell table:style-name="ce3"/>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maths-06-t2-l12-ep11-q-4-a-4.jpg</text:p>
          </table:table-cell>
          <table:table-cell table:style-name="ce3"/>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05" table:style-name="ce1">
            <text:p>205</text:p>
          </table:table-cell>
          <table:table-cell table:number-columns-repeated="2" table:style-name="ce1"/>
          <table:table-cell office:value-type="string" table:style-name="ce1">
            <text:p>පහත රූප අතුරින් සංවෘත සරල රේඛීය තල රූපයක් වනූයේ,</text:p>
          </table:table-cell>
          <table:table-cell office:value-type="string" table:style-name="ce1">
            <text:p>maths-06-t2-l12-ep11-q-5-a-1.jpg</text:p>
          </table:table-cell>
          <table:table-cell table:style-name="ce3"/>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maths-06-t2-l12-ep11-q-5-a-2.jpg</text:p>
          </table:table-cell>
          <table:table-cell table:style-name="ce3"/>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maths-06-t2-l12-ep11-q-5-a-3.jpg</text:p>
          </table:table-cell>
          <table:table-cell table:style-name="ce3"/>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maths-06-t2-l12-ep11-q-5-a-4.jpg</text:p>
          </table:table-cell>
          <table:table-cell table:style-name="ce3"/>
          <table:table-cell office:value-type="float" office:value="0" table:style-name="ce1">
            <text:p>0</text:p>
          </table:table-cell>
          <table:table-cell table:number-columns-repeated="16366"/>
        </table:table-row>
        <table:table-row table:style-name="ro1">
          <table:table-cell office:value-type="float" office:value="42" table:style-name="ce1">
            <text:p>42</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2-l12-ep12</text:p>
          </table:table-cell>
          <table:table-cell office:value-type="float" office:value="12" table:style-name="ce1">
            <text:p>12</text:p>
          </table:table-cell>
          <table:table-cell office:value-type="float" office:value="2" table:style-name="ce1">
            <text:p>2</text:p>
          </table:table-cell>
          <table:table-cell office:value-type="float" office:value="12" table:style-name="ce1">
            <text:p>12</text:p>
          </table:table-cell>
          <table:table-cell office:value-type="string" table:style-name="ce1">
            <text:p>සරල රේඛීය තල රූප</text:p>
          </table:table-cell>
          <table:table-cell office:value-type="string" table:style-name="ce1">
            <text:p>ත‍්‍රිකෝණය හා චතුරස‍්‍රය හඳුනා ගැනීම.</text:p>
          </table:table-cell>
          <table:table-cell office:value-type="string" table:style-name="ce1">
            <text:p>සරල රේඛීය සංවෘත තල රූපයක් ලෙස ත‍්‍රිකෝණය හා චතුරස‍්‍රය හඳුනා ගැනීම. ත‍්‍රිකෝණයක ඇති පාද ගණන හා කෝණ ගණන අධ්‍යනය කිරීම. ත‍්‍රිකෝණයක ලක්ෂණ හඳුනා ගැනීම හා <text:s/>ත‍්‍රිකෝණ වර්ග හඳුනා ගැනීම. <text:s/>චතුරස‍්‍රයක ඇති පාද ගණන හා කෝණ ගණන අධ්‍යනය කිරීම. චතුරස‍්‍ර ලෙස සමචතුරස‍්‍රය හා සෘජුකෝණාස‍්‍රය අධ්‍යනය කිරීම හා ඒවායේ ලක්ෂණ විමසා බැලීම.<text:s/></text:p>
          </table:table-cell>
          <table:table-cell office:value-type="time" office:time-value="PT1H0M0S" table:style-name="ce2">
            <text:p>01:00:00</text:p>
          </table:table-cell>
          <table:table-cell office:value-type="float" office:value="206" table:style-name="ce1">
            <text:p>206</text:p>
          </table:table-cell>
          <table:table-cell table:number-columns-repeated="2" table:style-name="ce1"/>
          <table:table-cell office:value-type="string" table:style-name="ce1">
            <text:p>සරල රේඛීය තල රූපයක දක්නට නොමැති ලක්ෂණයක් වනුයේ,</text:p>
          </table:table-cell>
          <table:table-cell table:style-name="ce1"/>
          <table:table-cell office:value-type="string" table:style-name="ce3">
            <text:p>පාද වලින් සමන්විත 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කෝණ දක්නට ලැබේ.</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සෑම පාදයක්ම ශීර්ෂවල දී එකිනෙක සම්බන්ධ 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වක‍්‍ර පාද වලින් සමන්විත වේ.<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207" table:style-name="ce1">
            <text:p>207</text:p>
          </table:table-cell>
          <table:table-cell table:number-columns-repeated="2" table:style-name="ce1"/>
          <table:table-cell office:value-type="string" table:style-name="ce1">
            <text:p><text:s/>ත්‍රිකෝණයක දක්නට නැති ලක්ෂණයකි.</text:p>
          </table:table-cell>
          <table:table-cell table:style-name="ce1"/>
          <table:table-cell office:value-type="string" table:style-name="ce3">
            <text:p>පාද 3ක් ඇත.</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කෝණ 3ක් ඇත.</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කෝණ විවිධ අගයන්ගෙන් යුක්ත 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වක‍්‍ර රේඛාවක් ඇත.<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208" table:style-name="ce1">
            <text:p>208</text:p>
          </table:table-cell>
          <table:table-cell table:number-columns-repeated="2" table:style-name="ce1"/>
          <table:table-cell office:value-type="string" table:style-name="ce1">
            <text:p><text:s/>චතුරස‍්‍රයක දක්නට ලැබෙන ලක්ෂණයක් නොවන්නේ,</text:p>
          </table:table-cell>
          <table:table-cell table:style-name="ce1"/>
          <table:table-cell office:value-type="string" table:style-name="ce3">
            <text:p>එහි පාද 4ක් ඇත.</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එහි කෝණ 4ක් ඇත.</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පාදවලට නිශ්චිත දිගක් නොමැත.</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සම්මුඛ පාද දිගින් සමාන වේ.<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209" table:style-name="ce1">
            <text:p>209</text:p>
          </table:table-cell>
          <table:table-cell table:number-columns-repeated="2" table:style-name="ce1"/>
          <table:table-cell office:value-type="string" table:style-name="ce1">
            <text:p><text:s/>පහත සඳහන් තල රූප අතුරින් චතුරස‍්‍රයක් නොවන්නේ,</text:p>
          </table:table-cell>
          <table:table-cell table:style-name="ce1"/>
          <table:table-cell office:value-type="string" table:style-name="ce3">
            <text:p>ත්‍රිකෝණය<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ත‍්‍රපීසියම</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සමාන්තරාස‍්‍ර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රොම්බස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10" table:style-name="ce1">
            <text:p>210</text:p>
          </table:table-cell>
          <table:table-cell table:number-columns-repeated="2" table:style-name="ce1"/>
          <table:table-cell office:value-type="string" table:style-name="ce1">
            <text:p>සෘජුකෝණාස‍්‍රයක දක්නට නොලැබෙන ලක්ෂණයකි.</text:p>
          </table:table-cell>
          <table:table-cell table:style-name="ce1"/>
          <table:table-cell office:value-type="string" table:style-name="ce3">
            <text:p>පාද 4ක් ඇත.</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සම්මුඛ පාද සමාන 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සියළුම කෝණ සෘජුකෝණ 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සියළුම පාද දිගින් සමාන වේ.<text:s/></text:p>
          </table:table-cell>
          <table:table-cell office:value-type="float" office:value="1" table:style-name="ce1">
            <text:p>1</text:p>
          </table:table-cell>
          <table:table-cell table:number-columns-repeated="16366"/>
        </table:table-row>
        <table:table-row table:style-name="ro1">
          <table:table-cell office:value-type="float" office:value="43" table:style-name="ce1">
            <text:p>43</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2-l13-ep13</text:p>
          </table:table-cell>
          <table:table-cell office:value-type="float" office:value="13" table:style-name="ce1">
            <text:p>13</text:p>
          </table:table-cell>
          <table:table-cell office:value-type="float" office:value="2" table:style-name="ce1">
            <text:p>2</text:p>
          </table:table-cell>
          <table:table-cell office:value-type="float" office:value="13" table:style-name="ce1">
            <text:p>13</text:p>
          </table:table-cell>
          <table:table-cell office:value-type="string" table:style-name="ce1">
            <text:p>දශම</text:p>
          </table:table-cell>
          <table:table-cell office:value-type="string" table:style-name="ce1">
            <text:p>දශම හැඳින්වීම<text:s/></text:p>
          </table:table-cell>
          <table:table-cell office:value-type="string" table:style-name="ce1">
            <text:p>දශම හඳුනා ගැනීම. භාග ඇසුරින් දශම අධ්‍යනනය කිරීම හා දශමයක් ලිවීම, කියවීම උදාහරණ මගින් සාකච්ඡා කිරීම.</text:p>
          </table:table-cell>
          <table:table-cell office:value-type="time" office:time-value="PT1H0M0S" table:style-name="ce2">
            <text:p>01:00:00</text:p>
          </table:table-cell>
          <table:table-cell office:value-type="float" office:value="211" table:style-name="ce1">
            <text:p>211</text:p>
          </table:table-cell>
          <table:table-cell table:number-columns-repeated="2" table:style-name="ce1"/>
          <table:table-cell office:value-type="string" table:style-name="ce1">
            <text:p>2/10 නම් භාගය දශම සංඛ්‍යාවක් ලෙස ලියූ විට ලැබෙන පිළිතුර වනුයේ,</text:p>
          </table:table-cell>
          <table:table-cell table:style-name="ce1"/>
          <table:table-cell office:value-type="float" office:value="0.2" table:style-name="ce1">
            <text:p>0.2</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0.02" table:style-name="ce1">
            <text:p>0.0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E-3" table:style-name="ce1">
            <text:p>0.00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12" table:style-name="ce1">
            <text:p>212</text:p>
          </table:table-cell>
          <table:table-cell table:number-columns-repeated="2" table:style-name="ce1"/>
          <table:table-cell office:value-type="string" table:style-name="ce1">
            <text:p>24.32 යන සංඛ්‍යාව වචනයෙන් ලියනුයේ,</text:p>
          </table:table-cell>
          <table:table-cell table:style-name="ce1"/>
          <table:table-cell office:value-type="string" table:style-name="ce3">
            <text:p>‘‘දෙකයි දශම හතරයි තුනයි දෙක’’ ලෙස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විසි හතරයි දශම තුනයි දෙක’’ ලෙසය.<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විසි හතරයි දශම තිස් දෙක’’ ලෙස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දෙසිය හතළිස් තුනයි දශම තිස් දෙක’’ ලෙස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13" table:style-name="ce1">
            <text:p>213</text:p>
          </table:table-cell>
          <table:table-cell table:style-name="ce1"/>
          <table:table-cell office:value-type="string" table:style-name="ce1">
            <text:p>maths-06-t2-l13-ep13-q-3.jpg</text:p>
          </table:table-cell>
          <table:table-cell office:value-type="string" table:style-name="ce1">
            <text:p>මෙම ගණක රාමුවෙන් දැක්වෙන අගය වන්නේ,</text:p>
          </table:table-cell>
          <table:table-cell table:style-name="ce1"/>
          <table:table-cell office:value-type="string" table:style-name="ce3">
            <text:p>34.6<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4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46.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0.34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14" table:style-name="ce1">
            <text:p>214</text:p>
          </table:table-cell>
          <table:table-cell table:number-columns-repeated="2" table:style-name="ce1"/>
          <table:table-cell office:value-type="string" table:style-name="ce1">
            <text:p>‘‘හතලිස් තුනයි දශම පහයි අට’’ මෙය ඉලක්කමෙන් දැක්වෙන නිවැරදි පිළිතුර වන්නේ,</text:p>
          </table:table-cell>
          <table:table-cell table:style-name="ce1"/>
          <table:table-cell office:value-type="string" table:style-name="ce3">
            <text:p>435.8</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358</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3.58<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0.4358</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15" table:style-name="ce1">
            <text:p>215</text:p>
          </table:table-cell>
          <table:table-cell table:number-columns-repeated="2" table:style-name="ce1"/>
          <table:table-cell office:value-type="string" table:style-name="ce1">
            <text:p>45/100 දශම සංඛ්‍යාවක් ලෙස දක්වනුයේ,</text:p>
          </table:table-cell>
          <table:table-cell table:style-name="ce1"/>
          <table:table-cell office:value-type="string" table:style-name="ce3">
            <text:p>0.45<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5.0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0.045</text:p>
          </table:table-cell>
          <table:table-cell office:value-type="float" office:value="0" table:style-name="ce1">
            <text:p>0</text:p>
          </table:table-cell>
          <table:table-cell table:number-columns-repeated="16366"/>
        </table:table-row>
        <table:table-row table:style-name="ro1">
          <table:table-cell office:value-type="float" office:value="44" table:style-name="ce1">
            <text:p>44</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2-l13-ep14</text:p>
          </table:table-cell>
          <table:table-cell office:value-type="float" office:value="14" table:style-name="ce1">
            <text:p>14</text:p>
          </table:table-cell>
          <table:table-cell office:value-type="float" office:value="2" table:style-name="ce1">
            <text:p>2</text:p>
          </table:table-cell>
          <table:table-cell office:value-type="float" office:value="13" table:style-name="ce1">
            <text:p>13</text:p>
          </table:table-cell>
          <table:table-cell office:value-type="string" table:style-name="ce1">
            <text:p>දශම</text:p>
          </table:table-cell>
          <table:table-cell office:value-type="string" table:style-name="ce1">
            <text:p>දශම හැඳින්වීම තවදුරටත්</text:p>
          </table:table-cell>
          <table:table-cell office:value-type="string" table:style-name="ce1">
            <text:p>දිග මනින ඒකක ලෙස මිලි මීටර, සෙන්ටි මීටර, <text:s/>කිලෝ මීටර යන ඒකක හඳුනා ගැනීම සහ එම එක් එක් ඒකක අතර සම්බන්ධතා හඳුනා ගැනීම. දිග නිමානය කරන ආකාරය අධ්‍යනය කිරීම.</text:p>
          </table:table-cell>
          <table:table-cell office:value-type="time" office:time-value="PT1H0M0S" table:style-name="ce2">
            <text:p>01:00:00</text:p>
          </table:table-cell>
          <table:table-cell office:value-type="float" office:value="216" table:style-name="ce1">
            <text:p>216</text:p>
          </table:table-cell>
          <table:table-cell table:style-name="ce1"/>
          <table:table-cell office:value-type="string" table:style-name="ce1">
            <text:p>maths-06-t2-l13-ep14-q-1.jpg</text:p>
          </table:table-cell>
          <table:table-cell office:value-type="string" table:style-name="ce1">
            <text:p>මෙම ඝනක රාමුවෙන් නිරූපණය වන සංඛ්‍යාව වනුයේ,</text:p>
          </table:table-cell>
          <table:table-cell table:style-name="ce1"/>
          <table:table-cell office:value-type="string" table:style-name="ce3">
            <text:p>42.03<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20.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203</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4.203</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217" table:style-name="ce1">
            <text:p>217</text:p>
          </table:table-cell>
          <table:table-cell table:number-columns-repeated="2" table:style-name="ce1"/>
          <table:table-cell office:value-type="string" table:style-name="ce1">
            <text:p>45.324 මෙම සංඛ්‍යාව වචනයෙන් ලියා ඇති නිවැරදි පිළිතුර වනුයේ,</text:p>
          </table:table-cell>
          <table:table-cell table:style-name="ce1"/>
          <table:table-cell office:value-type="string" table:style-name="ce3">
            <text:p>හතලිස් පහයි දශම තුනයි දෙකයි හතර<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හතලිස් පහයි දශම තුන්සිය විසි හතර</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හාරසිය පනස් තුනයි දශම දෙකයි හතර</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හතරයි දශම පහයි තුනයි දෙකයි හතර</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218" table:style-name="ce1">
            <text:p>218</text:p>
          </table:table-cell>
          <table:table-cell table:number-columns-repeated="2" table:style-name="ce1"/>
          <table:table-cell office:value-type="string" table:style-name="ce1">
            <text:p><text:s/>2003.24 යන සංඛ්‍යාවේ පළමු දශමස්ථානය වනුයේ,</text:p>
          </table:table-cell>
          <table:table-cell table:style-name="ce1"/>
          <table:table-cell office:value-type="string" table:style-name="ce3">
            <text:p>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3</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2<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4</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219" table:style-name="ce1">
            <text:p>219</text:p>
          </table:table-cell>
          <table:table-cell table:number-columns-repeated="2" table:style-name="ce1"/>
          <table:table-cell office:value-type="string" table:style-name="ce1">
            <text:p>1/10 ඒවා ........ = 6/10 = 0.6 හිස්තැනට සුදුසු පිළිතුර වනුයේ,</text:p>
          </table:table-cell>
          <table:table-cell table:style-name="ce1"/>
          <table:table-cell office:value-type="string" table:style-name="ce3">
            <text:p>3</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4</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6</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office:value-type="float" office:value="220" table:style-name="ce1">
            <text:p>220</text:p>
          </table:table-cell>
          <table:table-cell table:number-columns-repeated="2" table:style-name="ce1"/>
          <table:table-cell office:value-type="string" table:style-name="ce1">
            <text:p><text:s/>1/100 ඒවා 4 = 4/100 = ....... හිස්තැනට සුදුසු පිළිතුර වනුයේ,</text:p>
          </table:table-cell>
          <table:table-cell table:style-name="ce1"/>
          <table:table-cell office:value-type="string" table:style-name="ce3">
            <text:p>0.4</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0.04<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0.00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00</text:p>
          </table:table-cell>
          <table:table-cell office:value-type="float" office:value="0" table:style-name="ce1">
            <text:p>0</text:p>
          </table:table-cell>
          <table:table-cell table:number-columns-repeated="16366"/>
        </table:table-row>
        <table:table-row table:style-name="ro1">
          <table:table-cell office:value-type="float" office:value="45" table:style-name="ce1">
            <text:p>45</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2-l13-ep15</text:p>
          </table:table-cell>
          <table:table-cell office:value-type="float" office:value="15" table:style-name="ce1">
            <text:p>15</text:p>
          </table:table-cell>
          <table:table-cell office:value-type="float" office:value="2" table:style-name="ce1">
            <text:p>2</text:p>
          </table:table-cell>
          <table:table-cell office:value-type="float" office:value="13" table:style-name="ce1">
            <text:p>13</text:p>
          </table:table-cell>
          <table:table-cell office:value-type="string" table:style-name="ce1">
            <text:p>දශම</text:p>
          </table:table-cell>
          <table:table-cell office:value-type="string" table:style-name="ce1">
            <text:p>දශම සංඛ්‍යා සංසන්දනය. දශම සංඛ්‍යා එකතු කිරීම හා අඩු කිරීම</text:p>
          </table:table-cell>
          <table:table-cell office:value-type="string" table:style-name="ce1">
            <text:p>භාග ඇසුරින් දශම සංසන්දනය කිරීම, පූර්ණ සංඛ්‍යා කොටස මගින් දශම සංසන්දනය කිරී, දශම සංසන්දනය කිරීම ආශ‍්‍රිත ගැටලූ විමසා බැලීම හා දශම සංඛ්‍යා එකතු කිරීම හා අඩු කිරීම ආශ‍්‍රිත ගැටළු.<text:s/></text:p>
          </table:table-cell>
          <table:table-cell office:value-type="time" office:time-value="PT1H0M0S" table:style-name="ce2">
            <text:p>01:00:00</text:p>
          </table:table-cell>
          <table:table-cell office:value-type="float" office:value="221" table:style-name="ce1">
            <text:p>221</text:p>
          </table:table-cell>
          <table:table-cell table:number-columns-repeated="2" table:style-name="ce1"/>
          <table:table-cell office:value-type="string" table:style-name="ce1">
            <text:p>&lt; , &gt; මෙම සලකුණ නිවැරදිව යොදා ඇති පිළිතුර වනුයේ,</text:p>
          </table:table-cell>
          <table:table-cell table:style-name="ce1"/>
          <table:table-cell office:value-type="string" table:style-name="ce3">
            <text:p>3/10 &gt; 1/10<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100 &gt; 9/10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7/10 &lt; 2/1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0/100 &gt; 15/10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22" table:style-name="ce1">
            <text:p>222</text:p>
          </table:table-cell>
          <table:table-cell table:number-columns-repeated="2" table:style-name="ce1"/>
          <table:table-cell office:value-type="string" table:style-name="ce1">
            <text:p>පහත සඳහන් ප‍්‍රකාශ අතුරින් නිවැරදි ප‍්‍රකාශය වනුයේ,</text:p>
          </table:table-cell>
          <table:table-cell table:style-name="ce1"/>
          <table:table-cell office:value-type="string" table:style-name="ce3">
            <text:p>0.32 &gt; 0.25<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7.54 &lt; 4.89</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0.25 &gt; 10.37</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2.41 &lt; 32.4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23" table:style-name="ce1">
            <text:p>223</text:p>
          </table:table-cell>
          <table:table-cell table:number-columns-repeated="2" table:style-name="ce1"/>
          <table:table-cell office:value-type="string" table:style-name="ce1">
            <text:p>3.45, 7.89, 5.66, 2.35 යන සංඛ්‍යා ආරෝහණ පිළිවෙලට ලියූ විට නිවැරදි පිළිතුර වනුයේ</text:p>
          </table:table-cell>
          <table:table-cell table:style-name="ce1"/>
          <table:table-cell office:value-type="string" table:style-name="ce3">
            <text:p>2.35, 3.45, 5.66, 7.89<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45, 2.35, 5.66, 7.89</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7.89, 5.66, 3.45, 2.3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66, 7.89, 2.35, 3.4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24" table:style-name="ce1">
            <text:p>224</text:p>
          </table:table-cell>
          <table:table-cell table:number-columns-repeated="2" table:style-name="ce1"/>
          <table:table-cell office:value-type="string" table:style-name="ce1">
            <text:p>10.01, 3.79, 10.27, 11.49 යන සංඛ්‍යා අවරෝහණ පිළිවෙලට ලියූ විට නිවැරදි පිළිතුර වනුයේ,</text:p>
          </table:table-cell>
          <table:table-cell table:style-name="ce1"/>
          <table:table-cell office:value-type="string" table:style-name="ce3">
            <text:p>11.49, 10.27, 10.01, 3.79<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79, 10.01, 10.27, 11.49</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1.49, 3.79, 10.27, 10.0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0.01, 10.27, 3.79, 11.49</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25" table:style-name="ce1">
            <text:p>225</text:p>
          </table:table-cell>
          <table:table-cell table:style-name="ce1"/>
          <table:table-cell office:value-type="string" table:style-name="ce1">
            <text:p>maths-06-t2-l13-ep15-q-5.jpg</text:p>
          </table:table-cell>
          <table:table-cell office:value-type="string" table:style-name="ce1">
            <text:p>පහත දශම සංඛ්‍යා දෙක එකතු කළ විට ලැබෙන පිළිතුර වනුයේ,</text:p>
          </table:table-cell>
          <table:table-cell table:style-name="ce1"/>
          <table:table-cell office:value-type="string" table:style-name="ce3">
            <text:p>93.95</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95.9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9.9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93.59</text:p>
          </table:table-cell>
          <table:table-cell office:value-type="float" office:value="0" table:style-name="ce1">
            <text:p>0</text:p>
          </table:table-cell>
          <table:table-cell table:number-columns-repeated="16366"/>
        </table:table-row>
        <table:table-row table:style-name="ro1">
          <table:table-cell office:value-type="float" office:value="46" table:style-name="ce1">
            <text:p>46</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2-l14-ep16</text:p>
          </table:table-cell>
          <table:table-cell office:value-type="float" office:value="16" table:style-name="ce1">
            <text:p>16</text:p>
          </table:table-cell>
          <table:table-cell office:value-type="float" office:value="2" table:style-name="ce1">
            <text:p>2</text:p>
          </table:table-cell>
          <table:table-cell office:value-type="float" office:value="14" table:style-name="ce1">
            <text:p>14</text:p>
          </table:table-cell>
          <table:table-cell office:value-type="string" table:style-name="ce1">
            <text:p>සංඛ්‍යා වර්ග හා සංඛ්‍යා රටා</text:p>
          </table:table-cell>
          <table:table-cell office:value-type="string" table:style-name="ce1">
            <text:p>ඉරට්ටේ සංඛ්‍යා හා ඔත්තේ සංඛ්‍යා</text:p>
          </table:table-cell>
          <table:table-cell office:value-type="string" table:style-name="ce1">
            <text:p>සංඛ්‍යා වර්ග ලෙස මූලික වශයෙන් ඉරට්ටේ සංඛ්‍යා හා ඔත්තේ සංඛ්‍යා රටා හඳුනා ගැනීම හා උදාහරණ මගින් සංඛ්‍යා සමූහයක ඉරට්ටේ සංඛ්‍යා, ඔත්තේ සංඛ්‍යා වෙන වෙනම හඳුනා ගැනීම.<text:s/></text:p>
          </table:table-cell>
          <table:table-cell office:value-type="time" office:time-value="PT1H0M0S" table:style-name="ce2">
            <text:p>01:00:00</text:p>
          </table:table-cell>
          <table:table-cell office:value-type="float" office:value="226" table:style-name="ce1">
            <text:p>226</text:p>
          </table:table-cell>
          <table:table-cell table:number-columns-repeated="2" table:style-name="ce1"/>
          <table:table-cell office:value-type="string" table:style-name="ce1">
            <text:p>පහත සඳහන් ප‍්‍රකාශන අතුරින් ඉරට්ටේ සංඛ්‍යා පමණක් ඇතුළත් පිළිතුර වනුයේ,</text:p>
          </table:table-cell>
          <table:table-cell table:style-name="ce1"/>
          <table:table-cell office:value-type="string" table:style-name="ce3">
            <text:p>4, 8, 10, 12, 16<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 6, 8, 10, 1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9, 10, 12, 14, 1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0, 18, 16, 15, 1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27" table:style-name="ce1">
            <text:p>227</text:p>
          </table:table-cell>
          <table:table-cell table:number-columns-repeated="2" table:style-name="ce1"/>
          <table:table-cell office:value-type="string" table:style-name="ce1">
            <text:p>පහත සඳහන් ප‍්‍රකාශන අතුරින් ඔත්තේ සංඛ්‍යා පමණක් ඇතුලත් පිළිතුර වනුයේ,</text:p>
          </table:table-cell>
          <table:table-cell table:style-name="ce1"/>
          <table:table-cell office:value-type="string" table:style-name="ce3">
            <text:p>7, 9, 13, 15, 21<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8, 9, 11, 15, 17</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2, 14, 19, 21, 2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6, 10, 7, 9, 17</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28" table:style-name="ce1">
            <text:p>228</text:p>
          </table:table-cell>
          <table:table-cell table:number-columns-repeated="2" table:style-name="ce1"/>
          <table:table-cell office:value-type="string" table:style-name="ce1">
            <text:p>පහත ප‍්‍රකාශන අතුරින් අසත්‍ය ප‍්‍රකාශනය වනුයේ,</text:p>
          </table:table-cell>
          <table:table-cell table:style-name="ce1"/>
          <table:table-cell office:value-type="string" table:style-name="ce3">
            <text:p>ඉරට්ටේ සංඛ්‍යා දෙකක් එකතු කළ විට ලැබෙන සංඛ්‍යාවද ඉරට්ටේ සංඛ්‍යාවක් 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ඔත්තේ සංඛ්‍යා දෙකක් එකතු කළ විට ලැබෙන සංඛ්‍යාව ඉරට්ටේ සංඛ්‍යාවක් 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ඔත්තේ සංඛ්‍යාවක් හා ඉරට්ටේ සංඛ්‍යාවක් එකතු කළ විට ලැබෙන සංඛ්‍යාව ඔත්තේ සංඛ්‍යාවක් 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ඔත්තේ සංඛ්‍යාවකින් ඉරට්ටේ සංඛ්‍යාවක් අඩු කළ විට ලැබෙන සංඛ්‍යාව ඉරට්ටේ සංඛ්‍යාවක් වේ.<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229" table:style-name="ce1">
            <text:p>229</text:p>
          </table:table-cell>
          <table:table-cell table:number-columns-repeated="2" table:style-name="ce1"/>
          <table:table-cell office:value-type="string" table:style-name="ce1">
            <text:p>පහත සංඛ්‍යා අතුරින් ඉරට්ටේ සංඛ්‍යාවක් වනුයේ,</text:p>
          </table:table-cell>
          <table:table-cell table:style-name="ce1"/>
          <table:table-cell office:value-type="string" table:style-name="ce3">
            <text:p>456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9700<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39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87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30" table:style-name="ce1">
            <text:p>230</text:p>
          </table:table-cell>
          <table:table-cell table:number-columns-repeated="2" table:style-name="ce1"/>
          <table:table-cell office:value-type="string" table:style-name="ce1">
            <text:p>පහත සංඛ්‍යා අතුරින් ඔත්තේ සංඛ්‍යාවක් වනුයේ,</text:p>
          </table:table-cell>
          <table:table-cell table:style-name="ce1"/>
          <table:table-cell office:value-type="string" table:style-name="ce3">
            <text:p>9833<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787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903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8562</text:p>
          </table:table-cell>
          <table:table-cell office:value-type="float" office:value="0" table:style-name="ce1">
            <text:p>0</text:p>
          </table:table-cell>
          <table:table-cell table:number-columns-repeated="16366"/>
        </table:table-row>
        <table:table-row table:style-name="ro1">
          <table:table-cell office:value-type="float" office:value="47" table:style-name="ce1">
            <text:p>47</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2-l14-ep17</text:p>
          </table:table-cell>
          <table:table-cell office:value-type="float" office:value="17" table:style-name="ce1">
            <text:p>17</text:p>
          </table:table-cell>
          <table:table-cell office:value-type="float" office:value="2" table:style-name="ce1">
            <text:p>2</text:p>
          </table:table-cell>
          <table:table-cell office:value-type="float" office:value="14" table:style-name="ce1">
            <text:p>14</text:p>
          </table:table-cell>
          <table:table-cell office:value-type="string" table:style-name="ce1">
            <text:p>සංඛ්‍යා වර්ග හා සංඛ්‍යා රටා</text:p>
          </table:table-cell>
          <table:table-cell office:value-type="string" table:style-name="ce1">
            <text:p>‍ප‍්‍රථමක සංඛ්‍යා, සංයුත සංඛ්‍යා</text:p>
          </table:table-cell>
          <table:table-cell office:value-type="string" table:style-name="ce1">
            <text:p>ඉරට්ටේ සංඛ්‍යාවක් හඳුනා ගන්නා ආකාරය පිලිබඳ විමසා බැලීම හා ඔත්තේ සංඛ්‍යාවක් හඳුනා ගන්නා ආකාරය පිලිබඳ විමසා බැලීම. ඉරට්ටේ හා ඔත්තේ සංඛ්‍යා ආශ‍්‍රිත ගැටලූ සාකච්ඡා කිරීම. ප‍්‍රථමක සංඛ්‍යා හඳුනා ගැනීම හා ප‍්‍රථමක සංඛ්‍යා සොයන ආකාරය අධ්‍යනය කිරීම. ප‍්‍රථමක සංඛ්‍යා සඳහා උදාහරණ ලිවීම. සංයුත සංඛ්‍යා හඳුනා ගැනීම හා සංයුත සංඛ්‍යා සොයන ආකාරය අධ්‍යනය කිරීම. සංයුත සංඛ්‍යා සඳහා උදාහරණ ලිවීම.</text:p>
          </table:table-cell>
          <table:table-cell office:value-type="time" office:time-value="PT1H0M0S" table:style-name="ce2">
            <text:p>01:00:00</text:p>
          </table:table-cell>
          <table:table-cell office:value-type="float" office:value="231" table:style-name="ce1">
            <text:p>231</text:p>
          </table:table-cell>
          <table:table-cell table:number-columns-repeated="2" table:style-name="ce1"/>
          <table:table-cell office:value-type="string" table:style-name="ce1">
            <text:p>ප‍්‍රථමක සංඛ්‍යා යන්න නිවැරදිව අර්ථකථනය කර ඇති පිළිතුර වනුයේ,</text:p>
          </table:table-cell>
          <table:table-cell table:style-name="ce1"/>
          <table:table-cell office:value-type="string" table:style-name="ce3">
            <text:p>එකෙනුත් එම සංඛ්‍යාවෙනුත් පමණක් බෙදෙන සංඛ්‍යා<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දෙකෙන් බෙදෙන සංඛ්‍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දෙකෙන් බෙදූ විට එකක් ඉතිරි වන සංඛ්‍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සාධක දෙකකට වඩා ඇති සංඛ්‍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32" table:style-name="ce1">
            <text:p>232</text:p>
          </table:table-cell>
          <table:table-cell table:number-columns-repeated="2" table:style-name="ce1"/>
          <table:table-cell office:value-type="string" table:style-name="ce1">
            <text:p>පහත පිළිතුරු අතරින් ප‍්‍රථමක සංඛ්‍යා පමණක් ඇතුළත් පිළිතුර වනුයේ,</text:p>
          </table:table-cell>
          <table:table-cell table:style-name="ce1"/>
          <table:table-cell office:value-type="string" table:style-name="ce3">
            <text:p>3, 5, 7, 11, 13<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 5, 7, 9, 1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 7, 9, 12, 1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 7, 9, 10, 1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33" table:style-name="ce1">
            <text:p>233</text:p>
          </table:table-cell>
          <table:table-cell table:number-columns-repeated="2" table:style-name="ce1"/>
          <table:table-cell office:value-type="string" table:style-name="ce1">
            <text:p><text:s/>සංයුත සංඛ්‍යා යනු,</text:p>
          </table:table-cell>
          <table:table-cell table:style-name="ce1"/>
          <table:table-cell office:value-type="string" table:style-name="ce3">
            <text:p>සාධක දෙකක් පමණක් ඇති සංඛ්‍යා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සාධක එකක් පමණක් ඇති සංඛ්‍යා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සාධක දෙකකට වඩා වැඩි ගණනක් ඇති සංඛ්‍යාය.<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එකෙනුත් එම සංඛ්‍යාවෙනුත් පමණක් බෙදෙන සංඛ්‍යා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34" table:style-name="ce1">
            <text:p>234</text:p>
          </table:table-cell>
          <table:table-cell table:number-columns-repeated="2" table:style-name="ce1"/>
          <table:table-cell office:value-type="string" table:style-name="ce1">
            <text:p>සංයුත සංඛ්‍යා පමණක් ඇති පිළිතුර වනුයේ,</text:p>
          </table:table-cell>
          <table:table-cell table:style-name="ce1"/>
          <table:table-cell office:value-type="string" table:style-name="ce3">
            <text:p>2, 4, 6, 8</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 10, 12, 18<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 4, 6, 8, 1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 7, 10, 1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35" table:style-name="ce1">
            <text:p>235</text:p>
          </table:table-cell>
          <table:table-cell table:number-columns-repeated="2" table:style-name="ce1"/>
          <table:table-cell office:value-type="string" table:style-name="ce1">
            <text:p><text:s/>1ත් 10ත් අතර ඇති සියලූම සංයුත සංඛ්‍යා ඇතුළත් පිළිතුර වනුයේ,</text:p>
          </table:table-cell>
          <table:table-cell table:style-name="ce1"/>
          <table:table-cell office:value-type="string" table:style-name="ce3">
            <text:p>4, 6, 8<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 4, 6, 8</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 2, 4, 6, 8</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 4, 6, 8, 10</text:p>
          </table:table-cell>
          <table:table-cell office:value-type="float" office:value="0" table:style-name="ce1">
            <text:p>0</text:p>
          </table:table-cell>
          <table:table-cell table:number-columns-repeated="16366"/>
        </table:table-row>
        <table:table-row table:style-name="ro1">
          <table:table-cell office:value-type="float" office:value="48" table:style-name="ce1">
            <text:p>48</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2-l14-ep18</text:p>
          </table:table-cell>
          <table:table-cell office:value-type="float" office:value="18" table:style-name="ce1">
            <text:p>18</text:p>
          </table:table-cell>
          <table:table-cell office:value-type="float" office:value="2" table:style-name="ce1">
            <text:p>2</text:p>
          </table:table-cell>
          <table:table-cell office:value-type="float" office:value="14" table:style-name="ce1">
            <text:p>14</text:p>
          </table:table-cell>
          <table:table-cell office:value-type="string" table:style-name="ce1">
            <text:p>සංඛ්‍යා වර්ග හා සංඛ්‍යා රටා</text:p>
          </table:table-cell>
          <table:table-cell office:value-type="string" table:style-name="ce1">
            <text:p>සමචතුරස‍්‍ර සංඛ්‍යා, ත‍්‍රිකෝණ සංඛ්‍යා</text:p>
          </table:table-cell>
          <table:table-cell office:value-type="string" table:style-name="ce1">
            <text:p>සමචතුරස‍්‍ර <text:s/>සංඛ්‍යා හඳුනා ගැනීම හා සමචතුරස සංඛ්‍යා සොයන ආකාරය අධ්‍යනය කිරීම. සමචතුරස සංඛ්‍යා සඳහා උදාහරණ ලිවීම. ත‍්‍රිකෝණ <text:s/>සංඛ්‍යා හඳුනා ගැනීම හා ත‍්‍රිකෝණ <text:s/>සංඛ්‍යා සොයන ආකාරය අධ්‍යනය කිරීම. ත‍්‍රිකෝණ <text:s/>සංඛ්‍යා සඳහා උදාහරණ ලිවීම.</text:p>
          </table:table-cell>
          <table:table-cell office:value-type="time" office:time-value="PT1H0M0S" table:style-name="ce2">
            <text:p>01:00:00</text:p>
          </table:table-cell>
          <table:table-cell office:value-type="float" office:value="236" table:style-name="ce1">
            <text:p>236</text:p>
          </table:table-cell>
          <table:table-cell table:number-columns-repeated="2" table:style-name="ce1"/>
          <table:table-cell office:value-type="string" table:style-name="ce1">
            <text:p><text:s/>16, 20, 23, 45 යන සංඛ්‍යා අතුරින් සමචතුරස‍්‍රය සංඛ්‍යාවක් වනුයේ,</text:p>
          </table:table-cell>
          <table:table-cell table:style-name="ce1"/>
          <table:table-cell office:value-type="string" table:style-name="ce3">
            <text:p>16<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3</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4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237" table:style-name="ce1">
            <text:p>237</text:p>
          </table:table-cell>
          <table:table-cell table:number-columns-repeated="2" table:style-name="ce1"/>
          <table:table-cell office:value-type="string" table:style-name="ce1">
            <text:p><text:s/>2ත් 20ත් අතර පිහිටා ඇති සමචතුරස‍්‍ර සංඛ්‍යා සියල්ල ඇතුලත් පිළිතුර වනුයේ,</text:p>
          </table:table-cell>
          <table:table-cell table:style-name="ce1"/>
          <table:table-cell office:value-type="string" table:style-name="ce3">
            <text:p>4, 9, 16<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4, 9, 10, 1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5, 10, 1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4, 10, 15, 2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238" table:style-name="ce1">
            <text:p>238</text:p>
          </table:table-cell>
          <table:table-cell table:number-columns-repeated="2" table:style-name="ce1"/>
          <table:table-cell office:value-type="string" table:style-name="ce1">
            <text:p>1ත් 50ත් අතර පිහිටා ඇති විශාලතම සමචතුරස‍්‍ර සංඛ්‍යාව වනුයේ,</text:p>
          </table:table-cell>
          <table:table-cell table:style-name="ce1"/>
          <table:table-cell office:value-type="string" table:style-name="ce3">
            <text:p>2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36</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49<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16</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239" table:style-name="ce1">
            <text:p>239</text:p>
          </table:table-cell>
          <table:table-cell table:number-columns-repeated="2" table:style-name="ce1"/>
          <table:table-cell office:value-type="string" table:style-name="ce1">
            <text:p>පහත සඳහන් සංඛ්‍යා අතුරින් ත්‍රිකෝණ සංඛ්‍යාවක් වනුයේ,</text:p>
          </table:table-cell>
          <table:table-cell table:style-name="ce1"/>
          <table:table-cell office:value-type="string" table:style-name="ce3">
            <text:p>3<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4</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7</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240" table:style-name="ce1">
            <text:p>240</text:p>
          </table:table-cell>
          <table:table-cell table:number-columns-repeated="2" table:style-name="ce1"/>
          <table:table-cell office:value-type="string" table:style-name="ce1">
            <text:p><text:s/>කුඩාම ත්‍රිකෝණ සංඛ්‍යාව වනුයේ,</text:p>
          </table:table-cell>
          <table:table-cell table:style-name="ce1"/>
          <table:table-cell office:value-type="string" table:style-name="ce3">
            <text:p>1<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2</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text:p>
          </table:table-cell>
          <table:table-cell office:value-type="float" office:value="0" table:style-name="ce1">
            <text:p>0</text:p>
          </table:table-cell>
          <table:table-cell table:number-columns-repeated="16366"/>
        </table:table-row>
        <table:table-row table:style-name="ro1">
          <table:table-cell office:value-type="float" office:value="49" table:style-name="ce1">
            <text:p>49</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2-l14-ep19</text:p>
          </table:table-cell>
          <table:table-cell office:value-type="float" office:value="19" table:style-name="ce1">
            <text:p>19</text:p>
          </table:table-cell>
          <table:table-cell office:value-type="float" office:value="2" table:style-name="ce1">
            <text:p>2</text:p>
          </table:table-cell>
          <table:table-cell office:value-type="float" office:value="14" table:style-name="ce1">
            <text:p>14</text:p>
          </table:table-cell>
          <table:table-cell office:value-type="string" table:style-name="ce1">
            <text:p>සංඛ්‍යා වර්ග හා සංඛ්‍යා රටා</text:p>
          </table:table-cell>
          <table:table-cell office:value-type="string" table:style-name="ce1">
            <text:p>සංඛ්‍යා රටා<text:s/></text:p>
          </table:table-cell>
          <table:table-cell office:value-type="string" table:style-name="ce1">
            <text:p>සංඛ්‍යා රටා හඳුනා ගැනීම හා විවිධ සංඛ්‍යා රටා ලියා දැක්වීම. සංඛ්‍යා රටා ආශ‍්‍රිත උදාහරණ අධ්‍යනය කිරීම. සංඛ්‍යා රටා ආශ‍්‍රිත ගැටලූ අධ්‍යනය කිරීම.<text:s/></text:p>
          </table:table-cell>
          <table:table-cell office:value-type="time" office:time-value="PT1H0M0S" table:style-name="ce2">
            <text:p>01:00:00</text:p>
          </table:table-cell>
          <table:table-cell office:value-type="float" office:value="241" table:style-name="ce1">
            <text:p>241</text:p>
          </table:table-cell>
          <table:table-cell table:number-columns-repeated="2" table:style-name="ce1"/>
          <table:table-cell office:value-type="string" table:style-name="ce1">
            <text:p><text:s/>1 සිට 10 දක්වා ඇති සියළුම ඉරට්ටේ සංඛ්‍යා ආරෝහණ පිළිවෙලට ලියූ විට ලැබෙන පිළිතුර වනුයේ,</text:p>
          </table:table-cell>
          <table:table-cell table:style-name="ce1"/>
          <table:table-cell office:value-type="string" table:style-name="ce3">
            <text:p>2, 4, 6, 8, 10<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0, 8, 6, 4, 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 4, 8, 10, 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6, 8, 2, 4, 1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42" table:style-name="ce1">
            <text:p>242</text:p>
          </table:table-cell>
          <table:table-cell table:number-columns-repeated="2" table:style-name="ce1"/>
          <table:table-cell office:value-type="string" table:style-name="ce1">
            <text:p>1, 3, 6, 10, ... යන ත්‍රිකෝණ සංඛ්‍යා රටාවේ 6 වන ත්‍රිකෝණ සංඛ්‍යාව වනුයේ,</text:p>
          </table:table-cell>
          <table:table-cell table:style-name="ce1"/>
          <table:table-cell office:value-type="string" table:style-name="ce3">
            <text:p>21<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9</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43" table:style-name="ce1">
            <text:p>243</text:p>
          </table:table-cell>
          <table:table-cell table:number-columns-repeated="2" table:style-name="ce1"/>
          <table:table-cell office:value-type="string" table:style-name="ce1">
            <text:p>1, 4, 9, 16, ... යන සමචතුරස‍්‍ර සංඛ්‍යා රටාවේ 8 වන සමචතුරස‍්‍ර සංඛ්‍යාව වනුයේ,</text:p>
          </table:table-cell>
          <table:table-cell table:style-name="ce1"/>
          <table:table-cell office:value-type="string" table:style-name="ce3">
            <text:p>64<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8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0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44" table:style-name="ce1">
            <text:p>244</text:p>
          </table:table-cell>
          <table:table-cell table:number-columns-repeated="2" table:style-name="ce1"/>
          <table:table-cell office:value-type="string" table:style-name="ce1">
            <text:p>පහත ප‍්‍රකාශන අතුරින් නිවැරදි ප‍්‍රකාශනය වනුයේ,</text:p>
          </table:table-cell>
          <table:table-cell table:style-name="ce1"/>
          <table:table-cell office:value-type="string" table:style-name="ce3">
            <text:p>1 ප‍්‍රථමක සංඛ්‍යාව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කුඩාම ප‍්‍රථමක සංඛ්‍යාව 2 වේ.<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සියළුම සමචතුරස‍්‍ර සංඛ්‍යා ඔත්තේ සංඛ්‍යා 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සියළුම ත්‍රිකෝණ සංඛ්‍යා ඉරට්ටේ සංඛ්‍යා 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45" table:style-name="ce1">
            <text:p>245</text:p>
          </table:table-cell>
          <table:table-cell table:number-columns-repeated="2" table:style-name="ce1"/>
          <table:table-cell office:value-type="string" table:style-name="ce1">
            <text:p><text:s/>ප‍්‍රථමක සංඛ්‍යාවක් හා සංයුත සංඛ්‍යාවක් පිළිවෙලින් ලියා ඇති පිළිතුර වනුයේ,</text:p>
          </table:table-cell>
          <table:table-cell table:style-name="ce1"/>
          <table:table-cell office:value-type="string" table:style-name="ce3">
            <text:p>5, 6<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6, 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0, 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 7</text:p>
          </table:table-cell>
          <table:table-cell office:value-type="float" office:value="0" table:style-name="ce1">
            <text:p>0</text:p>
          </table:table-cell>
          <table:table-cell table:number-columns-repeated="16366"/>
        </table:table-row>
        <table:table-row table:style-name="ro1">
          <table:table-cell office:value-type="float" office:value="50" table:style-name="ce1">
            <text:p>50</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2-l15-ep20</text:p>
          </table:table-cell>
          <table:table-cell office:value-type="float" office:value="20" table:style-name="ce1">
            <text:p>20</text:p>
          </table:table-cell>
          <table:table-cell office:value-type="float" office:value="2" table:style-name="ce1">
            <text:p>2</text:p>
          </table:table-cell>
          <table:table-cell office:value-type="float" office:value="15" table:style-name="ce1">
            <text:p>15</text:p>
          </table:table-cell>
          <table:table-cell office:value-type="string" table:style-name="ce1">
            <text:p>දිග</text:p>
          </table:table-cell>
          <table:table-cell office:value-type="string" table:style-name="ce1">
            <text:p>දිග, උස, පළල, ගැඹුර හා ඝනකම හඳුනා ගැනිම. දිග මැනිමේ උපකරණ.</text:p>
          </table:table-cell>
          <table:table-cell office:value-type="string" table:style-name="ce1">
            <text:p>දිග යටතේ දිග, පළල, උස, ගැඹුර සහ ඝනකම යන ඒවා හඳුනා ගැනීම. ඒ එක් එක් දිග සඳහා උදාහරණ ලිවීම. දිග මනින උපකරණ ලෙස අඩි කෝදුව, මීටර කෝදුව සහ ටේප් පටිය වැනි දෑ අධ්‍යනය කිරීම හා ඒවායේ මිනුම් පිලිබඳ අධ්‍යනය කිරීම.</text:p>
          </table:table-cell>
          <table:table-cell office:value-type="time" office:time-value="PT1H0M0S" table:style-name="ce2">
            <text:p>01:00:00</text:p>
          </table:table-cell>
          <table:table-cell office:value-type="float" office:value="246" table:style-name="ce1">
            <text:p>246</text:p>
          </table:table-cell>
          <table:table-cell table:number-columns-repeated="2" table:style-name="ce1"/>
          <table:table-cell office:value-type="string" table:style-name="ce1">
            <text:p>දිග මැනීම සඳහා භාවිතා කරන උපකරණයක් නොවන්නේ,</text:p>
          </table:table-cell>
          <table:table-cell table:style-name="ce1"/>
          <table:table-cell office:value-type="string" table:style-name="ce3">
            <text:p>අඩි කෝදු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මීටර් කෝදු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ටේප් පටි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ලඹය<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247" table:style-name="ce1">
            <text:p>247</text:p>
          </table:table-cell>
          <table:table-cell table:number-columns-repeated="2" table:style-name="ce1"/>
          <table:table-cell office:value-type="string" table:style-name="ce1">
            <text:p>අඩි කෝදුව භාවිතයෙන් දිග මැනීමේ දී යොදා ගත හැකි දිග මැනීමේ ඒකක වනුයේ,</text:p>
          </table:table-cell>
          <table:table-cell table:style-name="ce1"/>
          <table:table-cell office:value-type="string" table:style-name="ce3">
            <text:p>mm හා cm<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cm හා 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m හා k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mm හා 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48" table:style-name="ce1">
            <text:p>248</text:p>
          </table:table-cell>
          <table:table-cell table:number-columns-repeated="2" table:style-name="ce1"/>
          <table:table-cell office:value-type="string" table:style-name="ce1">
            <text:p>එක්තරා නගර දෙකක් අතර ඇති දුර ගණනය කිරීම සඳහා යොදා ගත හැකි ඒකකය වනුයේ,</text:p>
          </table:table-cell>
          <table:table-cell table:style-name="ce1"/>
          <table:table-cell office:value-type="string" table:style-name="ce3">
            <text:p>m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c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km</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249" table:style-name="ce1">
            <text:p>249</text:p>
          </table:table-cell>
          <table:table-cell table:number-columns-repeated="2" table:style-name="ce1"/>
          <table:table-cell office:value-type="string" table:style-name="ce1">
            <text:p>සෙන්ටිමීටර 1ක ඇති මිලිමීටර ගණන වනුයේ,</text:p>
          </table:table-cell>
          <table:table-cell table:style-name="ce1"/>
          <table:table-cell office:value-type="string" table:style-name="ce3">
            <text:p>10 කි.<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 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00 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000 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50" table:style-name="ce1">
            <text:p>250</text:p>
          </table:table-cell>
          <table:table-cell table:number-columns-repeated="2" table:style-name="ce1"/>
          <table:table-cell office:value-type="string" table:style-name="ce1">
            <text:p>කාසියක ඝනකම මැනීම සඳහා භාවිතා කළ හැකි ඒකකය වනුයේ,</text:p>
          </table:table-cell>
          <table:table-cell table:style-name="ce1"/>
          <table:table-cell office:value-type="string" table:style-name="ce3">
            <text:p>mm<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c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km</text:p>
          </table:table-cell>
          <table:table-cell office:value-type="float" office:value="0" table:style-name="ce1">
            <text:p>0</text:p>
          </table:table-cell>
          <table:table-cell table:number-columns-repeated="16366"/>
        </table:table-row>
        <table:table-row table:style-name="ro1">
          <table:table-cell office:value-type="float" office:value="51" table:style-name="ce1">
            <text:p>51</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2-l15-ep21</text:p>
          </table:table-cell>
          <table:table-cell office:value-type="float" office:value="21" table:style-name="ce1">
            <text:p>21</text:p>
          </table:table-cell>
          <table:table-cell office:value-type="float" office:value="2" table:style-name="ce1">
            <text:p>2</text:p>
          </table:table-cell>
          <table:table-cell office:value-type="float" office:value="15" table:style-name="ce1">
            <text:p>15</text:p>
          </table:table-cell>
          <table:table-cell office:value-type="string" table:style-name="ce1">
            <text:p>දිග</text:p>
          </table:table-cell>
          <table:table-cell office:value-type="string" table:style-name="ce1">
            <text:p>දිග මනින ඒකක අතර සම්බන්ධය<text:s/></text:p>
          </table:table-cell>
          <table:table-cell office:value-type="string" table:style-name="ce1">
            <text:p>දිග මනින ඒකක ලෙස මිලි මීටර, සෙන්ටි මීටර, කිලෝ මීටර <text:s/>යන ඒකක හඳුනා ගැනීම සහ එම එක් එක් ඒකක අතර සම්බන්ධතා හඳුනා ගැනීම.</text:p>
          </table:table-cell>
          <table:table-cell office:value-type="time" office:time-value="PT1H0M0S" table:style-name="ce2">
            <text:p>01:00:00</text:p>
          </table:table-cell>
          <table:table-cell office:value-type="float" office:value="251" table:style-name="ce1">
            <text:p>251</text:p>
          </table:table-cell>
          <table:table-cell table:number-columns-repeated="2" table:style-name="ce1"/>
          <table:table-cell office:value-type="string" table:style-name="ce1">
            <text:p>මීටර් එකක ඇති සෙන්ටිමීටර් ගණන වනුයේ,</text:p>
          </table:table-cell>
          <table:table-cell table:style-name="ce1"/>
          <table:table-cell office:value-type="string" table:style-name="ce3">
            <text:p>1 c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0 c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000 c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00 cm</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252" table:style-name="ce1">
            <text:p>252</text:p>
          </table:table-cell>
          <table:table-cell table:number-columns-repeated="2" table:style-name="ce1"/>
          <table:table-cell office:value-type="string" table:style-name="ce1">
            <text:p>සෙන්ටිමීටර් 700ක ඇති මීටර් ගණන වනුයේ,</text:p>
          </table:table-cell>
          <table:table-cell table:style-name="ce1"/>
          <table:table-cell office:value-type="string" table:style-name="ce3">
            <text:p>7 m<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70 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7000 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0.7 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53" table:style-name="ce1">
            <text:p>253</text:p>
          </table:table-cell>
          <table:table-cell table:number-columns-repeated="2" table:style-name="ce1"/>
          <table:table-cell office:value-type="string" table:style-name="ce1">
            <text:p>60 mm සෙන්ටිමීටර්වලින් දැක්වූ විට ලැබෙන පිළිතුර වනුයේ,</text:p>
          </table:table-cell>
          <table:table-cell table:style-name="ce1"/>
          <table:table-cell office:value-type="string" table:style-name="ce3">
            <text:p>6 cm<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60 c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600 c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6000 c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54" table:style-name="ce1">
            <text:p>254</text:p>
          </table:table-cell>
          <table:table-cell table:number-columns-repeated="2" table:style-name="ce1"/>
          <table:table-cell office:value-type="string" table:style-name="ce1">
            <text:p>0.7 cm මිලිමීටර්වලින් දැක්වූ විට ලැබෙන පිළිතුර වනුයේ,</text:p>
          </table:table-cell>
          <table:table-cell table:style-name="ce1"/>
          <table:table-cell office:value-type="string" table:style-name="ce3">
            <text:p>7 mm<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70 m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0 m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 m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55" table:style-name="ce1">
            <text:p>255</text:p>
          </table:table-cell>
          <table:table-cell table:number-columns-repeated="2" table:style-name="ce1"/>
          <table:table-cell office:value-type="string" table:style-name="ce1">
            <text:p><text:s/>5 cm 4 mm මිලිමීටර්වලින් දැක්වූ විට ලැබෙන පිළිතුර වනුයේ,</text:p>
          </table:table-cell>
          <table:table-cell table:style-name="ce1"/>
          <table:table-cell office:value-type="string" table:style-name="ce3">
            <text:p>54 mm<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04 m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5 m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40 mm</text:p>
          </table:table-cell>
          <table:table-cell office:value-type="float" office:value="0" table:style-name="ce1">
            <text:p>0</text:p>
          </table:table-cell>
          <table:table-cell table:number-columns-repeated="16366"/>
        </table:table-row>
        <table:table-row table:style-name="ro1">
          <table:table-cell office:value-type="float" office:value="52" table:style-name="ce1">
            <text:p>52</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2-l15-ep22</text:p>
          </table:table-cell>
          <table:table-cell office:value-type="float" office:value="22" table:style-name="ce1">
            <text:p>22</text:p>
          </table:table-cell>
          <table:table-cell office:value-type="float" office:value="2" table:style-name="ce1">
            <text:p>2</text:p>
          </table:table-cell>
          <table:table-cell office:value-type="float" office:value="15" table:style-name="ce1">
            <text:p>15</text:p>
          </table:table-cell>
          <table:table-cell office:value-type="string" table:style-name="ce1">
            <text:p>දිග</text:p>
          </table:table-cell>
          <table:table-cell office:value-type="string" table:style-name="ce1">
            <text:p>දිග මනින ඒකක අතර සම්බන්ධය තවදුරටත්</text:p>
          </table:table-cell>
          <table:table-cell office:value-type="string" table:style-name="ce1">
            <text:p>සෙන්ටිමීටර හා <text:s/>මීටර අතර සම්බන්ධතාවය හා දිිග නිමානය කරන ආකාරය අධ්‍යනය කිරීම.</text:p>
          </table:table-cell>
          <table:table-cell office:value-type="time" office:time-value="PT1H0M0S" table:style-name="ce2">
            <text:p>01:00:00</text:p>
          </table:table-cell>
          <table:table-cell office:value-type="float" office:value="256" table:style-name="ce1">
            <text:p>256</text:p>
          </table:table-cell>
          <table:table-cell table:number-columns-repeated="2" table:style-name="ce1"/>
          <table:table-cell office:value-type="string" table:style-name="ce1">
            <text:p>675 m, සෙන්ටිමීටර්වලින් දැක්වූ විට ලැබෙන පිළිතුර වනුයේ,</text:p>
          </table:table-cell>
          <table:table-cell table:style-name="ce1"/>
          <table:table-cell office:value-type="string" table:style-name="ce3">
            <text:p>67500 cm<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6750 c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675000 cm</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67.5 cm</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257" table:style-name="ce1">
            <text:p>257</text:p>
          </table:table-cell>
          <table:table-cell table:number-columns-repeated="2" table:style-name="ce1"/>
          <table:table-cell office:value-type="string" table:style-name="ce1">
            <text:p>1036 cm, මීටර්වලින් හා සෙන්ටිමීටර්වලින් දැක්වූ විට ලැබෙන පිළිතුර වනුයේ,</text:p>
          </table:table-cell>
          <table:table-cell table:style-name="ce1"/>
          <table:table-cell office:value-type="string" table:style-name="ce3">
            <text:p>10m 36cm<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103m 6cm</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1m 36cm</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10m 360cm</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258" table:style-name="ce1">
            <text:p>258</text:p>
          </table:table-cell>
          <table:table-cell table:number-columns-repeated="2" table:style-name="ce1"/>
          <table:table-cell office:value-type="string" table:style-name="ce1">
            <text:p>කිලෝමීටර් හා මීටර් අතර ඇති සම්බන්ධය ප‍්‍රකාශ කර ඇති නිවැරදි ක‍්‍රමය වනුයේ,</text:p>
          </table:table-cell>
          <table:table-cell table:style-name="ce1"/>
          <table:table-cell office:value-type="string" table:style-name="ce3">
            <text:p>1km = 1000m<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1km= 100m</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1km= 10m</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1km= 1m</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259" table:style-name="ce1">
            <text:p>259</text:p>
          </table:table-cell>
          <table:table-cell table:number-columns-repeated="2" table:style-name="ce1"/>
          <table:table-cell office:value-type="string" table:style-name="ce1">
            <text:p>20225m කිලෝමීටර් හා මීටර්වලින් දැක්වූ විට ලැබෙන පිළිතුර වනුයේ,</text:p>
          </table:table-cell>
          <table:table-cell table:style-name="ce1"/>
          <table:table-cell office:value-type="string" table:style-name="ce3">
            <text:p>20km 225m<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202km 25m</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2022km 5m</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2km 225m</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260" table:style-name="ce1">
            <text:p>260</text:p>
          </table:table-cell>
          <table:table-cell table:number-columns-repeated="2" table:style-name="ce1"/>
          <table:table-cell office:value-type="string" table:style-name="ce1">
            <text:p>25000m කිලෝමීටර්වලින් දැක්වූ විට ලැබෙන පිළිතුර වනුයේ,</text:p>
          </table:table-cell>
          <table:table-cell table:style-name="ce1"/>
          <table:table-cell office:value-type="string" table:style-name="ce3">
            <text:p>25 km<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2.5 km</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250 k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500 km</text:p>
          </table:table-cell>
          <table:table-cell office:value-type="float" office:value="0" table:style-name="ce1">
            <text:p>0</text:p>
          </table:table-cell>
          <table:table-cell table:number-columns-repeated="16366"/>
        </table:table-row>
        <table:table-row table:style-name="ro1">
          <table:table-cell office:value-type="float" office:value="53" table:style-name="ce1">
            <text:p>53</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2-l15-ep23</text:p>
          </table:table-cell>
          <table:table-cell office:value-type="float" office:value="23" table:style-name="ce1">
            <text:p>23</text:p>
          </table:table-cell>
          <table:table-cell office:value-type="float" office:value="2" table:style-name="ce1">
            <text:p>2</text:p>
          </table:table-cell>
          <table:table-cell office:value-type="float" office:value="15" table:style-name="ce1">
            <text:p>15</text:p>
          </table:table-cell>
          <table:table-cell office:value-type="string" table:style-name="ce1">
            <text:p>දිග</text:p>
          </table:table-cell>
          <table:table-cell office:value-type="string" table:style-name="ce1">
            <text:p>පරිමිතිය</text:p>
          </table:table-cell>
          <table:table-cell office:value-type="string" table:style-name="ce1">
            <text:p>පරිමිතිය හඳුනා ගැනීම හා උදාහරණ මගින් ගැටළු විසඳීම.</text:p>
          </table:table-cell>
          <table:table-cell office:value-type="time" office:time-value="PT1H0M0S" table:style-name="ce2">
            <text:p>01:00:00</text:p>
          </table:table-cell>
          <table:table-cell office:value-type="float" office:value="261" table:style-name="ce1">
            <text:p>261</text:p>
          </table:table-cell>
          <table:table-cell table:style-name="ce1"/>
          <table:table-cell office:value-type="string" table:style-name="ce1">
            <text:p>maths-06-t2-l15-ep23-q-1.jpg</text:p>
          </table:table-cell>
          <table:table-cell office:value-type="string" table:style-name="ce1">
            <text:p><text:s/>ඉහත රූපයේ පරිමිතිය වනුයේ,<text:s/></text:p>
          </table:table-cell>
          <table:table-cell table:style-name="ce1"/>
          <table:table-cell office:value-type="string" table:style-name="ce3">
            <text:p>20cm<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5c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5c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8c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62" table:style-name="ce1">
            <text:p>262</text:p>
          </table:table-cell>
          <table:table-cell table:style-name="ce1"/>
          <table:table-cell office:value-type="string" table:style-name="ce1">
            <text:p>maths-06-t2-l15-ep23-q-2.jpg</text:p>
          </table:table-cell>
          <table:table-cell office:value-type="string" table:style-name="ce1">
            <text:p>මෙහි පිළිිතුර වනුයේ,</text:p>
          </table:table-cell>
          <table:table-cell table:style-name="ce1"/>
          <table:table-cell office:value-type="string" table:style-name="ce3">
            <text:p>26cm<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5m <text:s text:c="5"/>75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5cm <text:s text:c="3"/>25c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6cm <text:s text:c="3"/>75c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63" table:style-name="ce1">
            <text:p>263</text:p>
          </table:table-cell>
          <table:table-cell table:style-name="ce1"/>
          <table:table-cell office:value-type="string" table:style-name="ce1">
            <text:p>maths-06-t2-l15-ep23-q-3.jpg</text:p>
          </table:table-cell>
          <table:table-cell office:value-type="string" table:style-name="ce1">
            <text:p>මෙම රූපයේ පරිමිතිය වනුයේ,<text:s/></text:p>
          </table:table-cell>
          <table:table-cell table:style-name="ce1"/>
          <table:table-cell office:value-type="string" table:style-name="ce3">
            <text:p>17cm <text:s/>40mm<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7cm <text:s/>30m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5cm <text:s/>30mm<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7cm <text:s/>20mm<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64" table:style-name="ce1">
            <text:p>264</text:p>
          </table:table-cell>
          <table:table-cell table:number-columns-repeated="2" table:style-name="ce1"/>
          <table:table-cell office:value-type="string" table:style-name="ce1">
            <text:p>පාදයක දිග 10cm ක් වන සමපාද ත්‍රිකෝණයක පරිමිතිය වනුයේ,</text:p>
          </table:table-cell>
          <table:table-cell table:style-name="ce1"/>
          <table:table-cell office:value-type="string" table:style-name="ce3">
            <text:p>30cm<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0c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0c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0c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65" table:style-name="ce1">
            <text:p>265</text:p>
          </table:table-cell>
          <table:table-cell table:style-name="ce1"/>
          <table:table-cell office:value-type="string" table:style-name="ce1">
            <text:p>maths-06-t2-l15-ep23-q-5.jpg</text:p>
          </table:table-cell>
          <table:table-cell office:value-type="string" table:style-name="ce1">
            <text:p><text:s/>මෙම රූපයේ පරිමිතිය වනුයේ,</text:p>
          </table:table-cell>
          <table:table-cell table:style-name="ce1"/>
          <table:table-cell office:value-type="string" table:style-name="ce3">
            <text:p>34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7m<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0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5m</text:p>
          </table:table-cell>
          <table:table-cell office:value-type="float" office:value="0" table:style-name="ce1">
            <text:p>0</text:p>
          </table:table-cell>
          <table:table-cell table:number-columns-repeated="16366"/>
        </table:table-row>
        <table:table-row table:style-name="ro1">
          <table:table-cell office:value-type="float" office:value="54" table:style-name="ce1">
            <text:p>54</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2-l16-ep24</text:p>
          </table:table-cell>
          <table:table-cell office:value-type="float" office:value="24" table:style-name="ce1">
            <text:p>24</text:p>
          </table:table-cell>
          <table:table-cell office:value-type="float" office:value="2" table:style-name="ce1">
            <text:p>2</text:p>
          </table:table-cell>
          <table:table-cell office:value-type="float" office:value="16" table:style-name="ce1">
            <text:p>16</text:p>
          </table:table-cell>
          <table:table-cell office:value-type="string" table:style-name="ce1">
            <text:p>ද්‍රවමිනුම්</text:p>
          </table:table-cell>
          <table:table-cell office:value-type="string" table:style-name="ce1">
            <text:p>ද්‍රව මිනුම් හඳුනා ගැනිම හා ඒකක අතර සම්බන්ධය</text:p>
          </table:table-cell>
          <table:table-cell office:value-type="string" table:style-name="ce1">
            <text:p>ද්‍රව මිනුම් හඳුනා ගැනීම හා ද්‍රව මිනුම් ඒකක ලෙස මිලි ලීටර <text:s/>සහ ලීටර <text:s/>හඳුනා ගැනීම, එම ඒකක දෙක අතර සම්බන්ධය අධ්‍යනය කිරීම.<text:s/></text:p>
          </table:table-cell>
          <table:table-cell office:value-type="time" office:time-value="PT1H0M0S" table:style-name="ce2">
            <text:p>01:00:00</text:p>
          </table:table-cell>
          <table:table-cell office:value-type="float" office:value="266" table:style-name="ce1">
            <text:p>266</text:p>
          </table:table-cell>
          <table:table-cell table:number-columns-repeated="2" table:style-name="ce1"/>
          <table:table-cell office:value-type="string" table:style-name="ce1">
            <text:p>ලීටර් හා මිලිලීටර් අතර සම්බන්ධතාවය වනුයේ,</text:p>
          </table:table-cell>
          <table:table-cell table:style-name="ce1"/>
          <table:table-cell office:value-type="string" table:style-name="ce3">
            <text:p>1l <text:s text:c="2"/>= 1000 ml<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l <text:s text:c="2"/>= 100 ml</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l <text:s text:c="2"/>= 10 ml</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00l = 1 ml<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67" table:style-name="ce1">
            <text:p>267</text:p>
          </table:table-cell>
          <table:table-cell table:number-columns-repeated="2" table:style-name="ce1"/>
          <table:table-cell office:value-type="string" table:style-name="ce1">
            <text:p>ලීටර් 1 නිවැරදි ව දක්වා ඇති පිළිතුර වනුයේ,</text:p>
          </table:table-cell>
          <table:table-cell table:style-name="ce1"/>
          <table:table-cell office:value-type="string" table:style-name="ce3">
            <text:p>500 ml + 500 ml<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50 ml + 250 ml + 250 ml<text:s text:c="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00 ml + 250 ml<text:s text:c="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25 ml + 125 ml + 250 ml</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68" table:style-name="ce1">
            <text:p>268</text:p>
          </table:table-cell>
          <table:table-cell table:number-columns-repeated="2" table:style-name="ce1"/>
          <table:table-cell office:value-type="string" table:style-name="ce1">
            <text:p>1000 <text:s/>ml <text:s/>නිවැරදි ව දක්වා ඇති පිළිතුර වනුයේ,</text:p>
          </table:table-cell>
          <table:table-cell table:style-name="ce1"/>
          <table:table-cell office:value-type="string" table:style-name="ce3">
            <text:p>500 ml + 500 ml<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00 ml + 250 ml<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00 ml + 100 ml + 500 ml<text:s text:c="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50 ml + 250 ml + 250 ml</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69" table:style-name="ce1">
            <text:p>269</text:p>
          </table:table-cell>
          <table:table-cell table:number-columns-repeated="2" table:style-name="ce1"/>
          <table:table-cell office:value-type="string" table:style-name="ce1">
            <text:p>2500 ml <text:s/>ලීටර්වලින් හා මිලි ලීටර්වලින් දක්වා ඇති නිවැරදි පිළිතුර වනුයේ,</text:p>
          </table:table-cell>
          <table:table-cell table:style-name="ce1"/>
          <table:table-cell office:value-type="string" table:style-name="ce3">
            <text:p>2 l + 500 ml<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 l + 500 ml</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 l + 250 ml<text:s text:c="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 l + 250 ml<text:s text:c="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70" table:style-name="ce1">
            <text:p>270</text:p>
          </table:table-cell>
          <table:table-cell table:style-name="ce1"/>
          <table:table-cell office:value-type="string" table:style-name="ce1">
            <text:p>maths-06-t2-l16-ep24-q-5.jpg</text:p>
          </table:table-cell>
          <table:table-cell office:value-type="string" table:style-name="ce1">
            <text:p>මෙහි නිවැරදි පිළිතුර වනුයේ,</text:p>
          </table:table-cell>
          <table:table-cell table:style-name="ce1"/>
          <table:table-cell office:value-type="string" table:style-name="ce3">
            <text:p>21 l + 150 ml<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0 l + 750 ml</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9 l + 150 ml<text:s text:c="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0 l + 100 ml<text:s/></text:p>
          </table:table-cell>
          <table:table-cell office:value-type="float" office:value="0" table:style-name="ce1">
            <text:p>0</text:p>
          </table:table-cell>
          <table:table-cell table:number-columns-repeated="16366"/>
        </table:table-row>
        <table:table-row table:style-name="ro1">
          <table:table-cell office:value-type="float" office:value="55" table:style-name="ce1">
            <text:p>55</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2-l16-ep25</text:p>
          </table:table-cell>
          <table:table-cell office:value-type="float" office:value="25" table:style-name="ce1">
            <text:p>25</text:p>
          </table:table-cell>
          <table:table-cell office:value-type="float" office:value="2" table:style-name="ce1">
            <text:p>2</text:p>
          </table:table-cell>
          <table:table-cell office:value-type="float" office:value="16" table:style-name="ce1">
            <text:p>16</text:p>
          </table:table-cell>
          <table:table-cell office:value-type="string" table:style-name="ce1">
            <text:p>ද්‍රවමිනුම්</text:p>
          </table:table-cell>
          <table:table-cell office:value-type="string" table:style-name="ce1">
            <text:p>ද්‍රව ප‍්‍රමාණ එකතු කිරීම හා අඩු කිරීම</text:p>
          </table:table-cell>
          <table:table-cell office:value-type="string" table:style-name="ce1">
            <text:p>ද්‍රව ප‍්‍රමාණ එකතු කිරීම, අඩු කිරීම සහ ඒ ආශ‍්‍රිත ගැටලු සාකච්ඡා කිරීම.</text:p>
          </table:table-cell>
          <table:table-cell office:value-type="time" office:time-value="PT1H0M0S" table:style-name="ce2">
            <text:p>01:00:00</text:p>
          </table:table-cell>
          <table:table-cell office:value-type="float" office:value="271" table:style-name="ce1">
            <text:p>271</text:p>
          </table:table-cell>
          <table:table-cell table:number-columns-repeated="2" table:style-name="ce1"/>
          <table:table-cell office:value-type="string" table:style-name="ce1">
            <text:p>මිලි ලීටර් 900ක් ඇති බීම බෝතලයකින් 300ml බෝතල් කීයක් පිරවිය හැකි ද?</text:p>
          </table:table-cell>
          <table:table-cell table:style-name="ce1"/>
          <table:table-cell office:value-type="float" office:value="1" table:style-name="ce1">
            <text:p>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 table:style-name="ce1">
            <text:p>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3" table:style-name="ce1">
            <text:p>3</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4" table:style-name="ce1">
            <text:p>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72" table:style-name="ce1">
            <text:p>272</text:p>
          </table:table-cell>
          <table:table-cell table:number-columns-repeated="2" table:style-name="ce1"/>
          <table:table-cell office:value-type="string" table:style-name="ce1">
            <text:p>එක් සිසුවෙකුට 100ml ක කිරි පැකට් එකක් බැගින් සිසුන් 30ක් සිටින පන්තියක සිසුන් සඳහා ලබාදීමට අවශ්‍ය මුළු කිරි ප‍්‍රමාණය ලීටර්වලින් දැක්වෙන පිළිතුර වනුයේ,<text:s/></text:p>
          </table:table-cell>
          <table:table-cell table:style-name="ce1"/>
          <table:table-cell office:value-type="string" table:style-name="ce3">
            <text:p>3l<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l</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l</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l</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73" table:style-name="ce1">
            <text:p>273</text:p>
          </table:table-cell>
          <table:table-cell table:style-name="ce1"/>
          <table:table-cell office:value-type="string" table:style-name="ce1">
            <text:p>maths-06-t2-l16-ep25-q-3.jpg</text:p>
          </table:table-cell>
          <table:table-cell office:value-type="string" table:style-name="ce1">
            <text:p>මෙහි පිළිතුර වනුයේ,</text:p>
          </table:table-cell>
          <table:table-cell table:style-name="ce1"/>
          <table:table-cell office:value-type="string" table:style-name="ce3">
            <text:p>17 l <text:s/>150 ml<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7 l <text:s/>100 ml</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6 l <text:s/>50 ml<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6 l <text:s text:c="2"/>75 ml<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74" table:style-name="ce1">
            <text:p>274</text:p>
          </table:table-cell>
          <table:table-cell table:number-columns-repeated="2" table:style-name="ce1"/>
          <table:table-cell office:value-type="string" table:style-name="ce1">
            <text:p>2000 ml නිවැරදිව දක්වා ඇති පිළිතුර වනුයේ,</text:p>
          </table:table-cell>
          <table:table-cell table:style-name="ce1"/>
          <table:table-cell office:value-type="string" table:style-name="ce3">
            <text:p>400 ml + 400 ml + 400 ml + 500 ml</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00 ml + 250 ml + 250 ml + 500 ml + 500 ml<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000 ml + 500 ml + 250 ml<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000 ml + 750 ml</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75" table:style-name="ce1">
            <text:p>275</text:p>
          </table:table-cell>
          <table:table-cell table:style-name="ce1"/>
          <table:table-cell office:value-type="string" table:style-name="ce1">
            <text:p>maths-06-t2-l16-ep25-q-5.jpg</text:p>
          </table:table-cell>
          <table:table-cell office:value-type="string" table:style-name="ce1">
            <text:p>මෙහි පිළිතුර වනුයේ,</text:p>
          </table:table-cell>
          <table:table-cell table:style-name="ce1"/>
          <table:table-cell office:value-type="string" table:style-name="ce3">
            <text:p>3 l <text:s text:c="2"/>900 ml<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 l <text:s text:c="2"/>800 ml</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 l <text:s text:c="2"/>800 ml<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 l <text:s text:c="2"/>700 ml<text:s/></text:p>
          </table:table-cell>
          <table:table-cell office:value-type="float" office:value="0" table:style-name="ce1">
            <text:p>0</text:p>
          </table:table-cell>
          <table:table-cell table:number-columns-repeated="16366"/>
        </table:table-row>
        <table:table-row table:style-name="ro1">
          <table:table-cell office:value-type="float" office:value="56" table:style-name="ce1">
            <text:p>56</text:p>
          </table:table-cell>
          <table:table-cell office:value-type="float" office:value="2016" table:style-name="ce1">
            <text:p>2016</text:p>
          </table:table-cell>
          <table:table-cell office:value-type="float" office:value="6" table:style-name="ce1">
            <text:p>6</text:p>
          </table:table-cell>
          <table:table-cell office:value-type="string" table:style-name="ce1">
            <text:p><text:s/>maths-06-t2-l17-ep26</text:p>
          </table:table-cell>
          <table:table-cell office:value-type="float" office:value="26" table:style-name="ce1">
            <text:p>26</text:p>
          </table:table-cell>
          <table:table-cell office:value-type="float" office:value="2" table:style-name="ce1">
            <text:p>2</text:p>
          </table:table-cell>
          <table:table-cell office:value-type="float" office:value="17" table:style-name="ce1">
            <text:p>17</text:p>
          </table:table-cell>
          <table:table-cell office:value-type="string" table:style-name="ce1">
            <text:p>ඝන වස්තු</text:p>
          </table:table-cell>
          <table:table-cell office:value-type="string" table:style-name="ce1">
            <text:p>ඝනවස්තු හඳුනා ගැනීම හා ඒවායේ ලක්ෂණ</text:p>
          </table:table-cell>
          <table:table-cell office:value-type="string" table:style-name="ce1">
            <text:p>ඝන වස්තු හඳුනා ගැනීම හා ඝන වස්තුවක <text:s text:c="2"/>දාර, ශීර්ෂ, මුහුණත් හා පෘශ්ඨ හඳුනා ගැනීම.<text:s/></text:p>
          </table:table-cell>
          <table:table-cell office:value-type="time" office:time-value="PT1H0M0S" table:style-name="ce2">
            <text:p>01:00:00</text:p>
          </table:table-cell>
          <table:table-cell office:value-type="float" office:value="276" table:style-name="ce1">
            <text:p>276</text:p>
          </table:table-cell>
          <table:table-cell table:number-columns-repeated="2" table:style-name="ce1"/>
          <table:table-cell office:value-type="string" table:style-name="ce1">
            <text:p>ඝන වස්තුවක් සම්බන්ධයෙන් වන අසත්‍ය ප‍්‍රකාශයක් වනුයේ,</text:p>
          </table:table-cell>
          <table:table-cell table:style-name="ce1"/>
          <table:table-cell office:value-type="string" table:style-name="ce3">
            <text:p>සෑම ඝන වස්තුවකටම මුහුණත් ඇත.</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සෑම ඝන වස්තුවකටම ශීර්ෂ ඇත.</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සෑම ඝන වස්තුවකටම දාර ඇත.</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සෑම ඝන වස්තුවකටම වක‍්‍ර පෘෂ්ඨයක් ඇත.</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office:value-type="float" office:value="277" table:style-name="ce1">
            <text:p>277</text:p>
          </table:table-cell>
          <table:table-cell table:style-name="ce1"/>
          <table:table-cell office:value-type="string" table:style-name="ce1">
            <text:p><text:s/>maths-06-t2-l17-ep26-q-2.jpg</text:p>
          </table:table-cell>
          <table:table-cell office:value-type="string" table:style-name="ce1">
            <text:p><text:s/>මෙම ඝනවස්තුවේ A හා B අක්ෂරවලින් දක්වා ඇත්තේ</text:p>
          </table:table-cell>
          <table:table-cell table:style-name="ce1"/>
          <table:table-cell office:value-type="string" table:style-name="ce3">
            <text:p>ශීර්ෂය හා මුහුණත යි.<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මුහුණත හා ශීර්ෂය යි.<text:s/></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මුහුණත හා දාරය 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දාරය හා ශීර්ෂය 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278" table:style-name="ce1">
            <text:p>278</text:p>
          </table:table-cell>
          <table:table-cell table:number-columns-repeated="2" table:style-name="ce1"/>
          <table:table-cell office:value-type="string" table:style-name="ce1">
            <text:p>පහත ප‍්‍රකාශන අතුරින් අසත්‍ය ප‍්‍රකාශනය වනුයේ,<text:s/></text:p>
          </table:table-cell>
          <table:table-cell table:style-name="ce1"/>
          <table:table-cell office:value-type="string" table:style-name="ce3">
            <text:p>සිලින්ඩරයේ වක‍්‍ර දාර ඇත.<text:s/></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ගෝලයේ වක‍්‍ර පෘෂ්ඨයක් ඇත.</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ඝනකයට වක‍්‍ර දාරයක් ඇත.<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ඝනකයට ශීර්ෂ අටක් ඇත.</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279" table:style-name="ce1">
            <text:p>279</text:p>
          </table:table-cell>
          <table:table-cell table:style-name="ce1"/>
          <table:table-cell office:value-type="string" table:style-name="ce1">
            <text:p><text:s/>maths-06-t2-l17-ep26-q-4.jpg</text:p>
          </table:table-cell>
          <table:table-cell office:value-type="string" table:style-name="ce1">
            <text:p>මෙම සිලින්ඩරයේ අක්ෂරයෙන් ලකුණු කර ඇත්තේ,</text:p>
          </table:table-cell>
          <table:table-cell table:style-name="ce1"/>
          <table:table-cell office:value-type="string" table:style-name="ce3">
            <text:p>වක‍්‍ර දාරයකි.<text:s text:c="2"/></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සරල දාරයකි.</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ශීර්ෂයකි.</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මුහුණතකි.</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280" table:style-name="ce1">
            <text:p>280</text:p>
          </table:table-cell>
          <table:table-cell table:number-columns-repeated="2" table:style-name="ce1"/>
          <table:table-cell office:value-type="string" table:style-name="ce1">
            <text:p>ඝනකාභයට ඇති සරල දාර ගණන වනුයේ,</text:p>
          </table:table-cell>
          <table:table-cell table:style-name="ce1"/>
          <table:table-cell office:value-type="string" table:style-name="ce3">
            <text:p>12 කි.<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10 කි.<text:s/></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8 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6 කි.</text:p>
          </table:table-cell>
          <table:table-cell office:value-type="float" office:value="0" table:style-name="ce1">
            <text:p>0</text:p>
          </table:table-cell>
          <table:table-cell table:number-columns-repeated="16366"/>
        </table:table-row>
        <table:table-row table:style-name="ro1">
          <table:table-cell office:value-type="float" office:value="57" table:style-name="ce1">
            <text:p>57</text:p>
          </table:table-cell>
          <table:table-cell office:value-type="float" office:value="2016" table:style-name="ce1">
            <text:p>2016</text:p>
          </table:table-cell>
          <table:table-cell office:value-type="float" office:value="6" table:style-name="ce1">
            <text:p>6</text:p>
          </table:table-cell>
          <table:table-cell office:value-type="string" table:style-name="ce1">
            <text:p><text:s/>maths-06-t2-l17-ep27</text:p>
          </table:table-cell>
          <table:table-cell office:value-type="float" office:value="27" table:style-name="ce1">
            <text:p>27</text:p>
          </table:table-cell>
          <table:table-cell office:value-type="float" office:value="2" table:style-name="ce1">
            <text:p>2</text:p>
          </table:table-cell>
          <table:table-cell office:value-type="float" office:value="17" table:style-name="ce1">
            <text:p>17</text:p>
          </table:table-cell>
          <table:table-cell office:value-type="string" table:style-name="ce1">
            <text:p>ඝන වස්තු<text:s/></text:p>
          </table:table-cell>
          <table:table-cell office:value-type="string" table:style-name="ce1">
            <text:p>ඝනකය<text:s/></text:p>
          </table:table-cell>
          <table:table-cell office:value-type="string" table:style-name="ce1">
            <text:p>ඝනකය පිළිබඳ දීර්ඝ ව අධ්‍යනය කිරීම.</text:p>
          </table:table-cell>
          <table:table-cell office:value-type="time" office:time-value="PT1H0M0S" table:style-name="ce2">
            <text:p>01:00:00</text:p>
          </table:table-cell>
          <table:table-cell office:value-type="float" office:value="281" table:style-name="ce1">
            <text:p>281</text:p>
          </table:table-cell>
          <table:table-cell table:number-columns-repeated="2" table:style-name="ce1"/>
          <table:table-cell office:value-type="string" table:style-name="ce1">
            <text:p>ඝනකයට ඇති මුහුණත් ගණන වනුයේ,</text:p>
          </table:table-cell>
          <table:table-cell table:style-name="ce1"/>
          <table:table-cell office:value-type="string" table:style-name="ce3">
            <text:p>6 කි.<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 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 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8 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82" table:style-name="ce1">
            <text:p>282</text:p>
          </table:table-cell>
          <table:table-cell table:number-columns-repeated="2" table:style-name="ce1"/>
          <table:table-cell office:value-type="string" table:style-name="ce1">
            <text:p>ඝනකය ඇති ශීර්ෂ ගණන වනුයේ,</text:p>
          </table:table-cell>
          <table:table-cell table:style-name="ce1"/>
          <table:table-cell office:value-type="string" table:style-name="ce3">
            <text:p>8 කි.<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6 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 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 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83" table:style-name="ce1">
            <text:p>283</text:p>
          </table:table-cell>
          <table:table-cell table:number-columns-repeated="2" table:style-name="ce1"/>
          <table:table-cell office:value-type="string" table:style-name="ce1">
            <text:p>ඝනකයක ඇති දාර ගණන වනුයේ,</text:p>
          </table:table-cell>
          <table:table-cell table:style-name="ce1"/>
          <table:table-cell office:value-type="string" table:style-name="ce3">
            <text:p>12 කි.<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0 කි.<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8 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6 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84" table:style-name="ce1">
            <text:p>284</text:p>
          </table:table-cell>
          <table:table-cell table:number-columns-repeated="2" table:style-name="ce1"/>
          <table:table-cell office:value-type="string" table:style-name="ce1">
            <text:p>ඝනකයක මුහුණතක හැඩය වනුයේ,</text:p>
          </table:table-cell>
          <table:table-cell table:style-name="ce1"/>
          <table:table-cell office:value-type="string" table:style-name="ce3">
            <text:p>සමචතුරස‍්‍රාකාර<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ඍජුකෝණාස‍්‍රාකාර</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ත‍්‍රිකෝණාකාර</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වෘත්තාකාර</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85" table:style-name="ce1">
            <text:p>285</text:p>
          </table:table-cell>
          <table:table-cell table:number-columns-repeated="2" table:style-name="ce1"/>
          <table:table-cell office:value-type="string" table:style-name="ce1">
            <text:p>දාදු කැටය උදාහරණයක් ලෙස යොදාගත හැක්කේ කුමන ඝන වස්තු සඳහා ද?</text:p>
          </table:table-cell>
          <table:table-cell table:style-name="ce1"/>
          <table:table-cell office:value-type="string" table:style-name="ce3">
            <text:p>ඝනකය<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ඝනකාභ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වෘත්ත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සිිලින්ඩරය</text:p>
          </table:table-cell>
          <table:table-cell office:value-type="float" office:value="0" table:style-name="ce1">
            <text:p>0</text:p>
          </table:table-cell>
          <table:table-cell table:number-columns-repeated="16366"/>
        </table:table-row>
        <table:table-row table:style-name="ro1">
          <table:table-cell office:value-type="float" office:value="58" table:style-name="ce1">
            <text:p>58</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2-l17-ep28</text:p>
          </table:table-cell>
          <table:table-cell office:value-type="float" office:value="28" table:style-name="ce1">
            <text:p>28</text:p>
          </table:table-cell>
          <table:table-cell office:value-type="float" office:value="2" table:style-name="ce1">
            <text:p>2</text:p>
          </table:table-cell>
          <table:table-cell office:value-type="float" office:value="17" table:style-name="ce1">
            <text:p>17</text:p>
          </table:table-cell>
          <table:table-cell office:value-type="string" table:style-name="ce1">
            <text:p>ඝන වස්තු</text:p>
          </table:table-cell>
          <table:table-cell office:value-type="string" table:style-name="ce1">
            <text:p>ඝනකාභය</text:p>
          </table:table-cell>
          <table:table-cell office:value-type="string" table:style-name="ce1">
            <text:p>ඝනකාභය <text:s/>පිළිබඳ දීර්ඝව අධ්‍යනය කිරීම.</text:p>
          </table:table-cell>
          <table:table-cell office:value-type="time" office:time-value="PT1H0M0S" table:style-name="ce2">
            <text:p>01:00:00</text:p>
          </table:table-cell>
          <table:table-cell office:value-type="float" office:value="286" table:style-name="ce1">
            <text:p>286</text:p>
          </table:table-cell>
          <table:table-cell table:number-columns-repeated="2" table:style-name="ce1"/>
          <table:table-cell office:value-type="string" table:style-name="ce1">
            <text:p>ඝනකාභයක ඇති මුහුණත් ගණන වනුයේ,</text:p>
          </table:table-cell>
          <table:table-cell table:style-name="ce1"/>
          <table:table-cell office:value-type="string" table:style-name="ce3">
            <text:p>12 කි.<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6 කි.<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0 කි.<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8 කි.<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87" table:style-name="ce1">
            <text:p>287</text:p>
          </table:table-cell>
          <table:table-cell table:number-columns-repeated="2" table:style-name="ce1"/>
          <table:table-cell office:value-type="string" table:style-name="ce1">
            <text:p><text:s/>ඝනකාභයක ඇති ශීර්ෂ ගණන වනුයේ,</text:p>
          </table:table-cell>
          <table:table-cell table:style-name="ce1"/>
          <table:table-cell office:value-type="string" table:style-name="ce3">
            <text:p>8 කි.</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0 කි.<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 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2 කි.<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88" table:style-name="ce1">
            <text:p>288</text:p>
          </table:table-cell>
          <table:table-cell table:number-columns-repeated="2" table:style-name="ce1"/>
          <table:table-cell office:value-type="string" table:style-name="ce1">
            <text:p>ඝනකාභයක් සඳහා උදාහරණයක් වනුයේ,<text:s/></text:p>
          </table:table-cell>
          <table:table-cell table:style-name="ce1"/>
          <table:table-cell office:value-type="string" table:style-name="ce3">
            <text:p>ගිනිපෙට්ටිය<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දාදු කැට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බෝල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දත් බුරුසුව<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89" table:style-name="ce1">
            <text:p>289</text:p>
          </table:table-cell>
          <table:table-cell table:style-name="ce1"/>
          <table:table-cell office:value-type="string" table:style-name="ce1">
            <text:p>maths-06-t2-l17-ep28-q-4.jpg</text:p>
          </table:table-cell>
          <table:table-cell office:value-type="string" table:style-name="ce1">
            <text:p>රූපයේ දැක්වෙන ඝන වස්තුව හඳුන්වන නම වනුයේ,<text:s/></text:p>
          </table:table-cell>
          <table:table-cell table:style-name="ce1"/>
          <table:table-cell office:value-type="string" table:style-name="ce3">
            <text:p>ඝනක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ඝනකාභය<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වෘත්ත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ත‍්‍රිකෝණ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90" table:style-name="ce1">
            <text:p>290</text:p>
          </table:table-cell>
          <table:table-cell table:number-columns-repeated="2" table:style-name="ce1"/>
          <table:table-cell office:value-type="string" table:style-name="ce1">
            <text:p><text:s/>ඝනකාභයක ඇති වක‍්‍ර දාර ගණන වනුයේ,</text:p>
          </table:table-cell>
          <table:table-cell table:style-name="ce1"/>
          <table:table-cell office:value-type="string" table:style-name="ce3">
            <text:p>0 කි.<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 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 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6 කි.<text:s/></text:p>
          </table:table-cell>
          <table:table-cell office:value-type="float" office:value="0" table:style-name="ce1">
            <text:p>0</text:p>
          </table:table-cell>
          <table:table-cell table:number-columns-repeated="16366"/>
        </table:table-row>
        <table:table-row table:style-name="ro1">
          <table:table-cell office:value-type="float" office:value="59" table:style-name="ce1">
            <text:p>59</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2-l17-ep29</text:p>
          </table:table-cell>
          <table:table-cell office:value-type="float" office:value="29" table:style-name="ce1">
            <text:p>29</text:p>
          </table:table-cell>
          <table:table-cell office:value-type="float" office:value="2" table:style-name="ce1">
            <text:p>2</text:p>
          </table:table-cell>
          <table:table-cell office:value-type="float" office:value="17" table:style-name="ce1">
            <text:p>17</text:p>
          </table:table-cell>
          <table:table-cell office:value-type="string" table:style-name="ce1">
            <text:p>ඝන වස්තු</text:p>
          </table:table-cell>
          <table:table-cell office:value-type="string" table:style-name="ce1">
            <text:p>සවිධි චතුස්තලය</text:p>
          </table:table-cell>
          <table:table-cell office:value-type="string" table:style-name="ce1">
            <text:p>සවිධි චතුස්තලය <text:s/>පිළිබඳ දීර්ඝව අධ්‍යනය කිරීම.</text:p>
          </table:table-cell>
          <table:table-cell office:value-type="time" office:time-value="PT1H0M0S" table:style-name="ce2">
            <text:p>01:00:00</text:p>
          </table:table-cell>
          <table:table-cell office:value-type="float" office:value="291" table:style-name="ce1">
            <text:p>291</text:p>
          </table:table-cell>
          <table:table-cell table:number-columns-repeated="2" table:style-name="ce1"/>
          <table:table-cell office:value-type="string" table:style-name="ce1">
            <text:p>සවිධි චතුස්තලයක මුහුණත් ගණන වනුයේ,</text:p>
          </table:table-cell>
          <table:table-cell table:style-name="ce1"/>
          <table:table-cell office:value-type="string" table:style-name="ce3">
            <text:p>1 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 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 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 කි.</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292" table:style-name="ce1">
            <text:p>292</text:p>
          </table:table-cell>
          <table:table-cell table:number-columns-repeated="2" table:style-name="ce1"/>
          <table:table-cell office:value-type="string" table:style-name="ce1">
            <text:p><text:s/>සවිධි චතුස්තලයක ශීර්ෂ ගණන වනුයේ,</text:p>
          </table:table-cell>
          <table:table-cell table:style-name="ce1"/>
          <table:table-cell office:value-type="string" table:style-name="ce3">
            <text:p>1 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 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 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 කි.</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293" table:style-name="ce1">
            <text:p>293</text:p>
          </table:table-cell>
          <table:table-cell table:number-columns-repeated="2" table:style-name="ce1"/>
          <table:table-cell office:value-type="string" table:style-name="ce1">
            <text:p>සවිධි චතුස්තලයක ඇති දාර ගණන වනුයේ,</text:p>
          </table:table-cell>
          <table:table-cell table:style-name="ce1"/>
          <table:table-cell office:value-type="string" table:style-name="ce3">
            <text:p>2 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 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 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6 කි.</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294" table:style-name="ce1">
            <text:p>294</text:p>
          </table:table-cell>
          <table:table-cell table:number-columns-repeated="2" table:style-name="ce1"/>
          <table:table-cell office:value-type="string" table:style-name="ce1">
            <text:p>සවිධි චතුස්තලයක මුහුණතක හැඩය වනුයේ,</text:p>
          </table:table-cell>
          <table:table-cell table:style-name="ce1"/>
          <table:table-cell office:value-type="string" table:style-name="ce3">
            <text:p>ත‍්‍රිකෝණාකාර<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සමචතුරස‍්‍රාකාර</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ඍජුකෝණාස‍්‍රාකාර</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වෘත්තාකාර</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295" table:style-name="ce1">
            <text:p>295</text:p>
          </table:table-cell>
          <table:table-cell table:number-columns-repeated="2" table:style-name="ce1"/>
          <table:table-cell office:value-type="string" table:style-name="ce1">
            <text:p>සවිධි චතුස්තලයක මුහුණත් ගණන හා දාර ගණන එකතු කළ විට ලැබෙන අගය වනුයේ,</text:p>
          </table:table-cell>
          <table:table-cell table:style-name="ce1"/>
          <table:table-cell office:value-type="string" table:style-name="ce3">
            <text:p>10 කි.<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2 කි.<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4 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6 කි.</text:p>
          </table:table-cell>
          <table:table-cell office:value-type="float" office:value="0" table:style-name="ce1">
            <text:p>0</text:p>
          </table:table-cell>
          <table:table-cell table:number-columns-repeated="16366"/>
        </table:table-row>
        <table:table-row table:style-name="ro1">
          <table:table-cell office:value-type="float" office:value="60" table:style-name="ce1">
            <text:p>60</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3-l18-ep01</text:p>
          </table:table-cell>
          <table:table-cell office:value-type="float" office:value="1" table:style-name="ce1">
            <text:p>1</text:p>
          </table:table-cell>
          <table:table-cell office:value-type="float" office:value="3" table:style-name="ce1">
            <text:p>3</text:p>
          </table:table-cell>
          <table:table-cell office:value-type="float" office:value="18" table:style-name="ce1">
            <text:p>18</text:p>
          </table:table-cell>
          <table:table-cell office:value-type="string" table:style-name="ce1">
            <text:p>වීජිය සංකේත</text:p>
          </table:table-cell>
          <table:table-cell office:value-type="string" table:style-name="ce1">
            <text:p>ගණිතයේ දී සංකේත <text:s/>භාවිතය හා ඥාත සහ අඥාත හැඳින්වීම සඳහා භාවිතා කෙරෙන සංකේත</text:p>
          </table:table-cell>
          <table:table-cell office:value-type="string" table:style-name="ce1">
            <text:p>ගණිතයේ දී භාවිතා වන සංකේත වශයෙන් ඉලක්කම් සඳහා සංකේත භාවිතා කිරීම, ඒවා හින්දු අරාබි ඉලක්කම් හා රෝම ඉලක්කම් වශයෙන් වෙන් වෙන්ව හඳුනා ගැනීම හා ඒවායේ භාවිත ගණිත කර්ම සිදු කිරීමට යොදා ගන්නා සංකේත වශයෙන් එකතු කිරීම, අඩු කිරීම, ගුණ කිරීම හා බෙදීම වශයෙන් ඒ එක් එක් සංකේත හඳුනා ගැනීම හා ඒවායේ භාවිත.</text:p>
          </table:table-cell>
          <table:table-cell office:value-type="time" office:time-value="PT1H0M0S" table:style-name="ce2">
            <text:p>01:00:00</text:p>
          </table:table-cell>
          <table:table-cell office:value-type="float" office:value="296" table:style-name="ce1">
            <text:p>296</text:p>
          </table:table-cell>
          <table:table-cell table:number-columns-repeated="2" table:style-name="ce1"/>
          <table:table-cell office:value-type="string" table:style-name="ce1">
            <text:p>8 සහ 3 යන ඉලක්කම් පමණක් යොදා ලිවිය හැකි සංඛ්‍යාව වන්නේ,</text:p>
          </table:table-cell>
          <table:table-cell table:style-name="ce1"/>
          <table:table-cell office:value-type="float" office:value="368" table:style-name="ce1">
            <text:p>368</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8830" table:style-name="ce1">
            <text:p>883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3838" table:style-name="ce1">
            <text:p>3838</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8030" table:style-name="ce1">
            <text:p>803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297" table:style-name="ce1">
            <text:p>297</text:p>
          </table:table-cell>
          <table:table-cell table:number-columns-repeated="2" table:style-name="ce1"/>
          <table:table-cell office:value-type="string" table:style-name="ce1">
            <text:p>ගණිත කර්ම සිදුකිරීමට යොදා ගන්නා සංකේතයක් නොවන්නේ මින් කුමක්ද?</text:p>
          </table:table-cell>
          <table:table-cell table:style-name="ce1"/>
          <table:table-cell office:value-type="string" table:style-name="ce1">
            <text:p>+</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x</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v<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office:value-type="float" office:value="298" table:style-name="ce1">
            <text:p>298</text:p>
          </table:table-cell>
          <table:table-cell table:number-columns-repeated="2" table:style-name="ce1"/>
          <table:table-cell office:value-type="string" table:style-name="ce1">
            <text:p>වෙළෙන්දෙක් දිනකට අල කිලෝග‍්‍රෑම් 14 ක් විකුණයි නම්, ඔහු මසක දී විකුණන අල කිලෝ ප‍්‍රමාණය දැක්වීම සංකේත භාවිතයෙන් ඉදිරිපත් කරන්න.</text:p>
          </table:table-cell>
          <table:table-cell table:style-name="ce1"/>
          <table:table-cell office:value-type="string" table:style-name="ce1">
            <text:p>14 + 3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14 – 3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14 x 30<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14 ÷ 3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299" table:style-name="ce1">
            <text:p>299</text:p>
          </table:table-cell>
          <table:table-cell table:number-columns-repeated="2" table:style-name="ce1"/>
          <table:table-cell office:value-type="string" table:style-name="ce1">
            <text:p>30 දැක්වීම සඳහා යොදාගනු ලබන රෝම ඉලක්කම කුමක්ද ?</text:p>
          </table:table-cell>
          <table:table-cell table:style-name="ce1"/>
          <table:table-cell office:value-type="string" table:style-name="ce1">
            <text:p>xxx<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xxv</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XL</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xxxi</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300" table:style-name="ce1">
            <text:p>300</text:p>
          </table:table-cell>
          <table:table-cell table:number-columns-repeated="2" table:style-name="ce1"/>
          <table:table-cell office:value-type="string" table:style-name="ce1">
            <text:p>50 දැක්වීම සඳහා යොදාගනු ලබන රෝම ඉලක්කම කුමක්ද ?</text:p>
          </table:table-cell>
          <table:table-cell table:style-name="ce1"/>
          <table:table-cell office:value-type="string" table:style-name="ce1">
            <text:p>C</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V</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X</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L</text:p>
          </table:table-cell>
          <table:table-cell office:value-type="float" office:value="1" table:style-name="ce1">
            <text:p>1</text:p>
          </table:table-cell>
          <table:table-cell table:number-columns-repeated="16366"/>
        </table:table-row>
        <table:table-row table:style-name="ro1">
          <table:table-cell office:value-type="float" office:value="61" table:style-name="ce1">
            <text:p>61</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3-l18-ep02</text:p>
          </table:table-cell>
          <table:table-cell office:value-type="float" office:value="2" table:style-name="ce1">
            <text:p>2</text:p>
          </table:table-cell>
          <table:table-cell office:value-type="float" office:value="3" table:style-name="ce1">
            <text:p>3</text:p>
          </table:table-cell>
          <table:table-cell office:value-type="float" office:value="18" table:style-name="ce1">
            <text:p>18</text:p>
          </table:table-cell>
          <table:table-cell office:value-type="string" table:style-name="ce1">
            <text:p>වීජිය සංකේත</text:p>
          </table:table-cell>
          <table:table-cell office:value-type="string" table:style-name="ce1">
            <text:p>ඥාත සහ අඥාත හැඳින්වීම සඳහා භාවිතා කෙරෙන <text:s/>සංකේත</text:p>
          </table:table-cell>
          <table:table-cell office:value-type="string" table:style-name="ce1">
            <text:p>වීජීය සංකේත ලෙස ඥාත පද හඳුනා ගැනීම හා ඥාත පද සඳහා උදාහරණ ලියා දැක්වීම. අඥාත පද හඳුනා ගැනීම හා අඥාත පද සඳහා උදාහරණ ලියා දැක්වීම.</text:p>
          </table:table-cell>
          <table:table-cell office:value-type="time" office:time-value="PT1H0M0S" table:style-name="ce2">
            <text:p>01:00:00</text:p>
          </table:table-cell>
          <table:table-cell office:value-type="float" office:value="301" table:style-name="ce1">
            <text:p>301</text:p>
          </table:table-cell>
          <table:table-cell table:number-columns-repeated="2" table:style-name="ce1"/>
          <table:table-cell office:value-type="string" table:style-name="ce1">
            <text:p>ඥාත පදයක් සඳහා උදාහරණයක් වන්නේ,</text:p>
          </table:table-cell>
          <table:table-cell table:style-name="ce1"/>
          <table:table-cell office:value-type="string" table:style-name="ce1">
            <text:p>සතියකට ඇති දින<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උස මිනිසු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දක්ෂ සිසුන්</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දිනක වර්ෂාපතන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02" table:style-name="ce1">
            <text:p>302</text:p>
          </table:table-cell>
          <table:table-cell table:number-columns-repeated="2" table:style-name="ce1"/>
          <table:table-cell office:value-type="string" table:style-name="ce1">
            <text:p>අඥාත පදයක් සඳහා උදාහරණයක් වන්නේ,</text:p>
          </table:table-cell>
          <table:table-cell table:style-name="ce1"/>
          <table:table-cell office:value-type="string" table:style-name="ce1">
            <text:p>ශ‍්‍රී ලංකාවේ පළාත්<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ළුවෙකුගේ බර<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යකට ඇති මිනිත්තු</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සකට ඇති දින<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03" table:style-name="ce1">
            <text:p>303</text:p>
          </table:table-cell>
          <table:table-cell table:number-columns-repeated="2" table:style-name="ce1"/>
          <table:table-cell office:value-type="string" table:style-name="ce1">
            <text:p>වීජීය සංකේත භාවිතා වන අවස්ථාවක් නොවන්නේ මින් කුමක් ද ?</text:p>
          </table:table-cell>
          <table:table-cell table:style-name="ce1"/>
          <table:table-cell office:value-type="string" table:style-name="ce1">
            <text:p>නිමල්ගේ වයස x 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සයක බර m 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සෘජුකෝණාස‍්‍රයක දිග a 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කිලෝ මීටරයකට ඇති මීටර ගණන m වේ.<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304" table:style-name="ce1">
            <text:p>304</text:p>
          </table:table-cell>
          <table:table-cell table:number-columns-repeated="2" table:style-name="ce1"/>
          <table:table-cell office:value-type="string" table:style-name="ce1">
            <text:p>විචල්‍යක් යනු,</text:p>
          </table:table-cell>
          <table:table-cell table:style-name="ce1"/>
          <table:table-cell office:value-type="string" table:style-name="ce1">
            <text:p>නොදන්නා පදයකි.<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නියතය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දන්නා පදය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ඥාතය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05" table:style-name="ce1">
            <text:p>305</text:p>
          </table:table-cell>
          <table:table-cell table:number-columns-repeated="2" table:style-name="ce1"/>
          <table:table-cell office:value-type="string" table:style-name="ce1">
            <text:p>පංති කාමරයක සිටින සිසුවෙකුගේ ස්කන්ධය a නම්, සිසුන් 10 දෙනෙකුගේ ස්කන්ධය වන්නේ,</text:p>
          </table:table-cell>
          <table:table-cell table:style-name="ce1"/>
          <table:table-cell office:value-type="string" table:style-name="ce1">
            <text:p>8a</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3a</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10b<text:s text:c="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10a</text:p>
          </table:table-cell>
          <table:table-cell office:value-type="float" office:value="1" table:style-name="ce1">
            <text:p>1</text:p>
          </table:table-cell>
          <table:table-cell table:number-columns-repeated="16366"/>
        </table:table-row>
        <table:table-row table:style-name="ro1">
          <table:table-cell office:value-type="float" office:value="62" table:style-name="ce1">
            <text:p>62</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3-l18-ep03</text:p>
          </table:table-cell>
          <table:table-cell office:value-type="float" office:value="3" table:style-name="ce1">
            <text:p>3</text:p>
          </table:table-cell>
          <table:table-cell office:value-type="float" office:value="3" table:style-name="ce1">
            <text:p>3</text:p>
          </table:table-cell>
          <table:table-cell office:value-type="float" office:value="18" table:style-name="ce1">
            <text:p>18</text:p>
          </table:table-cell>
          <table:table-cell office:value-type="string" table:style-name="ce1">
            <text:p>වීජිය සංකේත</text:p>
          </table:table-cell>
          <table:table-cell office:value-type="string" table:style-name="ce1">
            <text:p>විචල්‍ය</text:p>
          </table:table-cell>
          <table:table-cell office:value-type="string" table:style-name="ce1">
            <text:p>විචල්‍යක් යනු කුමක්දැයි වටහා ගැනීම හා ඒ සඳහා උදාහරණ ලියා දැක්වීම නැවතත් ඥාත හා අඥාත පද වෙන් කර හදුනා ගැනීම. වීජීය සංකේත යටතේ නියතයක් යනු කුමක්දැයි හඳුනා ගැනීම.</text:p>
          </table:table-cell>
          <table:table-cell office:value-type="time" office:time-value="PT1H0M0S" table:style-name="ce2">
            <text:p>01:00:00</text:p>
          </table:table-cell>
          <table:table-cell office:value-type="float" office:value="306" table:style-name="ce1">
            <text:p>306</text:p>
          </table:table-cell>
          <table:table-cell table:number-columns-repeated="2" table:style-name="ce1"/>
          <table:table-cell office:value-type="string" table:style-name="ce1">
            <text:p>විචල්‍යක් <text:s/>නිරූපණය කිරීම සඳහා,</text:p>
          </table:table-cell>
          <table:table-cell table:style-name="ce1"/>
          <table:table-cell office:value-type="string" table:style-name="ce1">
            <text:p>ඉලක්කම් භාවිතා කළ හැ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රූප භාවිතා කළ හැ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ඉංග‍්‍රිසි සිම්පල් අක්ෂර භාවිතා කළ හැක.<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ඉංග‍්‍රිසි කැපිටල් අක්ෂර භාවිතා කළ හැක.<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07" table:style-name="ce1">
            <text:p>307</text:p>
          </table:table-cell>
          <table:table-cell table:number-columns-repeated="2" table:style-name="ce1"/>
          <table:table-cell office:value-type="string" table:style-name="ce1">
            <text:p>නියතයක් යනු,<text:s/></text:p>
          </table:table-cell>
          <table:table-cell table:style-name="ce1"/>
          <table:table-cell office:value-type="string" table:style-name="ce1">
            <text:p>නොදන්නා අගයකි<text:s text:c="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අඥතයකි<text:s text:c="1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විචල්‍ය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දන්නා අගයකි</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308" table:style-name="ce1">
            <text:p>308</text:p>
          </table:table-cell>
          <table:table-cell table:number-columns-repeated="2" table:style-name="ce1"/>
          <table:table-cell office:value-type="string" table:style-name="ce1">
            <text:p><text:s/>යම් උපකල්පිත අගයක් සඳහා,<text:s/></text:p>
          </table:table-cell>
          <table:table-cell table:style-name="ce1"/>
          <table:table-cell office:value-type="string" table:style-name="ce1">
            <text:p>විචල්‍යක් භාවිතා කළ හැක.<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නියතයක් භාවිතා කළ හැ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කැමති ඉලක්කමක් භාවිතා කළ හැ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සළකුණක් භාවිතා කළ හැ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09" table:style-name="ce1">
            <text:p>309</text:p>
          </table:table-cell>
          <table:table-cell table:number-columns-repeated="2" table:style-name="ce1"/>
          <table:table-cell office:value-type="string" table:style-name="ce1">
            <text:p><text:s/>පහත දැක්වෙන ප‍්‍රකාශන වලින් විචල්‍ය තෝරන්න.</text:p>
          </table:table-cell>
          <table:table-cell table:style-name="ce1"/>
          <table:table-cell office:value-type="string" table:style-name="ce1">
            <text:p>සතියේ දවස්<text:s text:c="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සකට ඇති දින<text:s text:c="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රටක ජනගහණය<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ඉන්දියාවේ ප‍්‍රාන්ත<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10" table:style-name="ce1">
            <text:p>310</text:p>
          </table:table-cell>
          <table:table-cell table:number-columns-repeated="2" table:style-name="ce1"/>
          <table:table-cell office:value-type="string" table:style-name="ce1">
            <text:p>පහත දැක්වෙන ප‍්‍රකාශන වලින් නියතය තෝරන්න.</text:p>
          </table:table-cell>
          <table:table-cell table:style-name="ce1"/>
          <table:table-cell office:value-type="string" table:style-name="ce1">
            <text:p>ත‍්‍රිකෝණයක ඇති ශීර්ෂ ගණන<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ජලාශයක ජීවත්වන මසුන් සංඛ්‍යා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මෝටර් රථයක් පැයක දී ධාවනය වන දුර</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සුනිල් මීල දී ගත් අඹ ගෙඩි ගණන</text:p>
          </table:table-cell>
          <table:table-cell office:value-type="float" office:value="0" table:style-name="ce1">
            <text:p>0</text:p>
          </table:table-cell>
          <table:table-cell table:number-columns-repeated="16366"/>
        </table:table-row>
        <table:table-row table:style-name="ro1">
          <table:table-cell office:value-type="float" office:value="63" table:style-name="ce1">
            <text:p>63</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3-l19-ep04</text:p>
          </table:table-cell>
          <table:table-cell office:value-type="float" office:value="4" table:style-name="ce1">
            <text:p>4</text:p>
          </table:table-cell>
          <table:table-cell office:value-type="float" office:value="3" table:style-name="ce1">
            <text:p>3</text:p>
          </table:table-cell>
          <table:table-cell office:value-type="float" office:value="19" table:style-name="ce1">
            <text:p>19</text:p>
          </table:table-cell>
          <table:table-cell office:value-type="string" table:style-name="ce1">
            <text:p>වීජීය ප‍්‍රකාශන ගොඩනැගිම හා ආදේශය</text:p>
          </table:table-cell>
          <table:table-cell office:value-type="string" table:style-name="ce1">
            <text:p>වීජීය ප‍්‍රකාශන ගොඩනැගිම</text:p>
          </table:table-cell>
          <table:table-cell office:value-type="string" table:style-name="ce1">
            <text:p>වීජීය ප‍්‍රකාශන ගොඩනැගීම හා සරල වීජීය ප‍්‍රකාශන සඳහා උදාහරණ ලියා දැක්වීම. වීජීය ප‍්‍රකාශනයක වීජීය පද විචල්‍ය හා නියත පදය වෙන්කර හඳුනා ගන්නා ආකාරය විමසා බැලීම.</text:p>
          </table:table-cell>
          <table:table-cell office:value-type="time" office:time-value="PT1H0M0S" table:style-name="ce2">
            <text:p>01:00:00</text:p>
          </table:table-cell>
          <table:table-cell office:value-type="float" office:value="311" table:style-name="ce1">
            <text:p>311</text:p>
          </table:table-cell>
          <table:table-cell table:number-columns-repeated="2" table:style-name="ce1"/>
          <table:table-cell office:value-type="string" table:style-name="ce1">
            <text:p>නිමාලි ළඟ පැන්සල් 10 ක් තිබුණි. ඇය එයින් කීපයක් සමාධිට දුන් පසු නිමාලි ළඟ අත ඉතිරිව ඇති පැන්සල් ගණන සඳහා වීජීය ප‍්‍රකාශනයක් වන්නේ,</text:p>
          </table:table-cell>
          <table:table-cell table:style-name="ce1"/>
          <table:table-cell office:value-type="string" table:style-name="ce1">
            <text:p>10 + x</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x - 1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10x</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10 – x</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312" table:style-name="ce1">
            <text:p>312</text:p>
          </table:table-cell>
          <table:table-cell table:number-columns-repeated="2" table:style-name="ce1"/>
          <table:table-cell office:value-type="string" table:style-name="ce1">
            <text:p>මා ළඟ රුපියල් 20ක් ඇත. කමල් මා හට යම් මුදලක් දුන් විට මගේ ළඟ ඇති මුළු මුදල සඳහා වීජීය ප‍්‍රකාශනයක් වන්නේ,</text:p>
          </table:table-cell>
          <table:table-cell table:style-name="ce1"/>
          <table:table-cell office:value-type="string" table:style-name="ce1">
            <text:p>20a</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20 + a<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20 ÷ a</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2 + a</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13" table:style-name="ce1">
            <text:p>313</text:p>
          </table:table-cell>
          <table:table-cell table:number-columns-repeated="2" table:style-name="ce1"/>
          <table:table-cell office:value-type="string" table:style-name="ce1">
            <text:p>පවනි ළග තිබූ පොතක මිළ රු. m වේ. එවැනි පොත් 8 ක මිළ රුපියල් කීයද ?<text:s/></text:p>
          </table:table-cell>
          <table:table-cell table:style-name="ce1"/>
          <table:table-cell office:value-type="string" table:style-name="ce1">
            <text:p>8 + 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8 – 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8 x m<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80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14" table:style-name="ce1">
            <text:p>314</text:p>
          </table:table-cell>
          <table:table-cell table:number-columns-repeated="2" table:style-name="ce1"/>
          <table:table-cell office:value-type="string" table:style-name="ce1">
            <text:p><text:s/>මුල් පදය k නම් එයට 10 ක් එකතු කළ විට ලැබෙන අගය සඳහා වීජීය ප‍්‍රකාශනයක් ලියා දක්වන්න.</text:p>
          </table:table-cell>
          <table:table-cell table:style-name="ce1"/>
          <table:table-cell office:value-type="string" table:style-name="ce1">
            <text:p>10k</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10 + k<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k – 1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k x 1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15" table:style-name="ce1">
            <text:p>315</text:p>
          </table:table-cell>
          <table:table-cell table:style-name="ce1"/>
          <table:table-cell office:value-type="string" table:style-name="ce1">
            <text:p>maths-06-t3-l19-ep04-q-5.jpg</text:p>
          </table:table-cell>
          <table:table-cell office:value-type="string" table:style-name="ce1">
            <text:p><text:s/>හිස්තැනට සුදුසු පදය කුමක්ද?<text:s/></text:p>
          </table:table-cell>
          <table:table-cell table:style-name="ce1"/>
          <table:table-cell office:value-type="string" table:style-name="ce1">
            <text:p>x + 1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x – 1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x ÷ 1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x – 13</text:p>
          </table:table-cell>
          <table:table-cell office:value-type="float" office:value="1" table:style-name="ce1">
            <text:p>1</text:p>
          </table:table-cell>
          <table:table-cell table:number-columns-repeated="16366"/>
        </table:table-row>
        <table:table-row table:style-name="ro1">
          <table:table-cell office:value-type="float" office:value="64" table:style-name="ce1">
            <text:p>64</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3-l19-ep05</text:p>
          </table:table-cell>
          <table:table-cell office:value-type="float" office:value="5" table:style-name="ce1">
            <text:p>5</text:p>
          </table:table-cell>
          <table:table-cell office:value-type="float" office:value="3" table:style-name="ce1">
            <text:p>3</text:p>
          </table:table-cell>
          <table:table-cell office:value-type="float" office:value="19" table:style-name="ce1">
            <text:p>19</text:p>
          </table:table-cell>
          <table:table-cell office:value-type="string" table:style-name="ce1">
            <text:p>වීජීය ප‍්‍රකාශන ගොඩනැගිම හා ආදේශය</text:p>
          </table:table-cell>
          <table:table-cell office:value-type="string" table:style-name="ce1">
            <text:p>ආදේශ කිරීම</text:p>
          </table:table-cell>
          <table:table-cell office:value-type="string" table:style-name="ce1">
            <text:p>වීජීය ප‍්‍රකාශන උදාහරණ මගින් ගොඩනගන ආකාරය පිලිබඳ <text:s/>සාකච්ඡා කිරීම. ඒ එක් එක් උදාහරණ වලට අදාල වීජීය ප‍්‍රකාශනයන් මනාව අවබෝධ කරගැනීම.</text:p>
          </table:table-cell>
          <table:table-cell office:value-type="time" office:time-value="PT1H0M0S" table:style-name="ce2">
            <text:p>01:00:00</text:p>
          </table:table-cell>
          <table:table-cell office:value-type="float" office:value="316" table:style-name="ce1">
            <text:p>316</text:p>
          </table:table-cell>
          <table:table-cell table:number-columns-repeated="2" table:style-name="ce1"/>
          <table:table-cell office:value-type="string" table:style-name="ce1">
            <text:p>මල්ලක ඇති අඹ ගෙඩි ගණනින්, අඹ ගෙඩි 5ක් ඉවත් කල පසු මල්ලේ ඉතිරිවන අඹ ගෙඩි ප‍්‍රමාණය දැක්වීම සඳහා වීජීය ප‍්‍රකාශනයක් ලියා දක්වන්න.</text:p>
          </table:table-cell>
          <table:table-cell table:style-name="ce1"/>
          <table:table-cell office:value-type="string" table:style-name="ce1">
            <text:p>5 – x</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p – 5<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5a</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x + 5<text:s/></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317" table:style-name="ce1">
            <text:p>317</text:p>
          </table:table-cell>
          <table:table-cell table:number-columns-repeated="2" table:style-name="ce1"/>
          <table:table-cell office:value-type="string" table:style-name="ce1">
            <text:p>මගේ වයස අවුරුදු 11 කි. මගේ <text:s/>පියා මට <text:s/>වඩා අවුරුදු x ප‍්‍රමාණයකින් වැඩි නම් පියාගේ වයස?</text:p>
          </table:table-cell>
          <table:table-cell table:style-name="ce1"/>
          <table:table-cell office:value-type="string" table:style-name="ce1">
            <text:p>11x</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11 + x<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11 – x</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x - 11</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318" table:style-name="ce1">
            <text:p>318</text:p>
          </table:table-cell>
          <table:table-cell table:number-columns-repeated="2" table:style-name="ce1"/>
          <table:table-cell office:value-type="string" table:style-name="ce1">
            <text:p>අඹ ගෙඩියක මිල රු x නම් , මා ළඟ තිබූ රු.150 මුදලින් අඹ ගෙඩි දෙකක් මිලට ගත්තේ නම් ඉතිරි මුදල කියද?</text:p>
          </table:table-cell>
          <table:table-cell table:style-name="ce1"/>
          <table:table-cell office:value-type="string" table:style-name="ce1">
            <text:p>x – 15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2x + 15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150 – 2x<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150 - x</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319" table:style-name="ce1">
            <text:p>319</text:p>
          </table:table-cell>
          <table:table-cell table:number-columns-repeated="2" table:style-name="ce1"/>
          <table:table-cell office:value-type="string" table:style-name="ce1">
            <text:p>සංදර්ශනයක් සඳහා ළමුන් 50ක් සුදානම්ව සිටී. ඒ සඳහා තවත් ළමුන් n ප‍්‍රමාණයක් සහභාගී වේ නම්, සංදර්ශනය සඳහා සහභාගී වී ඇති මුළු ළමුන් ගණන දැක්වෙන වීජීය ප‍්‍රකාශනයක් වන්නේ,</text:p>
          </table:table-cell>
          <table:table-cell table:style-name="ce1"/>
          <table:table-cell office:value-type="string" table:style-name="ce1">
            <text:p>50n</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50 – n</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n – 5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n + 50</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office:value-type="float" office:value="320" table:style-name="ce1">
            <text:p>320</text:p>
          </table:table-cell>
          <table:table-cell table:number-columns-repeated="2" table:style-name="ce1"/>
          <table:table-cell office:value-type="string" table:style-name="ce1">
            <text:p><text:s/>නිමල්ගේ දැන් වයස අවුරුදු x න, මීට වසර 10කට පෙර නිමල්ගේ වයස සඳහා වීජීය ප‍්‍රකාශනයක් ගොඩනඟන්න.</text:p>
          </table:table-cell>
          <table:table-cell table:style-name="ce1"/>
          <table:table-cell office:value-type="string" table:style-name="ce1">
            <text:p>x – 10<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x + 1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x ÷ 1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10 - x</text:p>
          </table:table-cell>
          <table:table-cell office:value-type="float" office:value="0" table:style-name="ce1">
            <text:p>0</text:p>
          </table:table-cell>
          <table:table-cell table:number-columns-repeated="16366"/>
        </table:table-row>
        <table:table-row table:style-name="ro1">
          <table:table-cell office:value-type="float" office:value="65" table:style-name="ce1">
            <text:p>65</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3-l19-ep06</text:p>
          </table:table-cell>
          <table:table-cell office:value-type="float" office:value="6" table:style-name="ce1">
            <text:p>6</text:p>
          </table:table-cell>
          <table:table-cell office:value-type="float" office:value="3" table:style-name="ce1">
            <text:p>3</text:p>
          </table:table-cell>
          <table:table-cell office:value-type="float" office:value="19" table:style-name="ce1">
            <text:p>19</text:p>
          </table:table-cell>
          <table:table-cell office:value-type="string" table:style-name="ce1">
            <text:p>වීජීය ප‍්‍රකාශන ගොඩනැගිම හා ආදේශය</text:p>
          </table:table-cell>
          <table:table-cell office:value-type="string" table:style-name="ce1">
            <text:p>ආදේශ කිරීම හා ගැටලූ‍ සාකච්ඡා කිරීම</text:p>
          </table:table-cell>
          <table:table-cell office:value-type="string" table:style-name="ce1">
            <text:p>වීජීය ප‍්‍රකාශනයක විචල්‍ය සඳහා අගයන් ආදේශ කරන ආකාරය පිලිබඳ අධ්‍යනය කිරීම. ඒ ආකාරයට වීජීය ප‍්‍රකාශනයකට අගයන් ආදේශ කල පසු එම වීජීය ප්‍රකාශනයේ අගය ලබා ගැනීම හා ඒ ආශ‍්‍රිත උදාහරණ <text:s/>සාකච්ඡා කිරීම.</text:p>
          </table:table-cell>
          <table:table-cell office:value-type="time" office:time-value="PT1H0M0S" table:style-name="ce2">
            <text:p>01:00:00</text:p>
          </table:table-cell>
          <table:table-cell office:value-type="float" office:value="321" table:style-name="ce1">
            <text:p>321</text:p>
          </table:table-cell>
          <table:table-cell table:number-columns-repeated="2" table:style-name="ce1"/>
          <table:table-cell office:value-type="string" table:style-name="ce1">
            <text:p>x = 12 විට, x + 16 හි අගය සොයන්න.</text:p>
          </table:table-cell>
          <table:table-cell table:style-name="ce1"/>
          <table:table-cell office:value-type="float" office:value="12" table:style-name="ce1">
            <text:p>1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6" table:style-name="ce1">
            <text:p>1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8" table:style-name="ce1">
            <text:p>28</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4" table:style-name="ce1">
            <text:p>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22" table:style-name="ce1">
            <text:p>322</text:p>
          </table:table-cell>
          <table:table-cell table:number-columns-repeated="2" table:style-name="ce1"/>
          <table:table-cell office:value-type="string" table:style-name="ce1">
            <text:p>a = 6 විට, 8a හි අගය සොයන්න.</text:p>
          </table:table-cell>
          <table:table-cell table:style-name="ce1"/>
          <table:table-cell office:value-type="float" office:value="40" table:style-name="ce1">
            <text:p>4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48" table:style-name="ce1">
            <text:p>48</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50" table:style-name="ce1">
            <text:p>5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32" table:style-name="ce1">
            <text:p>3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23" table:style-name="ce1">
            <text:p>323</text:p>
          </table:table-cell>
          <table:table-cell table:number-columns-repeated="2" table:style-name="ce1"/>
          <table:table-cell office:value-type="string" table:style-name="ce1">
            <text:p>p = 7 විට, p - 2 හි අගය වන්නේ,</text:p>
          </table:table-cell>
          <table:table-cell table:style-name="ce1"/>
          <table:table-cell office:value-type="float" office:value="5" table:style-name="ce1">
            <text:p>5</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 table:style-name="ce1">
            <text:p>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2" table:style-name="ce1">
            <text:p>1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6" table:style-name="ce1">
            <text:p>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24" table:style-name="ce1">
            <text:p>324</text:p>
          </table:table-cell>
          <table:table-cell table:number-columns-repeated="2" table:style-name="ce1"/>
          <table:table-cell office:value-type="string" table:style-name="ce1">
            <text:p><text:s/>x = 12 විට, 2x + 1 හි අගය සොයන්න.</text:p>
          </table:table-cell>
          <table:table-cell table:style-name="ce1"/>
          <table:table-cell office:value-type="float" office:value="25" table:style-name="ce1">
            <text:p>25</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0" table:style-name="ce1">
            <text:p>2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8" table:style-name="ce1">
            <text:p>18</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6" table:style-name="ce1">
            <text:p>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25" table:style-name="ce1">
            <text:p>325</text:p>
          </table:table-cell>
          <table:table-cell table:number-columns-repeated="2" table:style-name="ce1"/>
          <table:table-cell office:value-type="string" table:style-name="ce1">
            <text:p>n = 14 විට, 3n – 2 හි අගය සොයන්න.</text:p>
          </table:table-cell>
          <table:table-cell table:style-name="ce1"/>
          <table:table-cell office:value-type="float" office:value="10" table:style-name="ce1">
            <text:p>1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0" table:style-name="ce1">
            <text:p>2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30" table:style-name="ce1">
            <text:p>3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40" table:style-name="ce1">
            <text:p>40</text:p>
          </table:table-cell>
          <table:table-cell office:value-type="float" office:value="1" table:style-name="ce1">
            <text:p>1</text:p>
          </table:table-cell>
          <table:table-cell table:number-columns-repeated="16366"/>
        </table:table-row>
        <table:table-row table:style-name="ro1">
          <table:table-cell office:value-type="float" office:value="66" table:style-name="ce1">
            <text:p>66</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3-l20-ep07</text:p>
          </table:table-cell>
          <table:table-cell office:value-type="float" office:value="7" table:style-name="ce1">
            <text:p>7</text:p>
          </table:table-cell>
          <table:table-cell office:value-type="float" office:value="3" table:style-name="ce1">
            <text:p>3</text:p>
          </table:table-cell>
          <table:table-cell office:value-type="float" office:value="20" table:style-name="ce1">
            <text:p>20</text:p>
          </table:table-cell>
          <table:table-cell office:value-type="string" table:style-name="ce1">
            <text:p>ස්කන්ධය</text:p>
          </table:table-cell>
          <table:table-cell office:value-type="string" table:style-name="ce1">
            <text:p>හැඳින්වීම ස්කන්ධය මැනිම සදහා භාවිතා කරන විවිධ උපකරණ<text:s/></text:p>
          </table:table-cell>
          <table:table-cell office:value-type="string" table:style-name="ce1">
            <text:p>ස්කන්ධය යන සංකල්පය හඳුනා ගැනීම හා ස්කන්ධය සහ බර යන ඒවා අතර වෙනස වටහා ගැනීම. එදිනෙදා ජීවිතයේදී ස්කන්ධය හමුවන මූලාශ‍්‍ර හදුනා ගැනීම. ස්කන්ධය මනින මූලික ඒකක දෙකක් වන ග‍්‍රෑම් සහ කිලෝග‍්‍රෑම් යන ඒකක හඳුනා ගැනීම හා ඒවායේ යෙදීම් අධ්‍යනය කිරීම ස්කන්ධය මැනීමට යොදා ගන්නා උපකරණ පිලිබඳ අධ්‍යනය කිරීම.</text:p>
          </table:table-cell>
          <table:table-cell office:value-type="time" office:time-value="PT1H0M0S" table:style-name="ce2">
            <text:p>01:00:00</text:p>
          </table:table-cell>
          <table:table-cell office:value-type="float" office:value="326" table:style-name="ce1">
            <text:p>326</text:p>
          </table:table-cell>
          <table:table-cell table:number-columns-repeated="2" table:style-name="ce1"/>
          <table:table-cell office:value-type="string" table:style-name="ce1">
            <text:p>ස්කන්ධය මනින ඒකකයක් නොවන්නේ,</text:p>
          </table:table-cell>
          <table:table-cell table:style-name="ce1"/>
          <table:table-cell office:value-type="string" table:style-name="ce1">
            <text:p>m<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m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k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27" table:style-name="ce1">
            <text:p>327</text:p>
          </table:table-cell>
          <table:table-cell table:number-columns-repeated="2" table:style-name="ce1"/>
          <table:table-cell office:value-type="string" table:style-name="ce1">
            <text:p>ස්කන්ධය මනින ඒකකයක් වන්නේ මින් කුමක් ද ?</text:p>
          </table:table-cell>
          <table:table-cell table:style-name="ce1"/>
          <table:table-cell office:value-type="string" table:style-name="ce1">
            <text:p>km</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kg<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ml</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L</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28" table:style-name="ce1">
            <text:p>328</text:p>
          </table:table-cell>
          <table:table-cell table:number-columns-repeated="2" table:style-name="ce1"/>
          <table:table-cell office:value-type="string" table:style-name="ce1">
            <text:p>සබන් කැටයක ස්කන්ධය මැනීම සඳහා වඩාත් යෝග්‍ය මිනුම් ඒකකය වන්නේ,</text:p>
          </table:table-cell>
          <table:table-cell table:style-name="ce1"/>
          <table:table-cell office:value-type="string" table:style-name="ce1">
            <text:p>g<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k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m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t</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29" table:style-name="ce1">
            <text:p>329</text:p>
          </table:table-cell>
          <table:table-cell table:number-columns-repeated="2" table:style-name="ce1"/>
          <table:table-cell office:value-type="string" table:style-name="ce1">
            <text:p>මෝටර් රථයක ස්කන්ධය මැනීම සඳහා වඩාත් යෝග්‍ය මිනුම් ඒකකය වන්නේ,</text:p>
          </table:table-cell>
          <table:table-cell table:style-name="ce1"/>
          <table:table-cell office:value-type="string" table:style-name="ce1">
            <text:p>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kg<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m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t</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30" table:style-name="ce1">
            <text:p>330</text:p>
          </table:table-cell>
          <table:table-cell table:number-columns-repeated="2" table:style-name="ce1"/>
          <table:table-cell office:value-type="string" table:style-name="ce1">
            <text:p>ස්කන්ධය මැනීම සඳහා යොදාගනු ලබන උපකරණයක් නොවන්නේ,</text:p>
          </table:table-cell>
          <table:table-cell table:style-name="ce1"/>
          <table:table-cell office:value-type="string" table:style-name="ce1">
            <text:p>දුනු තරාදිය<text:s text:c="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තැටි තරාදි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පඩි තරාදි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තෙදඩු තුලාව<text:s/></text:p>
          </table:table-cell>
          <table:table-cell office:value-type="float" office:value="1" table:style-name="ce1">
            <text:p>1</text:p>
          </table:table-cell>
          <table:table-cell table:number-columns-repeated="16366"/>
        </table:table-row>
        <table:table-row table:style-name="ro1">
          <table:table-cell office:value-type="float" office:value="67" table:style-name="ce1">
            <text:p>67</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3-l20-ep08</text:p>
          </table:table-cell>
          <table:table-cell office:value-type="float" office:value="8" table:style-name="ce1">
            <text:p>8</text:p>
          </table:table-cell>
          <table:table-cell office:value-type="float" office:value="3" table:style-name="ce1">
            <text:p>3</text:p>
          </table:table-cell>
          <table:table-cell office:value-type="float" office:value="20" table:style-name="ce1">
            <text:p>20</text:p>
          </table:table-cell>
          <table:table-cell office:value-type="string" table:style-name="ce1">
            <text:p>ස්කන්ධය</text:p>
          </table:table-cell>
          <table:table-cell office:value-type="string" table:style-name="ce1">
            <text:p>ස්කන්ධ මනින ඒකක අතර සම්බන්ධතාව</text:p>
          </table:table-cell>
          <table:table-cell office:value-type="string" table:style-name="ce1">
            <text:p>ස්කන්ධය මනින ඒකක ලෙස හඳුනාගත් කිලෝග‍්‍රෑම් සහ ග‍්‍රෑම් අතර සම්බන්ධය අධ්‍යනය කිරීම හා ඒ ආශ‍්‍රිත ගැටලූ සාකච්ඡා කිරීම. කිලෝග‍්‍රෑම් වලින් දක්වා ඇති ස්කන්ධයක් ග‍්‍රෑම් වලින් දැක්වීම.</text:p>
          </table:table-cell>
          <table:table-cell office:value-type="time" office:time-value="PT1H0M0S" table:style-name="ce2">
            <text:p>01:00:00</text:p>
          </table:table-cell>
          <table:table-cell office:value-type="float" office:value="331" table:style-name="ce1">
            <text:p>331</text:p>
          </table:table-cell>
          <table:table-cell table:number-columns-repeated="2" table:style-name="ce1"/>
          <table:table-cell office:value-type="string" table:style-name="ce1">
            <text:p>7kg යනු,</text:p>
          </table:table-cell>
          <table:table-cell table:style-name="ce1"/>
          <table:table-cell office:value-type="string" table:style-name="ce1">
            <text:p>70g 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700g 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7000g කි.<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70000g කි.</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32" table:style-name="ce1">
            <text:p>332</text:p>
          </table:table-cell>
          <table:table-cell table:number-columns-repeated="2" table:style-name="ce1"/>
          <table:table-cell office:value-type="string" table:style-name="ce1">
            <text:p><text:s/>2kg ට, 500g ඒවා කීයක් තිබේද?</text:p>
          </table:table-cell>
          <table:table-cell table:style-name="ce1"/>
          <table:table-cell office:value-type="float" office:value="3" table:style-name="ce1">
            <text:p>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4" table:style-name="ce1">
            <text:p>4</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5" table:style-name="ce1">
            <text:p>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 table:style-name="ce1">
            <text:p>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33" table:style-name="ce1">
            <text:p>333</text:p>
          </table:table-cell>
          <table:table-cell table:number-columns-repeated="2" table:style-name="ce1"/>
          <table:table-cell office:value-type="string" table:style-name="ce1">
            <text:p><text:s/>2kg 120g ට ඇති ග‍්‍රෑම් ගණන වන්නේ,</text:p>
          </table:table-cell>
          <table:table-cell table:style-name="ce1"/>
          <table:table-cell office:value-type="string" table:style-name="ce1">
            <text:p>212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2012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2021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2120g</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334" table:style-name="ce1">
            <text:p>334</text:p>
          </table:table-cell>
          <table:table-cell table:number-columns-repeated="2" table:style-name="ce1"/>
          <table:table-cell office:value-type="string" table:style-name="ce1">
            <text:p>පැන්සල් පෙට්ටි 20ක ස්කන්ධය 1kg කි. එක් පැන්සල් පෙට්ටියක ස්කන්ධය ග‍්‍රෑම් වලින් දක්වන්න.</text:p>
          </table:table-cell>
          <table:table-cell table:style-name="ce1"/>
          <table:table-cell office:value-type="string" table:style-name="ce1">
            <text:p>50g<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100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150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200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35" table:style-name="ce1">
            <text:p>335</text:p>
          </table:table-cell>
          <table:table-cell table:number-columns-repeated="2" table:style-name="ce1"/>
          <table:table-cell office:value-type="string" table:style-name="ce1">
            <text:p>5000kg ට ඇති ග‍්‍රෑම් ගණන වන්නේ,</text:p>
          </table:table-cell>
          <table:table-cell table:style-name="ce1"/>
          <table:table-cell office:value-type="string" table:style-name="ce1">
            <text:p>5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50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5000000g<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500g</text:p>
          </table:table-cell>
          <table:table-cell office:value-type="float" office:value="0" table:style-name="ce1">
            <text:p>0</text:p>
          </table:table-cell>
          <table:table-cell table:number-columns-repeated="16366"/>
        </table:table-row>
        <table:table-row table:style-name="ro1">
          <table:table-cell office:value-type="float" office:value="68" table:style-name="ce1">
            <text:p>68</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3-l20-ep09</text:p>
          </table:table-cell>
          <table:table-cell office:value-type="float" office:value="9" table:style-name="ce1">
            <text:p>9</text:p>
          </table:table-cell>
          <table:table-cell office:value-type="float" office:value="3" table:style-name="ce1">
            <text:p>3</text:p>
          </table:table-cell>
          <table:table-cell office:value-type="float" office:value="20" table:style-name="ce1">
            <text:p>20</text:p>
          </table:table-cell>
          <table:table-cell office:value-type="string" table:style-name="ce1">
            <text:p>ස්කන්ධය</text:p>
          </table:table-cell>
          <table:table-cell office:value-type="string" table:style-name="ce1">
            <text:p>ස්කන්ධ එකතු කිරිම තවදුරටත්</text:p>
          </table:table-cell>
          <table:table-cell office:value-type="string" table:style-name="ce1">
            <text:p>ග‍්‍රෑම් වලින් දක්වා ඇති ස්කන්ධයක් කිලෝග‍්‍රෑම් වලින් දැක්වීම ග‍්‍රෑම් වලින් දී ඇති අගයන් කිලෝග‍්‍රෑම් සහ ග‍්‍රෑම් වලින් දැක්වීම ස්කන්ධ එකතු කිරීම.</text:p>
          </table:table-cell>
          <table:table-cell office:value-type="time" office:time-value="PT1H0M0S" table:style-name="ce2">
            <text:p>01:00:00</text:p>
          </table:table-cell>
          <table:table-cell office:value-type="float" office:value="336" table:style-name="ce1">
            <text:p>336</text:p>
          </table:table-cell>
          <table:table-cell table:number-columns-repeated="2" table:style-name="ce1"/>
          <table:table-cell office:value-type="string" table:style-name="ce1">
            <text:p>6000g, kg වලින් දක්වන්න.</text:p>
          </table:table-cell>
          <table:table-cell table:style-name="ce1"/>
          <table:table-cell office:value-type="string" table:style-name="ce1">
            <text:p>600k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60000k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6kg<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60kg</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337" table:style-name="ce1">
            <text:p>337</text:p>
          </table:table-cell>
          <table:table-cell table:number-columns-repeated="2" table:style-name="ce1"/>
          <table:table-cell office:value-type="string" table:style-name="ce1">
            <text:p>5kg 20g, ග‍්‍රෑම් වලින් දැක්වූ විට,</text:p>
          </table:table-cell>
          <table:table-cell table:style-name="ce1"/>
          <table:table-cell office:value-type="string" table:style-name="ce1">
            <text:p>520g</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5002g</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5020g<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52g<text:s text:c="2"/></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338" table:style-name="ce1">
            <text:p>338</text:p>
          </table:table-cell>
          <table:table-cell table:number-columns-repeated="2" table:style-name="ce1"/>
          <table:table-cell office:value-type="string" table:style-name="ce1">
            <text:p>10kg 1g, ග‍්‍රෑම් වලින් දැක්වූ විට,<text:s/></text:p>
          </table:table-cell>
          <table:table-cell table:style-name="ce1"/>
          <table:table-cell office:value-type="string" table:style-name="ce1">
            <text:p>1001g</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1010g</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10001g<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11000g</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339" table:style-name="ce1">
            <text:p>339</text:p>
          </table:table-cell>
          <table:table-cell table:number-columns-repeated="2" table:style-name="ce1"/>
          <table:table-cell office:value-type="string" table:style-name="ce1">
            <text:p>6kg 400g + 3kg 300g වන්නේ,</text:p>
          </table:table-cell>
          <table:table-cell table:style-name="ce1"/>
          <table:table-cell office:value-type="string" table:style-name="ce1">
            <text:p>10kg 700g<text:s text:c="9"/></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3kg 100g<text:s text:c="1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700g</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9kg <text:s/>700g<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office:value-type="float" office:value="340" table:style-name="ce1">
            <text:p>340</text:p>
          </table:table-cell>
          <table:table-cell table:number-columns-repeated="2" table:style-name="ce1"/>
          <table:table-cell office:value-type="string" table:style-name="ce1">
            <text:p>7kg 350g + 2kg 800g වන්නේ,<text:s/></text:p>
          </table:table-cell>
          <table:table-cell table:style-name="ce1"/>
          <table:table-cell office:value-type="string" table:style-name="ce1">
            <text:p>10kg 150g<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9kg 150g<text:s text:c="2"/></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5kg 450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10kg 5g</text:p>
          </table:table-cell>
          <table:table-cell office:value-type="float" office:value="0" table:style-name="ce1">
            <text:p>0</text:p>
          </table:table-cell>
          <table:table-cell table:number-columns-repeated="16366"/>
        </table:table-row>
        <table:table-row table:style-name="ro1">
          <table:table-cell office:value-type="float" office:value="69" table:style-name="ce1">
            <text:p>69</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3-l20-ep10</text:p>
          </table:table-cell>
          <table:table-cell office:value-type="float" office:value="10" table:style-name="ce1">
            <text:p>10</text:p>
          </table:table-cell>
          <table:table-cell office:value-type="float" office:value="3" table:style-name="ce1">
            <text:p>3</text:p>
          </table:table-cell>
          <table:table-cell office:value-type="float" office:value="20" table:style-name="ce1">
            <text:p>20</text:p>
          </table:table-cell>
          <table:table-cell office:value-type="string" table:style-name="ce1">
            <text:p>ස්කන්ධය</text:p>
          </table:table-cell>
          <table:table-cell office:value-type="string" table:style-name="ce1">
            <text:p>ස්කන්ධ අඩු කිරිම තවදුරටත්</text:p>
          </table:table-cell>
          <table:table-cell office:value-type="string" table:style-name="ce1">
            <text:p>රචනා ගැටලූ භාවිතයෙන් ස්කන්ධ එකතු කිරීම. ස්කන්ධ දෙකක් අඩු කරන ආකාරය විමසා බැලීම හා ඒ ආශ‍්‍රිත ගැටලූ සාකච්ඡා කිරීම.</text:p>
          </table:table-cell>
          <table:table-cell office:value-type="time" office:time-value="PT1H0M0S" table:style-name="ce2">
            <text:p>01:00:00</text:p>
          </table:table-cell>
          <table:table-cell office:value-type="float" office:value="341" table:style-name="ce1">
            <text:p>341</text:p>
          </table:table-cell>
          <table:table-cell table:number-columns-repeated="2" table:style-name="ce1"/>
          <table:table-cell office:value-type="string" table:style-name="ce1">
            <text:p>6kg 400g - 3kg 300g හි අගය වන්නේ,</text:p>
          </table:table-cell>
          <table:table-cell table:style-name="ce1"/>
          <table:table-cell office:value-type="string" table:style-name="ce1">
            <text:p>3kg 300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3kg 100g<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3kg 400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3kg 200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42" table:style-name="ce1">
            <text:p>342</text:p>
          </table:table-cell>
          <table:table-cell table:number-columns-repeated="2" table:style-name="ce1"/>
          <table:table-cell office:value-type="string" table:style-name="ce1">
            <text:p>6kg 200g - 5kg 600g හි අගය වන්නේ,</text:p>
          </table:table-cell>
          <table:table-cell table:style-name="ce1"/>
          <table:table-cell office:value-type="string" table:style-name="ce1">
            <text:p>1kg <text:s/>400g<text:s text:c="9"/></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600g<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1kg <text:s/>600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300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43" table:style-name="ce1">
            <text:p>343</text:p>
          </table:table-cell>
          <table:table-cell table:number-columns-repeated="2" table:style-name="ce1"/>
          <table:table-cell office:value-type="string" table:style-name="ce1">
            <text:p>කමල් වෙළෙඳ සැලකින් අල 3kg 750g සහ හාල් 3kg 800g මිලට ගත්තේය. ඔහු මිල දී ගත් මුළු එළවළු වල ස්කන්ධය වන්නේ,</text:p>
          </table:table-cell>
          <table:table-cell table:style-name="ce1"/>
          <table:table-cell office:value-type="string" table:style-name="ce1">
            <text:p>7kg 550g<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6kg 550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4kg 550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550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44" table:style-name="ce1">
            <text:p>344</text:p>
          </table:table-cell>
          <table:table-cell table:number-columns-repeated="2" table:style-name="ce1"/>
          <table:table-cell office:value-type="string" table:style-name="ce1">
            <text:p>50kg 800g එළවළු තොගයක් ප‍්‍රවාහනයේදී, ඉන් 13kg 990g ප‍්‍රමාණයක්ට හානි වී තිබිණි. ප‍්‍රයෝජනයට ගතහැකි එළවළු තොගයේ ස්කන්ධය කියද ?</text:p>
          </table:table-cell>
          <table:table-cell table:style-name="ce1"/>
          <table:table-cell office:value-type="string" table:style-name="ce1">
            <text:p>36k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36kg 810g<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64kg 790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35kg 790g<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45" table:style-name="ce1">
            <text:p>345</text:p>
          </table:table-cell>
          <table:table-cell table:number-columns-repeated="2" table:style-name="ce1"/>
          <table:table-cell office:value-type="string" table:style-name="ce1">
            <text:p>මල්ලක ස්කන්ධය 2kg 280g ලෙස දක්වා ඇත. ඉන් 750g ඉවතට ගත් පසු මල්ලේ ස්කන්ධය වන්නේ,</text:p>
          </table:table-cell>
          <table:table-cell table:style-name="ce1"/>
          <table:table-cell office:value-type="string" table:style-name="ce1">
            <text:p>3kg 660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1kg 450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1kg 530g<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530g</text:p>
          </table:table-cell>
          <table:table-cell office:value-type="float" office:value="0" table:style-name="ce1">
            <text:p>0</text:p>
          </table:table-cell>
          <table:table-cell table:number-columns-repeated="16366"/>
        </table:table-row>
        <table:table-row table:style-name="ro1">
          <table:table-cell office:value-type="float" office:value="70" table:style-name="ce1">
            <text:p>70</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3-l20-ep11</text:p>
          </table:table-cell>
          <table:table-cell office:value-type="float" office:value="11" table:style-name="ce1">
            <text:p>11</text:p>
          </table:table-cell>
          <table:table-cell office:value-type="float" office:value="3" table:style-name="ce1">
            <text:p>3</text:p>
          </table:table-cell>
          <table:table-cell office:value-type="float" office:value="20" table:style-name="ce1">
            <text:p>20</text:p>
          </table:table-cell>
          <table:table-cell office:value-type="string" table:style-name="ce1">
            <text:p>ස්කන්ධය</text:p>
          </table:table-cell>
          <table:table-cell office:value-type="string" table:style-name="ce1">
            <text:p>ස්කන්ධ එකතු කිරිම හා අඩු කිරිම තවදුරටත්</text:p>
          </table:table-cell>
          <table:table-cell office:value-type="string" table:style-name="ce1">
            <text:p>ස්කන්ධ හා සම්බන්ධ ගැටලූ <text:s/>සාකච්ඡා කිරීම. ස්කන්ධ දෙකක් හෝ කීපයක් එකතු කිරීම හා අඩු කිරීම ස්කන්ධ දෙකක් එකතු කිරීමේදී හා අඩු කිරීමේදී සැලකිලිමත් විය යුතු කරුනු පිලිබඳ සාකච්ඡා කිරීම.</text:p>
          </table:table-cell>
          <table:table-cell office:value-type="time" office:time-value="PT1H0M0S" table:style-name="ce2">
            <text:p>01:00:00</text:p>
          </table:table-cell>
          <table:table-cell office:value-type="float" office:value="346" table:style-name="ce1">
            <text:p>346</text:p>
          </table:table-cell>
          <table:table-cell table:number-columns-repeated="2" table:style-name="ce1"/>
          <table:table-cell office:value-type="string" table:style-name="ce1">
            <text:p>3kg 400g + 5kg 600g හි අගය වන්නේ</text:p>
          </table:table-cell>
          <table:table-cell table:style-name="ce1"/>
          <table:table-cell office:value-type="string" table:style-name="ce1">
            <text:p>7k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8k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9kg<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10k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47" table:style-name="ce1">
            <text:p>347</text:p>
          </table:table-cell>
          <table:table-cell table:number-columns-repeated="2" table:style-name="ce1"/>
          <table:table-cell office:value-type="string" table:style-name="ce1">
            <text:p>20kg - 3kg 220g සමාන වන්නේ</text:p>
          </table:table-cell>
          <table:table-cell table:style-name="ce1"/>
          <table:table-cell office:value-type="string" table:style-name="ce1">
            <text:p>17kg 780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23kg 220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17kg 220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16kg 780g<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348" table:style-name="ce1">
            <text:p>348</text:p>
          </table:table-cell>
          <table:table-cell table:number-columns-repeated="2" table:style-name="ce1"/>
          <table:table-cell office:value-type="string" table:style-name="ce1">
            <text:p>8kg 800g හි සම්පූර්ණ ග‍්‍රෑම් කොපමණක් තිබේද ?</text:p>
          </table:table-cell>
          <table:table-cell table:style-name="ce1"/>
          <table:table-cell office:value-type="string" table:style-name="ce1">
            <text:p>88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8800g<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880g<text:s text:c="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88000g<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49" table:style-name="ce1">
            <text:p>349</text:p>
          </table:table-cell>
          <table:table-cell table:number-columns-repeated="2" table:style-name="ce1"/>
          <table:table-cell office:value-type="string" table:style-name="ce1">
            <text:p><text:s/>ශිහානි ළග ඇති සීනි වල ස්කන්ධය 6kg 780g වේ. ඇය ඉන් 3kg 600g ප‍්‍රමාණයක් ප‍්‍රයෝජනයට ගත් පසු ඉතිරි සීනිවල ස්කන්ධය ගණනය කරන්න.<text:s/></text:p>
          </table:table-cell>
          <table:table-cell table:style-name="ce1"/>
          <table:table-cell office:value-type="string" table:style-name="ce1">
            <text:p>3kg 200g<text:s text:c="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3kg 180g<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4kg 180g<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2kg 180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50" table:style-name="ce1">
            <text:p>350</text:p>
          </table:table-cell>
          <table:table-cell table:number-columns-repeated="2" table:style-name="ce1"/>
          <table:table-cell office:value-type="string" table:style-name="ce1">
            <text:p><text:s/>ප‍්‍රවීන් ළග පරිප්පු 8kg 720g ප‍්‍රමාණයක් ඇත. ඔහුට තවත් පරිප්පු 280g ප‍්‍රමාණයක් ලැබුනහොත් ඔහු ළග දැන් ඇති මුළු පරිප්පු ප‍්‍රමාණය කිලෝග‍්‍රෑම් කොපමණද ?</text:p>
          </table:table-cell>
          <table:table-cell table:style-name="ce1"/>
          <table:table-cell office:value-type="string" table:style-name="ce1">
            <text:p>6kg<text:s/></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9kg<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12kg<text:s text:c="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7kg<text:s text:c="2"/></text:p>
          </table:table-cell>
          <table:table-cell office:value-type="float" office:value="0" table:style-name="ce1">
            <text:p>0</text:p>
          </table:table-cell>
          <table:table-cell table:number-columns-repeated="16366"/>
        </table:table-row>
        <table:table-row table:style-name="ro1">
          <table:table-cell office:value-type="float" office:value="71" table:style-name="ce1">
            <text:p>71</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3-l21-ep12</text:p>
          </table:table-cell>
          <table:table-cell office:value-type="float" office:value="12" table:style-name="ce1">
            <text:p>12</text:p>
          </table:table-cell>
          <table:table-cell office:value-type="float" office:value="3" table:style-name="ce1">
            <text:p>3</text:p>
          </table:table-cell>
          <table:table-cell office:value-type="float" office:value="21" table:style-name="ce1">
            <text:p>21</text:p>
          </table:table-cell>
          <table:table-cell office:value-type="string" table:style-name="ce1">
            <text:p>අනුපාත</text:p>
          </table:table-cell>
          <table:table-cell office:value-type="string" table:style-name="ce1">
            <text:p>අනුපාත හැඳින්වීම</text:p>
          </table:table-cell>
          <table:table-cell office:value-type="string" table:style-name="ce1">
            <text:p>අනුපාත හැඳින්වීම හා එදිනෙදා ජීවිතයේදී අපට හමුවන අනුපාත පිලිබද විමසා බැලීම අනුපාතයක් ලියා දක්වන ආකාරය විමසා බැලීම හා එය කියවන අකාරය තේරුම් ගැනීම.</text:p>
          </table:table-cell>
          <table:table-cell office:value-type="time" office:time-value="PT1H0M0S" table:style-name="ce2">
            <text:p>01:00:00</text:p>
          </table:table-cell>
          <table:table-cell office:value-type="float" office:value="351" table:style-name="ce1">
            <text:p>351</text:p>
          </table:table-cell>
          <table:table-cell table:number-columns-repeated="2" table:style-name="ce1"/>
          <table:table-cell office:value-type="string" table:style-name="ce1">
            <text:p>කොන්ක‍්‍රීට් මිශ‍්‍රණයක වැලි, සිමෙන්ති හා ගල් ප‍්‍රමාණ පිලිවෙලින් 2kg, 1kg, 6kg වේ. මෙහි සිමෙන්ති, ගල් හා වැලි අතර <text:s/>අනුපාතය,<text:s text:c="2"/></text:p>
          </table:table-cell>
          <table:table-cell table:style-name="ce1"/>
          <table:table-cell office:value-type="time" office:time-value="PT2H1M6S" table:style-name="ce5">
            <text:p>2:01:0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  1 : 2 : 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text:s/>1 : 6 : 2</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text:s/>3 : <text:s/>2 : 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52" table:style-name="ce1">
            <text:p>352</text:p>
          </table:table-cell>
          <table:table-cell table:number-columns-repeated="2" table:style-name="ce1"/>
          <table:table-cell office:value-type="string" table:style-name="ce1">
            <text:p>ඍජුකෝණාස‍්‍රයක දිග 20cm වන අතර පළල 13cm වේ. මෙහි දිග හා පළල අතර අනුපාතය වන්නේ,</text:p>
          </table:table-cell>
          <table:table-cell table:style-name="ce1"/>
          <table:table-cell office:value-type="string" table:style-name="ce1">
            <text:p><text:s/>10 : <text:s/>1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time" office:time-value="PT20H13M0S" table:style-name="ce4">
            <text:p>20:13</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text:s/>13 : 2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text:s/>10 : 1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53" table:style-name="ce1">
            <text:p>353</text:p>
          </table:table-cell>
          <table:table-cell table:number-columns-repeated="2" table:style-name="ce1"/>
          <table:table-cell office:value-type="string" table:style-name="ce1">
            <text:p>දොඩම් මිශ‍්‍රණයක් සෑදීමට අවශ්‍ය දොඩම් යුෂ ප‍්‍රමාණය 1L වේ. ඒ සඳහා අවශ්‍ය ජලය ප‍්‍රමාණය 3L වේ. <text:s/>දොඩම් යුශ හා ජලය අතර අනුපාතය සොයන්න.<text:s/></text:p>
          </table:table-cell>
          <table:table-cell table:style-name="ce1"/>
          <table:table-cell office:value-type="string" table:style-name="ce1">
            <text:p>3L</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text:s/>1 : 3</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3" table:style-name="ce3">
            <text:p>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54" table:style-name="ce1">
            <text:p>354</text:p>
          </table:table-cell>
          <table:table-cell table:number-columns-repeated="2" table:style-name="ce1"/>
          <table:table-cell office:value-type="string" table:style-name="ce1">
            <text:p>බදාම මිශ‍්‍රණයක ඇති සිමෙන්ති ප‍්‍රමාණය හා එහි ඇති වැලි ප‍්‍රමාණය අතර අනුපාතය 2 : 1 කි. මෙහි සිමෙන්ති 1kg ප‍්‍රමාණයක් ඇත්නම් මෙහි ඇති වැලි ප‍්‍රමාණය කොපමණද ?<text:s/></text:p>
          </table:table-cell>
          <table:table-cell table:style-name="ce1"/>
          <table:table-cell office:value-type="string" table:style-name="ce3">
            <text:p>2k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k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00g<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kg</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55" table:style-name="ce1">
            <text:p>355</text:p>
          </table:table-cell>
          <table:table-cell table:number-columns-repeated="2" table:style-name="ce1"/>
          <table:table-cell office:value-type="string" table:style-name="ce1">
            <text:p>පාසලක ශිෂ්‍ය නායක කණ්ඩායමක සිටින පිරිමි ළමුන් ගණන 7 ක් වන අතර ගැහැණු ළමුන් ගණන 8 කි . එහි ගැහැණු ළමුන් හා පිරිමි ළමුන් අතර අනුපාතය ලියා දක්වන්න.</text:p>
          </table:table-cell>
          <table:table-cell table:style-name="ce1"/>
          <table:table-cell office:value-type="string" table:style-name="ce3">
            <text:p>8:7</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7:8</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8" table:style-name="ce3">
            <text:p>8</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7" table:style-name="ce3">
            <text:p>7</text:p>
          </table:table-cell>
          <table:table-cell office:value-type="float" office:value="0" table:style-name="ce1">
            <text:p>0</text:p>
          </table:table-cell>
          <table:table-cell table:number-columns-repeated="16366"/>
        </table:table-row>
        <table:table-row table:style-name="ro1">
          <table:table-cell office:value-type="float" office:value="72" table:style-name="ce1">
            <text:p>72</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3-l21-ep13</text:p>
          </table:table-cell>
          <table:table-cell office:value-type="float" office:value="13" table:style-name="ce1">
            <text:p>13</text:p>
          </table:table-cell>
          <table:table-cell office:value-type="float" office:value="3" table:style-name="ce1">
            <text:p>3</text:p>
          </table:table-cell>
          <table:table-cell office:value-type="float" office:value="21" table:style-name="ce1">
            <text:p>21</text:p>
          </table:table-cell>
          <table:table-cell office:value-type="string" table:style-name="ce1">
            <text:p>අනුපාත</text:p>
          </table:table-cell>
          <table:table-cell office:value-type="string" table:style-name="ce1">
            <text:p>අනුපාත හැදින්වීම අනුපාතයකට තුල්‍ය <text:s/>වු <text:s/>අනුපාත සෙවීම</text:p>
          </table:table-cell>
          <table:table-cell office:value-type="string" table:style-name="ce1">
            <text:p>තුල්‍ය අනුපාත හඳුනා ගැනීම හා දී ඇති <text:s/>ඕනෑම අනුපාත අගයක් සඳහා තුල්‍ය අනුපාත ලියා දක්වන ආකාරය පිලිබඳ අධ්‍යනය කිරීම. තුල්‍ය අනුපාත ආශ‍්‍රිත ගැටලූ සාකච්ඡා කිරීම.</text:p>
          </table:table-cell>
          <table:table-cell office:value-type="time" office:time-value="PT1H0M0S" table:style-name="ce2">
            <text:p>01:00:00</text:p>
          </table:table-cell>
          <table:table-cell office:value-type="float" office:value="356" table:style-name="ce1">
            <text:p>356</text:p>
          </table:table-cell>
          <table:table-cell table:number-columns-repeated="2" table:style-name="ce1"/>
          <table:table-cell office:value-type="string" table:style-name="ce1">
            <text:p>වෙළෙන්දෙක් දිනක දී විකුණූ අල ප‍්‍රමාණය 65kg වන අතර ලූණු ප‍්‍රමාණය 47kg වේ. එදින ඔහු විකුණූ අල සහ ලූණු ප‍්‍රමාණ අතර අනුපාතය ලියා දක්වන්න</text:p>
          </table:table-cell>
          <table:table-cell table:style-name="ce1"/>
          <table:table-cell office:value-type="string" table:style-name="ce3">
            <text:p>65:47</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7 : 6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47" table:style-name="ce3">
            <text:p>47</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65" table:style-name="ce3">
            <text:p>6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357" table:style-name="ce1">
            <text:p>357</text:p>
          </table:table-cell>
          <table:table-cell office:value-type="string" table:style-name="ce1">
            <text:p><text:s/>කොන්ක‍්‍රීට් මිශ‍්‍රණයක් සෑදීමට එවන ලද සිමෙන්ති වැලි හා ගල් ප‍්‍රමාණ පිලිවෙලින් 15kg, 45kg, 75kg, වේ.</text:p>
          </table:table-cell>
          <table:table-cell table:style-name="ce1"/>
          <table:table-cell office:value-type="string" table:style-name="ce1">
            <text:p><text:s/>මෙහි ඇති සිමෙන්ති, වැලි හා ගල් ප‍්‍රමාණ අතර අනුපාතය ලියා දක්වන්න</text:p>
          </table:table-cell>
          <table:table-cell table:style-name="ce1"/>
          <table:table-cell office:value-type="string" table:style-name="ce3">
            <text:p>45 : 75 : 1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75 : 45 : 1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15 : 45 : 75</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15 : 7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358" table:style-name="ce1">
            <text:p>358</text:p>
          </table:table-cell>
          <table:table-cell table:number-columns-repeated="2" table:style-name="ce1"/>
          <table:table-cell office:value-type="string" table:style-name="ce1">
            <text:p><text:s/>මෙහි ඇති සිමෙන්ති 5kg කට අවශ්‍ය වැලි ප‍්‍රමාණය වන්නේ,</text:p>
          </table:table-cell>
          <table:table-cell table:style-name="ce1"/>
          <table:table-cell office:value-type="string" table:style-name="ce3">
            <text:p>15kg<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25kg</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35kg<text:s text:c="2"/></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45kg</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359" table:style-name="ce1">
            <text:p>359</text:p>
          </table:table-cell>
          <table:table-cell table:number-columns-repeated="2" table:style-name="ce1"/>
          <table:table-cell office:value-type="string" table:style-name="ce1">
            <text:p><text:s/>මෙහි ඇති සිමෙන්ති 5kg කට අවශ්‍ය ගල් ප‍්‍රමාණය වන්නේ,</text:p>
          </table:table-cell>
          <table:table-cell table:style-name="ce1"/>
          <table:table-cell office:value-type="string" table:style-name="ce3">
            <text:p>15kg<text:s text:c="3"/></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25kg<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35kg<text:s text:c="2"/></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45kg</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360" table:style-name="ce1">
            <text:p>360</text:p>
          </table:table-cell>
          <table:table-cell table:number-columns-repeated="2" table:style-name="ce1"/>
          <table:table-cell office:value-type="string" table:style-name="ce1">
            <text:p>මෙහි සරලතම අනුපාතය වන්නේ මින් කුමක්ද?</text:p>
          </table:table-cell>
          <table:table-cell table:style-name="ce1"/>
          <table:table-cell office:value-type="string" table:style-name="ce3">
            <text:p>5 : 15 : 2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3 : 9 : 1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15 : 45 : 7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 : 3 : 5<text:s/></text:p>
          </table:table-cell>
          <table:table-cell office:value-type="float" office:value="1" table:style-name="ce1">
            <text:p>1</text:p>
          </table:table-cell>
          <table:table-cell table:number-columns-repeated="16366"/>
        </table:table-row>
        <table:table-row table:style-name="ro1">
          <table:table-cell office:value-type="float" office:value="73" table:style-name="ce1">
            <text:p>73</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3-l21-ep14</text:p>
          </table:table-cell>
          <table:table-cell office:value-type="float" office:value="14" table:style-name="ce1">
            <text:p>14</text:p>
          </table:table-cell>
          <table:table-cell office:value-type="float" office:value="3" table:style-name="ce1">
            <text:p>3</text:p>
          </table:table-cell>
          <table:table-cell office:value-type="float" office:value="21" table:style-name="ce1">
            <text:p>21</text:p>
          </table:table-cell>
          <table:table-cell office:value-type="string" table:style-name="ce1">
            <text:p>අනුපාත</text:p>
          </table:table-cell>
          <table:table-cell office:value-type="string" table:style-name="ce1">
            <text:p>අනුපාතයක් සරලම ආකාරයේ ලිවිම</text:p>
          </table:table-cell>
          <table:table-cell office:value-type="string" table:style-name="ce1">
            <text:p>අනුපාත අගයක් ලිවීමේදී සැලකිලිමත් විය යුතු කරුණු පිලිබඳ අධ්‍යනය කිරීම. අනුපාතයක් සරලතම ආකාරයෙන් ලියා දැක්වීම අනුපාත ආශ්‍රිත ගැටලු සාකච්ඡා කිරීම.</text:p>
          </table:table-cell>
          <table:table-cell office:value-type="time" office:time-value="PT1H0M0S" table:style-name="ce2">
            <text:p>01:00:00</text:p>
          </table:table-cell>
          <table:table-cell office:value-type="float" office:value="361" table:style-name="ce1">
            <text:p>361</text:p>
          </table:table-cell>
          <table:table-cell table:number-columns-repeated="2" table:style-name="ce1"/>
          <table:table-cell office:value-type="string" table:style-name="ce1">
            <text:p>8 :5 ට තුල්‍ය අනුපාතයක් වන්නේ,</text:p>
          </table:table-cell>
          <table:table-cell table:style-name="ce1"/>
          <table:table-cell office:value-type="string" table:style-name="ce3">
            <text:p>16: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8:1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6:10</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8: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62" table:style-name="ce1">
            <text:p>362</text:p>
          </table:table-cell>
          <table:table-cell table:number-columns-repeated="2" table:style-name="ce1"/>
          <table:table-cell office:value-type="string" table:style-name="ce1">
            <text:p>1 : 5 ට තුල්‍ය අනුපාතයක් වන්නේ,</text:p>
          </table:table-cell>
          <table:table-cell table:style-name="ce1"/>
          <table:table-cell office:value-type="string" table:style-name="ce3">
            <text:p>2:1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4:1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10</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0: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63" table:style-name="ce1">
            <text:p>363</text:p>
          </table:table-cell>
          <table:table-cell table:number-columns-repeated="2" table:style-name="ce1"/>
          <table:table-cell office:value-type="string" table:style-name="ce1">
            <text:p>පාසලක සිටින ගැහැණු ළමුන් ගණන 250 ක් වන අතර පිරිමි ළමුන් ගණන 220 කි. පිරිමි ළමුන් හා ගැහැණු ළමුන් අතර අනුපාතය සරලතම ආකාරයෙන් ගත්විට,</text:p>
          </table:table-cell>
          <table:table-cell table:style-name="ce1"/>
          <table:table-cell office:value-type="string" table:style-name="ce3">
            <text:p>250 : 22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25 : 11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500 : 44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5:22</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364" table:style-name="ce1">
            <text:p>364</text:p>
          </table:table-cell>
          <table:table-cell table:number-columns-repeated="2" table:style-name="ce1"/>
          <table:table-cell office:value-type="string" table:style-name="ce1">
            <text:p>32 : 64 යන අනුපාතයට අදාල සරලතම අනුපාතය වන්නේ,</text:p>
          </table:table-cell>
          <table:table-cell table:style-name="ce1"/>
          <table:table-cell office:value-type="string" table:style-name="ce3">
            <text:p>16:3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2</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65" table:style-name="ce1">
            <text:p>365</text:p>
          </table:table-cell>
          <table:table-cell table:number-columns-repeated="2" table:style-name="ce1"/>
          <table:table-cell office:value-type="string" table:style-name="ce1">
            <text:p>නිමල් මිල දී ගත් අල ප‍්‍රමාණය 1kg වන අතර ඔහු ලූනු 750g ක් ද මිල දී ගත්තේය. නිමල් මිල දී ගත් අල සහ ලූනු ප‍්‍රමාණය අතර අනුපාතය සරලතම ආකාරයෙන් දැක්වෙන්නේ,</text:p>
          </table:table-cell>
          <table:table-cell table:style-name="ce1"/>
          <table:table-cell office:value-type="string" table:style-name="ce3">
            <text:p>4:3</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3: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1: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2:1</text:p>
          </table:table-cell>
          <table:table-cell office:value-type="float" office:value="0" table:style-name="ce1">
            <text:p>0</text:p>
          </table:table-cell>
          <table:table-cell table:number-columns-repeated="16366"/>
        </table:table-row>
        <table:table-row table:style-name="ro1">
          <table:table-cell office:value-type="float" office:value="74" table:style-name="ce1">
            <text:p>74</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3-l21-ep15</text:p>
          </table:table-cell>
          <table:table-cell office:value-type="float" office:value="15" table:style-name="ce1">
            <text:p>15</text:p>
          </table:table-cell>
          <table:table-cell office:value-type="float" office:value="3" table:style-name="ce1">
            <text:p>3</text:p>
          </table:table-cell>
          <table:table-cell office:value-type="float" office:value="21" table:style-name="ce1">
            <text:p>21</text:p>
          </table:table-cell>
          <table:table-cell office:value-type="string" table:style-name="ce1">
            <text:p>අනුපාත</text:p>
          </table:table-cell>
          <table:table-cell office:value-type="string" table:style-name="ce1">
            <text:p>අනුපාතික ගැටළු සාකච්චා කිරීම</text:p>
          </table:table-cell>
          <table:table-cell office:value-type="string" table:style-name="ce1">
            <text:p>අනුපාතික යනු කුමක්දැයි හදුනා ගැනීම. අනුපාතික සඳහා උදාහරණ සාකච්ඡා කිරීම. <text:s/>අනුපාතික වර්ගයක් ලෙස විනිමය අනුපාතික හදුනා ගැනීම. අනුපාතික ආශ්‍රිත ගැටලු සාකච්ඡා කිරීම.</text:p>
          </table:table-cell>
          <table:table-cell office:value-type="time" office:time-value="PT1H0M0S" table:style-name="ce2">
            <text:p>01:00:00</text:p>
          </table:table-cell>
          <table:table-cell office:value-type="float" office:value="366" table:style-name="ce1">
            <text:p>366</text:p>
          </table:table-cell>
          <table:table-cell table:number-columns-repeated="2" table:style-name="ce1"/>
          <table:table-cell office:value-type="string" table:style-name="ce1">
            <text:p>කලිසම් 5 ක මිල රු. 750 ක් නම් <text:s/>කලිසම් දෙකක මිල කීයද ?</text:p>
          </table:table-cell>
          <table:table-cell table:style-name="ce1"/>
          <table:table-cell office:value-type="string" table:style-name="ce3">
            <text:p>රු.10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රු.20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රු.300<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රු.40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67" table:style-name="ce1">
            <text:p>367</text:p>
          </table:table-cell>
          <table:table-cell table:number-columns-repeated="2" table:style-name="ce1"/>
          <table:table-cell office:value-type="string" table:style-name="ce1">
            <text:p>පොතක මිල රු. 80ක් නම් පොත් 8 ක මිල සොයන්න</text:p>
          </table:table-cell>
          <table:table-cell table:style-name="ce1"/>
          <table:table-cell office:value-type="string" table:style-name="ce3">
            <text:p>රු.640<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රු.68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රු.76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රු.54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68" table:style-name="ce1">
            <text:p>368</text:p>
          </table:table-cell>
          <table:table-cell table:number-columns-repeated="2" table:style-name="ce1"/>
          <table:table-cell office:value-type="string" table:style-name="ce1">
            <text:p>සබන් කැට 2 ක ස්කන්ධය 80g වේ. සබන් කැට 7ක ස්කන්ධය කොපමණද ?</text:p>
          </table:table-cell>
          <table:table-cell table:style-name="ce1"/>
          <table:table-cell office:value-type="string" table:style-name="ce3">
            <text:p>රු.4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රු.20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රු.280<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රු.18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69" table:style-name="ce1">
            <text:p>369</text:p>
          </table:table-cell>
          <table:table-cell table:number-columns-repeated="2" table:style-name="ce1"/>
          <table:table-cell office:value-type="string" table:style-name="ce1">
            <text:p>ඇමරිකාවෙන් ආනයනය කරන ලද ඔරලෝසුවක වටිනාකම ඩොලර් 10 කි. එහි වටිනාකම ශ‍්‍රී ලංකා රුපියල් වලින් කොපමණ වේද (ඩොලර් 1 = ශ‍්‍රී ලංකා රු:220)</text:p>
          </table:table-cell>
          <table:table-cell table:style-name="ce1"/>
          <table:table-cell office:value-type="string" table:style-name="ce3">
            <text:p>රු.2200<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රු.20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රු.350<text:s text:c="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රු.27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70" table:style-name="ce1">
            <text:p>370</text:p>
          </table:table-cell>
          <table:table-cell table:number-columns-repeated="2" table:style-name="ce1"/>
          <table:table-cell office:value-type="string" table:style-name="ce1">
            <text:p>චීනයේ නිෂ්පාදිත පෑන් 10 ක වටිනාකම ශ‍්‍රී ලංකා රු 550 කි, <text:s/>පෑනක මිල යුවාන් කීයද <text:s text:c="2"/>(යුවාන් 1 = ශ‍්‍රී ලංකා රු. 55)</text:p>
          </table:table-cell>
          <table:table-cell table:style-name="ce1"/>
          <table:table-cell office:value-type="string" table:style-name="ce3">
            <text:p>යුවාන් 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යුවාන් 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යුවාන් 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යුවාන් 1</text:p>
          </table:table-cell>
          <table:table-cell office:value-type="float" office:value="1" table:style-name="ce1">
            <text:p>1</text:p>
          </table:table-cell>
          <table:table-cell table:number-columns-repeated="16366"/>
        </table:table-row>
        <table:table-row table:style-name="ro1">
          <table:table-cell office:value-type="float" office:value="75" table:style-name="ce1">
            <text:p>75</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3-l22-ep16</text:p>
          </table:table-cell>
          <table:table-cell office:value-type="float" office:value="16" table:style-name="ce1">
            <text:p>16</text:p>
          </table:table-cell>
          <table:table-cell office:value-type="float" office:value="3" table:style-name="ce1">
            <text:p>3</text:p>
          </table:table-cell>
          <table:table-cell office:value-type="float" office:value="22" table:style-name="ce1">
            <text:p>22</text:p>
          </table:table-cell>
          <table:table-cell office:value-type="string" table:style-name="ce1">
            <text:p>දත්ත රැස් කිරිම හා නිරුපණය</text:p>
          </table:table-cell>
          <table:table-cell office:value-type="string" table:style-name="ce1">
            <text:p>ප‍්‍රගණන ලකුණු භාවිත කරමින් දත්ත සටහන් කිරිම</text:p>
          </table:table-cell>
          <table:table-cell office:value-type="string" table:style-name="ce1">
            <text:p>දත්ත නිරූපණය කරන ක‍්‍රමයක් ලෙස ප‍්‍රගණන ලකුණු භාවිතය ඉගෙන ගැනීම. ප‍්‍රගණන ලකුණු භාවිතයෙන් දත්ත නිරූපණය කරන ආකාරය උදාහරණ මගින් සාකච්ඡා කිරීම හා ඕනාෑම අය ගණනක් සඳහා ප‍්‍රගණන ලකුණු භාවිතා කරන ආකාරය විමසා බැලීම.</text:p>
          </table:table-cell>
          <table:table-cell office:value-type="time" office:time-value="PT1H0M0S" table:style-name="ce2">
            <text:p>01:00:00</text:p>
          </table:table-cell>
          <table:table-cell office:value-type="float" office:value="371" table:style-name="ce1">
            <text:p>371</text:p>
          </table:table-cell>
          <table:table-cell table:number-columns-repeated="2" table:style-name="ce1"/>
          <table:table-cell office:value-type="string" table:style-name="ce1">
            <text:p>8, යන සංඛ්‍යාව ප‍්‍රගණන ලකුණු වලින් ලියූ විට,</text:p>
          </table:table-cell>
          <table:table-cell office:value-type="string" table:style-name="ce1">
            <text:p>maths-06-t3-l22-ep16-q-1-a-1.jpg</text:p>
          </table:table-cell>
          <table:table-cell table:style-name="ce3"/>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maths-06-t3-l22-ep16-q-1-a-2.jpg</text:p>
          </table:table-cell>
          <table:table-cell table:style-name="ce3"/>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maths-06-t3-l22-ep16-q-1-a-3.jpg</text:p>
          </table:table-cell>
          <table:table-cell table:style-name="ce3"/>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maths-06-t3-l22-ep16-q-1-a-4.jpg</text:p>
          </table:table-cell>
          <table:table-cell table:style-name="ce3"/>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372" table:style-name="ce1">
            <text:p>372</text:p>
          </table:table-cell>
          <table:table-cell table:number-columns-repeated="2" table:style-name="ce1"/>
          <table:table-cell office:value-type="string" table:style-name="ce1">
            <text:p>10, යන සංඛ්‍යාව ප‍්‍රගණන ලකුණු වලින් ලියූ විට,</text:p>
          </table:table-cell>
          <table:table-cell office:value-type="string" table:style-name="ce1">
            <text:p>maths-06-t3-l22-ep16-q-2-a-1.jpg</text:p>
          </table:table-cell>
          <table:table-cell table:style-name="ce3"/>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maths-06-t3-l22-ep16-q-2-a-2.jpg</text:p>
          </table:table-cell>
          <table:table-cell table:style-name="ce3"/>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maths-06-t3-l22-ep16-q-2-a-3.jpg</text:p>
          </table:table-cell>
          <table:table-cell table:style-name="ce3"/>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4" table:style-name="ce1"/>
          <table:table-cell office:value-type="string" table:style-name="ce1">
            <text:p>maths-06-t3-l22-ep16-q-2-a-4.jpg</text:p>
          </table:table-cell>
          <table:table-cell table:style-name="ce3"/>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73" table:style-name="ce1">
            <text:p>373</text:p>
          </table:table-cell>
          <table:table-cell table:style-name="ce1"/>
          <table:table-cell office:value-type="string" table:style-name="ce1">
            <text:p>maths-06-t3-l22-ep16-q-3.jpg</text:p>
          </table:table-cell>
          <table:table-cell office:value-type="string" table:style-name="ce1">
            <text:p>යන්නෙහි අගය වන්නේ,</text:p>
          </table:table-cell>
          <table:table-cell table:style-name="ce1"/>
          <table:table-cell office:value-type="float" office:value="10" table:style-name="ce3">
            <text:p>1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1" table:style-name="ce3">
            <text:p>1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2" table:style-name="ce3">
            <text:p>12</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4" table:style-name="ce3">
            <text:p>1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74" table:style-name="ce1">
            <text:p>374</text:p>
          </table:table-cell>
          <table:table-cell table:style-name="ce1"/>
          <table:table-cell office:value-type="string" table:style-name="ce1">
            <text:p>maths-06-t3-l22-ep16-q-4.jpg</text:p>
          </table:table-cell>
          <table:table-cell office:value-type="string" table:style-name="ce1">
            <text:p>යන්නෙහි අගය වන්නේ,</text:p>
          </table:table-cell>
          <table:table-cell table:style-name="ce1"/>
          <table:table-cell office:value-type="float" office:value="10" table:style-name="ce3">
            <text:p>1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5" table:style-name="ce3">
            <text:p>15</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6" table:style-name="ce3">
            <text:p>1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0" table:style-name="ce3">
            <text:p>2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75" table:style-name="ce1">
            <text:p>375</text:p>
          </table:table-cell>
          <table:table-cell table:style-name="ce1"/>
          <table:table-cell office:value-type="string" table:style-name="ce1">
            <text:p>maths-06-t3-l22-ep16-q-5.jpg</text:p>
          </table:table-cell>
          <table:table-cell office:value-type="string" table:style-name="ce1">
            <text:p>යන්නෙහි අගය වන්නේ,</text:p>
          </table:table-cell>
          <table:table-cell table:style-name="ce1"/>
          <table:table-cell office:value-type="float" office:value="10" table:style-name="ce3">
            <text:p>1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3" table:style-name="ce3">
            <text:p>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6" table:style-name="ce3">
            <text:p>6</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8" table:style-name="ce3">
            <text:p>8</text:p>
          </table:table-cell>
          <table:table-cell office:value-type="float" office:value="0" table:style-name="ce1">
            <text:p>0</text:p>
          </table:table-cell>
          <table:table-cell table:number-columns-repeated="16366"/>
        </table:table-row>
        <table:table-row table:style-name="ro1">
          <table:table-cell office:value-type="float" office:value="76" table:style-name="ce1">
            <text:p>76</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3-l22-ep17</text:p>
          </table:table-cell>
          <table:table-cell office:value-type="float" office:value="17" table:style-name="ce1">
            <text:p>17</text:p>
          </table:table-cell>
          <table:table-cell office:value-type="float" office:value="3" table:style-name="ce1">
            <text:p>3</text:p>
          </table:table-cell>
          <table:table-cell office:value-type="float" office:value="22" table:style-name="ce1">
            <text:p>22</text:p>
          </table:table-cell>
          <table:table-cell office:value-type="string" table:style-name="ce1">
            <text:p>දත්ත රැස් කිරිම හා නිරුපණය</text:p>
          </table:table-cell>
          <table:table-cell office:value-type="string" table:style-name="ce1">
            <text:p>චිත‍්‍ර ප‍්‍රස්ථාර මගින් දත්ත <text:s/>නිරූපණය</text:p>
          </table:table-cell>
          <table:table-cell office:value-type="string" table:style-name="ce1">
            <text:p>දත්ත නිරූපණය ක්‍රමයක් ලෙස චිත්‍ර ප්‍රස්තාර භාවිතය. වගු මගින් දී ඇති දත්ත ප්‍රමාණ සඳහා චිත්‍ර ප්‍රස්තාර භාවිතා කරන අයුරු ඉගෙන ගැනීම.<text:s/></text:p>
          </table:table-cell>
          <table:table-cell office:value-type="time" office:time-value="PT1H0M0S" table:style-name="ce2">
            <text:p>01:00:00</text:p>
          </table:table-cell>
          <table:table-cell office:value-type="float" office:value="376" table:style-name="ce1">
            <text:p>376</text:p>
          </table:table-cell>
          <table:table-cell office:value-type="string" table:style-name="ce1">
            <text:p>පහත දී ඇති චිත‍්‍ර ප‍්‍රස්තාරය ඇසුරින් පිළිතුරු සපයන්න \n <text:s/>පවනි විභාගයක දී ලබාගත් ලකුණු සංඛ්‍යාව පහත චිත‍්‍ර ප‍්‍රස්තාරයේ දැක්වේ \n <text:s/>කින් ලකුණු 8 ක් <text:s/>නිරූපණය වේ</text:p>
          </table:table-cell>
          <table:table-cell office:value-type="string" table:style-name="ce1">
            <text:p>maths-06-t3-l22-ep17-q-1.jpg</text:p>
          </table:table-cell>
          <table:table-cell office:value-type="string" table:style-name="ce1">
            <text:p>වැඩිම ලකුණු ප‍්‍රමාණයක් ලබාගෙන ඇත්තේ කුමන විශයට ද ?<text:s/></text:p>
          </table:table-cell>
          <table:table-cell table:style-name="ce1"/>
          <table:table-cell office:value-type="string" table:style-name="ce3">
            <text:p>සිංහල</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ඉංග‍්‍රීසි<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3">
            <text:p>ගණිත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ඉතිහාස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377" table:style-name="ce1">
            <text:p>377</text:p>
          </table:table-cell>
          <table:table-cell table:style-name="ce1"/>
          <table:table-cell office:value-type="string" table:style-name="ce1">
            <text:p>maths-06-t3-l22-ep17-q-2.jpg</text:p>
          </table:table-cell>
          <table:table-cell office:value-type="string" table:style-name="ce1">
            <text:p>අඩුම ලකුණු ප‍්‍රමාණයක් ලබාගෙන ඇත්තේ කුමන විශයට ද ?</text:p>
          </table:table-cell>
          <table:table-cell table:style-name="ce1"/>
          <table:table-cell office:value-type="string" table:style-name="ce1">
            <text:p>සිංහල</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ඉංග‍්‍රීසි</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ගණිතය<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ඉතිහාස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378" table:style-name="ce1">
            <text:p>378</text:p>
          </table:table-cell>
          <table:table-cell table:style-name="ce1"/>
          <table:table-cell office:value-type="string" table:style-name="ce1">
            <text:p>maths-06-t3-l22-ep17-q-3.jpg</text:p>
          </table:table-cell>
          <table:table-cell office:value-type="string" table:style-name="ce1">
            <text:p>ගණිතය සඳහා <text:s/>ලබාගත් ලකුණු ගණන කොපමණ ද ?<text:s/></text:p>
          </table:table-cell>
          <table:table-cell table:style-name="ce1"/>
          <table:table-cell office:value-type="float" office:value="16" table:style-name="ce1">
            <text:p>16</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40" table:style-name="ce1">
            <text:p>4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60" table:style-name="ce1">
            <text:p>6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32" table:style-name="ce1">
            <text:p>32</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379" table:style-name="ce1">
            <text:p>379</text:p>
          </table:table-cell>
          <table:table-cell table:style-name="ce1"/>
          <table:table-cell office:value-type="string" table:style-name="ce1">
            <text:p>maths-06-t3-l22-ep17-q-4.jpg</text:p>
          </table:table-cell>
          <table:table-cell office:value-type="string" table:style-name="ce1">
            <text:p><text:s/>ඉතිහාසය <text:s/>සඳහා <text:s/>ලබාගත් ලකුණු ගණන කොපමණ ද ?<text:s/></text:p>
          </table:table-cell>
          <table:table-cell table:style-name="ce1"/>
          <table:table-cell office:value-type="float" office:value="30" table:style-name="ce1">
            <text:p>3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32" table:style-name="ce1">
            <text:p>32</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34" table:style-name="ce1">
            <text:p>34</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36" table:style-name="ce1">
            <text:p>36</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380" table:style-name="ce1">
            <text:p>380</text:p>
          </table:table-cell>
          <table:table-cell table:style-name="ce1"/>
          <table:table-cell office:value-type="string" table:style-name="ce1">
            <text:p>maths-06-t3-l22-ep17-q-5.jpg</text:p>
          </table:table-cell>
          <table:table-cell office:value-type="string" table:style-name="ce1">
            <text:p><text:s/>බුද්ධාගම සඳහා <text:s/>ලබාගත් ලකුණු ගණන කොපමණ ද ?<text:s/></text:p>
          </table:table-cell>
          <table:table-cell table:style-name="ce1"/>
          <table:table-cell office:value-type="float" office:value="20" table:style-name="ce1">
            <text:p>2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22" table:style-name="ce1">
            <text:p>22</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24" table:style-name="ce1">
            <text:p>2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6" table:style-name="ce1">
            <text:p>26</text:p>
          </table:table-cell>
          <table:table-cell office:value-type="float" office:value="0" table:style-name="ce1">
            <text:p>0</text:p>
          </table:table-cell>
          <table:table-cell table:number-columns-repeated="16366"/>
        </table:table-row>
        <table:table-row table:style-name="ro1">
          <table:table-cell office:value-type="float" office:value="77" table:style-name="ce1">
            <text:p>77</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3-l22-ep18</text:p>
          </table:table-cell>
          <table:table-cell office:value-type="float" office:value="18" table:style-name="ce1">
            <text:p>18</text:p>
          </table:table-cell>
          <table:table-cell office:value-type="float" office:value="3" table:style-name="ce1">
            <text:p>3</text:p>
          </table:table-cell>
          <table:table-cell office:value-type="float" office:value="22" table:style-name="ce1">
            <text:p>22</text:p>
          </table:table-cell>
          <table:table-cell office:value-type="string" table:style-name="ce1">
            <text:p>දත්ත රැස් කිරිම හා නිරුපණය</text:p>
          </table:table-cell>
          <table:table-cell office:value-type="string" table:style-name="ce1">
            <text:p>චිත්‍ර ප්‍රස්ථාර මගින් දත්ත නිරූපණය ගැටළු සාකච්චා කිරීම,</text:p>
          </table:table-cell>
          <table:table-cell office:value-type="string" table:style-name="ce1">
            <text:p>චිත්‍ර ප්‍රස්ථාර මඟින් දත්ත නිරූපනය ආශ්‍රිත ගැටලු සාකච්ඡා කිරීම. චිත්‍ර ප්‍රස්ථාර රැසක් උදාහරණ මඟින් අධ්‍යනය කිරීම.</text:p>
          </table:table-cell>
          <table:table-cell office:value-type="time" office:time-value="PT1H0M0S" table:style-name="ce2">
            <text:p>01:00:00</text:p>
          </table:table-cell>
          <table:table-cell office:value-type="float" office:value="381" table:style-name="ce1">
            <text:p>381</text:p>
          </table:table-cell>
          <table:table-cell office:value-type="string" table:style-name="ce1">
            <text:p>පහතින් දැක්වෙන්නේ වෙළෙන්දෙක් දින 5 කදී විකුණන ලද අල ප‍්‍රමාණය වේ</text:p>
          </table:table-cell>
          <table:table-cell office:value-type="string" table:style-name="ce1">
            <text:p>maths-06-t3-l22-ep18-q-1.jpg</text:p>
          </table:table-cell>
          <table:table-cell office:value-type="string" table:style-name="ce1">
            <text:p>වැඩිම අල ප‍්‍රමාණයක් විකුණූ දිනය වන්නේ කුමක්ද ?</text:p>
          </table:table-cell>
          <table:table-cell table:style-name="ce1"/>
          <table:table-cell office:value-type="string" table:style-name="ce1">
            <text:p>සිකුරා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අගහරුවාදා<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සඳු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බදා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82" table:style-name="ce1">
            <text:p>382</text:p>
          </table:table-cell>
          <table:table-cell office:value-type="string" table:style-name="ce1">
            <text:p>පහතින් දැක්වෙන්නේ වෙළෙන්දෙක් දින 5 කදී විකුණන ලද අල ප‍්‍රමාණය වේ</text:p>
          </table:table-cell>
          <table:table-cell office:value-type="string" table:style-name="ce1">
            <text:p>maths-06-t3-l22-ep18-q-2.jpg</text:p>
          </table:table-cell>
          <table:table-cell office:value-type="string" table:style-name="ce1">
            <text:p>අඩුම අල ප‍්‍රමාණයක් විකුණූ දිනය වන්නේ කුමක්ද ?</text:p>
          </table:table-cell>
          <table:table-cell table:style-name="ce1"/>
          <table:table-cell office:value-type="string" table:style-name="ce1">
            <text:p>සිකුරාදා<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අගහරුවා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සඳු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බදා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83" table:style-name="ce1">
            <text:p>383</text:p>
          </table:table-cell>
          <table:table-cell office:value-type="string" table:style-name="ce1">
            <text:p>පහතින් දැක්වෙන්නේ වෙළෙන්දෙක් දින 5 කදී විකුණන ලද අල ප‍්‍රමාණය වේ</text:p>
          </table:table-cell>
          <table:table-cell office:value-type="string" table:style-name="ce1">
            <text:p>maths-06-t3-l22-ep18-q-3.jpg</text:p>
          </table:table-cell>
          <table:table-cell office:value-type="string" table:style-name="ce1">
            <text:p>බ‍්‍රහස්පතින්දා දින විකුණූ අල ප‍්‍රමාණය වන්නේ</text:p>
          </table:table-cell>
          <table:table-cell table:style-name="ce1"/>
          <table:table-cell office:value-type="float" office:value="14" table:style-name="ce1">
            <text:p>1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5" table:style-name="ce1">
            <text:p>1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6" table:style-name="ce1">
            <text:p>16</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7" table:style-name="ce1">
            <text:p>17</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84" table:style-name="ce1">
            <text:p>384</text:p>
          </table:table-cell>
          <table:table-cell office:value-type="string" table:style-name="ce1">
            <text:p>පහතින් දැක්වෙන්නේ වෙළෙන්දෙක් දින 5 කදී විකුණන ලද අල ප‍්‍රමාණය වේ</text:p>
          </table:table-cell>
          <table:table-cell office:value-type="string" table:style-name="ce1">
            <text:p>maths-06-t3-l22-ep18-q-4.jpg</text:p>
          </table:table-cell>
          <table:table-cell office:value-type="string" table:style-name="ce1">
            <text:p><text:s/>සඳුදා සහ බදාදා දිනයන්හි විකුණන ලද මුළු අල ප‍්‍රමාණය කොපමණ ද?</text:p>
          </table:table-cell>
          <table:table-cell table:style-name="ce1"/>
          <table:table-cell office:value-type="float" office:value="15" table:style-name="ce1">
            <text:p>1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0" table:style-name="ce1">
            <text:p>2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5" table:style-name="ce1">
            <text:p>2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30" table:style-name="ce1">
            <text:p>30</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385" table:style-name="ce1">
            <text:p>385</text:p>
          </table:table-cell>
          <table:table-cell office:value-type="string" table:style-name="ce1">
            <text:p>පහතින් දැක්වෙන්නේ වෙළෙන්දෙක් දින 5 කදී විකුණන ලද අල ප‍්‍රමාණය වේ</text:p>
          </table:table-cell>
          <table:table-cell office:value-type="string" table:style-name="ce1">
            <text:p>maths-06-t3-l22-ep18-q-5.jpg</text:p>
          </table:table-cell>
          <table:table-cell office:value-type="string" table:style-name="ce1">
            <text:p>බ‍්‍රහස්පතින්දා දින, බදාදා දිනට වඩා කොපමණ ප‍්‍රමාණයක් අල විකුණා ඇත් ද ?</text:p>
          </table:table-cell>
          <table:table-cell table:style-name="ce1"/>
          <table:table-cell office:value-type="float" office:value="4" table:style-name="ce1">
            <text:p>4</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8" table:style-name="ce1">
            <text:p>8</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2" table:style-name="ce1">
            <text:p>1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6" table:style-name="ce1">
            <text:p>16</text:p>
          </table:table-cell>
          <table:table-cell office:value-type="float" office:value="0" table:style-name="ce1">
            <text:p>0</text:p>
          </table:table-cell>
          <table:table-cell table:number-columns-repeated="16366"/>
        </table:table-row>
        <table:table-row table:style-name="ro1">
          <table:table-cell office:value-type="float" office:value="78" table:style-name="ce1">
            <text:p>78</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3-l23-ep19</text:p>
          </table:table-cell>
          <table:table-cell office:value-type="float" office:value="19" table:style-name="ce1">
            <text:p>19</text:p>
          </table:table-cell>
          <table:table-cell office:value-type="float" office:value="3" table:style-name="ce1">
            <text:p>3</text:p>
          </table:table-cell>
          <table:table-cell office:value-type="float" office:value="23" table:style-name="ce1">
            <text:p>23</text:p>
          </table:table-cell>
          <table:table-cell office:value-type="string" table:style-name="ce1">
            <text:p>දත්ත අර්ථකථනය</text:p>
          </table:table-cell>
          <table:table-cell office:value-type="string" table:style-name="ce1">
            <text:p>දර්ශක <text:s/>අංකනය</text:p>
          </table:table-cell>
          <table:table-cell office:value-type="string" table:style-name="ce1">
            <text:p>දත්ත අර්ථකථනය කිරීම යනු කුමක්දැයි හඳුනා ගැනීම. දත්ත අර්කථනය කරන ක‍්‍රමයක් ලෙස වගු භාවිතයෙන් දත්ත අර්ථකථනය කිරීම හා ඒ ආශ‍්‍රිත උදාහරණ සාකච්ඡා කිරීම.</text:p>
          </table:table-cell>
          <table:table-cell office:value-type="time" office:time-value="PT1H0M0S" table:style-name="ce2">
            <text:p>01:00:00</text:p>
          </table:table-cell>
          <table:table-cell office:value-type="float" office:value="386" table:style-name="ce1">
            <text:p>386</text:p>
          </table:table-cell>
          <table:table-cell office:value-type="string" table:style-name="ce1">
            <text:p>රමේශ් <text:s/>අවුරුදු 5ක දී විශයන් සඳහා වාර විභාගයක දී ලබාගත් ලකුණු වල මුළු එකතුව පහතින් දක්වා ඇත</text:p>
          </table:table-cell>
          <table:table-cell office:value-type="string" table:style-name="ce1">
            <text:p>maths-06-t3-l23-ep19-q-1.jpg</text:p>
          </table:table-cell>
          <table:table-cell office:value-type="string" table:style-name="ce1">
            <text:p>රමේශ් වැඩිම මුළු ලකුණු සංඛ්‍යාවක් ලබාගත්තේ කුමන වසරේදී ද ?</text:p>
          </table:table-cell>
          <table:table-cell table:style-name="ce1"/>
          <table:table-cell office:value-type="string" table:style-name="ce1">
            <text:p>6 ශ්‍රේණියේ<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8 <text:s/>ශ්‍රේණි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9 ශ්‍රේණි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10 ශ්‍රේණියේ</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87" table:style-name="ce1">
            <text:p>387</text:p>
          </table:table-cell>
          <table:table-cell office:value-type="string" table:style-name="ce1">
            <text:p>රමේශ් <text:s/>අවුරුදු 5ක දී විශයන් සඳහා වාර විභාගයක දී ලබාගත් ලකුණු වල මුළු එකතුව පහතින් දක්වා ඇත</text:p>
          </table:table-cell>
          <table:table-cell office:value-type="string" table:style-name="ce1">
            <text:p>maths-06-t3-l23-ep19-q-2.jpg</text:p>
          </table:table-cell>
          <table:table-cell office:value-type="string" table:style-name="ce1">
            <text:p>රමේශ් 10 ශ්‍රේණියේ ලබාගත් ලකුණු <text:s/>සංඛ්‍යාව 7 ශ්‍රේණියේ ලබාගත් ලකුණු සංඛ්‍යාවට වඩා කොපමණ වැඩිද?</text:p>
          </table:table-cell>
          <table:table-cell table:style-name="ce1"/>
          <table:table-cell office:value-type="string" table:style-name="ce1">
            <text:p>ලකුණු 20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ලකුණු 10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ලකුණු 5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ලකුණු 150<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388" table:style-name="ce1">
            <text:p>388</text:p>
          </table:table-cell>
          <table:table-cell office:value-type="string" table:style-name="ce1">
            <text:p>රමේශ් <text:s/>අවුරුදු 5ක දී විශයන් සඳහා වාර විභාගයක දී ලබාගත් ලකුණු වල මුළු එකතුව පහතින් දක්වා ඇත</text:p>
          </table:table-cell>
          <table:table-cell office:value-type="string" table:style-name="ce1">
            <text:p>maths-06-t3-l23-ep19-q-3.jpg</text:p>
          </table:table-cell>
          <table:table-cell office:value-type="string" table:style-name="ce1">
            <text:p>6 සහ 7 ශ්‍රේණි වල ලබාගත් ලකුණු වල මුළු <text:s/>එකතුව කීයද ?</text:p>
          </table:table-cell>
          <table:table-cell table:style-name="ce1"/>
          <table:table-cell office:value-type="string" table:style-name="ce1">
            <text:p>ලකුණු 200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ලකුණු 100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ලකුණු 1500<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ලකුණු 149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89" table:style-name="ce1">
            <text:p>389</text:p>
          </table:table-cell>
          <table:table-cell office:value-type="string" table:style-name="ce1">
            <text:p>රමේශ් <text:s/>අවුරුදු 5ක දී විශයන් සඳහා වාර විභාගයක දී ලබාගත් ලකුණු වල මුළු එකතුව පහතින් දක්වා ඇත</text:p>
          </table:table-cell>
          <table:table-cell office:value-type="string" table:style-name="ce1">
            <text:p>maths-06-t3-l23-ep19-q-4.jpg</text:p>
          </table:table-cell>
          <table:table-cell office:value-type="string" table:style-name="ce1">
            <text:p>අඩුම ලකුණු ප‍්‍රමාණයක් ලබාගෙන ඇත්තේ කුමන වසරේදීද ?</text:p>
          </table:table-cell>
          <table:table-cell table:style-name="ce1"/>
          <table:table-cell office:value-type="string" table:style-name="ce1">
            <text:p>6 වසරේ 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9 වසරේ දී<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8 වසරේ 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10 වසරේ 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90" table:style-name="ce1">
            <text:p>390</text:p>
          </table:table-cell>
          <table:table-cell office:value-type="string" table:style-name="ce1">
            <text:p>රමේශ් <text:s/>අවුරුදු 5ක දී විශයන් සඳහා වාර විභාගයක දී ලබාගත් ලකුණු වල මුළු එකතුව පහතින් දක්වා ඇත</text:p>
          </table:table-cell>
          <table:table-cell office:value-type="string" table:style-name="ce1">
            <text:p>maths-06-t3-l23-ep19-q-5.jpg</text:p>
          </table:table-cell>
          <table:table-cell office:value-type="string" table:style-name="ce1">
            <text:p>6 ශ්‍රේණියේ සහ 10 ශ්‍රේණියේ දී ලබාගත් ලකුණු සරලම අනුපාතයකින් ලියා දක්වන්න</text:p>
          </table:table-cell>
          <table:table-cell table:style-name="ce1"/>
          <table:table-cell office:value-type="string" table:style-name="ce1">
            <text:p>7 : 8</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6 : 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2 : 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8 : 7<text:s/></text:p>
          </table:table-cell>
          <table:table-cell office:value-type="float" office:value="1" table:style-name="ce1">
            <text:p>1</text:p>
          </table:table-cell>
          <table:table-cell table:number-columns-repeated="16366"/>
        </table:table-row>
        <table:table-row table:style-name="ro1">
          <table:table-cell office:value-type="float" office:value="79" table:style-name="ce1">
            <text:p>79</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3-l23-ep20</text:p>
          </table:table-cell>
          <table:table-cell office:value-type="float" office:value="20" table:style-name="ce1">
            <text:p>20</text:p>
          </table:table-cell>
          <table:table-cell office:value-type="float" office:value="3" table:style-name="ce1">
            <text:p>3</text:p>
          </table:table-cell>
          <table:table-cell office:value-type="float" office:value="23" table:style-name="ce1">
            <text:p>23</text:p>
          </table:table-cell>
          <table:table-cell office:value-type="string" table:style-name="ce1">
            <text:p>දත්ත අර්ථකථනය</text:p>
          </table:table-cell>
          <table:table-cell office:value-type="string" table:style-name="ce1">
            <text:p>චිත‍්‍ර ප‍්‍රස්ථාර මගින් <text:s/>නිරූපිත <text:s/>දත්ත අර්ථකථනය කිරිම</text:p>
          </table:table-cell>
          <table:table-cell office:value-type="string" table:style-name="ce1">
            <text:p>දත්ත අර්ථකථනය කරන ක‍්‍රමයක් ලෙස චිත‍්‍ර ප‍්‍රස්තාර මගින් දත්ත අර්ථකථනය කිරීම හා සම්බන්ධ උදාහරණ සාකච්ඡා කිරීම.</text:p>
          </table:table-cell>
          <table:table-cell office:value-type="time" office:time-value="PT1H0M0S" table:style-name="ce2">
            <text:p>01:00:00</text:p>
          </table:table-cell>
          <table:table-cell office:value-type="float" office:value="391" table:style-name="ce1">
            <text:p>391</text:p>
          </table:table-cell>
          <table:table-cell office:value-type="string" table:style-name="ce1">
            <text:p>පහත සඳහන් චිත‍්‍ර ප‍්‍රස්තාරය සලකමු. \n x සේවා ස්ථානයකට දින 5 කදී පැමිණි සේවකයින් සංඛ්‍යාව පහත චිත‍්‍ර ප‍්‍රස්තාරයෙන් දක්්වා ඇත</text:p>
          </table:table-cell>
          <table:table-cell office:value-type="string" table:style-name="ce1">
            <text:p>maths-06-t3-l23-ep20-q-1.jpg</text:p>
          </table:table-cell>
          <table:table-cell office:value-type="string" table:style-name="ce1">
            <text:p>බ‍්‍රහස්පතින්දා පැමිණි සේවකයින් ගණන කීයද ?<text:s/></text:p>
          </table:table-cell>
          <table:table-cell table:style-name="ce1"/>
          <table:table-cell office:value-type="float" office:value="48" table:style-name="ce1">
            <text:p>48</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45" table:style-name="ce1">
            <text:p>45</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50" table:style-name="ce1">
            <text:p>5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64" table:style-name="ce1">
            <text:p>6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92" table:style-name="ce1">
            <text:p>392</text:p>
          </table:table-cell>
          <table:table-cell office:value-type="string" table:style-name="ce1">
            <text:p>පහත සඳහන් චිත‍්‍ර ප‍්‍රස්තාරය සලකමු. \n x සේවා ස්ථානයකට දින 5 කදී පැමිණි සේවකයින් සංඛ්‍යාව පහත චිත‍්‍ර ප‍්‍රස්තාරයෙන් දක්්වා ඇත</text:p>
          </table:table-cell>
          <table:table-cell office:value-type="string" table:style-name="ce1">
            <text:p>maths-06-t3-l23-ep20-q-2.jpg</text:p>
          </table:table-cell>
          <table:table-cell office:value-type="string" table:style-name="ce1">
            <text:p>වැඩිම පිරිසක් පැමිණි දිනය කුමක්ද ?<text:s/></text:p>
          </table:table-cell>
          <table:table-cell table:style-name="ce1"/>
          <table:table-cell office:value-type="string" table:style-name="ce1">
            <text:p>සිකුරාදා<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බදා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සඳු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බ‍්‍රහස්පතින්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93" table:style-name="ce1">
            <text:p>393</text:p>
          </table:table-cell>
          <table:table-cell office:value-type="string" table:style-name="ce1">
            <text:p>පහත සඳහන් චිත‍්‍ර ප‍්‍රස්තාරය සලකමු. \n x සේවා ස්ථානයකට දින 5 කදී පැමිණි සේවකයින් සංඛ්‍යාව පහත චිත‍්‍ර ප‍්‍රස්තාරයෙන් දක්්වා ඇත</text:p>
          </table:table-cell>
          <table:table-cell office:value-type="string" table:style-name="ce1">
            <text:p>maths-06-t3-l23-ep20-q-3.jpg</text:p>
          </table:table-cell>
          <table:table-cell office:value-type="string" table:style-name="ce1">
            <text:p>අඩුම සේවකයින් සංඛ්‍යාවක් පැමිණියේ කවදාද ?</text:p>
          </table:table-cell>
          <table:table-cell table:style-name="ce1"/>
          <table:table-cell office:value-type="string" table:style-name="ce1">
            <text:p>සිකුරා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බදාදා<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සඳු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බ‍්‍රහස්පතින්දා</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394" table:style-name="ce1">
            <text:p>394</text:p>
          </table:table-cell>
          <table:table-cell office:value-type="string" table:style-name="ce1">
            <text:p>පහත සඳහන් චිත‍්‍ර ප‍්‍රස්තාරය සලකමු. \n x සේවා ස්ථානයකට දින 5 කදී පැමිණි සේවකයින් සංඛ්‍යාව පහත චිත‍්‍ර ප‍්‍රස්තාරයෙන් දක්්වා ඇත</text:p>
          </table:table-cell>
          <table:table-cell office:value-type="string" table:style-name="ce1">
            <text:p>maths-06-t3-l23-ep20-q-4.jpg</text:p>
          </table:table-cell>
          <table:table-cell office:value-type="string" table:style-name="ce1">
            <text:p><text:s/>බදාදා හා බ‍්‍රහස්පතින්දා දිනයන් දෙකෙහිදී පැමිණි මුළු සේවක සංඛ්‍යාව ගණනය කරන්න<text:s text:c="2"/></text:p>
          </table:table-cell>
          <table:table-cell table:style-name="ce1"/>
          <table:table-cell office:value-type="float" office:value="60" table:style-name="ce1">
            <text:p>6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61" table:style-name="ce1">
            <text:p>6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62" table:style-name="ce1">
            <text:p>6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63" table:style-name="ce1">
            <text:p>63</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office:value-type="float" office:value="395" table:style-name="ce1">
            <text:p>395</text:p>
          </table:table-cell>
          <table:table-cell office:value-type="string" table:style-name="ce1">
            <text:p>පහත සඳහන් චිත‍්‍ර ප‍්‍රස්තාරය සලකමු. \n x සේවා ස්ථානයකට දින 5 කදී පැමිණි සේවකයින් සංඛ්‍යාව පහත චිත‍්‍ර ප‍්‍රස්තාරයෙන් දක්්වා ඇත</text:p>
          </table:table-cell>
          <table:table-cell office:value-type="string" table:style-name="ce1">
            <text:p>maths-06-t3-l23-ep20-q-5.jpg</text:p>
          </table:table-cell>
          <table:table-cell office:value-type="string" table:style-name="ce1">
            <text:p>සිකුරාදා දින බ‍්‍රහස්පතින්දාට වඩා කොපමණ සේවක සංඛ්‍යාවක් සේවයට වාර්තා කර ඇත්ද ?</text:p>
          </table:table-cell>
          <table:table-cell table:style-name="ce1"/>
          <table:table-cell office:value-type="float" office:value="6" table:style-name="ce1">
            <text:p>6</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8" table:style-name="ce1">
            <text:p>8</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7" table:style-name="ce1">
            <text:p>7</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4" table:style-name="ce1">
            <text:p>14</text:p>
          </table:table-cell>
          <table:table-cell office:value-type="float" office:value="0" table:style-name="ce1">
            <text:p>0</text:p>
          </table:table-cell>
          <table:table-cell table:number-columns-repeated="16366"/>
        </table:table-row>
        <table:table-row table:style-name="ro1">
          <table:table-cell office:value-type="float" office:value="80" table:style-name="ce1">
            <text:p>80</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3-l23-ep21</text:p>
          </table:table-cell>
          <table:table-cell office:value-type="float" office:value="21" table:style-name="ce1">
            <text:p>21</text:p>
          </table:table-cell>
          <table:table-cell office:value-type="float" office:value="3" table:style-name="ce1">
            <text:p>3</text:p>
          </table:table-cell>
          <table:table-cell office:value-type="float" office:value="23" table:style-name="ce1">
            <text:p>23</text:p>
          </table:table-cell>
          <table:table-cell office:value-type="string" table:style-name="ce1">
            <text:p>දත්ත අර්ථකථනය</text:p>
          </table:table-cell>
          <table:table-cell office:value-type="string" table:style-name="ce1">
            <text:p>චිත‍්‍ර ප‍්‍රස්ථාර මගින් <text:s/>නිරූපිත <text:s/>දත්ත අර්ථකථනය කිරිම හා ගැටළු සාකච්ඡා කිරීම</text:p>
          </table:table-cell>
          <table:table-cell office:value-type="string" table:style-name="ce1">
            <text:p>චිත‍්‍ර ප‍්‍රස්තාර මගින් දත්ත අර්ථකථනය හා සම්බන්ධයෙන් ඇති ගැටලූ සාකච්ඡා කිරීම. දත්ත අර්ථ කථනය හා ආශ‍්‍රිත ගැටලූ <text:s/>සාකච්ඡා කිරීම.</text:p>
          </table:table-cell>
          <table:table-cell office:value-type="time" office:time-value="PT1H0M0S" table:style-name="ce2">
            <text:p>01:00:00</text:p>
          </table:table-cell>
          <table:table-cell office:value-type="float" office:value="396" table:style-name="ce1">
            <text:p>396</text:p>
          </table:table-cell>
          <table:table-cell office:value-type="string" table:style-name="ce1">
            <text:p>x පහතින් දැක්වෙන්නේ වසර 5ක දී පාසලක ශිෂ්‍යත්ව විභාගය සමත් වූ සිසුන් පිලිබඳ තොරතුරු දැක්වෙන චිත‍්‍ර ප‍්‍රස්තාරයකි. \n x රූපයකින් සිසුන් 7 දෙනෙකු නිරූපණය වේ.</text:p>
          </table:table-cell>
          <table:table-cell office:value-type="string" table:style-name="ce1">
            <text:p>maths-06-t3-l23-ep21-q-1.jpg</text:p>
          </table:table-cell>
          <table:table-cell office:value-type="string" table:style-name="ce1">
            <text:p>2018 වර්ෂයේ දී සමත් වූ සිසුන් ගණන කොපමණ ද ?</text:p>
          </table:table-cell>
          <table:table-cell table:style-name="ce1"/>
          <table:table-cell office:value-type="float" office:value="22" table:style-name="ce1">
            <text:p>2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6" table:style-name="ce1">
            <text:p>2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8" table:style-name="ce1">
            <text:p>28</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30" table:style-name="ce1">
            <text:p>3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397" table:style-name="ce1">
            <text:p>397</text:p>
          </table:table-cell>
          <table:table-cell office:value-type="string" table:style-name="ce1">
            <text:p>x පහතින් දැක්වෙන්නේ වසර 5ක දී පාසලක ශිෂ්‍යත්ව විභාගය සමත් වූ සිසුන් පිලිබඳ තොරතුරු දැක්වෙන චිත‍්‍ර ප‍්‍රස්තාරයකි. \n x රූපයකින් සිසුන් 7 දෙනෙකු නිරූපණය වේ.</text:p>
          </table:table-cell>
          <table:table-cell office:value-type="string" table:style-name="ce1">
            <text:p>maths-06-t3-l23-ep21-q-2.jpg</text:p>
          </table:table-cell>
          <table:table-cell office:value-type="string" table:style-name="ce1">
            <text:p>අඩුම සිසුන් පිරිසක් සමත් වර්ෂය කුමක්ද ?</text:p>
          </table:table-cell>
          <table:table-cell table:style-name="ce1"/>
          <table:table-cell office:value-type="string" table:style-name="ce1">
            <text:p>2017 වර්ශය<text:s text:c="2"/></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2019 වර්ශය<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2020 වර්ශ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2018 වර්ශ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398" table:style-name="ce1">
            <text:p>398</text:p>
          </table:table-cell>
          <table:table-cell office:value-type="string" table:style-name="ce1">
            <text:p>x පහතින් දැක්වෙන්නේ වසර 5ක දී පාසලක ශිෂ්‍යත්ව විභාගය සමත් වූ සිසුන් පිලිබඳ තොරතුරු දැක්වෙන චිත‍්‍ර ප‍්‍රස්තාරයකි. \n x රූපයකින් සිසුන් 7 දෙනෙකු නිරූපණය වේ.</text:p>
          </table:table-cell>
          <table:table-cell office:value-type="string" table:style-name="ce1">
            <text:p>maths-06-t3-l23-ep21-q-3.jpg</text:p>
          </table:table-cell>
          <table:table-cell office:value-type="string" table:style-name="ce1">
            <text:p><text:s/>වැඩිම සිසුන් පිරිසක් සමත් වර්ෂය කුමක් ද ?</text:p>
          </table:table-cell>
          <table:table-cell table:style-name="ce1"/>
          <table:table-cell office:value-type="string" table:style-name="ce1">
            <text:p>2017 වර්ශය</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2019 වර්ශය<text:s text:c="7"/></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2020 වර්ශය<text:s text:c="8"/></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2018 වර්ශය<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office:value-type="float" office:value="399" table:style-name="ce1">
            <text:p>399</text:p>
          </table:table-cell>
          <table:table-cell office:value-type="string" table:style-name="ce1">
            <text:p>x පහතින් දැක්වෙන්නේ වසර 5ක දී පාසලක ශිෂ්‍යත්ව විභාගය සමත් වූ සිසුන් පිලිබඳ තොරතුරු දැක්වෙන චිත‍්‍ර ප‍්‍රස්තාරයකි. \n x රූපයකින් සිසුන් 7 දෙනෙකු නිරූපණය වේ.</text:p>
          </table:table-cell>
          <table:table-cell office:value-type="string" table:style-name="ce1">
            <text:p>maths-06-t3-l23-ep21-q-4.jpg</text:p>
          </table:table-cell>
          <table:table-cell office:value-type="string" table:style-name="ce1">
            <text:p><text:s/>සමාන සිසුන් ප‍්‍රමාණයක් ශිෂ්‍යත්ව විභාගය සමත්ව ඇති වර්ෂ මොනවාද ?<text:s/></text:p>
          </table:table-cell>
          <table:table-cell table:style-name="ce1"/>
          <table:table-cell office:value-type="string" table:style-name="ce1">
            <text:p>2016 හා 2019<text:s text:c="10"/></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2016 හා 2018<text:s text:c="9"/></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2017 හා 2018<text:s text:c="9"/></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2016 හා 2020<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office:value-type="float" office:value="400" table:style-name="ce1">
            <text:p>400</text:p>
          </table:table-cell>
          <table:table-cell office:value-type="string" table:style-name="ce1">
            <text:p>x පහතින් දැක්වෙන්නේ වසර 5ක දී පාසලක ශිෂ්‍යත්ව විභාගය සමත් වූ සිසුන් පිලිබඳ තොරතුරු දැක්වෙන චිත‍්‍ර ප‍්‍රස්තාරයකි. \n x රූපයකින් සිසුන් 7 දෙනෙකු නිරූපණය වේ.</text:p>
          </table:table-cell>
          <table:table-cell office:value-type="string" table:style-name="ce1">
            <text:p>maths-06-t3-l23-ep21-q-5.jpg</text:p>
          </table:table-cell>
          <table:table-cell office:value-type="string" table:style-name="ce1">
            <text:p>2019 <text:s/>හා <text:s/>2020 යන වර්ෂ වලදී සමත් සිසුන් ගණනෙහි එකතුව වන්නේ</text:p>
          </table:table-cell>
          <table:table-cell table:style-name="ce1"/>
          <table:table-cell office:value-type="float" office:value="22" table:style-name="ce1">
            <text:p>22</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28" table:style-name="ce1">
            <text:p>28</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30" table:style-name="ce1">
            <text:p>3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4" table:style-name="ce1">
            <text:p>14</text:p>
          </table:table-cell>
          <table:table-cell office:value-type="float" office:value="0" table:style-name="ce1">
            <text:p>0</text:p>
          </table:table-cell>
          <table:table-cell table:number-columns-repeated="16366"/>
        </table:table-row>
        <table:table-row table:style-name="ro2">
          <table:table-cell office:value-type="float" office:value="81" table:style-name="ce1">
            <text:p>81</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3-l24-ep22</text:p>
          </table:table-cell>
          <table:table-cell office:value-type="float" office:value="22" table:style-name="ce1">
            <text:p>22</text:p>
          </table:table-cell>
          <table:table-cell office:value-type="float" office:value="3" table:style-name="ce1">
            <text:p>3</text:p>
          </table:table-cell>
          <table:table-cell office:value-type="float" office:value="24" table:style-name="ce1">
            <text:p>24</text:p>
          </table:table-cell>
          <table:table-cell office:value-type="string" table:style-name="ce1">
            <text:p>දර්ශක</text:p>
          </table:table-cell>
          <table:table-cell office:value-type="string" table:style-name="ce1">
            <text:p>දර්ශක <text:s/>අංකනය</text:p>
          </table:table-cell>
          <table:table-cell office:value-type="string" table:style-name="ce1">
            <text:p>දර්ශක හැදින්වීම දර්ශකයක් ලියන හා කියවන ආකාරය පිලිබඳ හඳුනා ගැනීම හා දර්ශක සඳහා උදාහරණ කීපයක් අධ්‍යනය කිරීම. දර්ශක අංකනය යනු කුමක්දැයි වටහා ගැනීම හා දර්ශක අංකනයෙන් ලියා දැක්වෙන පදයක දර්ශකය පාදය හා බලය යන කොටස් වෙන් කර හදුනා ගන්නා ආකාරය පිලිබඳ විමසා බැලීම.</text:p>
          </table:table-cell>
          <table:table-cell office:value-type="time" office:time-value="PT1H0M0S" table:style-name="ce2">
            <text:p>01:00:00</text:p>
          </table:table-cell>
          <table:table-cell office:value-type="float" office:value="401" table:style-name="ce1">
            <text:p>401</text:p>
          </table:table-cell>
          <table:table-cell table:number-columns-repeated="2" table:style-name="ce1"/>
          <table:table-cell office:value-type="string" table:style-name="ce1">
            <text:p>5<text:span text:style-name="T2">3</text:span><text:s text:c="2"/>යනු,<text:s/></text:p>
          </table:table-cell>
          <table:table-cell table:style-name="ce1"/>
          <table:table-cell office:value-type="string" table:style-name="ce1">
            <text:p>5 x 3 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5 x 5 x 5 වේ<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5 / 3 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25 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402" table:style-name="ce1">
            <text:p>402</text:p>
          </table:table-cell>
          <table:table-cell table:number-columns-repeated="2" table:style-name="ce1"/>
          <table:table-cell office:value-type="string" table:style-name="ce1">
            <text:p>දෙකෙහි වර්ගය යනු,<text:s text:c="3"/></text:p>
          </table:table-cell>
          <table:table-cell table:style-name="ce1"/>
          <table:table-cell office:value-type="string" table:style-name="ce1">
            <text:p>2 x 1 වේ</text:p>
          </table:table-cell>
          <table:table-cell office:value-type="float" office:value="0" table:style-name="ce1">
            <text:p>0</text:p>
          </table:table-cell>
          <table:table-cell table:number-columns-repeated="16366"/>
        </table:table-row>
        <table:table-row table:style-name="ro2">
          <table:table-cell table:number-columns-repeated="10" table:style-name="ce1"/>
          <table:table-cell table:style-name="ce2"/>
          <table:table-cell table:number-columns-repeated="5" table:style-name="ce1"/>
          <table:table-cell office:value-type="string" table:style-name="ce1">
            <text:p>2<text:span text:style-name="T2">2</text:span><text:s/>වේ<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2 x 2 x 2 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8 වේ</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403" table:style-name="ce1">
            <text:p>403</text:p>
          </table:table-cell>
          <table:table-cell table:number-columns-repeated="2" table:style-name="ce1"/>
          <table:table-cell office:value-type="string" table:style-name="ce1">
            <text:p><text:s/>පහෙහි ඝනය යනු,<text:s/></text:p>
          </table:table-cell>
          <table:table-cell table:style-name="ce1"/>
          <table:table-cell office:value-type="string" table:style-name="ce1">
            <text:p>5 x 1 වේ<text:s text:c="11"/></text:p>
          </table:table-cell>
          <table:table-cell office:value-type="float" office:value="0" table:style-name="ce1">
            <text:p>0</text:p>
          </table:table-cell>
          <table:table-cell table:number-columns-repeated="16366"/>
        </table:table-row>
        <table:table-row table:style-name="ro2">
          <table:table-cell table:number-columns-repeated="10" table:style-name="ce1"/>
          <table:table-cell table:style-name="ce2"/>
          <table:table-cell table:number-columns-repeated="5" table:style-name="ce1"/>
          <table:table-cell office:value-type="string" table:style-name="ce1">
            <text:p>5<text:span text:style-name="T2">2</text:span><text:s/>වේ<text:s text:c="17"/></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125 වේ<text:s/></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string" table:style-name="ce1">
            <text:p>5 x 5 වේ</text:p>
          </table:table-cell>
          <table:table-cell office:value-type="float" office:value="0" table:style-name="ce1">
            <text:p>0</text:p>
          </table:table-cell>
          <table:table-cell table:number-columns-repeated="16366"/>
        </table:table-row>
        <table:table-row table:style-name="ro2">
          <table:table-cell table:number-columns-repeated="10" table:style-name="ce1"/>
          <table:table-cell table:style-name="ce2"/>
          <table:table-cell office:value-type="float" office:value="404" table:style-name="ce1">
            <text:p>404</text:p>
          </table:table-cell>
          <table:table-cell table:number-columns-repeated="2" table:style-name="ce1"/>
          <table:table-cell office:value-type="string" table:style-name="ce1">
            <text:p>2<text:span text:style-name="T2">3</text:span><text:s/>හි අගය වන්නේ,<text:s/></text:p>
          </table:table-cell>
          <table:table-cell table:style-name="ce1"/>
          <table:table-cell office:value-type="float" office:value="2" table:style-name="ce1">
            <text:p>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4" table:style-name="ce1">
            <text:p>4</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8" table:style-name="ce1">
            <text:p>8</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6" table:style-name="ce1">
            <text:p>16</text:p>
          </table:table-cell>
          <table:table-cell office:value-type="float" office:value="0" table:style-name="ce1">
            <text:p>0</text:p>
          </table:table-cell>
          <table:table-cell table:number-columns-repeated="16366"/>
        </table:table-row>
        <table:table-row table:style-name="ro2">
          <table:table-cell table:number-columns-repeated="10" table:style-name="ce1"/>
          <table:table-cell table:style-name="ce2"/>
          <table:table-cell office:value-type="float" office:value="405" table:style-name="ce1">
            <text:p>405</text:p>
          </table:table-cell>
          <table:table-cell table:number-columns-repeated="2" table:style-name="ce1"/>
          <table:table-cell office:value-type="string" table:style-name="ce1">
            <text:p>100 යනු,<text:s text:c="2"/></text:p>
          </table:table-cell>
          <table:table-cell table:style-name="ce1"/>
          <table:table-cell office:value-type="string" table:style-name="ce1">
            <text:p>5<text:span text:style-name="T2">2</text:span><text:s/>වේ</text:p>
          </table:table-cell>
          <table:table-cell office:value-type="float" office:value="0" table:style-name="ce1">
            <text:p>0</text:p>
          </table:table-cell>
          <table:table-cell table:number-columns-repeated="16366"/>
        </table:table-row>
        <table:table-row table:style-name="ro2">
          <table:table-cell table:number-columns-repeated="10" table:style-name="ce1"/>
          <table:table-cell table:style-name="ce2"/>
          <table:table-cell table:number-columns-repeated="5" table:style-name="ce1"/>
          <table:table-cell office:value-type="string" table:style-name="ce1">
            <text:p>10<text:span text:style-name="T2">2</text:span><text:s/>වේ<text:s/></text:p>
          </table:table-cell>
          <table:table-cell office:value-type="float" office:value="1" table:style-name="ce1">
            <text:p>1</text:p>
          </table:table-cell>
          <table:table-cell table:number-columns-repeated="16366"/>
        </table:table-row>
        <table:table-row table:style-name="ro2">
          <table:table-cell table:number-columns-repeated="10" table:style-name="ce1"/>
          <table:table-cell table:style-name="ce2"/>
          <table:table-cell table:number-columns-repeated="5" table:style-name="ce1"/>
          <table:table-cell office:value-type="string" table:style-name="ce1">
            <text:p>10<text:span text:style-name="T2">3</text:span><text:s/>වේ<text:s text:c="13"/></text:p>
          </table:table-cell>
          <table:table-cell office:value-type="float" office:value="0" table:style-name="ce1">
            <text:p>0</text:p>
          </table:table-cell>
          <table:table-cell table:number-columns-repeated="16366"/>
        </table:table-row>
        <table:table-row table:style-name="ro2">
          <table:table-cell table:number-columns-repeated="10" table:style-name="ce1"/>
          <table:table-cell table:style-name="ce2"/>
          <table:table-cell table:number-columns-repeated="5" table:style-name="ce1"/>
          <table:table-cell office:value-type="string" table:style-name="ce1">
            <text:p>5<text:span text:style-name="T2">3</text:span><text:s/>වේ</text:p>
          </table:table-cell>
          <table:table-cell office:value-type="float" office:value="0" table:style-name="ce1">
            <text:p>0</text:p>
          </table:table-cell>
          <table:table-cell table:number-columns-repeated="16366"/>
        </table:table-row>
        <table:table-row table:style-name="ro2">
          <table:table-cell office:value-type="float" office:value="82" table:style-name="ce1">
            <text:p>82</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3-l24-ep23</text:p>
          </table:table-cell>
          <table:table-cell office:value-type="float" office:value="23" table:style-name="ce1">
            <text:p>23</text:p>
          </table:table-cell>
          <table:table-cell office:value-type="float" office:value="3" table:style-name="ce1">
            <text:p>3</text:p>
          </table:table-cell>
          <table:table-cell office:value-type="float" office:value="24" table:style-name="ce1">
            <text:p>24</text:p>
          </table:table-cell>
          <table:table-cell office:value-type="string" table:style-name="ce1">
            <text:p>දර්ශක</text:p>
          </table:table-cell>
          <table:table-cell office:value-type="string" table:style-name="ce1">
            <text:p>දර්ශක <text:s/>අංකනය</text:p>
          </table:table-cell>
          <table:table-cell office:value-type="string" table:style-name="ce1">
            <text:p>දර්ශක අංකනය හා සම්බන්ධ ක‍්‍රියාකාරකම් කීපයක් සාකච්ඡා එකම සංඛ්‍යාවෙන් ගුණ වී විහිදුවා ලියා දැක්වෙන <text:s/>ආකාර සඳහා දර්ශක අංකනය යෙදෙන ආකාරය විමසා බැලීම. දර්ශක අංකනයෙන් ලියා දැක්වෙන ආකාර විහිදුවා ලිවීම හා එකිනෙකට වෙනස් සංඛ්‍යා දෙකක් හෝ කීපයක් එම සංඛ්‍යා වලින් ම එකිනෙක ගුණ වී ඇති විට ඒවා දර්ශක අංකනයෙන් ලියා දක්වන ආකාරය අධ්‍යනය කිරීම.</text:p>
          </table:table-cell>
          <table:table-cell office:value-type="time" office:time-value="PT1H0M0S" table:style-name="ce2">
            <text:p>01:00:00</text:p>
          </table:table-cell>
          <table:table-cell office:value-type="float" office:value="406" table:style-name="ce1">
            <text:p>406</text:p>
          </table:table-cell>
          <table:table-cell table:number-columns-repeated="2" table:style-name="ce1"/>
          <table:table-cell office:value-type="string" table:style-name="ce1">
            <text:p>3 x 3 x 3 x 5 x 5 x 2 x 2 යන්න, දර්ශක අංකනයෙන් ලියූ විට,<text:s/></text:p>
          </table:table-cell>
          <table:table-cell table:style-name="ce1"/>
          <table:table-cell office:value-type="string" table:style-name="ce1">
            <text:p>3<text:span text:style-name="T2">3</text:span><text:s/>x 5<text:span text:style-name="T2">3</text:span><text:s/>x 2<text:span text:style-name="T2">2</text:span></text:p>
          </table:table-cell>
          <table:table-cell office:value-type="float" office:value="0" table:style-name="ce1">
            <text:p>0</text:p>
          </table:table-cell>
          <table:table-cell table:number-columns-repeated="16366"/>
        </table:table-row>
        <table:table-row table:style-name="ro2">
          <table:table-cell table:number-columns-repeated="10" table:style-name="ce1"/>
          <table:table-cell table:style-name="ce2"/>
          <table:table-cell table:number-columns-repeated="5" table:style-name="ce1"/>
          <table:table-cell office:value-type="string" table:style-name="ce1">
            <text:p>3<text:span text:style-name="T2">2</text:span><text:s/>x 5<text:span text:style-name="T2">2</text:span><text:s/>x 2<text:span text:style-name="T2">2</text:span></text:p>
          </table:table-cell>
          <table:table-cell office:value-type="float" office:value="0" table:style-name="ce1">
            <text:p>0</text:p>
          </table:table-cell>
          <table:table-cell table:number-columns-repeated="16366"/>
        </table:table-row>
        <table:table-row table:style-name="ro2">
          <table:table-cell table:number-columns-repeated="10" table:style-name="ce1"/>
          <table:table-cell table:style-name="ce2"/>
          <table:table-cell table:number-columns-repeated="5" table:style-name="ce1"/>
          <table:table-cell office:value-type="string" table:style-name="ce1">
            <text:p>3<text:span text:style-name="T2">3</text:span><text:s/>x 5<text:span text:style-name="T2">2</text:span><text:s/>x 2<text:span text:style-name="T2">2</text:span><text:s/></text:p>
          </table:table-cell>
          <table:table-cell office:value-type="float" office:value="1" table:style-name="ce1">
            <text:p>1</text:p>
          </table:table-cell>
          <table:table-cell table:number-columns-repeated="16366"/>
        </table:table-row>
        <table:table-row table:style-name="ro2">
          <table:table-cell table:number-columns-repeated="10" table:style-name="ce1"/>
          <table:table-cell table:style-name="ce2"/>
          <table:table-cell table:number-columns-repeated="5" table:style-name="ce1"/>
          <table:table-cell office:value-type="string" table:style-name="ce1">
            <text:p>3 x 5<text:span text:style-name="T2">2</text:span><text:s/>x 2<text:span text:style-name="T2">2</text:span></text:p>
          </table:table-cell>
          <table:table-cell office:value-type="float" office:value="0" table:style-name="ce1">
            <text:p>0</text:p>
          </table:table-cell>
          <table:table-cell table:number-columns-repeated="16366"/>
        </table:table-row>
        <table:table-row table:style-name="ro2">
          <table:table-cell table:number-columns-repeated="10" table:style-name="ce1"/>
          <table:table-cell table:style-name="ce2"/>
          <table:table-cell office:value-type="float" office:value="407" table:style-name="ce1">
            <text:p>407</text:p>
          </table:table-cell>
          <table:table-cell table:number-columns-repeated="2" table:style-name="ce1"/>
          <table:table-cell office:value-type="string" table:style-name="ce1">
            <text:p>7 x 8 x 8 x 8 යන්න, දර්ශක අංකනයෙන් ලියූ විට,<text:s/></text:p>
          </table:table-cell>
          <table:table-cell table:style-name="ce1"/>
          <table:table-cell office:value-type="string" table:style-name="ce1">
            <text:p>7<text:span text:style-name="T2">1</text:span><text:s/>x 8<text:span text:style-name="T2">3<text:s/></text:span></text:p>
          </table:table-cell>
          <table:table-cell office:value-type="float" office:value="1" table:style-name="ce1">
            <text:p>1</text:p>
          </table:table-cell>
          <table:table-cell table:number-columns-repeated="16366"/>
        </table:table-row>
        <table:table-row table:style-name="ro2">
          <table:table-cell table:number-columns-repeated="10" table:style-name="ce1"/>
          <table:table-cell table:style-name="ce2"/>
          <table:table-cell table:number-columns-repeated="5" table:style-name="ce1"/>
          <table:table-cell office:value-type="string" table:style-name="ce1">
            <text:p>7<text:span text:style-name="T2">2</text:span><text:s/>x 8<text:span text:style-name="T2">2</text:span></text:p>
          </table:table-cell>
          <table:table-cell office:value-type="float" office:value="0" table:style-name="ce1">
            <text:p>0</text:p>
          </table:table-cell>
          <table:table-cell table:number-columns-repeated="16366"/>
        </table:table-row>
        <table:table-row table:style-name="ro2">
          <table:table-cell table:number-columns-repeated="10" table:style-name="ce1"/>
          <table:table-cell table:style-name="ce2"/>
          <table:table-cell table:number-columns-repeated="5" table:style-name="ce1"/>
          <table:table-cell office:value-type="string" table:style-name="ce1">
            <text:p>7<text:span text:style-name="T2">1</text:span><text:s/>x 8<text:span text:style-name="T2">1</text:span></text:p>
          </table:table-cell>
          <table:table-cell office:value-type="float" office:value="0" table:style-name="ce1">
            <text:p>0</text:p>
          </table:table-cell>
          <table:table-cell table:number-columns-repeated="16366"/>
        </table:table-row>
        <table:table-row table:style-name="ro2">
          <table:table-cell table:number-columns-repeated="10" table:style-name="ce1"/>
          <table:table-cell table:style-name="ce2"/>
          <table:table-cell table:number-columns-repeated="5" table:style-name="ce1"/>
          <table:table-cell office:value-type="string" table:style-name="ce1">
            <text:p>7<text:span text:style-name="T2">3</text:span><text:s/>x 8<text:span text:style-name="T2">3</text:span></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408" table:style-name="ce1">
            <text:p>408</text:p>
          </table:table-cell>
          <table:table-cell table:number-columns-repeated="2" table:style-name="ce1"/>
          <table:table-cell office:value-type="string" table:style-name="ce1">
            <text:p>හයෙහි තුන්වන බලය නොවන්නේ මින් කුමක් ද?<text:s/></text:p>
          </table:table-cell>
          <table:table-cell table:style-name="ce1"/>
          <table:table-cell office:value-type="string" table:style-name="ce1">
            <text:p>6 x 6 x 6<text:s text:c="1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16" table:style-name="ce1">
            <text:p>21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36" table:style-name="ce1">
            <text:p>36</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63" table:style-name="ce1">
            <text:p>63</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office:value-type="float" office:value="409" table:style-name="ce1">
            <text:p>409</text:p>
          </table:table-cell>
          <table:table-cell table:number-columns-repeated="2" table:style-name="ce1"/>
          <table:table-cell office:value-type="string" table:style-name="ce1">
            <text:p><text:s/>එකෙහි දොළොස්වන බලය වන්නේ,</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1" table:style-name="ce1">
            <text:p>1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2" table:style-name="ce1">
            <text:p>1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3" table:style-name="ce1">
            <text:p>13</text:p>
          </table:table-cell>
          <table:table-cell office:value-type="float" office:value="0" table:style-name="ce1">
            <text:p>0</text:p>
          </table:table-cell>
          <table:table-cell table:number-columns-repeated="16366"/>
        </table:table-row>
        <table:table-row table:style-name="ro2">
          <table:table-cell table:number-columns-repeated="10" table:style-name="ce1"/>
          <table:table-cell table:style-name="ce2"/>
          <table:table-cell office:value-type="float" office:value="410" table:style-name="ce1">
            <text:p>410</text:p>
          </table:table-cell>
          <table:table-cell table:number-columns-repeated="2" table:style-name="ce1"/>
          <table:table-cell office:value-type="string" table:style-name="ce1">
            <text:p>2<text:span text:style-name="T2">3</text:span><text:s/>x 3<text:span text:style-name="T2">2</text:span><text:s/>හි අගය වන්නේ,</text:p>
          </table:table-cell>
          <table:table-cell table:style-name="ce1"/>
          <table:table-cell office:value-type="float" office:value="80" table:style-name="ce1">
            <text:p>8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72" table:style-name="ce1">
            <text:p>72</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90" table:style-name="ce1">
            <text:p>9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12" table:style-name="ce1">
            <text:p>12</text:p>
          </table:table-cell>
          <table:table-cell office:value-type="float" office:value="0" table:style-name="ce1">
            <text:p>0</text:p>
          </table:table-cell>
          <table:table-cell table:number-columns-repeated="16366"/>
        </table:table-row>
        <table:table-row table:style-name="ro2">
          <table:table-cell office:value-type="float" office:value="83" table:style-name="ce1">
            <text:p>83</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3-l24-ep24</text:p>
          </table:table-cell>
          <table:table-cell office:value-type="float" office:value="24" table:style-name="ce1">
            <text:p>24</text:p>
          </table:table-cell>
          <table:table-cell office:value-type="float" office:value="3" table:style-name="ce1">
            <text:p>3</text:p>
          </table:table-cell>
          <table:table-cell office:value-type="float" office:value="24" table:style-name="ce1">
            <text:p>24</text:p>
          </table:table-cell>
          <table:table-cell office:value-type="string" table:style-name="ce1">
            <text:p>දර්ශක</text:p>
          </table:table-cell>
          <table:table-cell office:value-type="string" table:style-name="ce1">
            <text:p>යම් සංඛ්‍යාවක් දී ඇති සංඛ්‍යාවක බලයක් ලෙස දැක්වීම <text:s/>ගැටළු සාකච්චා කිරීම</text:p>
          </table:table-cell>
          <table:table-cell office:value-type="string" table:style-name="ce1">
            <text:p>දර්ශක අංකනය ආශ‍්‍රිත ගැටලූ කීපයක් සාකච්ඡා කිරීම හා පෙර උගත් දැනුම විමසා බැලීම. යම් සංඛ්‍යාවක් දී <text:s/>ඇති සංඛ්‍යාවක බලයක් ලෙස <text:s/>දැක්වීම.</text:p>
          </table:table-cell>
          <table:table-cell office:value-type="time" office:time-value="PT1H0M0S" table:style-name="ce2">
            <text:p>01:00:00</text:p>
          </table:table-cell>
          <table:table-cell office:value-type="float" office:value="411" table:style-name="ce1">
            <text:p>411</text:p>
          </table:table-cell>
          <table:table-cell table:number-columns-repeated="2" table:style-name="ce1"/>
          <table:table-cell office:value-type="string" table:style-name="ce1">
            <text:p>a x a x a x b x b යන්න, දර්ශක අංකනයෙන් ලියූ විට,</text:p>
          </table:table-cell>
          <table:table-cell table:style-name="ce1"/>
          <table:table-cell office:value-type="string" table:style-name="ce1">
            <text:p>a<text:span text:style-name="T2">2</text:span><text:s/>x b<text:span text:style-name="T2">2</text:span><text:s/>වේ</text:p>
          </table:table-cell>
          <table:table-cell office:value-type="float" office:value="0" table:style-name="ce1">
            <text:p>0</text:p>
          </table:table-cell>
          <table:table-cell table:number-columns-repeated="16366"/>
        </table:table-row>
        <table:table-row table:style-name="ro2">
          <table:table-cell table:number-columns-repeated="10" table:style-name="ce1"/>
          <table:table-cell table:style-name="ce2"/>
          <table:table-cell table:number-columns-repeated="5" table:style-name="ce1"/>
          <table:table-cell office:value-type="string" table:style-name="ce1">
            <text:p>a<text:span text:style-name="T2">3</text:span><text:s/>x b<text:span text:style-name="T2">2</text:span><text:s/>වේ</text:p>
          </table:table-cell>
          <table:table-cell office:value-type="float" office:value="1" table:style-name="ce1">
            <text:p>1</text:p>
          </table:table-cell>
          <table:table-cell table:number-columns-repeated="16366"/>
        </table:table-row>
        <table:table-row table:style-name="ro2">
          <table:table-cell table:number-columns-repeated="10" table:style-name="ce1"/>
          <table:table-cell table:style-name="ce2"/>
          <table:table-cell table:number-columns-repeated="5" table:style-name="ce1"/>
          <table:table-cell office:value-type="string" table:style-name="ce1">
            <text:p>a<text:span text:style-name="T2">4</text:span><text:s/>x b<text:span text:style-name="T2">2</text:span><text:s/>වේ</text:p>
          </table:table-cell>
          <table:table-cell office:value-type="float" office:value="0" table:style-name="ce1">
            <text:p>0</text:p>
          </table:table-cell>
          <table:table-cell table:number-columns-repeated="16366"/>
        </table:table-row>
        <table:table-row table:style-name="ro2">
          <table:table-cell table:number-columns-repeated="10" table:style-name="ce1"/>
          <table:table-cell table:style-name="ce2"/>
          <table:table-cell table:number-columns-repeated="5" table:style-name="ce1"/>
          <table:table-cell office:value-type="string" table:style-name="ce1">
            <text:p>a<text:span text:style-name="T2">3</text:span><text:s/>x b<text:span text:style-name="T2">3</text:span><text:s/>වේ</text:p>
          </table:table-cell>
          <table:table-cell office:value-type="float" office:value="0" table:style-name="ce1">
            <text:p>0</text:p>
          </table:table-cell>
          <table:table-cell table:number-columns-repeated="16366"/>
        </table:table-row>
        <table:table-row table:style-name="ro2">
          <table:table-cell table:number-columns-repeated="10" table:style-name="ce1"/>
          <table:table-cell table:style-name="ce2"/>
          <table:table-cell office:value-type="float" office:value="412" table:style-name="ce1">
            <text:p>412</text:p>
          </table:table-cell>
          <table:table-cell table:number-columns-repeated="2" table:style-name="ce1"/>
          <table:table-cell office:value-type="string" table:style-name="ce1">
            <text:p>5<text:span text:style-name="T2">4</text:span><text:s/>හි අගය වන්නේ<text:s/></text:p>
          </table:table-cell>
          <table:table-cell table:style-name="ce1"/>
          <table:table-cell office:value-type="float" office:value="225" table:style-name="ce1">
            <text:p>225</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625" table:style-name="ce3">
            <text:p>625</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0" table:style-name="ce3">
            <text:p>20</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00" table:style-name="ce3">
            <text:p>200</text:p>
          </table:table-cell>
          <table:table-cell office:value-type="float" office:value="0" table:style-name="ce1">
            <text:p>0</text:p>
          </table:table-cell>
          <table:table-cell table:number-columns-repeated="16366"/>
        </table:table-row>
        <table:table-row table:style-name="ro2">
          <table:table-cell table:number-columns-repeated="10" table:style-name="ce1"/>
          <table:table-cell table:style-name="ce2"/>
          <table:table-cell office:value-type="float" office:value="413" table:style-name="ce1">
            <text:p>413</text:p>
          </table:table-cell>
          <table:table-cell table:number-columns-repeated="2" table:style-name="ce1"/>
          <table:table-cell office:value-type="string" table:style-name="ce1">
            <text:p>2<text:span text:style-name="T2">6</text:span><text:s/>හි අගය වන්නේ<text:s/></text:p>
          </table:table-cell>
          <table:table-cell table:style-name="ce1"/>
          <table:table-cell office:value-type="float" office:value="12" table:style-name="ce3">
            <text:p>1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56" table:style-name="ce3">
            <text:p>56</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32" table:style-name="ce3">
            <text:p>3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64" table:style-name="ce3">
            <text:p>64</text:p>
          </table:table-cell>
          <table:table-cell office:value-type="float" office:value="1" table:style-name="ce1">
            <text:p>1</text:p>
          </table:table-cell>
          <table:table-cell table:number-columns-repeated="16366"/>
        </table:table-row>
        <table:table-row table:style-name="ro2">
          <table:table-cell table:number-columns-repeated="10" table:style-name="ce1"/>
          <table:table-cell table:style-name="ce2"/>
          <table:table-cell office:value-type="float" office:value="414" table:style-name="ce1">
            <text:p>414</text:p>
          </table:table-cell>
          <table:table-cell table:number-columns-repeated="2" table:style-name="ce1"/>
          <table:table-cell office:value-type="string" table:style-name="ce1">
            <text:p>64 යන <text:s/>සංඛ්‍යාව 8 හි බලයක් ලෙස ලියූ විට<text:s/></text:p>
          </table:table-cell>
          <table:table-cell table:style-name="ce1"/>
          <table:table-cell office:value-type="string" table:style-name="ce3">
            <text:p>8<text:span text:style-name="T2">1</text:span></text:p>
          </table:table-cell>
          <table:table-cell office:value-type="float" office:value="0" table:style-name="ce1">
            <text:p>0</text:p>
          </table:table-cell>
          <table:table-cell table:number-columns-repeated="16366"/>
        </table:table-row>
        <table:table-row table:style-name="ro2">
          <table:table-cell table:number-columns-repeated="10" table:style-name="ce1"/>
          <table:table-cell table:style-name="ce2"/>
          <table:table-cell table:number-columns-repeated="5" table:style-name="ce1"/>
          <table:table-cell office:value-type="string" table:style-name="ce3">
            <text:p>8<text:span text:style-name="T2">2</text:span></text:p>
          </table:table-cell>
          <table:table-cell office:value-type="float" office:value="1" table:style-name="ce1">
            <text:p>1</text:p>
          </table:table-cell>
          <table:table-cell table:number-columns-repeated="16366"/>
        </table:table-row>
        <table:table-row table:style-name="ro2">
          <table:table-cell table:number-columns-repeated="10" table:style-name="ce1"/>
          <table:table-cell table:style-name="ce2"/>
          <table:table-cell table:number-columns-repeated="5" table:style-name="ce1"/>
          <table:table-cell office:value-type="string" table:style-name="ce3">
            <text:p>8<text:span text:style-name="T2">4</text:span></text:p>
          </table:table-cell>
          <table:table-cell office:value-type="float" office:value="0" table:style-name="ce1">
            <text:p>0</text:p>
          </table:table-cell>
          <table:table-cell table:number-columns-repeated="16366"/>
        </table:table-row>
        <table:table-row table:style-name="ro2">
          <table:table-cell table:number-columns-repeated="10" table:style-name="ce1"/>
          <table:table-cell table:style-name="ce2"/>
          <table:table-cell table:number-columns-repeated="5" table:style-name="ce1"/>
          <table:table-cell office:value-type="string" table:style-name="ce3">
            <text:p>8<text:span text:style-name="T2">3</text:span></text:p>
          </table:table-cell>
          <table:table-cell office:value-type="float" office:value="0" table:style-name="ce1">
            <text:p>0</text:p>
          </table:table-cell>
          <table:table-cell table:number-columns-repeated="16366"/>
        </table:table-row>
        <table:table-row table:style-name="ro2">
          <table:table-cell table:number-columns-repeated="10" table:style-name="ce1"/>
          <table:table-cell table:style-name="ce2"/>
          <table:table-cell office:value-type="float" office:value="415" table:style-name="ce1">
            <text:p>415</text:p>
          </table:table-cell>
          <table:table-cell table:number-columns-repeated="2" table:style-name="ce1"/>
          <table:table-cell office:value-type="string" table:style-name="ce1">
            <text:p>32 යන <text:s/>සංඛ්‍යාව 2 හි බලයක් ලෙස ලියූ විට<text:s/></text:p>
          </table:table-cell>
          <table:table-cell table:style-name="ce1"/>
          <table:table-cell office:value-type="string" table:style-name="ce3">
            <text:p>2<text:span text:style-name="T2">4</text:span></text:p>
          </table:table-cell>
          <table:table-cell office:value-type="float" office:value="0" table:style-name="ce1">
            <text:p>0</text:p>
          </table:table-cell>
          <table:table-cell table:number-columns-repeated="16366"/>
        </table:table-row>
        <table:table-row table:style-name="ro2">
          <table:table-cell table:number-columns-repeated="10" table:style-name="ce1"/>
          <table:table-cell table:style-name="ce2"/>
          <table:table-cell table:number-columns-repeated="5" table:style-name="ce1"/>
          <table:table-cell office:value-type="string" table:style-name="ce3">
            <text:p>2<text:span text:style-name="T2">2</text:span></text:p>
          </table:table-cell>
          <table:table-cell office:value-type="float" office:value="0" table:style-name="ce1">
            <text:p>0</text:p>
          </table:table-cell>
          <table:table-cell table:number-columns-repeated="16366"/>
        </table:table-row>
        <table:table-row table:style-name="ro2">
          <table:table-cell table:number-columns-repeated="10" table:style-name="ce1"/>
          <table:table-cell table:style-name="ce2"/>
          <table:table-cell table:number-columns-repeated="5" table:style-name="ce1"/>
          <table:table-cell office:value-type="string" table:style-name="ce3">
            <text:p>2<text:span text:style-name="T2">5</text:span></text:p>
          </table:table-cell>
          <table:table-cell office:value-type="float" office:value="1" table:style-name="ce1">
            <text:p>1</text:p>
          </table:table-cell>
          <table:table-cell table:number-columns-repeated="16366"/>
        </table:table-row>
        <table:table-row table:style-name="ro2">
          <table:table-cell table:number-columns-repeated="10" table:style-name="ce1"/>
          <table:table-cell table:style-name="ce2"/>
          <table:table-cell table:number-columns-repeated="5" table:style-name="ce1"/>
          <table:table-cell office:value-type="string" table:style-name="ce3">
            <text:p>2<text:span text:style-name="T2">32</text:span></text:p>
          </table:table-cell>
          <table:table-cell office:value-type="float" office:value="0" table:style-name="ce1">
            <text:p>0</text:p>
          </table:table-cell>
          <table:table-cell table:number-columns-repeated="16366"/>
        </table:table-row>
        <table:table-row table:style-name="ro1">
          <table:table-cell office:value-type="float" office:value="84" table:style-name="ce1">
            <text:p>84</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3-l25-ep25</text:p>
          </table:table-cell>
          <table:table-cell office:value-type="float" office:value="25" table:style-name="ce1">
            <text:p>25</text:p>
          </table:table-cell>
          <table:table-cell office:value-type="float" office:value="1" table:style-name="ce1">
            <text:p>1</text:p>
          </table:table-cell>
          <table:table-cell office:value-type="float" office:value="25" table:style-name="ce1">
            <text:p>25</text:p>
          </table:table-cell>
          <table:table-cell office:value-type="string" table:style-name="ce1">
            <text:p>වර්ගඵලය</text:p>
          </table:table-cell>
          <table:table-cell office:value-type="string" table:style-name="ce1">
            <text:p>වර්ග ඵලය හදුනා ගැනිම</text:p>
          </table:table-cell>
          <table:table-cell office:value-type="string" table:style-name="ce1">
            <text:p>වර්ගඵලය හදුනා ගැනීම පෘෂ්ඨයක් යනු කුමක්දැයි වටහා ගැනීම පෘෂ්ඨ සඳහා උදාහරණ සාකච්ඡා කිරීම අමතර දැනුමට පෘෂ්ඨ වර්ග හදුනා ගැනීම හා ඒ ආශ‍්‍රිත උදාහරණ විමසා බැලීම.</text:p>
          </table:table-cell>
          <table:table-cell office:value-type="time" office:time-value="PT1H0M0S" table:style-name="ce2">
            <text:p>01:00:00</text:p>
          </table:table-cell>
          <table:table-cell office:value-type="float" office:value="416" table:style-name="ce1">
            <text:p>416</text:p>
          </table:table-cell>
          <table:table-cell table:style-name="ce1"/>
          <table:table-cell office:value-type="string" table:style-name="ce1">
            <text:p>maths-06-t3-l25-ep25-q-1.jpg</text:p>
          </table:table-cell>
          <table:table-cell office:value-type="string" table:style-name="ce1">
            <text:p>අඩුම වර්ගඵලයක් ඇත්තේ කුමන පෘෂ්ඨයට ද?</text:p>
          </table:table-cell>
          <table:table-cell table:style-name="ce1"/>
          <table:table-cell office:value-type="float" office:value="1" table:style-name="ce3">
            <text:p>1</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2" table:style-name="ce3">
            <text:p>2</text:p>
          </table:table-cell>
          <table:table-cell office:value-type="float" office:value="0" table:style-name="ce1">
            <text:p>0</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3" table:style-name="ce3">
            <text:p>3</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4" table:style-name="ce3">
            <text:p>4</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417" table:style-name="ce1">
            <text:p>417</text:p>
          </table:table-cell>
          <table:table-cell table:style-name="ce1"/>
          <table:table-cell office:value-type="string" table:style-name="ce1">
            <text:p>maths-06-t3-l25-ep25-q-2.jpg</text:p>
          </table:table-cell>
          <table:table-cell office:value-type="string" table:style-name="ce1">
            <text:p>වැඩිම වර්ගඵලයක් ඇත්තේ කුමන පෘෂ්ඨයට ද?<text:s/></text:p>
          </table:table-cell>
          <table:table-cell table:style-name="ce1"/>
          <table:table-cell office:value-type="float" office:value="6" table:style-name="ce3">
            <text:p>6</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5" table:style-name="ce3">
            <text:p>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4" table:style-name="ce3">
            <text:p>4</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3" table:style-name="ce3">
            <text:p>3</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418" table:style-name="ce1">
            <text:p>418</text:p>
          </table:table-cell>
          <table:table-cell table:style-name="ce1"/>
          <table:table-cell office:value-type="string" table:style-name="ce1">
            <text:p>maths-06-t3-l25-ep25-q-3.jpg</text:p>
          </table:table-cell>
          <table:table-cell office:value-type="string" table:style-name="ce1">
            <text:p>සමාන වර්ගඵල ඇත්තේ කුමන පෘෂ්ඨ වලට ද?<text:s/></text:p>
          </table:table-cell>
          <table:table-cell table:style-name="ce1"/>
          <table:table-cell office:value-type="string" table:style-name="ce3">
            <text:p>4 හා 6</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1 හා 5<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2 හා 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3">
            <text:p>3 හා 1</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419" table:style-name="ce1">
            <text:p>419</text:p>
          </table:table-cell>
          <table:table-cell table:style-name="ce1"/>
          <table:table-cell office:value-type="string" table:style-name="ce1">
            <text:p>maths-06-t3-l25-ep25-q-4.jpg</text:p>
          </table:table-cell>
          <table:table-cell office:value-type="string" table:style-name="ce1">
            <text:p>වර්ගඵලය අඩුවන පිළිවෙලට ගත්විට පිළිවෙලින් දැක්වෙන පෘෂ්ඨ වන්නේ<text:s/></text:p>
          </table:table-cell>
          <table:table-cell table:style-name="ce1"/>
          <table:table-cell office:value-type="string" table:style-name="ce3">
            <text:p>1 , 2 , 3 , 4 , 5 , 6<text:s text:c="2"/></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6 , 2 , 4 , 3 , 5 , 1<text:s text:c="2"/></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6 , 2 , 4 , 1 , 5 , 3<text:s/></text:p>
          </table:table-cell>
          <table:table-cell office:value-type="float" office:value="1" table:style-name="ce1">
            <text:p>1</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string" table:style-name="ce1">
            <text:p>6 , 2 , 3 , 4 , 5 , 1<text:s/></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office:value-type="float" office:value="420" table:style-name="ce1">
            <text:p>420</text:p>
          </table:table-cell>
          <table:table-cell table:style-name="ce1"/>
          <table:table-cell office:value-type="string" table:style-name="ce1">
            <text:p>maths-06-t3-l25-ep25-q-5.jpg</text:p>
          </table:table-cell>
          <table:table-cell office:value-type="string" table:style-name="ce1">
            <text:p><text:s/>වක‍්‍රාකාර තල පෘෂ්ඨයක් වන්නේ මින් කුමක් ද ?<text:s/></text:p>
          </table:table-cell>
          <table:table-cell table:style-name="ce1"/>
          <table:table-cell office:value-type="float" office:value="5" table:style-name="ce1">
            <text:p>5</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3" table:style-name="ce1">
            <text:p>3</text:p>
          </table:table-cell>
          <table:table-cell office:value-type="float" office:value="0" table:style-name="ce1">
            <text:p>0</text:p>
          </table:table-cell>
          <table:table-cell table:number-columns-repeated="16366"/>
        </table:table-row>
        <table:table-row table:style-name="ro1">
          <table:table-cell table:number-columns-repeated="10"/>
          <table:table-cell table:style-name="ce2"/>
          <table:table-cell table:number-columns-repeated="5" table:style-name="ce1"/>
          <table:table-cell office:value-type="float" office:value="4" table:style-name="ce1">
            <text:p>4</text:p>
          </table:table-cell>
          <table:table-cell office:value-type="float" office:value="1" table:style-name="ce1">
            <text:p>1</text:p>
          </table:table-cell>
          <table:table-cell table:number-columns-repeated="16366"/>
        </table:table-row>
        <table:table-row table:style-name="ro1">
          <table:table-cell table:number-columns-repeated="10" table:style-name="ce1"/>
          <table:table-cell table:style-name="ce2"/>
          <table:table-cell table:number-columns-repeated="5" table:style-name="ce1"/>
          <table:table-cell office:value-type="float" office:value="6" table:style-name="ce1">
            <text:p>6</text:p>
          </table:table-cell>
          <table:table-cell office:value-type="float" office:value="0" table:style-name="ce1">
            <text:p>0</text:p>
          </table:table-cell>
          <table:table-cell table:number-columns-repeated="16366"/>
        </table:table-row>
        <table:table-row table:style-name="ro2">
          <table:table-cell office:value-type="float" office:value="85" table:style-name="ce1">
            <text:p>85</text:p>
          </table:table-cell>
          <table:table-cell office:value-type="float" office:value="2016" table:style-name="ce1">
            <text:p>2016</text:p>
          </table:table-cell>
          <table:table-cell office:value-type="float" office:value="6" table:style-name="ce1">
            <text:p>6</text:p>
          </table:table-cell>
          <table:table-cell office:value-type="string" table:style-name="ce1">
            <text:p>maths-06-t3-l25-ep26</text:p>
          </table:table-cell>
          <table:table-cell office:value-type="float" office:value="26" table:style-name="ce1">
            <text:p>26</text:p>
          </table:table-cell>
          <table:table-cell office:value-type="float" office:value="3" table:style-name="ce1">
            <text:p>3</text:p>
          </table:table-cell>
          <table:table-cell office:value-type="float" office:value="25" table:style-name="ce1">
            <text:p>25</text:p>
          </table:table-cell>
          <table:table-cell office:value-type="string" table:style-name="ce1">
            <text:p>වර්ගඵලය</text:p>
          </table:table-cell>
          <table:table-cell office:value-type="string" table:style-name="ce1">
            <text:p>අභිමත ඒකක භාවිතයෙන් වර්ගඵලය මැනිම<text:s/></text:p>
          </table:table-cell>
          <table:table-cell office:value-type="string" table:style-name="ce1">
            <text:p>අභිමත ඒකක භාවිතයෙන් වර්ගඵලය මනින ආකාරය වටහා ගැනීම වර්ගඵලය මැනීම සඳහා කොටු ජාලයක් භාවිතා කිරීම හා එය භාවිතා කරන ආකාරය වටහා ගැනීම වර්ගඵලය මනින අභිමත ඒකකයක් ලෙස වර්ග සෙන්ටිමීටර හඳුනා ගැනීම.</text:p>
          </table:table-cell>
          <table:table-cell office:value-type="time" office:time-value="PT1H0M0S" table:style-name="ce2">
            <text:p>01:00:00</text:p>
          </table:table-cell>
          <table:table-cell office:value-type="float" office:value="421" table:style-name="ce1">
            <text:p>421</text:p>
          </table:table-cell>
          <table:table-cell table:number-columns-repeated="2" table:style-name="ce1"/>
          <table:table-cell office:value-type="string" table:style-name="ce1">
            <text:p>වර්ගඵලය මනින ඒකකයක් නොවන්නේ මින් කුමක් ද?</text:p>
          </table:table-cell>
          <table:table-cell table:style-name="ce1"/>
          <table:table-cell office:value-type="string" table:style-name="ce3">
            <text:p>m<text:span text:style-name="T2">2</text:span></text:p>
          </table:table-cell>
          <table:table-cell office:value-type="float" office:value="0" table:style-name="ce1">
            <text:p>0</text:p>
          </table:table-cell>
          <table:table-cell table:number-columns-repeated="16366"/>
        </table:table-row>
        <table:table-row table:style-name="ro2">
          <table:table-cell table:number-columns-repeated="10" table:style-name="ce1"/>
          <table:table-cell table:style-name="ce2"/>
          <table:table-cell table:number-columns-repeated="5" table:style-name="ce1"/>
          <table:table-cell office:value-type="string" table:style-name="ce3">
            <text:p>cm<text:span text:style-name="T2">2</text:span></text:p>
          </table:table-cell>
          <table:table-cell office:value-type="float" office:value="0" table:style-name="ce1">
            <text:p>0</text:p>
          </table:table-cell>
          <table:table-cell table:number-columns-repeated="16366"/>
        </table:table-row>
        <table:table-row table:style-name="ro2">
          <table:table-cell table:number-columns-repeated="10" table:style-name="ce1"/>
          <table:table-cell table:style-name="ce2"/>
          <table:table-cell table:number-columns-repeated="5" table:style-name="ce1"/>
          <table:table-cell office:value-type="string" table:style-name="ce3">
            <text:p>mm<text:span text:style-name="T2">2</text:span></text:p>
          </table:table-cell>
          <table:table-cell office:value-type="float" office:value="0" table:style-name="ce1">
            <text:p>0</text:p>
          </table:table-cell>
          <table:table-cell table:number-columns-repeated="16366"/>
        </table:table-row>
        <table:table-row table:style-name="ro2">
          <table:table-cell table:number-columns-repeated="10" table:style-name="ce1"/>
          <table:table-cell table:style-name="ce2"/>
          <table:table-cell table:number-columns-repeated="5" table:style-name="ce1"/>
          <table:table-cell office:value-type="string" table:style-name="ce3">
            <text:p>kg<text:span text:style-name="T2">2<text:s/></text:span></text:p>
          </table:table-cell>
          <table:table-cell office:value-type="float" office:value="1" table:style-name="ce1">
            <text:p>1</text:p>
          </table:table-cell>
          <table:table-cell table:number-columns-repeated="16366"/>
        </table:table-row>
        <table:table-row table:style-name="ro2">
          <table:table-cell table:number-columns-repeated="10" table:style-name="ce1"/>
          <table:table-cell table:style-name="ce2"/>
          <table:table-cell office:value-type="float" office:value="422" table:style-name="ce1">
            <text:p>422</text:p>
          </table:table-cell>
          <table:table-cell table:style-name="ce1"/>
          <table:table-cell office:value-type="string" table:style-name="ce1">
            <text:p>maths-06-t3-l25-ep26-q-2.jpg</text:p>
          </table:table-cell>
          <table:table-cell office:value-type="string" table:style-name="ce1">
            <text:p>පහතින් දැක්වෙන්නේ කුඩා කොටුවක වර්ගඵලය 1cm<text:span text:style-name="T2">2</text:span><text:s/>වන කොටු ජාලයක් වේ. දක්වා ඇති රූපයේ වර්ගඵලය සොයන්න.</text:p>
          </table:table-cell>
          <table:table-cell table:style-name="ce1"/>
          <table:table-cell office:value-type="string" table:style-name="ce3">
            <text:p>16cm<text:span text:style-name="T2">2</text:span><text:s/>වේ</text:p>
          </table:table-cell>
          <table:table-cell office:value-type="float" office:value="0" table:style-name="ce1">
            <text:p>0</text:p>
          </table:table-cell>
          <table:table-cell table:number-columns-repeated="16366"/>
        </table:table-row>
        <table:table-row table:style-name="ro2">
          <table:table-cell table:number-columns-repeated="10" table:style-name="ce1"/>
          <table:table-cell table:style-name="ce2"/>
          <table:table-cell table:number-columns-repeated="5" table:style-name="ce1"/>
          <table:table-cell office:value-type="string" table:style-name="ce3">
            <text:p>18cm<text:span text:style-name="T2">2</text:span><text:s/>වේ<text:s/></text:p>
          </table:table-cell>
          <table:table-cell office:value-type="float" office:value="1" table:style-name="ce1">
            <text:p>1</text:p>
          </table:table-cell>
          <table:table-cell table:number-columns-repeated="16366"/>
        </table:table-row>
        <table:table-row table:style-name="ro2">
          <table:table-cell table:number-columns-repeated="10" table:style-name="ce1"/>
          <table:table-cell table:style-name="ce2"/>
          <table:table-cell table:number-columns-repeated="5" table:style-name="ce1"/>
          <table:table-cell office:value-type="string" table:style-name="ce3">
            <text:p>12cm<text:span text:style-name="T2">2</text:span><text:s/>වේ</text:p>
          </table:table-cell>
          <table:table-cell office:value-type="float" office:value="0" table:style-name="ce1">
            <text:p>0</text:p>
          </table:table-cell>
          <table:table-cell table:number-columns-repeated="16366"/>
        </table:table-row>
        <table:table-row table:style-name="ro2">
          <table:table-cell table:number-columns-repeated="10" table:style-name="ce1"/>
          <table:table-cell table:style-name="ce2"/>
          <table:table-cell table:number-columns-repeated="5" table:style-name="ce1"/>
          <table:table-cell office:value-type="string" table:style-name="ce3">
            <text:p>9cm<text:span text:style-name="T2">2</text:span><text:s/>වේ</text:p>
          </table:table-cell>
          <table:table-cell office:value-type="float" office:value="0" table:style-name="ce1">
            <text:p>0</text:p>
          </table:table-cell>
          <table:table-cell table:number-columns-repeated="16366"/>
        </table:table-row>
        <table:table-row table:style-name="ro2">
          <table:table-cell table:number-columns-repeated="10" table:style-name="ce1"/>
          <table:table-cell table:style-name="ce2"/>
          <table:table-cell office:value-type="float" office:value="423" table:style-name="ce1">
            <text:p>423</text:p>
          </table:table-cell>
          <table:table-cell table:style-name="ce1"/>
          <table:table-cell office:value-type="string" table:style-name="ce1">
            <text:p>maths-06-t3-l25-ep26-q-3.jpg</text:p>
          </table:table-cell>
          <table:table-cell office:value-type="string" table:style-name="ce1">
            <text:p>පහතින් දැක්වෙන්නේ කුඩා කොටුවක වර්ගඵලය 1cm<text:span text:style-name="T2">2</text:span><text:s/>වන කොටු ජාලයක් වේ. දක්වා ඇති රූපයේ වර්ගඵලය සොයන්න.</text:p>
          </table:table-cell>
          <table:table-cell table:style-name="ce1"/>
          <table:table-cell office:value-type="string" table:style-name="ce3">
            <text:p>10cm<text:span text:style-name="T2">2</text:span><text:s/>වේ</text:p>
          </table:table-cell>
          <table:table-cell office:value-type="float" office:value="0" table:style-name="ce1">
            <text:p>0</text:p>
          </table:table-cell>
          <table:table-cell table:number-columns-repeated="16366"/>
        </table:table-row>
        <table:table-row table:style-name="ro2">
          <table:table-cell table:number-columns-repeated="10" table:style-name="ce1"/>
          <table:table-cell table:style-name="ce2"/>
          <table:table-cell table:number-columns-repeated="5" table:style-name="ce1"/>
          <table:table-cell office:value-type="string" table:style-name="ce3">
            <text:p>18cm<text:span text:style-name="T2">2</text:span><text:s/>වේ</text:p>
          </table:table-cell>
          <table:table-cell office:value-type="float" office:value="0" table:style-name="ce1">
            <text:p>0</text:p>
          </table:table-cell>
          <table:table-cell table:number-columns-repeated="16366"/>
        </table:table-row>
        <table:table-row table:style-name="ro2">
          <table:table-cell table:number-columns-repeated="10" table:style-name="ce1"/>
          <table:table-cell table:style-name="ce2"/>
          <table:table-cell table:number-columns-repeated="5" table:style-name="ce1"/>
          <table:table-cell office:value-type="string" table:style-name="ce3">
            <text:p>14cm<text:span text:style-name="T2">2</text:span><text:s/>වේ<text:s/></text:p>
          </table:table-cell>
          <table:table-cell office:value-type="float" office:value="1" table:style-name="ce1">
            <text:p>1</text:p>
          </table:table-cell>
          <table:table-cell table:number-columns-repeated="16366"/>
        </table:table-row>
        <table:table-row table:style-name="ro2">
          <table:table-cell table:number-columns-repeated="10" table:style-name="ce1"/>
          <table:table-cell table:style-name="ce2"/>
          <table:table-cell table:number-columns-repeated="5" table:style-name="ce1"/>
          <table:table-cell office:value-type="string" table:style-name="ce3">
            <text:p>12cm<text:span text:style-name="T2">2</text:span><text:s/>වේ</text:p>
          </table:table-cell>
          <table:table-cell office:value-type="float" office:value="0" table:style-name="ce1">
            <text:p>0</text:p>
          </table:table-cell>
          <table:table-cell table:number-columns-repeated="16366"/>
        </table:table-row>
        <table:table-row table:style-name="ro2">
          <table:table-cell table:number-columns-repeated="10" table:style-name="ce1"/>
          <table:table-cell table:style-name="ce2"/>
          <table:table-cell office:value-type="float" office:value="424" table:style-name="ce1">
            <text:p>424</text:p>
          </table:table-cell>
          <table:table-cell table:style-name="ce1"/>
          <table:table-cell office:value-type="string" table:style-name="ce1">
            <text:p>maths-06-t3-l25-ep26-q-4.jpg</text:p>
          </table:table-cell>
          <table:table-cell office:value-type="string" table:style-name="ce1">
            <text:p>පහතින් දැක්වෙන්නේ කුඩා කොටුවක වර්ගඵලය 1cm<text:span text:style-name="T2">2</text:span><text:s/>වන කොටු ජාලයක් වේ. දක්වා ඇති රූපයේ වර්ගඵලය සොයන්න.</text:p>
          </table:table-cell>
          <table:table-cell table:style-name="ce1"/>
          <table:table-cell office:value-type="string" table:style-name="ce3">
            <text:p>6cm<text:span text:style-name="T2">2</text:span><text:s/>වේ</text:p>
          </table:table-cell>
          <table:table-cell office:value-type="float" office:value="0" table:style-name="ce1">
            <text:p>0</text:p>
          </table:table-cell>
          <table:table-cell table:number-columns-repeated="16366"/>
        </table:table-row>
        <table:table-row table:style-name="ro2">
          <table:table-cell table:number-columns-repeated="10" table:style-name="ce1"/>
          <table:table-cell table:style-name="ce2"/>
          <table:table-cell table:number-columns-repeated="5" table:style-name="ce1"/>
          <table:table-cell office:value-type="string" table:style-name="ce3">
            <text:p>8cm<text:span text:style-name="T2">2</text:span><text:s/>වේ<text:s/></text:p>
          </table:table-cell>
          <table:table-cell office:value-type="float" office:value="1" table:style-name="ce1">
            <text:p>1</text:p>
          </table:table-cell>
          <table:table-cell table:number-columns-repeated="16366"/>
        </table:table-row>
        <table:table-row table:style-name="ro2">
          <table:table-cell table:number-columns-repeated="10" table:style-name="ce1"/>
          <table:table-cell table:style-name="ce2"/>
          <table:table-cell table:number-columns-repeated="5" table:style-name="ce1"/>
          <table:table-cell office:value-type="string" table:style-name="ce3">
            <text:p>12cm<text:span text:style-name="T2">2</text:span><text:s/>වේ</text:p>
          </table:table-cell>
          <table:table-cell office:value-type="float" office:value="0" table:style-name="ce1">
            <text:p>0</text:p>
          </table:table-cell>
          <table:table-cell table:number-columns-repeated="16366"/>
        </table:table-row>
        <table:table-row table:style-name="ro2">
          <table:table-cell table:number-columns-repeated="10"/>
          <table:table-cell table:style-name="ce2"/>
          <table:table-cell table:number-columns-repeated="5" table:style-name="ce1"/>
          <table:table-cell office:value-type="string" table:style-name="ce3">
            <text:p>10cm<text:span text:style-name="T2">2</text:span><text:s/>වේ</text:p>
          </table:table-cell>
          <table:table-cell office:value-type="float" office:value="0" table:style-name="ce1">
            <text:p>0</text:p>
          </table:table-cell>
          <table:table-cell table:number-columns-repeated="16366"/>
        </table:table-row>
        <table:table-row table:style-name="ro2">
          <table:table-cell table:number-columns-repeated="10"/>
          <table:table-cell table:style-name="ce2"/>
          <table:table-cell office:value-type="float" office:value="425" table:style-name="ce1">
            <text:p>425</text:p>
          </table:table-cell>
          <table:table-cell table:style-name="ce1"/>
          <table:table-cell office:value-type="string" table:style-name="ce1">
            <text:p>maths-06-t3-l25-ep26-q-5.jpg</text:p>
          </table:table-cell>
          <table:table-cell office:value-type="string" table:style-name="ce1">
            <text:p>පහතින් දැක්වෙන්නේ කුඩා කොටුවක වර්ගඵලය 2cm<text:span text:style-name="T2">2</text:span><text:s/>වන කොටු ජාලයක් වේ. දක්වා ඇති රූපයේ වර්ගඵලය සොයන්න.</text:p>
          </table:table-cell>
          <table:table-cell table:style-name="ce1"/>
          <table:table-cell office:value-type="string" table:style-name="ce3">
            <text:p>36cm<text:span text:style-name="T2">2</text:span><text:s/>වේ</text:p>
          </table:table-cell>
          <table:table-cell office:value-type="float" office:value="0" table:style-name="ce1">
            <text:p>0</text:p>
          </table:table-cell>
          <table:table-cell table:number-columns-repeated="16366"/>
        </table:table-row>
        <table:table-row table:style-name="ro2">
          <table:table-cell table:number-columns-repeated="10"/>
          <table:table-cell table:style-name="ce2"/>
          <table:table-cell table:number-columns-repeated="5" table:style-name="ce1"/>
          <table:table-cell office:value-type="string" table:style-name="ce3">
            <text:p>28cm<text:span text:style-name="T2">2</text:span><text:s/>වේ</text:p>
          </table:table-cell>
          <table:table-cell office:value-type="float" office:value="0" table:style-name="ce1">
            <text:p>0</text:p>
          </table:table-cell>
          <table:table-cell table:number-columns-repeated="16366"/>
        </table:table-row>
        <table:table-row table:style-name="ro2">
          <table:table-cell table:number-columns-repeated="10"/>
          <table:table-cell table:style-name="ce2"/>
          <table:table-cell table:number-columns-repeated="5" table:style-name="ce1"/>
          <table:table-cell office:value-type="string" table:style-name="ce3">
            <text:p>56cm<text:span text:style-name="T2">2</text:span><text:s/>වේ</text:p>
          </table:table-cell>
          <table:table-cell office:value-type="float" office:value="0" table:style-name="ce1">
            <text:p>0</text:p>
          </table:table-cell>
          <table:table-cell table:number-columns-repeated="16366"/>
        </table:table-row>
        <table:table-row table:style-name="ro2">
          <table:table-cell table:number-columns-repeated="10"/>
          <table:table-cell table:style-name="ce2"/>
          <table:table-cell table:number-columns-repeated="5" table:style-name="ce1"/>
          <table:table-cell office:value-type="string" table:style-name="ce3">
            <text:p>72cm<text:span text:style-name="T2">2</text:span><text:s/>වේ<text:s/></text:p>
          </table:table-cell>
          <table:table-cell office:value-type="float" office:value="1" table:style-name="ce1">
            <text:p>1</text:p>
          </table:table-cell>
          <table:table-cell table:number-columns-repeated="16366"/>
        </table:table-row>
        <table:table-row table:number-rows-repeated="104687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Calibri" svg:font-family="Calibri"/>
    <style:font-face style:name="Iskoola Pota" svg:font-family="&quot;Iskoola Pota&quot;"/>
  </office:font-face-decls>
  <office:styles>
    <number:number-style style:name="N0">
      <number:number number:min-integer-digits="1"/>
    </number:number-style>
    <number:text-style style:name="N30">
      <number:text-content/>
    </number:text-style>
    <number:time-style style:name="N36">
      <number:hours number:style="long"/>
      <number:text>:</number:text>
      <number:minutes number:style="long"/>
      <number:text>:</number:text>
      <number:seconds number:style="long"/>
    </number:time-style>
    <number:time-style style:name="N37">
      <number:hours/>
      <number:text>:</number:text>
      <number:minutes number:style="long"/>
    </number:time-style>
    <number:time-style style:name="N38">
      <number:hours/>
      <number:text>:</number:text>
      <number:minutes number:style="long"/>
      <number:text>:</number:text>
      <number:seconds number:style="long"/>
    </number:tim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Calibri" style:font-name-asian="Calibri" style:font-name-complex="Calibri" fo:font-size="12pt" style:font-size-asian="12pt" style:font-size-complex="12pt" style:font-family-generic="swiss"/>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2pt" style:font-size-asian="12pt" style:font-size-complex="12pt" style:font-family-generic="swiss"/>
    </style:style>
    <style:style style:name="Normal_32_4" style:display-name="Normal 4" style:family="table-cell" style:data-style-name="N0">
      <style:table-cell-properties style:vertical-align="automatic" fo:background-color="transparent"/>
      <style:text-properties style:font-name="Calibri" style:font-name-asian="Calibri" style:font-name-complex="Calibri" fo:font-size="12pt" style:font-size-asian="12pt" style:font-size-complex="12pt" style:font-family-generic="swiss"/>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931</meta:generator>
    <meta:initial-creator>STRIX</meta:initial-creator>
    <dc:creator>edu</dc:creator>
    <meta:creation-date>2022-05-03T17:47:56Z</meta:creation-date>
    <dc:date>2022-07-18T09:36:59Z</dc:date>
    <meta:editing-cycles>18</meta:editing-cycles>
    <meta:editing-duration>PT4073S</meta:editing-duration>
  </office:meta>
</office:document-meta>
</file>